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MCTS – mix belief update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756.85476611741" calcext:value-type="float">
            <text:p>1756.8547661174</text:p>
          </table:table-cell>
          <table:table-cell office:value-type="float" office:value="1757.31562066117" calcext:value-type="float">
            <text:p>1757.3156206612</text:p>
          </table:table-cell>
          <table:table-cell office:value-type="float" office:value="1757.55708318102" calcext:value-type="float">
            <text:p>1757.557083181</text:p>
          </table:table-cell>
          <table:table-cell office:value-type="float" office:value="1757.70857244195" calcext:value-type="float">
            <text:p>1757.708572442</text:p>
          </table:table-cell>
          <table:table-cell office:value-type="float" office:value="1756.72706048296" calcext:value-type="float">
            <text:p>1756.727060483</text:p>
          </table:table-cell>
          <table:table-cell office:value-type="float" office:value="1756.87681437113" calcext:value-type="float">
            <text:p>1756.8768143711</text:p>
          </table:table-cell>
          <table:table-cell office:value-type="float" office:value="1756.4974935941" calcext:value-type="float">
            <text:p>1756.4974935941</text:p>
          </table:table-cell>
          <table:table-cell office:value-type="float" office:value="1757.65209459301" calcext:value-type="float">
            <text:p>1757.652094593</text:p>
          </table:table-cell>
          <table:table-cell office:value-type="float" office:value="1757.41857905086" calcext:value-type="float">
            <text:p>1757.4185790509</text:p>
          </table:table-cell>
          <table:table-cell office:value-type="float" office:value="1756.57187252499" calcext:value-type="float">
            <text:p>1756.571872525</text:p>
          </table:table-cell>
          <table:table-cell office:value-type="float" office:value="1757.65884214099" calcext:value-type="float">
            <text:p>1757.658842141</text:p>
          </table:table-cell>
          <table:table-cell office:value-type="float" office:value="1757.39078487013" calcext:value-type="float">
            <text:p>1757.3907848701</text:p>
          </table:table-cell>
          <table:table-cell office:value-type="float" office:value="1757.20163192457" calcext:value-type="float">
            <text:p>1757.2016319246</text:p>
          </table:table-cell>
          <table:table-cell office:value-type="float" office:value="1757.67339846485" calcext:value-type="float">
            <text:p>1757.6733984649</text:p>
          </table:table-cell>
          <table:table-cell office:value-type="float" office:value="1757.67256210211" calcext:value-type="float">
            <text:p>1757.6725621021</text:p>
          </table:table-cell>
          <table:table-cell office:value-type="float" office:value="1756.73858682438" calcext:value-type="float">
            <text:p>1756.7385868244</text:p>
          </table:table-cell>
          <table:table-cell office:value-type="float" office:value="1757.32158335459" calcext:value-type="float">
            <text:p>1757.3215833546</text:p>
          </table:table-cell>
          <table:table-cell office:value-type="float" office:value="1756.98732722082" calcext:value-type="float">
            <text:p>1756.9873272208</text:p>
          </table:table-cell>
          <table:table-cell office:value-type="float" office:value="1756.96375990098" calcext:value-type="float">
            <text:p>1756.963759901</text:p>
          </table:table-cell>
          <table:table-cell office:value-type="float" office:value="1757.74453130338" calcext:value-type="float">
            <text:p>1757.7445313034</text:p>
          </table:table-cell>
          <table:table-cell office:value-type="float" office:value="1757.67478872146" calcext:value-type="float">
            <text:p>1757.6747887215</text:p>
          </table:table-cell>
          <table:table-cell office:value-type="float" office:value="1757.62788588766" calcext:value-type="float">
            <text:p>1757.6278858877</text:p>
          </table:table-cell>
          <table:table-cell office:value-type="float" office:value="1757.37634671812" calcext:value-type="float">
            <text:p>1757.3763467181</text:p>
          </table:table-cell>
          <table:table-cell office:value-type="float" office:value="1757.54583552253" calcext:value-type="float">
            <text:p>1757.5458355225</text:p>
          </table:table-cell>
          <table:table-cell office:value-type="float" office:value="1757.69709657014" calcext:value-type="float">
            <text:p>1757.6970965701</text:p>
          </table:table-cell>
          <table:table-cell office:value-type="float" office:value="1757.45850293526" calcext:value-type="float">
            <text:p>1757.4585029353</text:p>
          </table:table-cell>
          <table:table-cell office:value-type="float" office:value="1756.42622071157" calcext:value-type="float">
            <text:p>1756.4262207116</text:p>
          </table:table-cell>
          <table:table-cell office:value-type="float" office:value="1757.6327340483" calcext:value-type="float">
            <text:p>1757.6327340483</text:p>
          </table:table-cell>
          <table:table-cell office:value-type="float" office:value="1757.76625868553" calcext:value-type="float">
            <text:p>1757.7662586855</text:p>
          </table:table-cell>
          <table:table-cell office:value-type="float" office:value="1757.72679679042" calcext:value-type="float">
            <text:p>1757.7267967904</text:p>
          </table:table-cell>
          <table:table-cell table:number-columns-repeated="2"/>
        </table:table-row>
        <table:table-row table:style-name="ro1">
          <table:table-cell office:value-type="float" office:value="1756.61427533489" calcext:value-type="float">
            <text:p>1756.6142753349</text:p>
          </table:table-cell>
          <table:table-cell office:value-type="float" office:value="1756.3012451022" calcext:value-type="float">
            <text:p>1756.3012451022</text:p>
          </table:table-cell>
          <table:table-cell office:value-type="float" office:value="1754.33323927677" calcext:value-type="float">
            <text:p>1754.3332392768</text:p>
          </table:table-cell>
          <table:table-cell office:value-type="float" office:value="1756.58859639836" calcext:value-type="float">
            <text:p>1756.5885963984</text:p>
          </table:table-cell>
          <table:table-cell office:value-type="float" office:value="1756.58133010457" calcext:value-type="float">
            <text:p>1756.5813301046</text:p>
          </table:table-cell>
          <table:table-cell office:value-type="float" office:value="1757.00946296111" calcext:value-type="float">
            <text:p>1757.0094629611</text:p>
          </table:table-cell>
          <table:table-cell office:value-type="float" office:value="1756.66748210528" calcext:value-type="float">
            <text:p>1756.6674821053</text:p>
          </table:table-cell>
          <table:table-cell office:value-type="float" office:value="1756.8980193605" calcext:value-type="float">
            <text:p>1756.8980193605</text:p>
          </table:table-cell>
          <table:table-cell office:value-type="float" office:value="1757.42434759279" calcext:value-type="float">
            <text:p>1757.4243475928</text:p>
          </table:table-cell>
          <table:table-cell office:value-type="float" office:value="1756.88065053057" calcext:value-type="float">
            <text:p>1756.8806505306</text:p>
          </table:table-cell>
          <table:table-cell office:value-type="float" office:value="1757.53668256811" calcext:value-type="float">
            <text:p>1757.5366825681</text:p>
          </table:table-cell>
          <table:table-cell office:value-type="float" office:value="1757.31376707459" calcext:value-type="float">
            <text:p>1757.3137670746</text:p>
          </table:table-cell>
          <table:table-cell office:value-type="float" office:value="1756.91767198621" calcext:value-type="float">
            <text:p>1756.9176719862</text:p>
          </table:table-cell>
          <table:table-cell office:value-type="float" office:value="1757.68865115841" calcext:value-type="float">
            <text:p>1757.6886511584</text:p>
          </table:table-cell>
          <table:table-cell office:value-type="float" office:value="1757.12183178344" calcext:value-type="float">
            <text:p>1757.1218317834</text:p>
          </table:table-cell>
          <table:table-cell office:value-type="float" office:value="1756.81032867702" calcext:value-type="float">
            <text:p>1756.810328677</text:p>
          </table:table-cell>
          <table:table-cell office:value-type="float" office:value="1752.77194333788" calcext:value-type="float">
            <text:p>1752.7719433379</text:p>
          </table:table-cell>
          <table:table-cell office:value-type="float" office:value="1752.37757497246" calcext:value-type="float">
            <text:p>1752.3775749725</text:p>
          </table:table-cell>
          <table:table-cell office:value-type="float" office:value="1751.77802444948" calcext:value-type="float">
            <text:p>1751.7780244495</text:p>
          </table:table-cell>
          <table:table-cell office:value-type="float" office:value="1754.72414950157" calcext:value-type="float">
            <text:p>1754.7241495016</text:p>
          </table:table-cell>
          <table:table-cell office:value-type="float" office:value="1757.5387779484" calcext:value-type="float">
            <text:p>1757.5387779484</text:p>
          </table:table-cell>
          <table:table-cell office:value-type="float" office:value="1753.55917730001" calcext:value-type="float">
            <text:p>1753.5591773</text:p>
          </table:table-cell>
          <table:table-cell office:value-type="float" office:value="1755.49401083649" calcext:value-type="float">
            <text:p>1755.4940108365</text:p>
          </table:table-cell>
          <table:table-cell office:value-type="float" office:value="1757.60081553526" calcext:value-type="float">
            <text:p>1757.6008155353</text:p>
          </table:table-cell>
          <table:table-cell office:value-type="float" office:value="1755.05511226088" calcext:value-type="float">
            <text:p>1755.0551122609</text:p>
          </table:table-cell>
          <table:table-cell office:value-type="float" office:value="1755.76930701176" calcext:value-type="float">
            <text:p>1755.7693070118</text:p>
          </table:table-cell>
          <table:table-cell office:value-type="float" office:value="1755.50815319981" calcext:value-type="float">
            <text:p>1755.5081531998</text:p>
          </table:table-cell>
          <table:table-cell office:value-type="float" office:value="1757.61524400817" calcext:value-type="float">
            <text:p>1757.6152440082</text:p>
          </table:table-cell>
          <table:table-cell office:value-type="float" office:value="1757.64611305707" calcext:value-type="float">
            <text:p>1757.6461130571</text:p>
          </table:table-cell>
          <table:table-cell office:value-type="float" office:value="1757.68676258709" calcext:value-type="float">
            <text:p>1757.6867625871</text:p>
          </table:table-cell>
          <table:table-cell table:number-columns-repeated="2"/>
        </table:table-row>
        <table:table-row table:style-name="ro1">
          <table:table-cell office:value-type="float" office:value="1756.06491187867" calcext:value-type="float">
            <text:p>1756.0649118787</text:p>
          </table:table-cell>
          <table:table-cell office:value-type="float" office:value="1756.31840580658" calcext:value-type="float">
            <text:p>1756.3184058066</text:p>
          </table:table-cell>
          <table:table-cell office:value-type="float" office:value="1754.16801513448" calcext:value-type="float">
            <text:p>1754.1680151345</text:p>
          </table:table-cell>
          <table:table-cell office:value-type="float" office:value="1754.81126068163" calcext:value-type="float">
            <text:p>1754.8112606816</text:p>
          </table:table-cell>
          <table:table-cell office:value-type="float" office:value="1756.82890300204" calcext:value-type="float">
            <text:p>1756.828903002</text:p>
          </table:table-cell>
          <table:table-cell office:value-type="float" office:value="1756.70852589414" calcext:value-type="float">
            <text:p>1756.7085258941</text:p>
          </table:table-cell>
          <table:table-cell office:value-type="float" office:value="1752.1325702761" calcext:value-type="float">
            <text:p>1752.1325702761</text:p>
          </table:table-cell>
          <table:table-cell office:value-type="float" office:value="1756.73315291671" calcext:value-type="float">
            <text:p>1756.7331529167</text:p>
          </table:table-cell>
          <table:table-cell office:value-type="float" office:value="1755.11814494916" calcext:value-type="float">
            <text:p>1755.1181449492</text:p>
          </table:table-cell>
          <table:table-cell office:value-type="float" office:value="1754.5114789602" calcext:value-type="float">
            <text:p>1754.5114789602</text:p>
          </table:table-cell>
          <table:table-cell office:value-type="float" office:value="1756.92999154911" calcext:value-type="float">
            <text:p>1756.9299915491</text:p>
          </table:table-cell>
          <table:table-cell office:value-type="float" office:value="1754.37687710641" calcext:value-type="float">
            <text:p>1754.3768771064</text:p>
          </table:table-cell>
          <table:table-cell office:value-type="float" office:value="1755.9987984965" calcext:value-type="float">
            <text:p>1755.9987984965</text:p>
          </table:table-cell>
          <table:table-cell office:value-type="float" office:value="1754.65305819131" calcext:value-type="float">
            <text:p>1754.6530581913</text:p>
          </table:table-cell>
          <table:table-cell office:value-type="float" office:value="1756.59193425382" calcext:value-type="float">
            <text:p>1756.5919342538</text:p>
          </table:table-cell>
          <table:table-cell office:value-type="float" office:value="1756.54205128361" calcext:value-type="float">
            <text:p>1756.5420512836</text:p>
          </table:table-cell>
          <table:table-cell office:value-type="float" office:value="1751.80793824333" calcext:value-type="float">
            <text:p>1751.8079382433</text:p>
          </table:table-cell>
          <table:table-cell office:value-type="float" office:value="1750.74880108702" calcext:value-type="float">
            <text:p>1750.748801087</text:p>
          </table:table-cell>
          <table:table-cell office:value-type="float" office:value="1754.54584291" calcext:value-type="float">
            <text:p>1754.54584291</text:p>
          </table:table-cell>
          <table:table-cell office:value-type="float" office:value="1748.34410096436" calcext:value-type="float">
            <text:p>1748.3441009644</text:p>
          </table:table-cell>
          <table:table-cell office:value-type="float" office:value="1755.06876034071" calcext:value-type="float">
            <text:p>1755.0687603407</text:p>
          </table:table-cell>
          <table:table-cell office:value-type="float" office:value="1751.8967744974" calcext:value-type="float">
            <text:p>1751.8967744974</text:p>
          </table:table-cell>
          <table:table-cell office:value-type="float" office:value="1754.52262882221" calcext:value-type="float">
            <text:p>1754.5226288222</text:p>
          </table:table-cell>
          <table:table-cell office:value-type="float" office:value="1757.5130452307" calcext:value-type="float">
            <text:p>1757.5130452307</text:p>
          </table:table-cell>
          <table:table-cell office:value-type="float" office:value="1754.95625229655" calcext:value-type="float">
            <text:p>1754.9562522966</text:p>
          </table:table-cell>
          <table:table-cell office:value-type="float" office:value="1753.37042229884" calcext:value-type="float">
            <text:p>1753.3704222988</text:p>
          </table:table-cell>
          <table:table-cell office:value-type="float" office:value="1753.13366666861" calcext:value-type="float">
            <text:p>1753.1336666686</text:p>
          </table:table-cell>
          <table:table-cell office:value-type="float" office:value="1757.52223526981" calcext:value-type="float">
            <text:p>1757.5222352698</text:p>
          </table:table-cell>
          <table:table-cell office:value-type="float" office:value="1754.9667222281" calcext:value-type="float">
            <text:p>1754.9667222281</text:p>
          </table:table-cell>
          <table:table-cell office:value-type="float" office:value="1757.7585008309" calcext:value-type="float">
            <text:p>1757.7585008309</text:p>
          </table:table-cell>
          <table:table-cell table:number-columns-repeated="2"/>
        </table:table-row>
        <table:table-row table:style-name="ro1">
          <table:table-cell office:value-type="float" office:value="1755.39269481212" calcext:value-type="float">
            <text:p>1755.3926948121</text:p>
          </table:table-cell>
          <table:table-cell office:value-type="float" office:value="1754.6444817118" calcext:value-type="float">
            <text:p>1754.6444817118</text:p>
          </table:table-cell>
          <table:table-cell office:value-type="float" office:value="1753.2174459305" calcext:value-type="float">
            <text:p>1753.2174459305</text:p>
          </table:table-cell>
          <table:table-cell office:value-type="float" office:value="1750.06981507534" calcext:value-type="float">
            <text:p>1750.0698150753</text:p>
          </table:table-cell>
          <table:table-cell office:value-type="float" office:value="1753.7001640354" calcext:value-type="float">
            <text:p>1753.7001640354</text:p>
          </table:table-cell>
          <table:table-cell office:value-type="float" office:value="1753.66097676349" calcext:value-type="float">
            <text:p>1753.6609767635</text:p>
          </table:table-cell>
          <table:table-cell office:value-type="float" office:value="1748.45224713089" calcext:value-type="float">
            <text:p>1748.4522471309</text:p>
          </table:table-cell>
          <table:table-cell office:value-type="float" office:value="1756.93573431888" calcext:value-type="float">
            <text:p>1756.9357343189</text:p>
          </table:table-cell>
          <table:table-cell office:value-type="float" office:value="1749.26290165059" calcext:value-type="float">
            <text:p>1749.2629016506</text:p>
          </table:table-cell>
          <table:table-cell office:value-type="float" office:value="1753.4267777663" calcext:value-type="float">
            <text:p>1753.4267777663</text:p>
          </table:table-cell>
          <table:table-cell office:value-type="float" office:value="1757.24100456405" calcext:value-type="float">
            <text:p>1757.2410045641</text:p>
          </table:table-cell>
          <table:table-cell office:value-type="float" office:value="1754.2459259953" calcext:value-type="float">
            <text:p>1754.2459259953</text:p>
          </table:table-cell>
          <table:table-cell office:value-type="float" office:value="1750.25730302312" calcext:value-type="float">
            <text:p>1750.2573030231</text:p>
          </table:table-cell>
          <table:table-cell office:value-type="float" office:value="1754.28658373088" calcext:value-type="float">
            <text:p>1754.2865837309</text:p>
          </table:table-cell>
          <table:table-cell office:value-type="float" office:value="1751.47989658118" calcext:value-type="float">
            <text:p>1751.4798965812</text:p>
          </table:table-cell>
          <table:table-cell office:value-type="float" office:value="1756.22610313274" calcext:value-type="float">
            <text:p>1756.2261031327</text:p>
          </table:table-cell>
          <table:table-cell office:value-type="float" office:value="1744.24549423908" calcext:value-type="float">
            <text:p>1744.2454942391</text:p>
          </table:table-cell>
          <table:table-cell office:value-type="float" office:value="1749.36119891594" calcext:value-type="float">
            <text:p>1749.3611989159</text:p>
          </table:table-cell>
          <table:table-cell office:value-type="float" office:value="1748.94315110734" calcext:value-type="float">
            <text:p>1748.9431511073</text:p>
          </table:table-cell>
          <table:table-cell office:value-type="float" office:value="1747.9417698709" calcext:value-type="float">
            <text:p>1747.9417698709</text:p>
          </table:table-cell>
          <table:table-cell office:value-type="float" office:value="1748.76109837812" calcext:value-type="float">
            <text:p>1748.7610983781</text:p>
          </table:table-cell>
          <table:table-cell office:value-type="float" office:value="1750.44160505605" calcext:value-type="float">
            <text:p>1750.4416050561</text:p>
          </table:table-cell>
          <table:table-cell office:value-type="float" office:value="1754.21916883577" calcext:value-type="float">
            <text:p>1754.2191688358</text:p>
          </table:table-cell>
          <table:table-cell office:value-type="float" office:value="1757.50081133034" calcext:value-type="float">
            <text:p>1757.5008113303</text:p>
          </table:table-cell>
          <table:table-cell office:value-type="float" office:value="1751.68663389065" calcext:value-type="float">
            <text:p>1751.6866338907</text:p>
          </table:table-cell>
          <table:table-cell office:value-type="float" office:value="1753.05425085946" calcext:value-type="float">
            <text:p>1753.0542508595</text:p>
          </table:table-cell>
          <table:table-cell office:value-type="float" office:value="1749.07712414502" calcext:value-type="float">
            <text:p>1749.077124145</text:p>
          </table:table-cell>
          <table:table-cell office:value-type="float" office:value="1757.597878125" calcext:value-type="float">
            <text:p>1757.597878125</text:p>
          </table:table-cell>
          <table:table-cell office:value-type="float" office:value="1754.21988288742" calcext:value-type="float">
            <text:p>1754.2198828874</text:p>
          </table:table-cell>
          <table:table-cell office:value-type="float" office:value="1754.6580945166" calcext:value-type="float">
            <text:p>1754.6580945166</text:p>
          </table:table-cell>
          <table:table-cell table:number-columns-repeated="2"/>
        </table:table-row>
        <table:table-row table:style-name="ro1">
          <table:table-cell office:value-type="float" office:value="1749.39753000599" calcext:value-type="float">
            <text:p>1749.397530006</text:p>
          </table:table-cell>
          <table:table-cell office:value-type="float" office:value="1750.01154894698" calcext:value-type="float">
            <text:p>1750.011548947</text:p>
          </table:table-cell>
          <table:table-cell office:value-type="float" office:value="1753.2144182443" calcext:value-type="float">
            <text:p>1753.2144182443</text:p>
          </table:table-cell>
          <table:table-cell office:value-type="float" office:value="1742.81969433992" calcext:value-type="float">
            <text:p>1742.8196943399</text:p>
          </table:table-cell>
          <table:table-cell office:value-type="float" office:value="1752.45126477275" calcext:value-type="float">
            <text:p>1752.4512647728</text:p>
          </table:table-cell>
          <table:table-cell office:value-type="float" office:value="1747.57400952567" calcext:value-type="float">
            <text:p>1747.5740095257</text:p>
          </table:table-cell>
          <table:table-cell office:value-type="float" office:value="1751.6804440005" calcext:value-type="float">
            <text:p>1751.6804440005</text:p>
          </table:table-cell>
          <table:table-cell office:value-type="float" office:value="1756.45292391412" calcext:value-type="float">
            <text:p>1756.4529239141</text:p>
          </table:table-cell>
          <table:table-cell office:value-type="float" office:value="1747.1005279044" calcext:value-type="float">
            <text:p>1747.1005279044</text:p>
          </table:table-cell>
          <table:table-cell office:value-type="float" office:value="1752.15463113766" calcext:value-type="float">
            <text:p>1752.1546311377</text:p>
          </table:table-cell>
          <table:table-cell office:value-type="float" office:value="1756.86744074622" calcext:value-type="float">
            <text:p>1756.8674407462</text:p>
          </table:table-cell>
          <table:table-cell office:value-type="float" office:value="1753.33294487629" calcext:value-type="float">
            <text:p>1753.3329448763</text:p>
          </table:table-cell>
          <table:table-cell office:value-type="float" office:value="1747.78042306253" calcext:value-type="float">
            <text:p>1747.7804230625</text:p>
          </table:table-cell>
          <table:table-cell office:value-type="float" office:value="1754.34986644877" calcext:value-type="float">
            <text:p>1754.3498664488</text:p>
          </table:table-cell>
          <table:table-cell office:value-type="float" office:value="1744.56986358835" calcext:value-type="float">
            <text:p>1744.5698635884</text:p>
          </table:table-cell>
          <table:table-cell office:value-type="float" office:value="1756.05206264578" calcext:value-type="float">
            <text:p>1756.0520626458</text:p>
          </table:table-cell>
          <table:table-cell office:value-type="float" office:value="1736.8821645773" calcext:value-type="float">
            <text:p>1736.8821645773</text:p>
          </table:table-cell>
          <table:table-cell office:value-type="float" office:value="1741.46834365149" calcext:value-type="float">
            <text:p>1741.4683436515</text:p>
          </table:table-cell>
          <table:table-cell office:value-type="float" office:value="1748.2883157301" calcext:value-type="float">
            <text:p>1748.2883157301</text:p>
          </table:table-cell>
          <table:table-cell office:value-type="float" office:value="1749.86002036676" calcext:value-type="float">
            <text:p>1749.8600203668</text:p>
          </table:table-cell>
          <table:table-cell office:value-type="float" office:value="1746.06471914952" calcext:value-type="float">
            <text:p>1746.0647191495</text:p>
          </table:table-cell>
          <table:table-cell office:value-type="float" office:value="1742.71586421154" calcext:value-type="float">
            <text:p>1742.7158642115</text:p>
          </table:table-cell>
          <table:table-cell office:value-type="float" office:value="1751.45248605927" calcext:value-type="float">
            <text:p>1751.4524860593</text:p>
          </table:table-cell>
          <table:table-cell office:value-type="float" office:value="1754.55706997749" calcext:value-type="float">
            <text:p>1754.5570699775</text:p>
          </table:table-cell>
          <table:table-cell office:value-type="float" office:value="1744.5192373939" calcext:value-type="float">
            <text:p>1744.5192373939</text:p>
          </table:table-cell>
          <table:table-cell office:value-type="float" office:value="1746.62912817548" calcext:value-type="float">
            <text:p>1746.6291281755</text:p>
          </table:table-cell>
          <table:table-cell office:value-type="float" office:value="1747.86129856425" calcext:value-type="float">
            <text:p>1747.8612985643</text:p>
          </table:table-cell>
          <table:table-cell office:value-type="float" office:value="1754.17921433075" calcext:value-type="float">
            <text:p>1754.1792143308</text:p>
          </table:table-cell>
          <table:table-cell office:value-type="float" office:value="1750.6685085217" calcext:value-type="float">
            <text:p>1750.6685085217</text:p>
          </table:table-cell>
          <table:table-cell office:value-type="float" office:value="1753.93892917163" calcext:value-type="float">
            <text:p>1753.9389291716</text:p>
          </table:table-cell>
          <table:table-cell table:number-columns-repeated="2"/>
        </table:table-row>
        <table:table-row table:style-name="ro1">
          <table:table-cell office:value-type="float" office:value="1747.06439502904" calcext:value-type="float">
            <text:p>1747.064395029</text:p>
          </table:table-cell>
          <table:table-cell office:value-type="float" office:value="1749.76253725641" calcext:value-type="float">
            <text:p>1749.7625372564</text:p>
          </table:table-cell>
          <table:table-cell office:value-type="float" office:value="1752.9895420179" calcext:value-type="float">
            <text:p>1752.9895420179</text:p>
          </table:table-cell>
          <table:table-cell office:value-type="float" office:value="1741.98832637037" calcext:value-type="float">
            <text:p>1741.9883263704</text:p>
          </table:table-cell>
          <table:table-cell office:value-type="float" office:value="1752.53704458499" calcext:value-type="float">
            <text:p>1752.537044585</text:p>
          </table:table-cell>
          <table:table-cell office:value-type="float" office:value="1747.06040041532" calcext:value-type="float">
            <text:p>1747.0604004153</text:p>
          </table:table-cell>
          <table:table-cell office:value-type="float" office:value="1751.92067571713" calcext:value-type="float">
            <text:p>1751.9206757171</text:p>
          </table:table-cell>
          <table:table-cell office:value-type="float" office:value="1754.57744595413" calcext:value-type="float">
            <text:p>1754.5774459541</text:p>
          </table:table-cell>
          <table:table-cell office:value-type="float" office:value="1740.47523519487" calcext:value-type="float">
            <text:p>1740.4752351949</text:p>
          </table:table-cell>
          <table:table-cell office:value-type="float" office:value="1751.0572605104" calcext:value-type="float">
            <text:p>1751.0572605104</text:p>
          </table:table-cell>
          <table:table-cell office:value-type="float" office:value="1753.7273623575" calcext:value-type="float">
            <text:p>1753.7273623575</text:p>
          </table:table-cell>
          <table:table-cell office:value-type="float" office:value="1747.94326539927" calcext:value-type="float">
            <text:p>1747.9432653993</text:p>
          </table:table-cell>
          <table:table-cell office:value-type="float" office:value="1741.74498585597" calcext:value-type="float">
            <text:p>1741.744985856</text:p>
          </table:table-cell>
          <table:table-cell office:value-type="float" office:value="1748.904253747" calcext:value-type="float">
            <text:p>1748.904253747</text:p>
          </table:table-cell>
          <table:table-cell office:value-type="float" office:value="1743.17672344259" calcext:value-type="float">
            <text:p>1743.1767234426</text:p>
          </table:table-cell>
          <table:table-cell office:value-type="float" office:value="1755.99478504119" calcext:value-type="float">
            <text:p>1755.9947850412</text:p>
          </table:table-cell>
          <table:table-cell office:value-type="float" office:value="1732.99917664178" calcext:value-type="float">
            <text:p>1732.9991766418</text:p>
          </table:table-cell>
          <table:table-cell office:value-type="float" office:value="1742.26251644767" calcext:value-type="float">
            <text:p>1742.2625164477</text:p>
          </table:table-cell>
          <table:table-cell office:value-type="float" office:value="1748.20327917434" calcext:value-type="float">
            <text:p>1748.2032791743</text:p>
          </table:table-cell>
          <table:table-cell office:value-type="float" office:value="1748.708818185" calcext:value-type="float">
            <text:p>1748.708818185</text:p>
          </table:table-cell>
          <table:table-cell office:value-type="float" office:value="1744.24012570614" calcext:value-type="float">
            <text:p>1744.2401257061</text:p>
          </table:table-cell>
          <table:table-cell office:value-type="float" office:value="1734.90644800372" calcext:value-type="float">
            <text:p>1734.9064480037</text:p>
          </table:table-cell>
          <table:table-cell office:value-type="float" office:value="1745.98733167728" calcext:value-type="float">
            <text:p>1745.9873316773</text:p>
          </table:table-cell>
          <table:table-cell office:value-type="float" office:value="1755.27046587787" calcext:value-type="float">
            <text:p>1755.2704658779</text:p>
          </table:table-cell>
          <table:table-cell office:value-type="float" office:value="1741.69609347389" calcext:value-type="float">
            <text:p>1741.6960934739</text:p>
          </table:table-cell>
          <table:table-cell office:value-type="float" office:value="1743.74497581543" calcext:value-type="float">
            <text:p>1743.7449758154</text:p>
          </table:table-cell>
          <table:table-cell office:value-type="float" office:value="1747.00633439616" calcext:value-type="float">
            <text:p>1747.0063343962</text:p>
          </table:table-cell>
          <table:table-cell office:value-type="float" office:value="1749.08027409908" calcext:value-type="float">
            <text:p>1749.0802740991</text:p>
          </table:table-cell>
          <table:table-cell office:value-type="float" office:value="1745.70668949015" calcext:value-type="float">
            <text:p>1745.7066894902</text:p>
          </table:table-cell>
          <table:table-cell office:value-type="float" office:value="1747.75524556203" calcext:value-type="float">
            <text:p>1747.755245562</text:p>
          </table:table-cell>
          <table:table-cell table:number-columns-repeated="2"/>
        </table:table-row>
        <table:table-row table:style-name="ro1">
          <table:table-cell office:value-type="float" office:value="1747.82312269264" calcext:value-type="float">
            <text:p>1747.8231226926</text:p>
          </table:table-cell>
          <table:table-cell office:value-type="float" office:value="1746.51332376718" calcext:value-type="float">
            <text:p>1746.5133237672</text:p>
          </table:table-cell>
          <table:table-cell office:value-type="float" office:value="1748.35434419795" calcext:value-type="float">
            <text:p>1748.354344198</text:p>
          </table:table-cell>
          <table:table-cell office:value-type="float" office:value="1738.7628406705" calcext:value-type="float">
            <text:p>1738.7628406705</text:p>
          </table:table-cell>
          <table:table-cell office:value-type="float" office:value="1747.96606161843" calcext:value-type="float">
            <text:p>1747.9660616184</text:p>
          </table:table-cell>
          <table:table-cell office:value-type="float" office:value="1745.88957917433" calcext:value-type="float">
            <text:p>1745.8895791743</text:p>
          </table:table-cell>
          <table:table-cell office:value-type="float" office:value="1744.93465351451" calcext:value-type="float">
            <text:p>1744.9346535145</text:p>
          </table:table-cell>
          <table:table-cell office:value-type="float" office:value="1754.55964082669" calcext:value-type="float">
            <text:p>1754.5596408267</text:p>
          </table:table-cell>
          <table:table-cell office:value-type="float" office:value="1745.16083743685" calcext:value-type="float">
            <text:p>1745.1608374369</text:p>
          </table:table-cell>
          <table:table-cell office:value-type="float" office:value="1744.33390923447" calcext:value-type="float">
            <text:p>1744.3339092345</text:p>
          </table:table-cell>
          <table:table-cell office:value-type="float" office:value="1747.22435773806" calcext:value-type="float">
            <text:p>1747.2243577381</text:p>
          </table:table-cell>
          <table:table-cell office:value-type="float" office:value="1750.8082928703" calcext:value-type="float">
            <text:p>1750.8082928703</text:p>
          </table:table-cell>
          <table:table-cell office:value-type="float" office:value="1733.91287911943" calcext:value-type="float">
            <text:p>1733.9128791194</text:p>
          </table:table-cell>
          <table:table-cell office:value-type="float" office:value="1747.59021595839" calcext:value-type="float">
            <text:p>1747.5902159584</text:p>
          </table:table-cell>
          <table:table-cell office:value-type="float" office:value="1743.7216430233" calcext:value-type="float">
            <text:p>1743.7216430233</text:p>
          </table:table-cell>
          <table:table-cell office:value-type="float" office:value="1755.99478504119" calcext:value-type="float">
            <text:p>1755.9947850412</text:p>
          </table:table-cell>
          <table:table-cell office:value-type="float" office:value="1725.20209943692" calcext:value-type="float">
            <text:p>1725.2020994369</text:p>
          </table:table-cell>
          <table:table-cell office:value-type="float" office:value="1734.7055726382" calcext:value-type="float">
            <text:p>1734.7055726382</text:p>
          </table:table-cell>
          <table:table-cell office:value-type="float" office:value="1747.11024838313" calcext:value-type="float">
            <text:p>1747.1102483831</text:p>
          </table:table-cell>
          <table:table-cell office:value-type="float" office:value="1744.39054089206" calcext:value-type="float">
            <text:p>1744.3905408921</text:p>
          </table:table-cell>
          <table:table-cell office:value-type="float" office:value="1740.60431885935" calcext:value-type="float">
            <text:p>1740.6043188594</text:p>
          </table:table-cell>
          <table:table-cell office:value-type="float" office:value="1738.46992699421" calcext:value-type="float">
            <text:p>1738.4699269942</text:p>
          </table:table-cell>
          <table:table-cell office:value-type="float" office:value="1738.62083324694" calcext:value-type="float">
            <text:p>1738.6208332469</text:p>
          </table:table-cell>
          <table:table-cell office:value-type="float" office:value="1753.35858672885" calcext:value-type="float">
            <text:p>1753.3585867289</text:p>
          </table:table-cell>
          <table:table-cell office:value-type="float" office:value="1735.50328731798" calcext:value-type="float">
            <text:p>1735.503287318</text:p>
          </table:table-cell>
          <table:table-cell office:value-type="float" office:value="1740.72706623637" calcext:value-type="float">
            <text:p>1740.7270662364</text:p>
          </table:table-cell>
          <table:table-cell office:value-type="float" office:value="1746.702931656" calcext:value-type="float">
            <text:p>1746.702931656</text:p>
          </table:table-cell>
          <table:table-cell office:value-type="float" office:value="1750.5093421472" calcext:value-type="float">
            <text:p>1750.5093421472</text:p>
          </table:table-cell>
          <table:table-cell office:value-type="float" office:value="1746.58921060694" calcext:value-type="float">
            <text:p>1746.5892106069</text:p>
          </table:table-cell>
          <table:table-cell office:value-type="float" office:value="1743.28664192344" calcext:value-type="float">
            <text:p>1743.2866419234</text:p>
          </table:table-cell>
          <table:table-cell table:number-columns-repeated="2"/>
        </table:table-row>
        <table:table-row table:style-name="ro1">
          <table:table-cell office:value-type="float" office:value="1746.88123611572" calcext:value-type="float">
            <text:p>1746.8812361157</text:p>
          </table:table-cell>
          <table:table-cell office:value-type="float" office:value="1738.39496487199" calcext:value-type="float">
            <text:p>1738.394964872</text:p>
          </table:table-cell>
          <table:table-cell office:value-type="float" office:value="1748.68997089945" calcext:value-type="float">
            <text:p>1748.6899708995</text:p>
          </table:table-cell>
          <table:table-cell office:value-type="float" office:value="1738.46030397455" calcext:value-type="float">
            <text:p>1738.4603039746</text:p>
          </table:table-cell>
          <table:table-cell office:value-type="float" office:value="1747.8959763656" calcext:value-type="float">
            <text:p>1747.8959763656</text:p>
          </table:table-cell>
          <table:table-cell office:value-type="float" office:value="1742.31398684355" calcext:value-type="float">
            <text:p>1742.3139868436</text:p>
          </table:table-cell>
          <table:table-cell office:value-type="float" office:value="1741.5257156851" calcext:value-type="float">
            <text:p>1741.5257156851</text:p>
          </table:table-cell>
          <table:table-cell office:value-type="float" office:value="1753.95368337215" calcext:value-type="float">
            <text:p>1753.9536833722</text:p>
          </table:table-cell>
          <table:table-cell office:value-type="float" office:value="1744.16784393108" calcext:value-type="float">
            <text:p>1744.1678439311</text:p>
          </table:table-cell>
          <table:table-cell office:value-type="float" office:value="1744.33390923447" calcext:value-type="float">
            <text:p>1744.3339092345</text:p>
          </table:table-cell>
          <table:table-cell office:value-type="float" office:value="1747.22435773806" calcext:value-type="float">
            <text:p>1747.2243577381</text:p>
          </table:table-cell>
          <table:table-cell office:value-type="float" office:value="1749.7178680825" calcext:value-type="float">
            <text:p>1749.7178680825</text:p>
          </table:table-cell>
          <table:table-cell office:value-type="float" office:value="1728.65545577544" calcext:value-type="float">
            <text:p>1728.6554557754</text:p>
          </table:table-cell>
          <table:table-cell office:value-type="float" office:value="1747.53188202443" calcext:value-type="float">
            <text:p>1747.5318820244</text:p>
          </table:table-cell>
          <table:table-cell office:value-type="float" office:value="1744.34810379422" calcext:value-type="float">
            <text:p>1744.3481037942</text:p>
          </table:table-cell>
          <table:table-cell office:value-type="float" office:value="1756.31865960629" calcext:value-type="float">
            <text:p>1756.3186596063</text:p>
          </table:table-cell>
          <table:table-cell office:value-type="float" office:value="1727.87190647666" calcext:value-type="float">
            <text:p>1727.8719064767</text:p>
          </table:table-cell>
          <table:table-cell office:value-type="float" office:value="1732.03667635515" calcext:value-type="float">
            <text:p>1732.0366763552</text:p>
          </table:table-cell>
          <table:table-cell office:value-type="float" office:value="1745.1156487107" calcext:value-type="float">
            <text:p>1745.1156487107</text:p>
          </table:table-cell>
          <table:table-cell office:value-type="float" office:value="1737.67252487488" calcext:value-type="float">
            <text:p>1737.6725248749</text:p>
          </table:table-cell>
          <table:table-cell office:value-type="float" office:value="1733.32732531448" calcext:value-type="float">
            <text:p>1733.3273253145</text:p>
          </table:table-cell>
          <table:table-cell office:value-type="float" office:value="1737.08218121698" calcext:value-type="float">
            <text:p>1737.082181217</text:p>
          </table:table-cell>
          <table:table-cell office:value-type="float" office:value="1738.78812565237" calcext:value-type="float">
            <text:p>1738.7881256524</text:p>
          </table:table-cell>
          <table:table-cell office:value-type="float" office:value="1753.16678181262" calcext:value-type="float">
            <text:p>1753.1667818126</text:p>
          </table:table-cell>
          <table:table-cell office:value-type="float" office:value="1735.3593627028" calcext:value-type="float">
            <text:p>1735.3593627028</text:p>
          </table:table-cell>
          <table:table-cell office:value-type="float" office:value="1732.48298901294" calcext:value-type="float">
            <text:p>1732.4829890129</text:p>
          </table:table-cell>
          <table:table-cell office:value-type="float" office:value="1746.18706889715" calcext:value-type="float">
            <text:p>1746.1870688972</text:p>
          </table:table-cell>
          <table:table-cell office:value-type="float" office:value="1742.37375719953" calcext:value-type="float">
            <text:p>1742.3737571995</text:p>
          </table:table-cell>
          <table:table-cell office:value-type="float" office:value="1745.25395422489" calcext:value-type="float">
            <text:p>1745.2539542249</text:p>
          </table:table-cell>
          <table:table-cell office:value-type="float" office:value="1743.2360401427" calcext:value-type="float">
            <text:p>1743.2360401427</text:p>
          </table:table-cell>
          <table:table-cell table:number-columns-repeated="2"/>
        </table:table-row>
        <table:table-row table:style-name="ro1">
          <table:table-cell office:value-type="float" office:value="1747.148184158" calcext:value-type="float">
            <text:p>1747.148184158</text:p>
          </table:table-cell>
          <table:table-cell office:value-type="float" office:value="1739.74032833348" calcext:value-type="float">
            <text:p>1739.7403283335</text:p>
          </table:table-cell>
          <table:table-cell office:value-type="float" office:value="1749.57909024905" calcext:value-type="float">
            <text:p>1749.5790902491</text:p>
          </table:table-cell>
          <table:table-cell office:value-type="float" office:value="1736.45554731688" calcext:value-type="float">
            <text:p>1736.4555473169</text:p>
          </table:table-cell>
          <table:table-cell office:value-type="float" office:value="1747.83249663039" calcext:value-type="float">
            <text:p>1747.8324966304</text:p>
          </table:table-cell>
          <table:table-cell office:value-type="float" office:value="1741.12589787855" calcext:value-type="float">
            <text:p>1741.1258978786</text:p>
          </table:table-cell>
          <table:table-cell office:value-type="float" office:value="1741.5257156851" calcext:value-type="float">
            <text:p>1741.5257156851</text:p>
          </table:table-cell>
          <table:table-cell office:value-type="float" office:value="1753.86248486846" calcext:value-type="float">
            <text:p>1753.8624848685</text:p>
          </table:table-cell>
          <table:table-cell office:value-type="float" office:value="1741.82703194664" calcext:value-type="float">
            <text:p>1741.8270319466</text:p>
          </table:table-cell>
          <table:table-cell office:value-type="float" office:value="1737.04448185661" calcext:value-type="float">
            <text:p>1737.0444818566</text:p>
          </table:table-cell>
          <table:table-cell office:value-type="float" office:value="1746.53245734665" calcext:value-type="float">
            <text:p>1746.5324573467</text:p>
          </table:table-cell>
          <table:table-cell office:value-type="float" office:value="1748.52092276556" calcext:value-type="float">
            <text:p>1748.5209227656</text:p>
          </table:table-cell>
          <table:table-cell office:value-type="float" office:value="1720.84781224965" calcext:value-type="float">
            <text:p>1720.8478122497</text:p>
          </table:table-cell>
          <table:table-cell office:value-type="float" office:value="1747.53188202443" calcext:value-type="float">
            <text:p>1747.5318820244</text:p>
          </table:table-cell>
          <table:table-cell office:value-type="float" office:value="1736.48642925237" calcext:value-type="float">
            <text:p>1736.4864292524</text:p>
          </table:table-cell>
          <table:table-cell office:value-type="float" office:value="1752.46548914947" calcext:value-type="float">
            <text:p>1752.4654891495</text:p>
          </table:table-cell>
          <table:table-cell office:value-type="float" office:value="1726.26367997579" calcext:value-type="float">
            <text:p>1726.2636799758</text:p>
          </table:table-cell>
          <table:table-cell office:value-type="float" office:value="1730.92444905961" calcext:value-type="float">
            <text:p>1730.9244490596</text:p>
          </table:table-cell>
          <table:table-cell office:value-type="float" office:value="1738.52514553994" calcext:value-type="float">
            <text:p>1738.5251455399</text:p>
          </table:table-cell>
          <table:table-cell office:value-type="float" office:value="1735.52158997609" calcext:value-type="float">
            <text:p>1735.5215899761</text:p>
          </table:table-cell>
          <table:table-cell office:value-type="float" office:value="1725.90213950648" calcext:value-type="float">
            <text:p>1725.9021395065</text:p>
          </table:table-cell>
          <table:table-cell office:value-type="float" office:value="1736.70405266676" calcext:value-type="float">
            <text:p>1736.7040526668</text:p>
          </table:table-cell>
          <table:table-cell office:value-type="float" office:value="1731.89667247641" calcext:value-type="float">
            <text:p>1731.8966724764</text:p>
          </table:table-cell>
          <table:table-cell office:value-type="float" office:value="1754.25448584797" calcext:value-type="float">
            <text:p>1754.254485848</text:p>
          </table:table-cell>
          <table:table-cell office:value-type="float" office:value="1734.13946710172" calcext:value-type="float">
            <text:p>1734.1394671017</text:p>
          </table:table-cell>
          <table:table-cell office:value-type="float" office:value="1731.64492513025" calcext:value-type="float">
            <text:p>1731.6449251303</text:p>
          </table:table-cell>
          <table:table-cell office:value-type="float" office:value="1745.07704394883" calcext:value-type="float">
            <text:p>1745.0770439488</text:p>
          </table:table-cell>
          <table:table-cell office:value-type="float" office:value="1734.28207423769" calcext:value-type="float">
            <text:p>1734.2820742377</text:p>
          </table:table-cell>
          <table:table-cell office:value-type="float" office:value="1743.55689974734" calcext:value-type="float">
            <text:p>1743.5568997473</text:p>
          </table:table-cell>
          <table:table-cell office:value-type="float" office:value="1739.48765293684" calcext:value-type="float">
            <text:p>1739.4876529368</text:p>
          </table:table-cell>
          <table:table-cell table:number-columns-repeated="2"/>
        </table:table-row>
        <table:table-row table:style-name="ro1">
          <table:table-cell office:value-type="float" office:value="1744.57873157091" calcext:value-type="float">
            <text:p>1744.5787315709</text:p>
          </table:table-cell>
          <table:table-cell office:value-type="float" office:value="1738.45926327247" calcext:value-type="float">
            <text:p>1738.4592632725</text:p>
          </table:table-cell>
          <table:table-cell office:value-type="float" office:value="1746.03879549281" calcext:value-type="float">
            <text:p>1746.0387954928</text:p>
          </table:table-cell>
          <table:table-cell office:value-type="float" office:value="1732.26046908398" calcext:value-type="float">
            <text:p>1732.260469084</text:p>
          </table:table-cell>
          <table:table-cell office:value-type="float" office:value="1747.53880741921" calcext:value-type="float">
            <text:p>1747.5388074192</text:p>
          </table:table-cell>
          <table:table-cell office:value-type="float" office:value="1737.1262249423" calcext:value-type="float">
            <text:p>1737.1262249423</text:p>
          </table:table-cell>
          <table:table-cell office:value-type="float" office:value="1740.24957912953" calcext:value-type="float">
            <text:p>1740.2495791295</text:p>
          </table:table-cell>
          <table:table-cell office:value-type="float" office:value="1753.43736102396" calcext:value-type="float">
            <text:p>1753.437361024</text:p>
          </table:table-cell>
          <table:table-cell office:value-type="float" office:value="1735.94291654871" calcext:value-type="float">
            <text:p>1735.9429165487</text:p>
          </table:table-cell>
          <table:table-cell office:value-type="float" office:value="1729.83367356942" calcext:value-type="float">
            <text:p>1729.8336735694</text:p>
          </table:table-cell>
          <table:table-cell office:value-type="float" office:value="1745.87020287965" calcext:value-type="float">
            <text:p>1745.8702028797</text:p>
          </table:table-cell>
          <table:table-cell office:value-type="float" office:value="1748.04870534253" calcext:value-type="float">
            <text:p>1748.0487053425</text:p>
          </table:table-cell>
          <table:table-cell office:value-type="float" office:value="1720.61538945872" calcext:value-type="float">
            <text:p>1720.6153894587</text:p>
          </table:table-cell>
          <table:table-cell office:value-type="float" office:value="1747.5280932494" calcext:value-type="float">
            <text:p>1747.5280932494</text:p>
          </table:table-cell>
          <table:table-cell office:value-type="float" office:value="1734.13983768599" calcext:value-type="float">
            <text:p>1734.139837686</text:p>
          </table:table-cell>
          <table:table-cell office:value-type="float" office:value="1751.66043804284" calcext:value-type="float">
            <text:p>1751.6604380428</text:p>
          </table:table-cell>
          <table:table-cell office:value-type="float" office:value="1728.39056353891" calcext:value-type="float">
            <text:p>1728.3905635389</text:p>
          </table:table-cell>
          <table:table-cell office:value-type="float" office:value="1730.67615778078" calcext:value-type="float">
            <text:p>1730.6761577808</text:p>
          </table:table-cell>
          <table:table-cell office:value-type="float" office:value="1738.46158100852" calcext:value-type="float">
            <text:p>1738.4615810085</text:p>
          </table:table-cell>
          <table:table-cell office:value-type="float" office:value="1732.84840776031" calcext:value-type="float">
            <text:p>1732.8484077603</text:p>
          </table:table-cell>
          <table:table-cell office:value-type="float" office:value="1722.36891366265" calcext:value-type="float">
            <text:p>1722.3689136627</text:p>
          </table:table-cell>
          <table:table-cell office:value-type="float" office:value="1735.95259046027" calcext:value-type="float">
            <text:p>1735.9525904603</text:p>
          </table:table-cell>
          <table:table-cell office:value-type="float" office:value="1727.03011934863" calcext:value-type="float">
            <text:p>1727.0301193486</text:p>
          </table:table-cell>
          <table:table-cell office:value-type="float" office:value="1753.96911201858" calcext:value-type="float">
            <text:p>1753.9691120186</text:p>
          </table:table-cell>
          <table:table-cell office:value-type="float" office:value="1726.42240005752" calcext:value-type="float">
            <text:p>1726.4224000575</text:p>
          </table:table-cell>
          <table:table-cell office:value-type="float" office:value="1729.64473121099" calcext:value-type="float">
            <text:p>1729.644731211</text:p>
          </table:table-cell>
          <table:table-cell office:value-type="float" office:value="1745.0304321527" calcext:value-type="float">
            <text:p>1745.0304321527</text:p>
          </table:table-cell>
          <table:table-cell office:value-type="float" office:value="1728.34867935429" calcext:value-type="float">
            <text:p>1728.3486793543</text:p>
          </table:table-cell>
          <table:table-cell office:value-type="float" office:value="1740.57758818094" calcext:value-type="float">
            <text:p>1740.5775881809</text:p>
          </table:table-cell>
          <table:table-cell office:value-type="float" office:value="1741.91458571338" calcext:value-type="float">
            <text:p>1741.9145857134</text:p>
          </table:table-cell>
          <table:table-cell table:number-columns-repeated="2"/>
        </table:table-row>
        <table:table-row table:style-name="ro1">
          <table:table-cell office:value-type="float" office:value="1744.6003358448" calcext:value-type="float">
            <text:p>1744.6003358448</text:p>
          </table:table-cell>
          <table:table-cell office:value-type="float" office:value="1730.95751927102" calcext:value-type="float">
            <text:p>1730.957519271</text:p>
          </table:table-cell>
          <table:table-cell office:value-type="float" office:value="1746.03904262054" calcext:value-type="float">
            <text:p>1746.0390426205</text:p>
          </table:table-cell>
          <table:table-cell office:value-type="float" office:value="1732.50165160053" calcext:value-type="float">
            <text:p>1732.5016516005</text:p>
          </table:table-cell>
          <table:table-cell office:value-type="float" office:value="1748.06945343635" calcext:value-type="float">
            <text:p>1748.0694534364</text:p>
          </table:table-cell>
          <table:table-cell office:value-type="float" office:value="1736.76707734043" calcext:value-type="float">
            <text:p>1736.7670773404</text:p>
          </table:table-cell>
          <table:table-cell office:value-type="float" office:value="1740.12193351321" calcext:value-type="float">
            <text:p>1740.1219335132</text:p>
          </table:table-cell>
          <table:table-cell office:value-type="float" office:value="1753.39505865216" calcext:value-type="float">
            <text:p>1753.3950586522</text:p>
          </table:table-cell>
          <table:table-cell office:value-type="float" office:value="1734.06444491585" calcext:value-type="float">
            <text:p>1734.0644449159</text:p>
          </table:table-cell>
          <table:table-cell office:value-type="float" office:value="1724.99820255351" calcext:value-type="float">
            <text:p>1724.9982025535</text:p>
          </table:table-cell>
          <table:table-cell office:value-type="float" office:value="1746.61582174497" calcext:value-type="float">
            <text:p>1746.615821745</text:p>
          </table:table-cell>
          <table:table-cell office:value-type="float" office:value="1750.29822302719" calcext:value-type="float">
            <text:p>1750.2982230272</text:p>
          </table:table-cell>
          <table:table-cell office:value-type="float" office:value="1720.49011761248" calcext:value-type="float">
            <text:p>1720.4901176125</text:p>
          </table:table-cell>
          <table:table-cell office:value-type="float" office:value="1740.37647535777" calcext:value-type="float">
            <text:p>1740.3764753578</text:p>
          </table:table-cell>
          <table:table-cell office:value-type="float" office:value="1732.9893013081" calcext:value-type="float">
            <text:p>1732.9893013081</text:p>
          </table:table-cell>
          <table:table-cell office:value-type="float" office:value="1747.20983507851" calcext:value-type="float">
            <text:p>1747.2098350785</text:p>
          </table:table-cell>
          <table:table-cell office:value-type="float" office:value="1726.87360618589" calcext:value-type="float">
            <text:p>1726.8736061859</text:p>
          </table:table-cell>
          <table:table-cell office:value-type="float" office:value="1728.98244755471" calcext:value-type="float">
            <text:p>1728.9824475547</text:p>
          </table:table-cell>
          <table:table-cell office:value-type="float" office:value="1739.32002465254" calcext:value-type="float">
            <text:p>1739.3200246525</text:p>
          </table:table-cell>
          <table:table-cell office:value-type="float" office:value="1727.07602586585" calcext:value-type="float">
            <text:p>1727.0760258659</text:p>
          </table:table-cell>
          <table:table-cell office:value-type="float" office:value="1715.69798947421" calcext:value-type="float">
            <text:p>1715.6979894742</text:p>
          </table:table-cell>
          <table:table-cell office:value-type="float" office:value="1737.61048849253" calcext:value-type="float">
            <text:p>1737.6104884925</text:p>
          </table:table-cell>
          <table:table-cell office:value-type="float" office:value="1727.05772139597" calcext:value-type="float">
            <text:p>1727.057721396</text:p>
          </table:table-cell>
          <table:table-cell office:value-type="float" office:value="1750.76069679655" calcext:value-type="float">
            <text:p>1750.7606967966</text:p>
          </table:table-cell>
          <table:table-cell office:value-type="float" office:value="1724.48279068745" calcext:value-type="float">
            <text:p>1724.4827906875</text:p>
          </table:table-cell>
          <table:table-cell office:value-type="float" office:value="1730.54103134601" calcext:value-type="float">
            <text:p>1730.541031346</text:p>
          </table:table-cell>
          <table:table-cell office:value-type="float" office:value="1744.43248756829" calcext:value-type="float">
            <text:p>1744.4324875683</text:p>
          </table:table-cell>
          <table:table-cell office:value-type="float" office:value="1725.46828480283" calcext:value-type="float">
            <text:p>1725.4682848028</text:p>
          </table:table-cell>
          <table:table-cell office:value-type="float" office:value="1738.18614811573" calcext:value-type="float">
            <text:p>1738.1861481157</text:p>
          </table:table-cell>
          <table:table-cell office:value-type="float" office:value="1740.12377545905" calcext:value-type="float">
            <text:p>1740.1237754591</text:p>
          </table:table-cell>
          <table:table-cell table:number-columns-repeated="2"/>
        </table:table-row>
        <table:table-row table:style-name="ro1">
          <table:table-cell office:value-type="float" office:value="1745.00427021101" calcext:value-type="float">
            <text:p>1745.004270211</text:p>
          </table:table-cell>
          <table:table-cell office:value-type="float" office:value="1731.07628219648" calcext:value-type="float">
            <text:p>1731.0762821965</text:p>
          </table:table-cell>
          <table:table-cell office:value-type="float" office:value="1744.17829090501" calcext:value-type="float">
            <text:p>1744.178290905</text:p>
          </table:table-cell>
          <table:table-cell office:value-type="float" office:value="1726.2561228431" calcext:value-type="float">
            <text:p>1726.2561228431</text:p>
          </table:table-cell>
          <table:table-cell office:value-type="float" office:value="1747.96500359186" calcext:value-type="float">
            <text:p>1747.9650035919</text:p>
          </table:table-cell>
          <table:table-cell office:value-type="float" office:value="1730.90549709498" calcext:value-type="float">
            <text:p>1730.905497095</text:p>
          </table:table-cell>
          <table:table-cell office:value-type="float" office:value="1736.54615346379" calcext:value-type="float">
            <text:p>1736.5461534638</text:p>
          </table:table-cell>
          <table:table-cell office:value-type="float" office:value="1751.72367860903" calcext:value-type="float">
            <text:p>1751.723678609</text:p>
          </table:table-cell>
          <table:table-cell office:value-type="float" office:value="1733.13988103375" calcext:value-type="float">
            <text:p>1733.1398810338</text:p>
          </table:table-cell>
          <table:table-cell office:value-type="float" office:value="1725.72874620302" calcext:value-type="float">
            <text:p>1725.728746203</text:p>
          </table:table-cell>
          <table:table-cell office:value-type="float" office:value="1746.74043977378" calcext:value-type="float">
            <text:p>1746.7404397738</text:p>
          </table:table-cell>
          <table:table-cell office:value-type="float" office:value="1749.99944126419" calcext:value-type="float">
            <text:p>1749.9994412642</text:p>
          </table:table-cell>
          <table:table-cell office:value-type="float" office:value="1720.55753809031" calcext:value-type="float">
            <text:p>1720.5575380903</text:p>
          </table:table-cell>
          <table:table-cell office:value-type="float" office:value="1733.22446259024" calcext:value-type="float">
            <text:p>1733.2244625902</text:p>
          </table:table-cell>
          <table:table-cell office:value-type="float" office:value="1731.35556165474" calcext:value-type="float">
            <text:p>1731.3555616547</text:p>
          </table:table-cell>
          <table:table-cell office:value-type="float" office:value="1747.20983507851" calcext:value-type="float">
            <text:p>1747.2098350785</text:p>
          </table:table-cell>
          <table:table-cell office:value-type="float" office:value="1724.94976840454" calcext:value-type="float">
            <text:p>1724.9497684045</text:p>
          </table:table-cell>
          <table:table-cell office:value-type="float" office:value="1724.12693521069" calcext:value-type="float">
            <text:p>1724.1269352107</text:p>
          </table:table-cell>
          <table:table-cell office:value-type="float" office:value="1739.32015691109" calcext:value-type="float">
            <text:p>1739.3201569111</text:p>
          </table:table-cell>
          <table:table-cell office:value-type="float" office:value="1726.34143540324" calcext:value-type="float">
            <text:p>1726.3414354032</text:p>
          </table:table-cell>
          <table:table-cell office:value-type="float" office:value="1715.4229143835" calcext:value-type="float">
            <text:p>1715.4229143835</text:p>
          </table:table-cell>
          <table:table-cell office:value-type="float" office:value="1737.61048849253" calcext:value-type="float">
            <text:p>1737.6104884925</text:p>
          </table:table-cell>
          <table:table-cell office:value-type="float" office:value="1727.05772139597" calcext:value-type="float">
            <text:p>1727.057721396</text:p>
          </table:table-cell>
          <table:table-cell office:value-type="float" office:value="1750.69299143549" calcext:value-type="float">
            <text:p>1750.6929914355</text:p>
          </table:table-cell>
          <table:table-cell office:value-type="float" office:value="1722.53328693779" calcext:value-type="float">
            <text:p>1722.5332869378</text:p>
          </table:table-cell>
          <table:table-cell office:value-type="float" office:value="1730.8069434108" calcext:value-type="float">
            <text:p>1730.8069434108</text:p>
          </table:table-cell>
          <table:table-cell office:value-type="float" office:value="1744.19483969948" calcext:value-type="float">
            <text:p>1744.1948396995</text:p>
          </table:table-cell>
          <table:table-cell office:value-type="float" office:value="1727.13896338816" calcext:value-type="float">
            <text:p>1727.1389633882</text:p>
          </table:table-cell>
          <table:table-cell office:value-type="float" office:value="1733.70263564081" calcext:value-type="float">
            <text:p>1733.7026356408</text:p>
          </table:table-cell>
          <table:table-cell office:value-type="float" office:value="1732.89192697213" calcext:value-type="float">
            <text:p>1732.8919269721</text:p>
          </table:table-cell>
          <table:table-cell table:number-columns-repeated="2"/>
        </table:table-row>
        <table:table-row table:style-name="ro1">
          <table:table-cell office:value-type="float" office:value="1745.00302785923" calcext:value-type="float">
            <text:p>1745.0030278592</text:p>
          </table:table-cell>
          <table:table-cell office:value-type="float" office:value="1722.65461541535" calcext:value-type="float">
            <text:p>1722.6546154154</text:p>
          </table:table-cell>
          <table:table-cell office:value-type="float" office:value="1737.36993369583" calcext:value-type="float">
            <text:p>1737.3699336958</text:p>
          </table:table-cell>
          <table:table-cell office:value-type="float" office:value="1723.37087284517" calcext:value-type="float">
            <text:p>1723.3708728452</text:p>
          </table:table-cell>
          <table:table-cell office:value-type="float" office:value="1747.70629551111" calcext:value-type="float">
            <text:p>1747.7062955111</text:p>
          </table:table-cell>
          <table:table-cell office:value-type="float" office:value="1728.75048697181" calcext:value-type="float">
            <text:p>1728.7504869718</text:p>
          </table:table-cell>
          <table:table-cell office:value-type="float" office:value="1735.75931250512" calcext:value-type="float">
            <text:p>1735.7593125051</text:p>
          </table:table-cell>
          <table:table-cell office:value-type="float" office:value="1751.69647218851" calcext:value-type="float">
            <text:p>1751.6964721885</text:p>
          </table:table-cell>
          <table:table-cell office:value-type="float" office:value="1730.35074420411" calcext:value-type="float">
            <text:p>1730.3507442041</text:p>
          </table:table-cell>
          <table:table-cell office:value-type="float" office:value="1723.35098941102" calcext:value-type="float">
            <text:p>1723.350989411</text:p>
          </table:table-cell>
          <table:table-cell office:value-type="float" office:value="1746.93526549357" calcext:value-type="float">
            <text:p>1746.9352654936</text:p>
          </table:table-cell>
          <table:table-cell office:value-type="float" office:value="1748.01969343501" calcext:value-type="float">
            <text:p>1748.019693435</text:p>
          </table:table-cell>
          <table:table-cell office:value-type="float" office:value="1713.27777604591" calcext:value-type="float">
            <text:p>1713.2777760459</text:p>
          </table:table-cell>
          <table:table-cell office:value-type="float" office:value="1733.22446259024" calcext:value-type="float">
            <text:p>1733.2244625902</text:p>
          </table:table-cell>
          <table:table-cell office:value-type="float" office:value="1731.36160940277" calcext:value-type="float">
            <text:p>1731.3616094028</text:p>
          </table:table-cell>
          <table:table-cell office:value-type="float" office:value="1746.6326175335" calcext:value-type="float">
            <text:p>1746.6326175335</text:p>
          </table:table-cell>
          <table:table-cell office:value-type="float" office:value="1722.40079843659" calcext:value-type="float">
            <text:p>1722.4007984366</text:p>
          </table:table-cell>
          <table:table-cell office:value-type="float" office:value="1725.81751499561" calcext:value-type="float">
            <text:p>1725.8175149956</text:p>
          </table:table-cell>
          <table:table-cell office:value-type="float" office:value="1737.02110333168" calcext:value-type="float">
            <text:p>1737.0211033317</text:p>
          </table:table-cell>
          <table:table-cell office:value-type="float" office:value="1726.33597002501" calcext:value-type="float">
            <text:p>1726.335970025</text:p>
          </table:table-cell>
          <table:table-cell office:value-type="float" office:value="1713.783349745" calcext:value-type="float">
            <text:p>1713.783349745</text:p>
          </table:table-cell>
          <table:table-cell office:value-type="float" office:value="1738.03955275243" calcext:value-type="float">
            <text:p>1738.0395527524</text:p>
          </table:table-cell>
          <table:table-cell office:value-type="float" office:value="1726.73284056306" calcext:value-type="float">
            <text:p>1726.7328405631</text:p>
          </table:table-cell>
          <table:table-cell office:value-type="float" office:value="1743.79016658195" calcext:value-type="float">
            <text:p>1743.790166582</text:p>
          </table:table-cell>
          <table:table-cell office:value-type="float" office:value="1721.88455326542" calcext:value-type="float">
            <text:p>1721.8845532654</text:p>
          </table:table-cell>
          <table:table-cell office:value-type="float" office:value="1729.57976448087" calcext:value-type="float">
            <text:p>1729.5797644809</text:p>
          </table:table-cell>
          <table:table-cell office:value-type="float" office:value="1747.60924788803" calcext:value-type="float">
            <text:p>1747.609247888</text:p>
          </table:table-cell>
          <table:table-cell office:value-type="float" office:value="1727.13896338816" calcext:value-type="float">
            <text:p>1727.1389633882</text:p>
          </table:table-cell>
          <table:table-cell office:value-type="float" office:value="1726.44965301693" calcext:value-type="float">
            <text:p>1726.4496530169</text:p>
          </table:table-cell>
          <table:table-cell office:value-type="float" office:value="1725.92030149676" calcext:value-type="float">
            <text:p>1725.9203014968</text:p>
          </table:table-cell>
          <table:table-cell table:number-columns-repeated="2"/>
        </table:table-row>
        <table:table-row table:style-name="ro1">
          <table:table-cell office:value-type="float" office:value="1744.7894103388" calcext:value-type="float">
            <text:p>1744.7894103388</text:p>
          </table:table-cell>
          <table:table-cell office:value-type="float" office:value="1722.6017008036" calcext:value-type="float">
            <text:p>1722.6017008036</text:p>
          </table:table-cell>
          <table:table-cell office:value-type="float" office:value="1736.84537728613" calcext:value-type="float">
            <text:p>1736.8453772861</text:p>
          </table:table-cell>
          <table:table-cell office:value-type="float" office:value="1722.82468794702" calcext:value-type="float">
            <text:p>1722.824687947</text:p>
          </table:table-cell>
          <table:table-cell office:value-type="float" office:value="1747.24015249214" calcext:value-type="float">
            <text:p>1747.2401524921</text:p>
          </table:table-cell>
          <table:table-cell office:value-type="float" office:value="1727.48293251153" calcext:value-type="float">
            <text:p>1727.4829325115</text:p>
          </table:table-cell>
          <table:table-cell office:value-type="float" office:value="1739.29997263506" calcext:value-type="float">
            <text:p>1739.2999726351</text:p>
          </table:table-cell>
          <table:table-cell office:value-type="float" office:value="1751.69647218851" calcext:value-type="float">
            <text:p>1751.6964721885</text:p>
          </table:table-cell>
          <table:table-cell office:value-type="float" office:value="1725.55210979387" calcext:value-type="float">
            <text:p>1725.5521097939</text:p>
          </table:table-cell>
          <table:table-cell office:value-type="float" office:value="1720.58900817553" calcext:value-type="float">
            <text:p>1720.5890081755</text:p>
          </table:table-cell>
          <table:table-cell office:value-type="float" office:value="1739.84896467372" calcext:value-type="float">
            <text:p>1739.8489646737</text:p>
          </table:table-cell>
          <table:table-cell office:value-type="float" office:value="1748.18462519312" calcext:value-type="float">
            <text:p>1748.1846251931</text:p>
          </table:table-cell>
          <table:table-cell office:value-type="float" office:value="1716.8095532342" calcext:value-type="float">
            <text:p>1716.8095532342</text:p>
          </table:table-cell>
          <table:table-cell office:value-type="float" office:value="1726.40537675735" calcext:value-type="float">
            <text:p>1726.4053767574</text:p>
          </table:table-cell>
          <table:table-cell office:value-type="float" office:value="1729.71735051113" calcext:value-type="float">
            <text:p>1729.7173505111</text:p>
          </table:table-cell>
          <table:table-cell office:value-type="float" office:value="1746.6326175335" calcext:value-type="float">
            <text:p>1746.6326175335</text:p>
          </table:table-cell>
          <table:table-cell office:value-type="float" office:value="1725.00028772298" calcext:value-type="float">
            <text:p>1725.000287723</text:p>
          </table:table-cell>
          <table:table-cell office:value-type="float" office:value="1725.12729345027" calcext:value-type="float">
            <text:p>1725.1272934503</text:p>
          </table:table-cell>
          <table:table-cell office:value-type="float" office:value="1737.14924538405" calcext:value-type="float">
            <text:p>1737.1492453841</text:p>
          </table:table-cell>
          <table:table-cell office:value-type="float" office:value="1726.17490665158" calcext:value-type="float">
            <text:p>1726.1749066516</text:p>
          </table:table-cell>
          <table:table-cell office:value-type="float" office:value="1714.02661748688" calcext:value-type="float">
            <text:p>1714.0266174869</text:p>
          </table:table-cell>
          <table:table-cell office:value-type="float" office:value="1738.03955275243" calcext:value-type="float">
            <text:p>1738.0395527524</text:p>
          </table:table-cell>
          <table:table-cell office:value-type="float" office:value="1725.72677768" calcext:value-type="float">
            <text:p>1725.72677768</text:p>
          </table:table-cell>
          <table:table-cell office:value-type="float" office:value="1744.23622462387" calcext:value-type="float">
            <text:p>1744.2362246239</text:p>
          </table:table-cell>
          <table:table-cell office:value-type="float" office:value="1713.30481412279" calcext:value-type="float">
            <text:p>1713.3048141228</text:p>
          </table:table-cell>
          <table:table-cell office:value-type="float" office:value="1726.35907215886" calcext:value-type="float">
            <text:p>1726.3590721589</text:p>
          </table:table-cell>
          <table:table-cell office:value-type="float" office:value="1747.38200735421" calcext:value-type="float">
            <text:p>1747.3820073542</text:p>
          </table:table-cell>
          <table:table-cell office:value-type="float" office:value="1727.54575630402" calcext:value-type="float">
            <text:p>1727.545756304</text:p>
          </table:table-cell>
          <table:table-cell office:value-type="float" office:value="1725.77299994013" calcext:value-type="float">
            <text:p>1725.7729999401</text:p>
          </table:table-cell>
          <table:table-cell office:value-type="float" office:value="1723.1578905087" calcext:value-type="float">
            <text:p>1723.1578905087</text:p>
          </table:table-cell>
          <table:table-cell table:number-columns-repeated="2"/>
        </table:table-row>
        <table:table-row table:style-name="ro1">
          <table:table-cell office:value-type="float" office:value="1743.19183336334" calcext:value-type="float">
            <text:p>1743.1918333633</text:p>
          </table:table-cell>
          <table:table-cell office:value-type="float" office:value="1722.46138331558" calcext:value-type="float">
            <text:p>1722.4613833156</text:p>
          </table:table-cell>
          <table:table-cell office:value-type="float" office:value="1736.96122730012" calcext:value-type="float">
            <text:p>1736.9612273001</text:p>
          </table:table-cell>
          <table:table-cell office:value-type="float" office:value="1722.7561166982" calcext:value-type="float">
            <text:p>1722.7561166982</text:p>
          </table:table-cell>
          <table:table-cell office:value-type="float" office:value="1746.79375018259" calcext:value-type="float">
            <text:p>1746.7937501826</text:p>
          </table:table-cell>
          <table:table-cell office:value-type="float" office:value="1729.50047403761" calcext:value-type="float">
            <text:p>1729.5004740376</text:p>
          </table:table-cell>
          <table:table-cell office:value-type="float" office:value="1731.74608960228" calcext:value-type="float">
            <text:p>1731.7460896023</text:p>
          </table:table-cell>
          <table:table-cell office:value-type="float" office:value="1752.43732486578" calcext:value-type="float">
            <text:p>1752.4373248658</text:p>
          </table:table-cell>
          <table:table-cell office:value-type="float" office:value="1724.67461959717" calcext:value-type="float">
            <text:p>1724.6746195972</text:p>
          </table:table-cell>
          <table:table-cell office:value-type="float" office:value="1718.09939616106" calcext:value-type="float">
            <text:p>1718.0993961611</text:p>
          </table:table-cell>
          <table:table-cell office:value-type="float" office:value="1739.88460887993" calcext:value-type="float">
            <text:p>1739.8846088799</text:p>
          </table:table-cell>
          <table:table-cell office:value-type="float" office:value="1748.05569425884" calcext:value-type="float">
            <text:p>1748.0556942588</text:p>
          </table:table-cell>
          <table:table-cell office:value-type="float" office:value="1716.81741572942" calcext:value-type="float">
            <text:p>1716.8174157294</text:p>
          </table:table-cell>
          <table:table-cell office:value-type="float" office:value="1727.79414678368" calcext:value-type="float">
            <text:p>1727.7941467837</text:p>
          </table:table-cell>
          <table:table-cell office:value-type="float" office:value="1730.26983527073" calcext:value-type="float">
            <text:p>1730.2698352707</text:p>
          </table:table-cell>
          <table:table-cell office:value-type="float" office:value="1740.33294842675" calcext:value-type="float">
            <text:p>1740.3329484268</text:p>
          </table:table-cell>
          <table:table-cell office:value-type="float" office:value="1724.79332356474" calcext:value-type="float">
            <text:p>1724.7933235647</text:p>
          </table:table-cell>
          <table:table-cell office:value-type="float" office:value="1726.84938208736" calcext:value-type="float">
            <text:p>1726.8493820874</text:p>
          </table:table-cell>
          <table:table-cell office:value-type="float" office:value="1735.86298117061" calcext:value-type="float">
            <text:p>1735.8629811706</text:p>
          </table:table-cell>
          <table:table-cell office:value-type="float" office:value="1724.82864280432" calcext:value-type="float">
            <text:p>1724.8286428043</text:p>
          </table:table-cell>
          <table:table-cell office:value-type="float" office:value="1716.18986568441" calcext:value-type="float">
            <text:p>1716.1898656844</text:p>
          </table:table-cell>
          <table:table-cell office:value-type="float" office:value="1738.20012626868" calcext:value-type="float">
            <text:p>1738.2001262687</text:p>
          </table:table-cell>
          <table:table-cell office:value-type="float" office:value="1725.6246826347" calcext:value-type="float">
            <text:p>1725.6246826347</text:p>
          </table:table-cell>
          <table:table-cell office:value-type="float" office:value="1743.34837238183" calcext:value-type="float">
            <text:p>1743.3483723818</text:p>
          </table:table-cell>
          <table:table-cell office:value-type="float" office:value="1710.9725292969" calcext:value-type="float">
            <text:p>1710.9725292969</text:p>
          </table:table-cell>
          <table:table-cell office:value-type="float" office:value="1718.87460658692" calcext:value-type="float">
            <text:p>1718.8746065869</text:p>
          </table:table-cell>
          <table:table-cell office:value-type="float" office:value="1748.34139637529" calcext:value-type="float">
            <text:p>1748.3413963753</text:p>
          </table:table-cell>
          <table:table-cell office:value-type="float" office:value="1727.39489470171" calcext:value-type="float">
            <text:p>1727.3948947017</text:p>
          </table:table-cell>
          <table:table-cell office:value-type="float" office:value="1719.59467885061" calcext:value-type="float">
            <text:p>1719.5946788506</text:p>
          </table:table-cell>
          <table:table-cell office:value-type="float" office:value="1716.17527964279" calcext:value-type="float">
            <text:p>1716.1752796428</text:p>
          </table:table-cell>
          <table:table-cell table:number-columns-repeated="2"/>
        </table:table-row>
        <table:table-row table:style-name="ro1">
          <table:table-cell office:value-type="float" office:value="1742.30091050243" calcext:value-type="float">
            <text:p>1742.3009105024</text:p>
          </table:table-cell>
          <table:table-cell office:value-type="float" office:value="1722.72650867994" calcext:value-type="float">
            <text:p>1722.7265086799</text:p>
          </table:table-cell>
          <table:table-cell office:value-type="float" office:value="1736.96122730012" calcext:value-type="float">
            <text:p>1736.9612273001</text:p>
          </table:table-cell>
          <table:table-cell office:value-type="float" office:value="1722.51089383082" calcext:value-type="float">
            <text:p>1722.5108938308</text:p>
          </table:table-cell>
          <table:table-cell office:value-type="float" office:value="1738.94095313538" calcext:value-type="float">
            <text:p>1738.9409531354</text:p>
          </table:table-cell>
          <table:table-cell office:value-type="float" office:value="1728.71679263235" calcext:value-type="float">
            <text:p>1728.7167926324</text:p>
          </table:table-cell>
          <table:table-cell office:value-type="float" office:value="1723.81664822941" calcext:value-type="float">
            <text:p>1723.8166482294</text:p>
          </table:table-cell>
          <table:table-cell office:value-type="float" office:value="1752.43732486578" calcext:value-type="float">
            <text:p>1752.4373248658</text:p>
          </table:table-cell>
          <table:table-cell office:value-type="float" office:value="1721.73114230802" calcext:value-type="float">
            <text:p>1721.731142308</text:p>
          </table:table-cell>
          <table:table-cell office:value-type="float" office:value="1711.52993190199" calcext:value-type="float">
            <text:p>1711.529931902</text:p>
          </table:table-cell>
          <table:table-cell office:value-type="float" office:value="1739.89359791165" calcext:value-type="float">
            <text:p>1739.8935979117</text:p>
          </table:table-cell>
          <table:table-cell office:value-type="float" office:value="1748.09616620682" calcext:value-type="float">
            <text:p>1748.0961662068</text:p>
          </table:table-cell>
          <table:table-cell office:value-type="float" office:value="1716.81741572942" calcext:value-type="float">
            <text:p>1716.8174157294</text:p>
          </table:table-cell>
          <table:table-cell office:value-type="float" office:value="1726.87740922938" calcext:value-type="float">
            <text:p>1726.8774092294</text:p>
          </table:table-cell>
          <table:table-cell office:value-type="float" office:value="1728.9306966405" calcext:value-type="float">
            <text:p>1728.9306966405</text:p>
          </table:table-cell>
          <table:table-cell office:value-type="float" office:value="1740.44855159008" calcext:value-type="float">
            <text:p>1740.4485515901</text:p>
          </table:table-cell>
          <table:table-cell office:value-type="float" office:value="1724.71740164607" calcext:value-type="float">
            <text:p>1724.7174016461</text:p>
          </table:table-cell>
          <table:table-cell office:value-type="float" office:value="1726.87238569467" calcext:value-type="float">
            <text:p>1726.8723856947</text:p>
          </table:table-cell>
          <table:table-cell office:value-type="float" office:value="1735.78431869536" calcext:value-type="float">
            <text:p>1735.7843186954</text:p>
          </table:table-cell>
          <table:table-cell office:value-type="float" office:value="1724.57957063742" calcext:value-type="float">
            <text:p>1724.5795706374</text:p>
          </table:table-cell>
          <table:table-cell office:value-type="float" office:value="1719.43839148184" calcext:value-type="float">
            <text:p>1719.4383914818</text:p>
          </table:table-cell>
          <table:table-cell office:value-type="float" office:value="1738.20012626868" calcext:value-type="float">
            <text:p>1738.2001262687</text:p>
          </table:table-cell>
          <table:table-cell office:value-type="float" office:value="1725.61877174752" calcext:value-type="float">
            <text:p>1725.6187717475</text:p>
          </table:table-cell>
          <table:table-cell office:value-type="float" office:value="1737.25159489935" calcext:value-type="float">
            <text:p>1737.2515948994</text:p>
          </table:table-cell>
          <table:table-cell office:value-type="float" office:value="1707.64522577718" calcext:value-type="float">
            <text:p>1707.6452257772</text:p>
          </table:table-cell>
          <table:table-cell office:value-type="float" office:value="1716.63402308373" calcext:value-type="float">
            <text:p>1716.6340230837</text:p>
          </table:table-cell>
          <table:table-cell office:value-type="float" office:value="1744.99804019217" calcext:value-type="float">
            <text:p>1744.9980401922</text:p>
          </table:table-cell>
          <table:table-cell office:value-type="float" office:value="1727.60312434754" calcext:value-type="float">
            <text:p>1727.6031243475</text:p>
          </table:table-cell>
          <table:table-cell office:value-type="float" office:value="0" calcext:value-type="float">
            <text:p>0</text:p>
          </table:table-cell>
          <table:table-cell office:value-type="float" office:value="1714.5704350165" calcext:value-type="float">
            <text:p>1714.5704350165</text:p>
          </table:table-cell>
          <table:table-cell table:number-columns-repeated="2"/>
        </table:table-row>
        <table:table-row table:style-name="ro1">
          <table:table-cell office:value-type="float" office:value="1734.40439546688" calcext:value-type="float">
            <text:p>1734.4043954669</text:p>
          </table:table-cell>
          <table:table-cell office:value-type="float" office:value="1716.0499635901" calcext:value-type="float">
            <text:p>1716.0499635901</text:p>
          </table:table-cell>
          <table:table-cell office:value-type="float" office:value="1736.18366105241" calcext:value-type="float">
            <text:p>1736.1836610524</text:p>
          </table:table-cell>
          <table:table-cell office:value-type="float" office:value="1722.44692716712" calcext:value-type="float">
            <text:p>1722.4469271671</text:p>
          </table:table-cell>
          <table:table-cell office:value-type="float" office:value="1731.33300342635" calcext:value-type="float">
            <text:p>1731.3330034264</text:p>
          </table:table-cell>
          <table:table-cell office:value-type="float" office:value="1729.59742932913" calcext:value-type="float">
            <text:p>1729.5974293291</text:p>
          </table:table-cell>
          <table:table-cell office:value-type="float" office:value="1721.61244578624" calcext:value-type="float">
            <text:p>1721.6124457862</text:p>
          </table:table-cell>
          <table:table-cell office:value-type="float" office:value="1752.46780621902" calcext:value-type="float">
            <text:p>1752.467806219</text:p>
          </table:table-cell>
          <table:table-cell office:value-type="float" office:value="1720.95569441157" calcext:value-type="float">
            <text:p>1720.9556944116</text:p>
          </table:table-cell>
          <table:table-cell office:value-type="float" office:value="1705.82282588152" calcext:value-type="float">
            <text:p>1705.8228258815</text:p>
          </table:table-cell>
          <table:table-cell office:value-type="float" office:value="1739.89359791165" calcext:value-type="float">
            <text:p>1739.8935979117</text:p>
          </table:table-cell>
          <table:table-cell office:value-type="float" office:value="1747.99055446872" calcext:value-type="float">
            <text:p>1747.9905544687</text:p>
          </table:table-cell>
          <table:table-cell office:value-type="float" office:value="1709.99023439363" calcext:value-type="float">
            <text:p>1709.9902343936</text:p>
          </table:table-cell>
          <table:table-cell office:value-type="float" office:value="1726.86497322751" calcext:value-type="float">
            <text:p>1726.8649732275</text:p>
          </table:table-cell>
          <table:table-cell office:value-type="float" office:value="1721.59705044732" calcext:value-type="float">
            <text:p>1721.5970504473</text:p>
          </table:table-cell>
          <table:table-cell office:value-type="float" office:value="1740.44855159008" calcext:value-type="float">
            <text:p>1740.4485515901</text:p>
          </table:table-cell>
          <table:table-cell office:value-type="float" office:value="1726.14668646663" calcext:value-type="float">
            <text:p>1726.1466864666</text:p>
          </table:table-cell>
          <table:table-cell office:value-type="float" office:value="1724.69976438622" calcext:value-type="float">
            <text:p>1724.6997643862</text:p>
          </table:table-cell>
          <table:table-cell office:value-type="float" office:value="1737.62603696639" calcext:value-type="float">
            <text:p>1737.6260369664</text:p>
          </table:table-cell>
          <table:table-cell office:value-type="float" office:value="1725.4539270747" calcext:value-type="float">
            <text:p>1725.4539270747</text:p>
          </table:table-cell>
          <table:table-cell office:value-type="float" office:value="1720.37635295131" calcext:value-type="float">
            <text:p>1720.3763529513</text:p>
          </table:table-cell>
          <table:table-cell office:value-type="float" office:value="1737.7663937755" calcext:value-type="float">
            <text:p>1737.7663937755</text:p>
          </table:table-cell>
          <table:table-cell office:value-type="float" office:value="1725.6892354068" calcext:value-type="float">
            <text:p>1725.6892354068</text:p>
          </table:table-cell>
          <table:table-cell office:value-type="float" office:value="1735.7213280549" calcext:value-type="float">
            <text:p>1735.7213280549</text:p>
          </table:table-cell>
          <table:table-cell office:value-type="float" office:value="1707.64522577718" calcext:value-type="float">
            <text:p>1707.6452257772</text:p>
          </table:table-cell>
          <table:table-cell office:value-type="float" office:value="1719.61679498528" calcext:value-type="float">
            <text:p>1719.6167949853</text:p>
          </table:table-cell>
          <table:table-cell office:value-type="float" office:value="1746.01741377015" calcext:value-type="float">
            <text:p>1746.0174137702</text:p>
          </table:table-cell>
          <table:table-cell office:value-type="float" office:value="1730.82316614999" calcext:value-type="float">
            <text:p>1730.82316615</text:p>
          </table:table-cell>
          <table:table-cell office:value-type="float" office:value="0" calcext:value-type="float">
            <text:p>0</text:p>
          </table:table-cell>
          <table:table-cell office:value-type="float" office:value="1715.58545237667" calcext:value-type="float">
            <text:p>1715.5854523767</text:p>
          </table:table-cell>
          <table:table-cell table:number-columns-repeated="2"/>
        </table:table-row>
        <table:table-row table:style-name="ro1">
          <table:table-cell office:value-type="float" office:value="1734.95530309188" calcext:value-type="float">
            <text:p>1734.9553030919</text:p>
          </table:table-cell>
          <table:table-cell office:value-type="float" office:value="1716.36404050588" calcext:value-type="float">
            <text:p>1716.3640405059</text:p>
          </table:table-cell>
          <table:table-cell office:value-type="float" office:value="1734.35609097059" calcext:value-type="float">
            <text:p>1734.3560909706</text:p>
          </table:table-cell>
          <table:table-cell office:value-type="float" office:value="1722.33481016015" calcext:value-type="float">
            <text:p>1722.3348101602</text:p>
          </table:table-cell>
          <table:table-cell office:value-type="float" office:value="1724.17853127527" calcext:value-type="float">
            <text:p>1724.1785312753</text:p>
          </table:table-cell>
          <table:table-cell office:value-type="float" office:value="1727.82077996552" calcext:value-type="float">
            <text:p>1727.8207799655</text:p>
          </table:table-cell>
          <table:table-cell office:value-type="float" office:value="1721.68965704154" calcext:value-type="float">
            <text:p>1721.6896570415</text:p>
          </table:table-cell>
          <table:table-cell office:value-type="float" office:value="1749.78943329552" calcext:value-type="float">
            <text:p>1749.7894332955</text:p>
          </table:table-cell>
          <table:table-cell office:value-type="float" office:value="1719.97740334963" calcext:value-type="float">
            <text:p>1719.9774033496</text:p>
          </table:table-cell>
          <table:table-cell office:value-type="float" office:value="1701.65000979299" calcext:value-type="float">
            <text:p>1701.650009793</text:p>
          </table:table-cell>
          <table:table-cell office:value-type="float" office:value="1738.83082585083" calcext:value-type="float">
            <text:p>1738.8308258508</text:p>
          </table:table-cell>
          <table:table-cell office:value-type="float" office:value="1747.54418793013" calcext:value-type="float">
            <text:p>1747.5441879301</text:p>
          </table:table-cell>
          <table:table-cell office:value-type="float" office:value="1709.99023439363" calcext:value-type="float">
            <text:p>1709.9902343936</text:p>
          </table:table-cell>
          <table:table-cell office:value-type="float" office:value="1726.28304782254" calcext:value-type="float">
            <text:p>1726.2830478225</text:p>
          </table:table-cell>
          <table:table-cell office:value-type="float" office:value="1718.20087655711" calcext:value-type="float">
            <text:p>1718.2008765571</text:p>
          </table:table-cell>
          <table:table-cell office:value-type="float" office:value="1734.80479858123" calcext:value-type="float">
            <text:p>1734.8047985812</text:p>
          </table:table-cell>
          <table:table-cell office:value-type="float" office:value="1720.25773066539" calcext:value-type="float">
            <text:p>1720.2577306654</text:p>
          </table:table-cell>
          <table:table-cell office:value-type="float" office:value="1729.64914356437" calcext:value-type="float">
            <text:p>1729.6491435644</text:p>
          </table:table-cell>
          <table:table-cell office:value-type="float" office:value="1737.62249195141" calcext:value-type="float">
            <text:p>1737.6224919514</text:p>
          </table:table-cell>
          <table:table-cell office:value-type="float" office:value="1724.83264262073" calcext:value-type="float">
            <text:p>1724.8326426207</text:p>
          </table:table-cell>
          <table:table-cell office:value-type="float" office:value="1714.2941151493" calcext:value-type="float">
            <text:p>1714.2941151493</text:p>
          </table:table-cell>
          <table:table-cell office:value-type="float" office:value="1731.82600507048" calcext:value-type="float">
            <text:p>1731.8260050705</text:p>
          </table:table-cell>
          <table:table-cell office:value-type="float" office:value="1725.63119353105" calcext:value-type="float">
            <text:p>1725.6311935311</text:p>
          </table:table-cell>
          <table:table-cell office:value-type="float" office:value="1736.47381650654" calcext:value-type="float">
            <text:p>1736.4738165065</text:p>
          </table:table-cell>
          <table:table-cell office:value-type="float" office:value="1705.94933968856" calcext:value-type="float">
            <text:p>1705.9493396886</text:p>
          </table:table-cell>
          <table:table-cell office:value-type="float" office:value="1717.14223830938" calcext:value-type="float">
            <text:p>1717.1422383094</text:p>
          </table:table-cell>
          <table:table-cell office:value-type="float" office:value="1745.436472156" calcext:value-type="float">
            <text:p>1745.436472156</text:p>
          </table:table-cell>
          <table:table-cell office:value-type="float" office:value="1727.13705576375" calcext:value-type="float">
            <text:p>1727.1370557638</text:p>
          </table:table-cell>
          <table:table-cell office:value-type="float" office:value="0" calcext:value-type="float">
            <text:p>0</text:p>
          </table:table-cell>
          <table:table-cell office:value-type="float" office:value="1715.23389410654" calcext:value-type="float">
            <text:p>1715.2338941065</text:p>
          </table:table-cell>
          <table:table-cell table:number-columns-repeated="2"/>
        </table:table-row>
        <table:table-row table:style-name="ro1">
          <table:table-cell office:value-type="float" office:value="1733.20730031638" calcext:value-type="float">
            <text:p>1733.2073003164</text:p>
          </table:table-cell>
          <table:table-cell office:value-type="float" office:value="1716.13659823311" calcext:value-type="float">
            <text:p>1716.1365982331</text:p>
          </table:table-cell>
          <table:table-cell office:value-type="float" office:value="1734.07140409279" calcext:value-type="float">
            <text:p>1734.0714040928</text:p>
          </table:table-cell>
          <table:table-cell office:value-type="float" office:value="1722.35128502215" calcext:value-type="float">
            <text:p>1722.3512850222</text:p>
          </table:table-cell>
          <table:table-cell office:value-type="float" office:value="1724.17348202174" calcext:value-type="float">
            <text:p>1724.1734820217</text:p>
          </table:table-cell>
          <table:table-cell office:value-type="float" office:value="1725.76887010798" calcext:value-type="float">
            <text:p>1725.768870108</text:p>
          </table:table-cell>
          <table:table-cell office:value-type="float" office:value="1721.64805827246" calcext:value-type="float">
            <text:p>1721.6480582725</text:p>
          </table:table-cell>
          <table:table-cell office:value-type="float" office:value="1749.4807592955" calcext:value-type="float">
            <text:p>1749.4807592955</text:p>
          </table:table-cell>
          <table:table-cell office:value-type="float" office:value="1721.11312523561" calcext:value-type="float">
            <text:p>1721.1131252356</text:p>
          </table:table-cell>
          <table:table-cell office:value-type="float" office:value="1696.34172312205" calcext:value-type="float">
            <text:p>1696.3417231221</text:p>
          </table:table-cell>
          <table:table-cell office:value-type="float" office:value="1738.82124109558" calcext:value-type="float">
            <text:p>1738.8212410956</text:p>
          </table:table-cell>
          <table:table-cell office:value-type="float" office:value="1747.52152610437" calcext:value-type="float">
            <text:p>1747.5215261044</text:p>
          </table:table-cell>
          <table:table-cell office:value-type="float" office:value="1709.99023439363" calcext:value-type="float">
            <text:p>1709.9902343936</text:p>
          </table:table-cell>
          <table:table-cell office:value-type="float" office:value="1725.67605442362" calcext:value-type="float">
            <text:p>1725.6760544236</text:p>
          </table:table-cell>
          <table:table-cell office:value-type="float" office:value="1715.55177103168" calcext:value-type="float">
            <text:p>1715.5517710317</text:p>
          </table:table-cell>
          <table:table-cell office:value-type="float" office:value="1736.25762068463" calcext:value-type="float">
            <text:p>1736.2576206846</text:p>
          </table:table-cell>
          <table:table-cell office:value-type="float" office:value="1717.42509510411" calcext:value-type="float">
            <text:p>1717.4250951041</text:p>
          </table:table-cell>
          <table:table-cell office:value-type="float" office:value="1729.96691872229" calcext:value-type="float">
            <text:p>1729.9669187223</text:p>
          </table:table-cell>
          <table:table-cell office:value-type="float" office:value="1735.58043178376" calcext:value-type="float">
            <text:p>1735.5804317838</text:p>
          </table:table-cell>
          <table:table-cell office:value-type="float" office:value="1722.73992375794" calcext:value-type="float">
            <text:p>1722.7399237579</text:p>
          </table:table-cell>
          <table:table-cell office:value-type="float" office:value="1714.05637280716" calcext:value-type="float">
            <text:p>1714.0563728072</text:p>
          </table:table-cell>
          <table:table-cell office:value-type="float" office:value="1728.31621674245" calcext:value-type="float">
            <text:p>1728.3162167425</text:p>
          </table:table-cell>
          <table:table-cell office:value-type="float" office:value="1725.60878962812" calcext:value-type="float">
            <text:p>1725.6087896281</text:p>
          </table:table-cell>
          <table:table-cell office:value-type="float" office:value="1736.47381650654" calcext:value-type="float">
            <text:p>1736.4738165065</text:p>
          </table:table-cell>
          <table:table-cell office:value-type="float" office:value="1701.07905828508" calcext:value-type="float">
            <text:p>1701.0790582851</text:p>
          </table:table-cell>
          <table:table-cell office:value-type="float" office:value="1718.32283179695" calcext:value-type="float">
            <text:p>1718.322831797</text:p>
          </table:table-cell>
          <table:table-cell office:value-type="float" office:value="1740.67298124079" calcext:value-type="float">
            <text:p>1740.6729812408</text:p>
          </table:table-cell>
          <table:table-cell office:value-type="float" office:value="1722.30422563142" calcext:value-type="float">
            <text:p>1722.3042256314</text:p>
          </table:table-cell>
          <table:table-cell office:value-type="float" office:value="0" calcext:value-type="float">
            <text:p>0</text:p>
          </table:table-cell>
          <table:table-cell office:value-type="float" office:value="1714.55937401765" calcext:value-type="float">
            <text:p>1714.5593740177</text:p>
          </table:table-cell>
          <table:table-cell table:number-columns-repeated="2"/>
        </table:table-row>
        <table:table-row table:style-name="ro1">
          <table:table-cell office:value-type="float" office:value="1733.10942824395" calcext:value-type="float">
            <text:p>1733.109428244</text:p>
          </table:table-cell>
          <table:table-cell office:value-type="float" office:value="1715.69103474752" calcext:value-type="float">
            <text:p>1715.6910347475</text:p>
          </table:table-cell>
          <table:table-cell office:value-type="float" office:value="1728.92980136623" calcext:value-type="float">
            <text:p>1728.9298013662</text:p>
          </table:table-cell>
          <table:table-cell office:value-type="float" office:value="1722.38794205863" calcext:value-type="float">
            <text:p>1722.3879420586</text:p>
          </table:table-cell>
          <table:table-cell office:value-type="float" office:value="1724.17496055446" calcext:value-type="float">
            <text:p>1724.1749605545</text:p>
          </table:table-cell>
          <table:table-cell office:value-type="float" office:value="1724.71727208948" calcext:value-type="float">
            <text:p>1724.7172720895</text:p>
          </table:table-cell>
          <table:table-cell office:value-type="float" office:value="1721.67315950338" calcext:value-type="float">
            <text:p>1721.6731595034</text:p>
          </table:table-cell>
          <table:table-cell office:value-type="float" office:value="1741.67051162181" calcext:value-type="float">
            <text:p>1741.6705116218</text:p>
          </table:table-cell>
          <table:table-cell office:value-type="float" office:value="1721.90688542584" calcext:value-type="float">
            <text:p>1721.9068854258</text:p>
          </table:table-cell>
          <table:table-cell office:value-type="float" office:value="1697.39510722967" calcext:value-type="float">
            <text:p>1697.3951072297</text:p>
          </table:table-cell>
          <table:table-cell office:value-type="float" office:value="1738.67498692462" calcext:value-type="float">
            <text:p>1738.6749869246</text:p>
          </table:table-cell>
          <table:table-cell office:value-type="float" office:value="1746.07776121564" calcext:value-type="float">
            <text:p>1746.0777612156</text:p>
          </table:table-cell>
          <table:table-cell office:value-type="float" office:value="1712.24120247011" calcext:value-type="float">
            <text:p>1712.2412024701</text:p>
          </table:table-cell>
          <table:table-cell office:value-type="float" office:value="1725.29077671781" calcext:value-type="float">
            <text:p>1725.2907767178</text:p>
          </table:table-cell>
          <table:table-cell office:value-type="float" office:value="1718.0651103554" calcext:value-type="float">
            <text:p>1718.0651103554</text:p>
          </table:table-cell>
          <table:table-cell office:value-type="float" office:value="1734.68985995732" calcext:value-type="float">
            <text:p>1734.6898599573</text:p>
          </table:table-cell>
          <table:table-cell office:value-type="float" office:value="1717.84895907398" calcext:value-type="float">
            <text:p>1717.848959074</text:p>
          </table:table-cell>
          <table:table-cell office:value-type="float" office:value="1731.98387536766" calcext:value-type="float">
            <text:p>1731.9838753677</text:p>
          </table:table-cell>
          <table:table-cell office:value-type="float" office:value="1735.58195260256" calcext:value-type="float">
            <text:p>1735.5819526026</text:p>
          </table:table-cell>
          <table:table-cell office:value-type="float" office:value="0" calcext:value-type="float">
            <text:p>0</text:p>
          </table:table-cell>
          <table:table-cell office:value-type="float" office:value="1715.49665917174" calcext:value-type="float">
            <text:p>1715.4966591717</text:p>
          </table:table-cell>
          <table:table-cell office:value-type="float" office:value="1725.54668108679" calcext:value-type="float">
            <text:p>1725.5466810868</text:p>
          </table:table-cell>
          <table:table-cell office:value-type="float" office:value="1725.60878962812" calcext:value-type="float">
            <text:p>1725.6087896281</text:p>
          </table:table-cell>
          <table:table-cell office:value-type="float" office:value="1736.48905479089" calcext:value-type="float">
            <text:p>1736.4890547909</text:p>
          </table:table-cell>
          <table:table-cell office:value-type="float" office:value="1698.53509448527" calcext:value-type="float">
            <text:p>1698.5350944853</text:p>
          </table:table-cell>
          <table:table-cell office:value-type="float" office:value="1721.24598115608" calcext:value-type="float">
            <text:p>1721.2459811561</text:p>
          </table:table-cell>
          <table:table-cell office:value-type="float" office:value="1741.02215525367" calcext:value-type="float">
            <text:p>1741.0221552537</text:p>
          </table:table-cell>
          <table:table-cell office:value-type="float" office:value="1722.02095086555" calcext:value-type="float">
            <text:p>1722.0209508656</text:p>
          </table:table-cell>
          <table:table-cell office:value-type="float" office:value="0" calcext:value-type="float">
            <text:p>0</text:p>
          </table:table-cell>
          <table:table-cell office:value-type="float" office:value="1714.50487122632" calcext:value-type="float">
            <text:p>1714.5048712263</text:p>
          </table:table-cell>
          <table:table-cell table:number-columns-repeated="2"/>
        </table:table-row>
        <table:table-row table:style-name="ro1">
          <table:table-cell office:value-type="float" office:value="1733.10942824395" calcext:value-type="float">
            <text:p>1733.109428244</text:p>
          </table:table-cell>
          <table:table-cell office:value-type="float" office:value="1715.64485435204" calcext:value-type="float">
            <text:p>1715.644854352</text:p>
          </table:table-cell>
          <table:table-cell office:value-type="float" office:value="1728.90617283297" calcext:value-type="float">
            <text:p>1728.906172833</text:p>
          </table:table-cell>
          <table:table-cell office:value-type="float" office:value="1721.12676428635" calcext:value-type="float">
            <text:p>1721.1267642864</text:p>
          </table:table-cell>
          <table:table-cell office:value-type="float" office:value="1723.04655020612" calcext:value-type="float">
            <text:p>1723.0465502061</text:p>
          </table:table-cell>
          <table:table-cell office:value-type="float" office:value="1723.44836889052" calcext:value-type="float">
            <text:p>1723.4483688905</text:p>
          </table:table-cell>
          <table:table-cell office:value-type="float" office:value="1723.62990739534" calcext:value-type="float">
            <text:p>1723.6299073953</text:p>
          </table:table-cell>
          <table:table-cell office:value-type="float" office:value="1741.67051162181" calcext:value-type="float">
            <text:p>1741.6705116218</text:p>
          </table:table-cell>
          <table:table-cell office:value-type="float" office:value="1714.41157621936" calcext:value-type="float">
            <text:p>1714.4115762194</text:p>
          </table:table-cell>
          <table:table-cell office:value-type="float" office:value="1696.75928360612" calcext:value-type="float">
            <text:p>1696.7592836061</text:p>
          </table:table-cell>
          <table:table-cell office:value-type="float" office:value="1738.67440736243" calcext:value-type="float">
            <text:p>1738.6744073624</text:p>
          </table:table-cell>
          <table:table-cell office:value-type="float" office:value="1745.71350683619" calcext:value-type="float">
            <text:p>1745.7135068362</text:p>
          </table:table-cell>
          <table:table-cell office:value-type="float" office:value="1713.91631908866" calcext:value-type="float">
            <text:p>1713.9163190887</text:p>
          </table:table-cell>
          <table:table-cell office:value-type="float" office:value="1726.73053939818" calcext:value-type="float">
            <text:p>1726.7305393982</text:p>
          </table:table-cell>
          <table:table-cell office:value-type="float" office:value="1717.68734028409" calcext:value-type="float">
            <text:p>1717.6873402841</text:p>
          </table:table-cell>
          <table:table-cell office:value-type="float" office:value="1736.57916474505" calcext:value-type="float">
            <text:p>1736.5791647451</text:p>
          </table:table-cell>
          <table:table-cell office:value-type="float" office:value="1715.94348401535" calcext:value-type="float">
            <text:p>1715.9434840154</text:p>
          </table:table-cell>
          <table:table-cell office:value-type="float" office:value="1724.5311927286" calcext:value-type="float">
            <text:p>1724.5311927286</text:p>
          </table:table-cell>
          <table:table-cell office:value-type="float" office:value="1734.3673296427" calcext:value-type="float">
            <text:p>1734.3673296427</text:p>
          </table:table-cell>
          <table:table-cell office:value-type="float" office:value="0" calcext:value-type="float">
            <text:p>0</text:p>
          </table:table-cell>
          <table:table-cell office:value-type="float" office:value="1714.56447337312" calcext:value-type="float">
            <text:p>1714.5644733731</text:p>
          </table:table-cell>
          <table:table-cell office:value-type="float" office:value="1724.4217210154" calcext:value-type="float">
            <text:p>1724.4217210154</text:p>
          </table:table-cell>
          <table:table-cell office:value-type="float" office:value="1725.21708209121" calcext:value-type="float">
            <text:p>1725.2170820912</text:p>
          </table:table-cell>
          <table:table-cell office:value-type="float" office:value="1736.92050471143" calcext:value-type="float">
            <text:p>1736.9205047114</text:p>
          </table:table-cell>
          <table:table-cell office:value-type="float" office:value="1698.23260321795" calcext:value-type="float">
            <text:p>1698.232603218</text:p>
          </table:table-cell>
          <table:table-cell office:value-type="float" office:value="1721.24598115608" calcext:value-type="float">
            <text:p>1721.2459811561</text:p>
          </table:table-cell>
          <table:table-cell office:value-type="float" office:value="1738.46782959634" calcext:value-type="float">
            <text:p>1738.4678295963</text:p>
          </table:table-cell>
          <table:table-cell office:value-type="float" office:value="1719.72704341713" calcext:value-type="float">
            <text:p>1719.7270434171</text:p>
          </table:table-cell>
          <table:table-cell office:value-type="float" office:value="0" calcext:value-type="float">
            <text:p>0</text:p>
          </table:table-cell>
          <table:table-cell office:value-type="float" office:value="1711.94321533767" calcext:value-type="float">
            <text:p>1711.9432153377</text:p>
          </table:table-cell>
          <table:table-cell table:number-columns-repeated="2"/>
        </table:table-row>
        <table:table-row table:style-name="ro1">
          <table:table-cell office:value-type="float" office:value="1730.26989640479" calcext:value-type="float">
            <text:p>1730.2698964048</text:p>
          </table:table-cell>
          <table:table-cell office:value-type="float" office:value="1710.06627994267" calcext:value-type="float">
            <text:p>1710.0662799427</text:p>
          </table:table-cell>
          <table:table-cell office:value-type="float" office:value="1722.00351167811" calcext:value-type="float">
            <text:p>1722.0035116781</text:p>
          </table:table-cell>
          <table:table-cell office:value-type="float" office:value="1721.27537433168" calcext:value-type="float">
            <text:p>1721.2753743317</text:p>
          </table:table-cell>
          <table:table-cell office:value-type="float" office:value="1723.54246737308" calcext:value-type="float">
            <text:p>1723.5424673731</text:p>
          </table:table-cell>
          <table:table-cell office:value-type="float" office:value="1722.50627615917" calcext:value-type="float">
            <text:p>1722.5062761592</text:p>
          </table:table-cell>
          <table:table-cell office:value-type="float" office:value="1722.51412664112" calcext:value-type="float">
            <text:p>1722.5141266411</text:p>
          </table:table-cell>
          <table:table-cell office:value-type="float" office:value="1733.35674258063" calcext:value-type="float">
            <text:p>1733.3567425806</text:p>
          </table:table-cell>
          <table:table-cell office:value-type="float" office:value="1707.3921186853" calcext:value-type="float">
            <text:p>1707.3921186853</text:p>
          </table:table-cell>
          <table:table-cell office:value-type="float" office:value="1696.03957475017" calcext:value-type="float">
            <text:p>1696.0395747502</text:p>
          </table:table-cell>
          <table:table-cell office:value-type="float" office:value="1738.49305318759" calcext:value-type="float">
            <text:p>1738.4930531876</text:p>
          </table:table-cell>
          <table:table-cell office:value-type="float" office:value="1746.32843940921" calcext:value-type="float">
            <text:p>1746.3284394092</text:p>
          </table:table-cell>
          <table:table-cell office:value-type="float" office:value="1713.91631908866" calcext:value-type="float">
            <text:p>1713.9163190887</text:p>
          </table:table-cell>
          <table:table-cell office:value-type="float" office:value="1726.73053939818" calcext:value-type="float">
            <text:p>1726.7305393982</text:p>
          </table:table-cell>
          <table:table-cell office:value-type="float" office:value="1718.01678838673" calcext:value-type="float">
            <text:p>1718.0167883867</text:p>
          </table:table-cell>
          <table:table-cell office:value-type="float" office:value="1735.77304299952" calcext:value-type="float">
            <text:p>1735.7730429995</text:p>
          </table:table-cell>
          <table:table-cell office:value-type="float" office:value="1715.95573520248" calcext:value-type="float">
            <text:p>1715.9557352025</text:p>
          </table:table-cell>
          <table:table-cell office:value-type="float" office:value="1723.45669211255" calcext:value-type="float">
            <text:p>1723.4566921126</text:p>
          </table:table-cell>
          <table:table-cell office:value-type="float" office:value="1728.11312393597" calcext:value-type="float">
            <text:p>1728.113123936</text:p>
          </table:table-cell>
          <table:table-cell office:value-type="float" office:value="0" calcext:value-type="float">
            <text:p>0</text:p>
          </table:table-cell>
          <table:table-cell office:value-type="float" office:value="1714.58209543361" calcext:value-type="float">
            <text:p>1714.5820954336</text:p>
          </table:table-cell>
          <table:table-cell office:value-type="float" office:value="1724.8598004662" calcext:value-type="float">
            <text:p>1724.8598004662</text:p>
          </table:table-cell>
          <table:table-cell office:value-type="float" office:value="1725.21708209121" calcext:value-type="float">
            <text:p>1725.2170820912</text:p>
          </table:table-cell>
          <table:table-cell office:value-type="float" office:value="1733.71968339112" calcext:value-type="float">
            <text:p>1733.7196833911</text:p>
          </table:table-cell>
          <table:table-cell office:value-type="float" office:value="1699.26248755257" calcext:value-type="float">
            <text:p>1699.2624875526</text:p>
          </table:table-cell>
          <table:table-cell office:value-type="float" office:value="1721.46360281209" calcext:value-type="float">
            <text:p>1721.4636028121</text:p>
          </table:table-cell>
          <table:table-cell office:value-type="float" office:value="1737.86287898952" calcext:value-type="float">
            <text:p>1737.8628789895</text:p>
          </table:table-cell>
          <table:table-cell office:value-type="float" office:value="1717.7886490843" calcext:value-type="float">
            <text:p>1717.7886490843</text:p>
          </table:table-cell>
          <table:table-cell office:value-type="float" office:value="0" calcext:value-type="float">
            <text:p>0</text:p>
          </table:table-cell>
          <table:table-cell office:value-type="float" office:value="1711.93875040846" calcext:value-type="float">
            <text:p>1711.9387504085</text:p>
          </table:table-cell>
          <table:table-cell table:number-columns-repeated="2"/>
        </table:table-row>
        <table:table-row table:style-name="ro1">
          <table:table-cell office:value-type="float" office:value="1729.54134798931" calcext:value-type="float">
            <text:p>1729.5413479893</text:p>
          </table:table-cell>
          <table:table-cell office:value-type="float" office:value="1713.05463943742" calcext:value-type="float">
            <text:p>1713.0546394374</text:p>
          </table:table-cell>
          <table:table-cell office:value-type="float" office:value="1720.96493121988" calcext:value-type="float">
            <text:p>1720.9649312199</text:p>
          </table:table-cell>
          <table:table-cell office:value-type="float" office:value="1721.14466562996" calcext:value-type="float">
            <text:p>1721.14466563</text:p>
          </table:table-cell>
          <table:table-cell office:value-type="float" office:value="1723.60559059975" calcext:value-type="float">
            <text:p>1723.6055905998</text:p>
          </table:table-cell>
          <table:table-cell office:value-type="float" office:value="1725.73472585586" calcext:value-type="float">
            <text:p>1725.7347258559</text:p>
          </table:table-cell>
          <table:table-cell office:value-type="float" office:value="1723.34907339232" calcext:value-type="float">
            <text:p>1723.3490733923</text:p>
          </table:table-cell>
          <table:table-cell office:value-type="float" office:value="1733.34994831157" calcext:value-type="float">
            <text:p>1733.3499483116</text:p>
          </table:table-cell>
          <table:table-cell office:value-type="float" office:value="1707.16410049056" calcext:value-type="float">
            <text:p>1707.1641004906</text:p>
          </table:table-cell>
          <table:table-cell office:value-type="float" office:value="1696.03957475017" calcext:value-type="float">
            <text:p>1696.0395747502</text:p>
          </table:table-cell>
          <table:table-cell office:value-type="float" office:value="1737.66425565127" calcext:value-type="float">
            <text:p>1737.6642556513</text:p>
          </table:table-cell>
          <table:table-cell office:value-type="float" office:value="1745.68114507672" calcext:value-type="float">
            <text:p>1745.6811450767</text:p>
          </table:table-cell>
          <table:table-cell office:value-type="float" office:value="1708.37745225728" calcext:value-type="float">
            <text:p>1708.3774522573</text:p>
          </table:table-cell>
          <table:table-cell office:value-type="float" office:value="1726.73053939818" calcext:value-type="float">
            <text:p>1726.7305393982</text:p>
          </table:table-cell>
          <table:table-cell office:value-type="float" office:value="1717.26556569024" calcext:value-type="float">
            <text:p>1717.2655656902</text:p>
          </table:table-cell>
          <table:table-cell office:value-type="float" office:value="1736.14208375554" calcext:value-type="float">
            <text:p>1736.1420837555</text:p>
          </table:table-cell>
          <table:table-cell office:value-type="float" office:value="1709.89816220793" calcext:value-type="float">
            <text:p>1709.8981622079</text:p>
          </table:table-cell>
          <table:table-cell office:value-type="float" office:value="1723.42883009009" calcext:value-type="float">
            <text:p>1723.4288300901</text:p>
          </table:table-cell>
          <table:table-cell office:value-type="float" office:value="1727.60095697716" calcext:value-type="float">
            <text:p>1727.6009569772</text:p>
          </table:table-cell>
          <table:table-cell office:value-type="float" office:value="0" calcext:value-type="float">
            <text:p>0</text:p>
          </table:table-cell>
          <table:table-cell office:value-type="float" office:value="1716.47871115138" calcext:value-type="float">
            <text:p>1716.4787111514</text:p>
          </table:table-cell>
          <table:table-cell office:value-type="float" office:value="1716.91867164735" calcext:value-type="float">
            <text:p>1716.9186716474</text:p>
          </table:table-cell>
          <table:table-cell office:value-type="float" office:value="1725.22479134033" calcext:value-type="float">
            <text:p>1725.2247913403</text:p>
          </table:table-cell>
          <table:table-cell office:value-type="float" office:value="1732.84768763702" calcext:value-type="float">
            <text:p>1732.847687637</text:p>
          </table:table-cell>
          <table:table-cell office:value-type="float" office:value="1699.91115858037" calcext:value-type="float">
            <text:p>1699.9111585804</text:p>
          </table:table-cell>
          <table:table-cell office:value-type="float" office:value="1721.46360281209" calcext:value-type="float">
            <text:p>1721.4636028121</text:p>
          </table:table-cell>
          <table:table-cell office:value-type="float" office:value="1737.45960475498" calcext:value-type="float">
            <text:p>1737.459604755</text:p>
          </table:table-cell>
          <table:table-cell office:value-type="float" office:value="1716.50864464453" calcext:value-type="float">
            <text:p>1716.5086446445</text:p>
          </table:table-cell>
          <table:table-cell office:value-type="float" office:value="0" calcext:value-type="float">
            <text:p>0</text:p>
          </table:table-cell>
          <table:table-cell office:value-type="float" office:value="1711.93858158434" calcext:value-type="float">
            <text:p>1711.9385815843</text:p>
          </table:table-cell>
          <table:table-cell table:number-columns-repeated="2"/>
        </table:table-row>
        <table:table-row table:style-name="ro1">
          <table:table-cell office:value-type="float" office:value="1729.51166816824" calcext:value-type="float">
            <text:p>1729.511668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.86167178779" calcext:value-type="float">
            <text:p>1720.8616717878</text:p>
          </table:table-cell>
          <table:table-cell office:value-type="float" office:value="1723.26102048288" calcext:value-type="float">
            <text:p>1723.2610204829</text:p>
          </table:table-cell>
          <table:table-cell office:value-type="float" office:value="0" calcext:value-type="float">
            <text:p>0</text:p>
          </table:table-cell>
          <table:table-cell office:value-type="float" office:value="1723.86481554064" calcext:value-type="float">
            <text:p>1723.8648155406</text:p>
          </table:table-cell>
          <table:table-cell office:value-type="float" office:value="1733.35015296848" calcext:value-type="float">
            <text:p>1733.3501529685</text:p>
          </table:table-cell>
          <table:table-cell office:value-type="float" office:value="1705.69149931751" calcext:value-type="float">
            <text:p>1705.6914993175</text:p>
          </table:table-cell>
          <table:table-cell office:value-type="float" office:value="1695.24690941129" calcext:value-type="float">
            <text:p>1695.2469094113</text:p>
          </table:table-cell>
          <table:table-cell office:value-type="float" office:value="1737.76364458219" calcext:value-type="float">
            <text:p>1737.7636445822</text:p>
          </table:table-cell>
          <table:table-cell office:value-type="float" office:value="1744.88913386555" calcext:value-type="float">
            <text:p>1744.8891338656</text:p>
          </table:table-cell>
          <table:table-cell office:value-type="float" office:value="0" calcext:value-type="float">
            <text:p>0</text:p>
          </table:table-cell>
          <table:table-cell office:value-type="float" office:value="1726.78434796906" calcext:value-type="float">
            <text:p>1726.7843479691</text:p>
          </table:table-cell>
          <table:table-cell office:value-type="float" office:value="1717.53855762871" calcext:value-type="float">
            <text:p>1717.5385576287</text:p>
          </table:table-cell>
          <table:table-cell office:value-type="float" office:value="1736.28520355842" calcext:value-type="float">
            <text:p>1736.2852035584</text:p>
          </table:table-cell>
          <table:table-cell office:value-type="float" office:value="0" calcext:value-type="float">
            <text:p>0</text:p>
          </table:table-cell>
          <table:table-cell office:value-type="float" office:value="1716.75944241708" calcext:value-type="float">
            <text:p>1716.7594424171</text:p>
          </table:table-cell>
          <table:table-cell office:value-type="float" office:value="1727.38484698224" calcext:value-type="float">
            <text:p>1727.3848469822</text:p>
          </table:table-cell>
          <table:table-cell office:value-type="float" office:value="0" calcext:value-type="float">
            <text:p>0</text:p>
          </table:table-cell>
          <table:table-cell office:value-type="float" office:value="1717.250644833" calcext:value-type="float">
            <text:p>1717.250644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20663007204" calcext:value-type="float">
            <text:p>1727.206630072</text:p>
          </table:table-cell>
          <table:table-cell office:value-type="float" office:value="1696.97700353691" calcext:value-type="float">
            <text:p>1696.9770035369</text:p>
          </table:table-cell>
          <table:table-cell office:value-type="float" office:value="1718.75320380235" calcext:value-type="float">
            <text:p>1718.7532038024</text:p>
          </table:table-cell>
          <table:table-cell office:value-type="float" office:value="1737.68763409455" calcext:value-type="float">
            <text:p>1737.6876340946</text:p>
          </table:table-cell>
          <table:table-cell office:value-type="float" office:value="1716.63989426785" calcext:value-type="float">
            <text:p>1716.6398942679</text:p>
          </table:table-cell>
          <table:table-cell office:value-type="float" office:value="0" calcext:value-type="float">
            <text:p>0</text:p>
          </table:table-cell>
          <table:table-cell office:value-type="float" office:value="1711.93858158434" calcext:value-type="float">
            <text:p>1711.9385815843</text:p>
          </table:table-cell>
          <table:table-cell table:number-columns-repeated="2"/>
        </table:table-row>
        <table:table-row table:style-name="ro1">
          <table:table-cell office:value-type="float" office:value="1725.89922058006" calcext:value-type="float">
            <text:p>1725.8992205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.45274343043" calcext:value-type="float">
            <text:p>1720.4527434304</text:p>
          </table:table-cell>
          <table:table-cell office:value-type="float" office:value="1721.93154531624" calcext:value-type="float">
            <text:p>1721.9315453162</text:p>
          </table:table-cell>
          <table:table-cell office:value-type="float" office:value="0" calcext:value-type="float">
            <text:p>0</text:p>
          </table:table-cell>
          <table:table-cell office:value-type="float" office:value="1719.1084813923" calcext:value-type="float">
            <text:p>1719.1084813923</text:p>
          </table:table-cell>
          <table:table-cell office:value-type="float" office:value="1734.83059660296" calcext:value-type="float">
            <text:p>1734.830596603</text:p>
          </table:table-cell>
          <table:table-cell office:value-type="float" office:value="1699.90834371687" calcext:value-type="float">
            <text:p>1699.9083437169</text:p>
          </table:table-cell>
          <table:table-cell office:value-type="float" office:value="1695.24690941129" calcext:value-type="float">
            <text:p>1695.2469094113</text:p>
          </table:table-cell>
          <table:table-cell office:value-type="float" office:value="1734.61348555881" calcext:value-type="float">
            <text:p>1734.6134855588</text:p>
          </table:table-cell>
          <table:table-cell office:value-type="float" office:value="1743.3419853779" calcext:value-type="float">
            <text:p>1743.3419853779</text:p>
          </table:table-cell>
          <table:table-cell office:value-type="float" office:value="0" calcext:value-type="float">
            <text:p>0</text:p>
          </table:table-cell>
          <table:table-cell office:value-type="float" office:value="1727.1400651141" calcext:value-type="float">
            <text:p>1727.1400651141</text:p>
          </table:table-cell>
          <table:table-cell office:value-type="float" office:value="1717.47022545042" calcext:value-type="float">
            <text:p>1717.4702254504</text:p>
          </table:table-cell>
          <table:table-cell office:value-type="float" office:value="1738.7119980153" calcext:value-type="float">
            <text:p>1738.7119980153</text:p>
          </table:table-cell>
          <table:table-cell office:value-type="float" office:value="0" calcext:value-type="float">
            <text:p>0</text:p>
          </table:table-cell>
          <table:table-cell office:value-type="float" office:value="1713.36710671599" calcext:value-type="float">
            <text:p>1713.367106716</text:p>
          </table:table-cell>
          <table:table-cell office:value-type="float" office:value="1726.85170703897" calcext:value-type="float">
            <text:p>1726.851707039</text:p>
          </table:table-cell>
          <table:table-cell office:value-type="float" office:value="0" calcext:value-type="float">
            <text:p>0</text:p>
          </table:table-cell>
          <table:table-cell office:value-type="float" office:value="1717.250644833" calcext:value-type="float">
            <text:p>1717.250644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67138632899" calcext:value-type="float">
            <text:p>1727.671386329</text:p>
          </table:table-cell>
          <table:table-cell office:value-type="float" office:value="1696.69315544085" calcext:value-type="float">
            <text:p>1696.6931554409</text:p>
          </table:table-cell>
          <table:table-cell office:value-type="float" office:value="1711.56197610035" calcext:value-type="float">
            <text:p>1711.5619761004</text:p>
          </table:table-cell>
          <table:table-cell office:value-type="float" office:value="1736.86633641761" calcext:value-type="float">
            <text:p>1736.8663364176</text:p>
          </table:table-cell>
          <table:table-cell office:value-type="float" office:value="1716.48675710443" calcext:value-type="float">
            <text:p>1716.4867571044</text:p>
          </table:table-cell>
          <table:table-cell office:value-type="float" office:value="0" calcext:value-type="float">
            <text:p>0</text:p>
          </table:table-cell>
          <table:table-cell office:value-type="float" office:value="1709.69799617761" calcext:value-type="float">
            <text:p>1709.6979961776</text:p>
          </table:table-cell>
          <table:table-cell table:number-columns-repeated="2"/>
        </table:table-row>
        <table:table-row table:style-name="ro1">
          <table:table-cell office:value-type="float" office:value="1726.21102785081" calcext:value-type="float">
            <text:p>1726.2110278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.78498820164" calcext:value-type="float">
            <text:p>1719.7849882016</text:p>
          </table:table-cell>
          <table:table-cell office:value-type="float" office:value="1720.86646760302" calcext:value-type="float">
            <text:p>1720.866467603</text:p>
          </table:table-cell>
          <table:table-cell office:value-type="float" office:value="0" calcext:value-type="float">
            <text:p>0</text:p>
          </table:table-cell>
          <table:table-cell office:value-type="float" office:value="1719.21493752471" calcext:value-type="float">
            <text:p>1719.2149375247</text:p>
          </table:table-cell>
          <table:table-cell office:value-type="float" office:value="1734.83146859501" calcext:value-type="float">
            <text:p>1734.831468595</text:p>
          </table:table-cell>
          <table:table-cell office:value-type="float" office:value="1699.75682314141" calcext:value-type="float">
            <text:p>1699.7568231414</text:p>
          </table:table-cell>
          <table:table-cell office:value-type="float" office:value="1695.07644298732" calcext:value-type="float">
            <text:p>1695.0764429873</text:p>
          </table:table-cell>
          <table:table-cell office:value-type="float" office:value="1732.38531128293" calcext:value-type="float">
            <text:p>1732.3853112829</text:p>
          </table:table-cell>
          <table:table-cell office:value-type="float" office:value="1741.97275764474" calcext:value-type="float">
            <text:p>1741.9727576447</text:p>
          </table:table-cell>
          <table:table-cell office:value-type="float" office:value="0" calcext:value-type="float">
            <text:p>0</text:p>
          </table:table-cell>
          <table:table-cell office:value-type="float" office:value="1726.95369178333" calcext:value-type="float">
            <text:p>1726.9536917833</text:p>
          </table:table-cell>
          <table:table-cell office:value-type="float" office:value="1717.24059480244" calcext:value-type="float">
            <text:p>1717.2405948024</text:p>
          </table:table-cell>
          <table:table-cell office:value-type="float" office:value="1730.30861335849" calcext:value-type="float">
            <text:p>1730.3086133585</text:p>
          </table:table-cell>
          <table:table-cell office:value-type="float" office:value="0" calcext:value-type="float">
            <text:p>0</text:p>
          </table:table-cell>
          <table:table-cell office:value-type="float" office:value="1713.3468574467" calcext:value-type="float">
            <text:p>1713.3468574467</text:p>
          </table:table-cell>
          <table:table-cell office:value-type="float" office:value="1727.04700229875" calcext:value-type="float">
            <text:p>1727.0470022988</text:p>
          </table:table-cell>
          <table:table-cell office:value-type="float" office:value="0" calcext:value-type="float">
            <text:p>0</text:p>
          </table:table-cell>
          <table:table-cell office:value-type="float" office:value="1718.84704390696" calcext:value-type="float">
            <text:p>1718.84704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.03474515841" calcext:value-type="float">
            <text:p>1720.0347451584</text:p>
          </table:table-cell>
          <table:table-cell office:value-type="float" office:value="1696.1310040371" calcext:value-type="float">
            <text:p>1696.1310040371</text:p>
          </table:table-cell>
          <table:table-cell office:value-type="float" office:value="1708.89007163835" calcext:value-type="float">
            <text:p>1708.8900716384</text:p>
          </table:table-cell>
          <table:table-cell office:value-type="float" office:value="1737.15684911076" calcext:value-type="float">
            <text:p>1737.1568491108</text:p>
          </table:table-cell>
          <table:table-cell office:value-type="float" office:value="1714.88893746861" calcext:value-type="float">
            <text:p>1714.8889374686</text:p>
          </table:table-cell>
          <table:table-cell office:value-type="float" office:value="0" calcext:value-type="float">
            <text:p>0</text:p>
          </table:table-cell>
          <table:table-cell office:value-type="float" office:value="1708.99008686267" calcext:value-type="float">
            <text:p>1708.9900868627</text:p>
          </table:table-cell>
          <table:table-cell table:number-columns-repeated="2"/>
        </table:table-row>
        <table:table-row table:style-name="ro1">
          <table:table-cell office:value-type="float" office:value="1725.06347321692" calcext:value-type="float">
            <text:p>1725.063473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.11582002887" calcext:value-type="float">
            <text:p>1719.1158200289</text:p>
          </table:table-cell>
          <table:table-cell office:value-type="float" office:value="1718.08126518598" calcext:value-type="float">
            <text:p>1718.081265186</text:p>
          </table:table-cell>
          <table:table-cell office:value-type="float" office:value="0" calcext:value-type="float">
            <text:p>0</text:p>
          </table:table-cell>
          <table:table-cell office:value-type="float" office:value="1711.76581258772" calcext:value-type="float">
            <text:p>1711.7658125877</text:p>
          </table:table-cell>
          <table:table-cell office:value-type="float" office:value="1735.35780986637" calcext:value-type="float">
            <text:p>1735.3578098664</text:p>
          </table:table-cell>
          <table:table-cell office:value-type="float" office:value="1702.76022509281" calcext:value-type="float">
            <text:p>1702.7602250928</text:p>
          </table:table-cell>
          <table:table-cell office:value-type="float" office:value="1696.73279445454" calcext:value-type="float">
            <text:p>1696.7327944545</text:p>
          </table:table-cell>
          <table:table-cell office:value-type="float" office:value="1730.62069030711" calcext:value-type="float">
            <text:p>1730.6206903071</text:p>
          </table:table-cell>
          <table:table-cell office:value-type="float" office:value="1735.9480262781" calcext:value-type="float">
            <text:p>1735.9480262781</text:p>
          </table:table-cell>
          <table:table-cell office:value-type="float" office:value="0" calcext:value-type="float">
            <text:p>0</text:p>
          </table:table-cell>
          <table:table-cell office:value-type="float" office:value="1726.85341731608" calcext:value-type="float">
            <text:p>1726.8534173161</text:p>
          </table:table-cell>
          <table:table-cell office:value-type="float" office:value="1714.5160251686" calcext:value-type="float">
            <text:p>1714.5160251686</text:p>
          </table:table-cell>
          <table:table-cell office:value-type="float" office:value="1728.78525953897" calcext:value-type="float">
            <text:p>1728.785259539</text:p>
          </table:table-cell>
          <table:table-cell office:value-type="float" office:value="0" calcext:value-type="float">
            <text:p>0</text:p>
          </table:table-cell>
          <table:table-cell office:value-type="float" office:value="1713.64347617504" calcext:value-type="float">
            <text:p>1713.643476175</text:p>
          </table:table-cell>
          <table:table-cell office:value-type="float" office:value="1726.88242134256" calcext:value-type="float">
            <text:p>1726.8824213426</text:p>
          </table:table-cell>
          <table:table-cell office:value-type="float" office:value="0" calcext:value-type="float">
            <text:p>0</text:p>
          </table:table-cell>
          <table:table-cell office:value-type="float" office:value="1718.994204255" calcext:value-type="float">
            <text:p>1718.994204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.69452136478" calcext:value-type="float">
            <text:p>1719.6945213648</text:p>
          </table:table-cell>
          <table:table-cell office:value-type="float" office:value="1699.24000796236" calcext:value-type="float">
            <text:p>1699.2400079624</text:p>
          </table:table-cell>
          <table:table-cell office:value-type="float" office:value="1709.11978291471" calcext:value-type="float">
            <text:p>1709.1197829147</text:p>
          </table:table-cell>
          <table:table-cell office:value-type="float" office:value="1738.27681645049" calcext:value-type="float">
            <text:p>1738.2768164505</text:p>
          </table:table-cell>
          <table:table-cell office:value-type="float" office:value="1717.2276246556" calcext:value-type="float">
            <text:p>1717.2276246556</text:p>
          </table:table-cell>
          <table:table-cell office:value-type="float" office:value="0" calcext:value-type="float">
            <text:p>0</text:p>
          </table:table-cell>
          <table:table-cell office:value-type="float" office:value="1702.22854195564" calcext:value-type="float">
            <text:p>1702.2285419556</text:p>
          </table:table-cell>
          <table:table-cell table:number-columns-repeated="2"/>
        </table:table-row>
        <table:table-row table:style-name="ro1">
          <table:table-cell office:value-type="float" office:value="1725.0464463416" calcext:value-type="float">
            <text:p>1725.046446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.58253694309" calcext:value-type="float">
            <text:p>1718.5825369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.00721816207" calcext:value-type="float">
            <text:p>1734.007218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13551434187" calcext:value-type="float">
            <text:p>1730.135514341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08.80303007005" calcext:value-type="float">
            <text:p>1708.8030300701</text:p>
          </table:table-cell>
          <table:table-cell office:value-type="float" office:value="1737.86801083152" calcext:value-type="float">
            <text:p>1737.86801083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4.99702950381" calcext:value-type="float">
            <text:p>1724.997029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.33305350178" calcext:value-type="float">
            <text:p>1714.3330535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.00721747859" calcext:value-type="float">
            <text:p>1734.007217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74169362117" calcext:value-type="float">
            <text:p>1730.74169362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09.46528776591" calcext:value-type="float">
            <text:p>1709.4652877659</text:p>
          </table:table-cell>
          <table:table-cell office:value-type="float" office:value="1737.19159359828" calcext:value-type="float">
            <text:p>1737.19159359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AVERAGE([.A40];[.B24];[.C24];[.D32];[.E28];[.F24];[.G28];[.H36];[.I28];[.J28];[.K32];[.L28];[.M24];[.N28];[.O28];[.P28];[.Q24];[.R28];[.S28];[.T20];[.U28];[.V24];[.W24];[.X28];[.Y28];[.Z32];[.AA32];[.AB28];[.AC16];[.AD28])" office:value-type="float" office:value="1718.47007454056" calcext:value-type="float">
            <text:p>1718.4700745406</text:p>
          </table:table-cell>
        </table:table-row>
        <table:table-row table:style-name="ro1">
          <table:table-cell office:value-type="float" office:value="1718.31465010119" calcext:value-type="float">
            <text:p>1718.314650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.94310372296" calcext:value-type="float">
            <text:p>1711.943103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.04887525496" calcext:value-type="float">
            <text:p>1734.048875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3.38924155182" calcext:value-type="float">
            <text:p>1723.38924155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09.52363777728" calcext:value-type="float">
            <text:p>1709.5236377773</text:p>
          </table:table-cell>
          <table:table-cell office:value-type="float" office:value="1736.54012219259" calcext:value-type="float">
            <text:p>1736.54012219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.6682595584" calcext:value-type="float">
            <text:p>1717.6682595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.94310372296" calcext:value-type="float">
            <text:p>1711.943103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.0488751498" calcext:value-type="float">
            <text:p>1734.0488751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29287448898" calcext:value-type="float">
            <text:p>1721.2928744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09.51947009135" calcext:value-type="float">
            <text:p>1709.5194700914</text:p>
          </table:table-cell>
          <table:table-cell office:value-type="float" office:value="1735.89982352182" calcext:value-type="float">
            <text:p>1735.89982352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.66739294427" calcext:value-type="float">
            <text:p>1717.66739294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32.7988983315" calcext:value-type="float">
            <text:p>1732.798898331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.62765324418" calcext:value-type="float">
            <text:p>1717.6276532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31.70861255811" calcext:value-type="float">
            <text:p>1731.708612558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6.76406369612" calcext:value-type="float">
            <text:p>1716.76406369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31.70861256133" calcext:value-type="float">
            <text:p>1731.708612561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.71386354072" calcext:value-type="float">
            <text:p>1712.71386354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4.09224735354" calcext:value-type="float">
            <text:p>1724.092247353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2.23556635263" calcext:value-type="float">
            <text:p>1712.2355663526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6.55187265633" calcext:value-type="float">
            <text:p>1706.551872656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5.19086519681" calcext:value-type="float">
            <text:p>1705.190865196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2.77333555977" calcext:value-type="float">
            <text:p>1702.773335559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float" office:value="536.556697228589" calcext:value-type="float">
            <text:p>536.5566972286</text:p>
          </table:table-cell>
          <table:table-cell office:value-type="float" office:value="530.784250911685" calcext:value-type="float">
            <text:p>530.7842509117</text:p>
          </table:table-cell>
          <table:table-cell office:value-type="float" office:value="532.762986768867" calcext:value-type="float">
            <text:p>532.7629867689</text:p>
          </table:table-cell>
          <table:table-cell office:value-type="float" office:value="533.606237151437" calcext:value-type="float">
            <text:p>533.6062371514</text:p>
          </table:table-cell>
          <table:table-cell office:value-type="float" office:value="536.049642527899" calcext:value-type="float">
            <text:p>536.0496425279</text:p>
          </table:table-cell>
          <table:table-cell office:value-type="float" office:value="533.2961001986" calcext:value-type="float">
            <text:p>533.2961001986</text:p>
          </table:table-cell>
          <table:table-cell office:value-type="float" office:value="537.980326552728" calcext:value-type="float">
            <text:p>537.9803265527</text:p>
          </table:table-cell>
          <table:table-cell office:value-type="float" office:value="533.529234668104" calcext:value-type="float">
            <text:p>533.5292346681</text:p>
          </table:table-cell>
          <table:table-cell office:value-type="float" office:value="531.320208381924" calcext:value-type="float">
            <text:p>531.3202083819</text:p>
          </table:table-cell>
          <table:table-cell office:value-type="float" office:value="537.845865661724" calcext:value-type="float">
            <text:p>537.8458656617</text:p>
          </table:table-cell>
          <table:table-cell office:value-type="float" office:value="533.894808211252" calcext:value-type="float">
            <text:p>533.8948082113</text:p>
          </table:table-cell>
          <table:table-cell office:value-type="float" office:value="534.034403586404" calcext:value-type="float">
            <text:p>534.0344035864</text:p>
          </table:table-cell>
          <table:table-cell office:value-type="float" office:value="536.373483504525" calcext:value-type="float">
            <text:p>536.3734835045</text:p>
          </table:table-cell>
          <table:table-cell office:value-type="float" office:value="532.969755045226" calcext:value-type="float">
            <text:p>532.9697550452</text:p>
          </table:table-cell>
          <table:table-cell office:value-type="float" office:value="534.336574840573" calcext:value-type="float">
            <text:p>534.3365748406</text:p>
          </table:table-cell>
          <table:table-cell office:value-type="float" office:value="536.64857084954" calcext:value-type="float">
            <text:p>536.6485708495</text:p>
          </table:table-cell>
          <table:table-cell office:value-type="float" office:value="535.487526758986" calcext:value-type="float">
            <text:p>535.487526759</text:p>
          </table:table-cell>
          <table:table-cell office:value-type="float" office:value="536.688509276063" calcext:value-type="float">
            <text:p>536.6885092761</text:p>
          </table:table-cell>
          <table:table-cell office:value-type="float" office:value="536.523294578371" calcext:value-type="float">
            <text:p>536.5232945784</text:p>
          </table:table-cell>
          <table:table-cell office:value-type="float" office:value="533.08190918476" calcext:value-type="float">
            <text:p>533.0819091848</text:p>
          </table:table-cell>
          <table:table-cell office:value-type="float" office:value="532.816190180873" calcext:value-type="float">
            <text:p>532.8161901809</text:p>
          </table:table-cell>
          <table:table-cell office:value-type="float" office:value="533.115399536438" calcext:value-type="float">
            <text:p>533.1153995364</text:p>
          </table:table-cell>
          <table:table-cell office:value-type="float" office:value="531.718872459561" calcext:value-type="float">
            <text:p>531.7188724596</text:p>
          </table:table-cell>
          <table:table-cell office:value-type="float" office:value="533.00789561352" calcext:value-type="float">
            <text:p>533.0078956135</text:p>
          </table:table-cell>
          <table:table-cell office:value-type="float" office:value="532.157546034179" calcext:value-type="float">
            <text:p>532.1575460342</text:p>
          </table:table-cell>
          <table:table-cell office:value-type="float" office:value="534.178509461344" calcext:value-type="float">
            <text:p>534.1785094613</text:p>
          </table:table-cell>
          <table:table-cell office:value-type="float" office:value="532.423899657184" calcext:value-type="float">
            <text:p>532.4238996572</text:p>
          </table:table-cell>
          <table:table-cell office:value-type="float" office:value="531.853868773934" calcext:value-type="float">
            <text:p>531.8538687739</text:p>
          </table:table-cell>
          <table:table-cell office:value-type="float" office:value="533.708956821081" calcext:value-type="float">
            <text:p>533.7089568211</text:p>
          </table:table-cell>
          <table:table-cell office:value-type="float" office:value="532.7126514927" calcext:value-type="float">
            <text:p>532.7126514927</text:p>
          </table:table-cell>
          <table:table-cell table:number-columns-repeated="2"/>
        </table:table-row>
        <table:table-row table:style-name="ro1">
          <table:table-cell office:value-type="float" office:value="537.029658541932" calcext:value-type="float">
            <text:p>537.0296585419</text:p>
          </table:table-cell>
          <table:table-cell office:value-type="float" office:value="538.272461189787" calcext:value-type="float">
            <text:p>538.2724611898</text:p>
          </table:table-cell>
          <table:table-cell office:value-type="float" office:value="538.483364398267" calcext:value-type="float">
            <text:p>538.4833643983</text:p>
          </table:table-cell>
          <table:table-cell office:value-type="float" office:value="534.965923739482" calcext:value-type="float">
            <text:p>534.9659237395</text:p>
          </table:table-cell>
          <table:table-cell office:value-type="float" office:value="535.492760617165" calcext:value-type="float">
            <text:p>535.4927606172</text:p>
          </table:table-cell>
          <table:table-cell office:value-type="float" office:value="533.615975267016" calcext:value-type="float">
            <text:p>533.615975267</text:p>
          </table:table-cell>
          <table:table-cell office:value-type="float" office:value="537.364345729583" calcext:value-type="float">
            <text:p>537.3643457296</text:p>
          </table:table-cell>
          <table:table-cell office:value-type="float" office:value="530.095379120986" calcext:value-type="float">
            <text:p>530.095379121</text:p>
          </table:table-cell>
          <table:table-cell office:value-type="float" office:value="533.071378228706" calcext:value-type="float">
            <text:p>533.0713782287</text:p>
          </table:table-cell>
          <table:table-cell office:value-type="float" office:value="535.838684619274" calcext:value-type="float">
            <text:p>535.8386846193</text:p>
          </table:table-cell>
          <table:table-cell office:value-type="float" office:value="533.307988353901" calcext:value-type="float">
            <text:p>533.3079883539</text:p>
          </table:table-cell>
          <table:table-cell office:value-type="float" office:value="533.353017202403" calcext:value-type="float">
            <text:p>533.3530172024</text:p>
          </table:table-cell>
          <table:table-cell office:value-type="float" office:value="536.893868923008" calcext:value-type="float">
            <text:p>536.893868923</text:p>
          </table:table-cell>
          <table:table-cell office:value-type="float" office:value="533.176640626964" calcext:value-type="float">
            <text:p>533.176640627</text:p>
          </table:table-cell>
          <table:table-cell office:value-type="float" office:value="536.597048388023" calcext:value-type="float">
            <text:p>536.597048388</text:p>
          </table:table-cell>
          <table:table-cell office:value-type="float" office:value="536.296685268684" calcext:value-type="float">
            <text:p>536.2966852687</text:p>
          </table:table-cell>
          <table:table-cell office:value-type="float" office:value="543.168463803715" calcext:value-type="float">
            <text:p>543.1684638037</text:p>
          </table:table-cell>
          <table:table-cell office:value-type="float" office:value="542.223514742305" calcext:value-type="float">
            <text:p>542.2235147423</text:p>
          </table:table-cell>
          <table:table-cell office:value-type="float" office:value="542.789951307006" calcext:value-type="float">
            <text:p>542.789951307</text:p>
          </table:table-cell>
          <table:table-cell office:value-type="float" office:value="535.798906071081" calcext:value-type="float">
            <text:p>535.7989060711</text:p>
          </table:table-cell>
          <table:table-cell office:value-type="float" office:value="533.115702378541" calcext:value-type="float">
            <text:p>533.1157023785</text:p>
          </table:table-cell>
          <table:table-cell office:value-type="float" office:value="536.734149520327" calcext:value-type="float">
            <text:p>536.7341495203</text:p>
          </table:table-cell>
          <table:table-cell office:value-type="float" office:value="530.785262419899" calcext:value-type="float">
            <text:p>530.7852624199</text:p>
          </table:table-cell>
          <table:table-cell office:value-type="float" office:value="533.73864881694" calcext:value-type="float">
            <text:p>533.7386488169</text:p>
          </table:table-cell>
          <table:table-cell office:value-type="float" office:value="538.437051475339" calcext:value-type="float">
            <text:p>538.4370514753</text:p>
          </table:table-cell>
          <table:table-cell office:value-type="float" office:value="535.701861692781" calcext:value-type="float">
            <text:p>535.7018616928</text:p>
          </table:table-cell>
          <table:table-cell office:value-type="float" office:value="531.965967712626" calcext:value-type="float">
            <text:p>531.9659677126</text:p>
          </table:table-cell>
          <table:table-cell office:value-type="float" office:value="531.705238752954" calcext:value-type="float">
            <text:p>531.705238753</text:p>
          </table:table-cell>
          <table:table-cell office:value-type="float" office:value="534.535056795641" calcext:value-type="float">
            <text:p>534.5350567956</text:p>
          </table:table-cell>
          <table:table-cell office:value-type="float" office:value="532.252070234179" calcext:value-type="float">
            <text:p>532.2520702342</text:p>
          </table:table-cell>
          <table:table-cell table:number-columns-repeated="2"/>
        </table:table-row>
        <table:table-row table:style-name="ro1">
          <table:table-cell office:value-type="float" office:value="538.969583972572" calcext:value-type="float">
            <text:p>538.9695839726</text:p>
          </table:table-cell>
          <table:table-cell office:value-type="float" office:value="537.139551825964" calcext:value-type="float">
            <text:p>537.139551826</text:p>
          </table:table-cell>
          <table:table-cell office:value-type="float" office:value="538.019996032697" calcext:value-type="float">
            <text:p>538.0199960327</text:p>
          </table:table-cell>
          <table:table-cell office:value-type="float" office:value="536.24823722016" calcext:value-type="float">
            <text:p>536.2482372202</text:p>
          </table:table-cell>
          <table:table-cell office:value-type="float" office:value="535.537485827125" calcext:value-type="float">
            <text:p>535.5374858271</text:p>
          </table:table-cell>
          <table:table-cell office:value-type="float" office:value="533.754911507782" calcext:value-type="float">
            <text:p>533.7549115078</text:p>
          </table:table-cell>
          <table:table-cell office:value-type="float" office:value="544.993692644927" calcext:value-type="float">
            <text:p>544.9936926449</text:p>
          </table:table-cell>
          <table:table-cell office:value-type="float" office:value="533.252383401809" calcext:value-type="float">
            <text:p>533.2523834018</text:p>
          </table:table-cell>
          <table:table-cell office:value-type="float" office:value="540.59684996298" calcext:value-type="float">
            <text:p>540.596849963</text:p>
          </table:table-cell>
          <table:table-cell office:value-type="float" office:value="540.409860611938" calcext:value-type="float">
            <text:p>540.4098606119</text:p>
          </table:table-cell>
          <table:table-cell office:value-type="float" office:value="532.432249080795" calcext:value-type="float">
            <text:p>532.4322490808</text:p>
          </table:table-cell>
          <table:table-cell office:value-type="float" office:value="536.189924261203" calcext:value-type="float">
            <text:p>536.1899242612</text:p>
          </table:table-cell>
          <table:table-cell office:value-type="float" office:value="538.877794569137" calcext:value-type="float">
            <text:p>538.8777945691</text:p>
          </table:table-cell>
          <table:table-cell office:value-type="float" office:value="540.165033782599" calcext:value-type="float">
            <text:p>540.1650337826</text:p>
          </table:table-cell>
          <table:table-cell office:value-type="float" office:value="538.095233480172" calcext:value-type="float">
            <text:p>538.0952334802</text:p>
          </table:table-cell>
          <table:table-cell office:value-type="float" office:value="537.17468030087" calcext:value-type="float">
            <text:p>537.1746803009</text:p>
          </table:table-cell>
          <table:table-cell office:value-type="float" office:value="544.280790758615" calcext:value-type="float">
            <text:p>544.2807907586</text:p>
          </table:table-cell>
          <table:table-cell office:value-type="float" office:value="543.244904226205" calcext:value-type="float">
            <text:p>543.2449042262</text:p>
          </table:table-cell>
          <table:table-cell office:value-type="float" office:value="539.061255303066" calcext:value-type="float">
            <text:p>539.0612553031</text:p>
          </table:table-cell>
          <table:table-cell office:value-type="float" office:value="536.084641437658" calcext:value-type="float">
            <text:p>536.0846414377</text:p>
          </table:table-cell>
          <table:table-cell office:value-type="float" office:value="536.359077198316" calcext:value-type="float">
            <text:p>536.3590771983</text:p>
          </table:table-cell>
          <table:table-cell office:value-type="float" office:value="538.559361970041" calcext:value-type="float">
            <text:p>538.55936197</text:p>
          </table:table-cell>
          <table:table-cell office:value-type="float" office:value="533.60787385716" calcext:value-type="float">
            <text:p>533.6078738572</text:p>
          </table:table-cell>
          <table:table-cell office:value-type="float" office:value="534.292849576125" calcext:value-type="float">
            <text:p>534.2928495761</text:p>
          </table:table-cell>
          <table:table-cell office:value-type="float" office:value="538.30628681659" calcext:value-type="float">
            <text:p>538.3062868166</text:p>
          </table:table-cell>
          <table:table-cell office:value-type="float" office:value="538.869637620009" calcext:value-type="float">
            <text:p>538.86963762</text:p>
          </table:table-cell>
          <table:table-cell office:value-type="float" office:value="535.301077864143" calcext:value-type="float">
            <text:p>535.3010778641</text:p>
          </table:table-cell>
          <table:table-cell office:value-type="float" office:value="530.903186528498" calcext:value-type="float">
            <text:p>530.9031865285</text:p>
          </table:table-cell>
          <table:table-cell office:value-type="float" office:value="530.413769994577" calcext:value-type="float">
            <text:p>530.4137699946</text:p>
          </table:table-cell>
          <table:table-cell office:value-type="float" office:value="533.140769184687" calcext:value-type="float">
            <text:p>533.1407691847</text:p>
          </table:table-cell>
          <table:table-cell table:number-columns-repeated="2"/>
        </table:table-row>
        <table:table-row table:style-name="ro1">
          <table:table-cell office:value-type="float" office:value="540.273435198014" calcext:value-type="float">
            <text:p>540.273435198</text:p>
          </table:table-cell>
          <table:table-cell office:value-type="float" office:value="541.875534850802" calcext:value-type="float">
            <text:p>541.8755348508</text:p>
          </table:table-cell>
          <table:table-cell office:value-type="float" office:value="536.514421560381" calcext:value-type="float">
            <text:p>536.5144215604</text:p>
          </table:table-cell>
          <table:table-cell office:value-type="float" office:value="543.375544585984" calcext:value-type="float">
            <text:p>543.375544586</text:p>
          </table:table-cell>
          <table:table-cell office:value-type="float" office:value="543.044920434989" calcext:value-type="float">
            <text:p>543.044920435</text:p>
          </table:table-cell>
          <table:table-cell office:value-type="float" office:value="539.840715215993" calcext:value-type="float">
            <text:p>539.840715216</text:p>
          </table:table-cell>
          <table:table-cell office:value-type="float" office:value="547.664776254788" calcext:value-type="float">
            <text:p>547.6647762548</text:p>
          </table:table-cell>
          <table:table-cell office:value-type="float" office:value="532.796644682834" calcext:value-type="float">
            <text:p>532.7966446828</text:p>
          </table:table-cell>
          <table:table-cell office:value-type="float" office:value="547.258090746332" calcext:value-type="float">
            <text:p>547.2580907463</text:p>
          </table:table-cell>
          <table:table-cell office:value-type="float" office:value="542.316235412886" calcext:value-type="float">
            <text:p>542.3162354129</text:p>
          </table:table-cell>
          <table:table-cell office:value-type="float" office:value="532.621589172644" calcext:value-type="float">
            <text:p>532.6215891726</text:p>
          </table:table-cell>
          <table:table-cell office:value-type="float" office:value="537.142213518373" calcext:value-type="float">
            <text:p>537.1422135184</text:p>
          </table:table-cell>
          <table:table-cell office:value-type="float" office:value="546.545523557766" calcext:value-type="float">
            <text:p>546.5455235578</text:p>
          </table:table-cell>
          <table:table-cell office:value-type="float" office:value="539.689382707001" calcext:value-type="float">
            <text:p>539.689382707</text:p>
          </table:table-cell>
          <table:table-cell office:value-type="float" office:value="546.082673880012" calcext:value-type="float">
            <text:p>546.08267388</text:p>
          </table:table-cell>
          <table:table-cell office:value-type="float" office:value="536.791884338147" calcext:value-type="float">
            <text:p>536.7918843381</text:p>
          </table:table-cell>
          <table:table-cell office:value-type="float" office:value="550.696010890437" calcext:value-type="float">
            <text:p>550.6960108904</text:p>
          </table:table-cell>
          <table:table-cell office:value-type="float" office:value="544.290112823529" calcext:value-type="float">
            <text:p>544.2901128235</text:p>
          </table:table-cell>
          <table:table-cell office:value-type="float" office:value="544.667863885302" calcext:value-type="float">
            <text:p>544.6678638853</text:p>
          </table:table-cell>
          <table:table-cell office:value-type="float" office:value="536.900568845229" calcext:value-type="float">
            <text:p>536.9005688452</text:p>
          </table:table-cell>
          <table:table-cell office:value-type="float" office:value="540.788483077047" calcext:value-type="float">
            <text:p>540.788483077</text:p>
          </table:table-cell>
          <table:table-cell office:value-type="float" office:value="538.91708365157" calcext:value-type="float">
            <text:p>538.9170836516</text:p>
          </table:table-cell>
          <table:table-cell office:value-type="float" office:value="534.316196193708" calcext:value-type="float">
            <text:p>534.3161961937</text:p>
          </table:table-cell>
          <table:table-cell office:value-type="float" office:value="533.791449953857" calcext:value-type="float">
            <text:p>533.7914499539</text:p>
          </table:table-cell>
          <table:table-cell office:value-type="float" office:value="541.182299820462" calcext:value-type="float">
            <text:p>541.1822998205</text:p>
          </table:table-cell>
          <table:table-cell office:value-type="float" office:value="539.647951671516" calcext:value-type="float">
            <text:p>539.6479516715</text:p>
          </table:table-cell>
          <table:table-cell office:value-type="float" office:value="542.381938262367" calcext:value-type="float">
            <text:p>542.3819382624</text:p>
          </table:table-cell>
          <table:table-cell office:value-type="float" office:value="532.288451974487" calcext:value-type="float">
            <text:p>532.2884519745</text:p>
          </table:table-cell>
          <table:table-cell office:value-type="float" office:value="532.670603779699" calcext:value-type="float">
            <text:p>532.6706037797</text:p>
          </table:table-cell>
          <table:table-cell office:value-type="float" office:value="540.686094363991" calcext:value-type="float">
            <text:p>540.686094364</text:p>
          </table:table-cell>
          <table:table-cell table:number-columns-repeated="2"/>
        </table:table-row>
        <table:table-row table:style-name="ro1">
          <table:table-cell office:value-type="float" office:value="548.006835785047" calcext:value-type="float">
            <text:p>548.006835785</text:p>
          </table:table-cell>
          <table:table-cell office:value-type="float" office:value="546.181116221264" calcext:value-type="float">
            <text:p>546.1811162213</text:p>
          </table:table-cell>
          <table:table-cell office:value-type="float" office:value="537.636433944369" calcext:value-type="float">
            <text:p>537.6364339444</text:p>
          </table:table-cell>
          <table:table-cell office:value-type="float" office:value="546.200438200032" calcext:value-type="float">
            <text:p>546.2004382</text:p>
          </table:table-cell>
          <table:table-cell office:value-type="float" office:value="543.94738735076" calcext:value-type="float">
            <text:p>543.9473873508</text:p>
          </table:table-cell>
          <table:table-cell office:value-type="float" office:value="547.20575298642" calcext:value-type="float">
            <text:p>547.2057529864</text:p>
          </table:table-cell>
          <table:table-cell office:value-type="float" office:value="544.924827025455" calcext:value-type="float">
            <text:p>544.9248270255</text:p>
          </table:table-cell>
          <table:table-cell office:value-type="float" office:value="533.594098131308" calcext:value-type="float">
            <text:p>533.5940981313</text:p>
          </table:table-cell>
          <table:table-cell office:value-type="float" office:value="547.078463201527" calcext:value-type="float">
            <text:p>547.0784632015</text:p>
          </table:table-cell>
          <table:table-cell office:value-type="float" office:value="543.933146609987" calcext:value-type="float">
            <text:p>543.93314661</text:p>
          </table:table-cell>
          <table:table-cell office:value-type="float" office:value="532.221836206643" calcext:value-type="float">
            <text:p>532.2218362066</text:p>
          </table:table-cell>
          <table:table-cell office:value-type="float" office:value="539.545333908129" calcext:value-type="float">
            <text:p>539.5453339081</text:p>
          </table:table-cell>
          <table:table-cell office:value-type="float" office:value="550.086211949438" calcext:value-type="float">
            <text:p>550.0862119494</text:p>
          </table:table-cell>
          <table:table-cell office:value-type="float" office:value="539.72234888506" calcext:value-type="float">
            <text:p>539.7223488851</text:p>
          </table:table-cell>
          <table:table-cell office:value-type="float" office:value="552.805570735359" calcext:value-type="float">
            <text:p>552.8055707354</text:p>
          </table:table-cell>
          <table:table-cell office:value-type="float" office:value="538.087289633121" calcext:value-type="float">
            <text:p>538.0872896331</text:p>
          </table:table-cell>
          <table:table-cell office:value-type="float" office:value="557.181241580323" calcext:value-type="float">
            <text:p>557.1812415803</text:p>
          </table:table-cell>
          <table:table-cell office:value-type="float" office:value="548.671395288343" calcext:value-type="float">
            <text:p>548.6713952883</text:p>
          </table:table-cell>
          <table:table-cell office:value-type="float" office:value="545.32468533399" calcext:value-type="float">
            <text:p>545.324685334</text:p>
          </table:table-cell>
          <table:table-cell office:value-type="float" office:value="539.961642010511" calcext:value-type="float">
            <text:p>539.9616420105</text:p>
          </table:table-cell>
          <table:table-cell office:value-type="float" office:value="542.922759862561" calcext:value-type="float">
            <text:p>542.9227598626</text:p>
          </table:table-cell>
          <table:table-cell office:value-type="float" office:value="542.913883502505" calcext:value-type="float">
            <text:p>542.9138835025</text:p>
          </table:table-cell>
          <table:table-cell office:value-type="float" office:value="541.305033908534" calcext:value-type="float">
            <text:p>541.3050339085</text:p>
          </table:table-cell>
          <table:table-cell office:value-type="float" office:value="539.169538076353" calcext:value-type="float">
            <text:p>539.1695380764</text:p>
          </table:table-cell>
          <table:table-cell office:value-type="float" office:value="543.320498639576" calcext:value-type="float">
            <text:p>543.3204986396</text:p>
          </table:table-cell>
          <table:table-cell office:value-type="float" office:value="542.298758427184" calcext:value-type="float">
            <text:p>542.2987584272</text:p>
          </table:table-cell>
          <table:table-cell office:value-type="float" office:value="541.062948824692" calcext:value-type="float">
            <text:p>541.0629488247</text:p>
          </table:table-cell>
          <table:table-cell office:value-type="float" office:value="539.229105724475" calcext:value-type="float">
            <text:p>539.2291057245</text:p>
          </table:table-cell>
          <table:table-cell office:value-type="float" office:value="540.662613182437" calcext:value-type="float">
            <text:p>540.6626131824</text:p>
          </table:table-cell>
          <table:table-cell office:value-type="float" office:value="541.5491343401" calcext:value-type="float">
            <text:p>541.5491343401</text:p>
          </table:table-cell>
          <table:table-cell table:number-columns-repeated="2"/>
        </table:table-row>
        <table:table-row table:style-name="ro1">
          <table:table-cell office:value-type="float" office:value="550.283133337248" calcext:value-type="float">
            <text:p>550.2831333372</text:p>
          </table:table-cell>
          <table:table-cell office:value-type="float" office:value="547.115179062826" calcext:value-type="float">
            <text:p>547.1151790628</text:p>
          </table:table-cell>
          <table:table-cell office:value-type="float" office:value="535.841676150095" calcext:value-type="float">
            <text:p>535.8416761501</text:p>
          </table:table-cell>
          <table:table-cell office:value-type="float" office:value="549.29648543582" calcext:value-type="float">
            <text:p>549.2964854358</text:p>
          </table:table-cell>
          <table:table-cell office:value-type="float" office:value="544.137798769276" calcext:value-type="float">
            <text:p>544.1377987693</text:p>
          </table:table-cell>
          <table:table-cell office:value-type="float" office:value="547.343789976337" calcext:value-type="float">
            <text:p>547.3437899763</text:p>
          </table:table-cell>
          <table:table-cell office:value-type="float" office:value="544.457805367004" calcext:value-type="float">
            <text:p>544.457805367</text:p>
          </table:table-cell>
          <table:table-cell office:value-type="float" office:value="536.742051957974" calcext:value-type="float">
            <text:p>536.742051958</text:p>
          </table:table-cell>
          <table:table-cell office:value-type="float" office:value="545.780575503016" calcext:value-type="float">
            <text:p>545.780575503</text:p>
          </table:table-cell>
          <table:table-cell office:value-type="float" office:value="545.178048284941" calcext:value-type="float">
            <text:p>545.1780482849</text:p>
          </table:table-cell>
          <table:table-cell office:value-type="float" office:value="535.620254402168" calcext:value-type="float">
            <text:p>535.6202544022</text:p>
          </table:table-cell>
          <table:table-cell office:value-type="float" office:value="545.569982009424" calcext:value-type="float">
            <text:p>545.5699820094</text:p>
          </table:table-cell>
          <table:table-cell office:value-type="float" office:value="556.70664045799" calcext:value-type="float">
            <text:p>556.706640458</text:p>
          </table:table-cell>
          <table:table-cell office:value-type="float" office:value="547.220856347365" calcext:value-type="float">
            <text:p>547.2208563474</text:p>
          </table:table-cell>
          <table:table-cell office:value-type="float" office:value="553.871603634879" calcext:value-type="float">
            <text:p>553.8716036349</text:p>
          </table:table-cell>
          <table:table-cell office:value-type="float" office:value="538.20453129063" calcext:value-type="float">
            <text:p>538.2045312906</text:p>
          </table:table-cell>
          <table:table-cell office:value-type="float" office:value="562.434441996473" calcext:value-type="float">
            <text:p>562.4344419965</text:p>
          </table:table-cell>
          <table:table-cell office:value-type="float" office:value="548.045766729537" calcext:value-type="float">
            <text:p>548.0457667295</text:p>
          </table:table-cell>
          <table:table-cell office:value-type="float" office:value="545.309442269597" calcext:value-type="float">
            <text:p>545.3094422696</text:p>
          </table:table-cell>
          <table:table-cell office:value-type="float" office:value="539.903905419538" calcext:value-type="float">
            <text:p>539.9039054195</text:p>
          </table:table-cell>
          <table:table-cell office:value-type="float" office:value="543.76166140063" calcext:value-type="float">
            <text:p>543.7616614006</text:p>
          </table:table-cell>
          <table:table-cell office:value-type="float" office:value="544.479985486615" calcext:value-type="float">
            <text:p>544.4799854866</text:p>
          </table:table-cell>
          <table:table-cell office:value-type="float" office:value="547.269358934183" calcext:value-type="float">
            <text:p>547.2693589342</text:p>
          </table:table-cell>
          <table:table-cell office:value-type="float" office:value="538.44064307388" calcext:value-type="float">
            <text:p>538.4406430739</text:p>
          </table:table-cell>
          <table:table-cell office:value-type="float" office:value="545.865139318883" calcext:value-type="float">
            <text:p>545.8651393189</text:p>
          </table:table-cell>
          <table:table-cell office:value-type="float" office:value="544.391919465114" calcext:value-type="float">
            <text:p>544.3919194651</text:p>
          </table:table-cell>
          <table:table-cell office:value-type="float" office:value="539.463685760365" calcext:value-type="float">
            <text:p>539.4636857604</text:p>
          </table:table-cell>
          <table:table-cell office:value-type="float" office:value="546.938479336694" calcext:value-type="float">
            <text:p>546.9384793367</text:p>
          </table:table-cell>
          <table:table-cell office:value-type="float" office:value="536.278007252576" calcext:value-type="float">
            <text:p>536.2780072526</text:p>
          </table:table-cell>
          <table:table-cell office:value-type="float" office:value="546.730906789095" calcext:value-type="float">
            <text:p>546.7309067891</text:p>
          </table:table-cell>
          <table:table-cell table:number-columns-repeated="2"/>
        </table:table-row>
        <table:table-row table:style-name="ro1">
          <table:table-cell office:value-type="float" office:value="548.955355507541" calcext:value-type="float">
            <text:p>548.9553555075</text:p>
          </table:table-cell>
          <table:table-cell office:value-type="float" office:value="549.213828704143" calcext:value-type="float">
            <text:p>549.2138287041</text:p>
          </table:table-cell>
          <table:table-cell office:value-type="float" office:value="538.721921776716" calcext:value-type="float">
            <text:p>538.7219217767</text:p>
          </table:table-cell>
          <table:table-cell office:value-type="float" office:value="550.261685107098" calcext:value-type="float">
            <text:p>550.2616851071</text:p>
          </table:table-cell>
          <table:table-cell office:value-type="float" office:value="546.415739912469" calcext:value-type="float">
            <text:p>546.4157399125</text:p>
          </table:table-cell>
          <table:table-cell office:value-type="float" office:value="549.294567057994" calcext:value-type="float">
            <text:p>549.294567058</text:p>
          </table:table-cell>
          <table:table-cell office:value-type="float" office:value="551.715424939147" calcext:value-type="float">
            <text:p>551.7154249391</text:p>
          </table:table-cell>
          <table:table-cell office:value-type="float" office:value="536.693845824042" calcext:value-type="float">
            <text:p>536.693845824</text:p>
          </table:table-cell>
          <table:table-cell office:value-type="float" office:value="549.165781608504" calcext:value-type="float">
            <text:p>549.1657816085</text:p>
          </table:table-cell>
          <table:table-cell office:value-type="float" office:value="552.615895106693" calcext:value-type="float">
            <text:p>552.6158951067</text:p>
          </table:table-cell>
          <table:table-cell office:value-type="float" office:value="534.436141541513" calcext:value-type="float">
            <text:p>534.4361415415</text:p>
          </table:table-cell>
          <table:table-cell office:value-type="float" office:value="541.839309944322" calcext:value-type="float">
            <text:p>541.8393099443</text:p>
          </table:table-cell>
          <table:table-cell office:value-type="float" office:value="562.511578768876" calcext:value-type="float">
            <text:p>562.5115787689</text:p>
          </table:table-cell>
          <table:table-cell office:value-type="float" office:value="546.789947517048" calcext:value-type="float">
            <text:p>546.789947517</text:p>
          </table:table-cell>
          <table:table-cell office:value-type="float" office:value="553.821491218464" calcext:value-type="float">
            <text:p>553.8214912185</text:p>
          </table:table-cell>
          <table:table-cell office:value-type="float" office:value="538.20453129063" calcext:value-type="float">
            <text:p>538.2045312906</text:p>
          </table:table-cell>
          <table:table-cell office:value-type="float" office:value="568.199430088347" calcext:value-type="float">
            <text:p>568.1994300883</text:p>
          </table:table-cell>
          <table:table-cell office:value-type="float" office:value="549.956960768268" calcext:value-type="float">
            <text:p>549.9569607683</text:p>
          </table:table-cell>
          <table:table-cell office:value-type="float" office:value="546.129499175945" calcext:value-type="float">
            <text:p>546.1294991759</text:p>
          </table:table-cell>
          <table:table-cell office:value-type="float" office:value="546.335640123674" calcext:value-type="float">
            <text:p>546.3356401237</text:p>
          </table:table-cell>
          <table:table-cell office:value-type="float" office:value="544.650044377745" calcext:value-type="float">
            <text:p>544.6500443777</text:p>
          </table:table-cell>
          <table:table-cell office:value-type="float" office:value="541.928042412732" calcext:value-type="float">
            <text:p>541.9280424127</text:p>
          </table:table-cell>
          <table:table-cell office:value-type="float" office:value="552.442728543091" calcext:value-type="float">
            <text:p>552.4427285431</text:p>
          </table:table-cell>
          <table:table-cell office:value-type="float" office:value="541.682764532345" calcext:value-type="float">
            <text:p>541.6827645323</text:p>
          </table:table-cell>
          <table:table-cell office:value-type="float" office:value="551.969037835864" calcext:value-type="float">
            <text:p>551.9690378359</text:p>
          </table:table-cell>
          <table:table-cell office:value-type="float" office:value="545.443008432871" calcext:value-type="float">
            <text:p>545.4430084329</text:p>
          </table:table-cell>
          <table:table-cell office:value-type="float" office:value="538.749552857192" calcext:value-type="float">
            <text:p>538.7495528572</text:p>
          </table:table-cell>
          <table:table-cell office:value-type="float" office:value="545.704574488055" calcext:value-type="float">
            <text:p>545.7045744881</text:p>
          </table:table-cell>
          <table:table-cell office:value-type="float" office:value="539.898383582685" calcext:value-type="float">
            <text:p>539.8983835827</text:p>
          </table:table-cell>
          <table:table-cell office:value-type="float" office:value="550.058946912675" calcext:value-type="float">
            <text:p>550.0589469127</text:p>
          </table:table-cell>
          <table:table-cell table:number-columns-repeated="2"/>
        </table:table-row>
        <table:table-row table:style-name="ro1">
          <table:table-cell office:value-type="float" office:value="551.410055593237" calcext:value-type="float">
            <text:p>551.4100555932</text:p>
          </table:table-cell>
          <table:table-cell office:value-type="float" office:value="551.759573759123" calcext:value-type="float">
            <text:p>551.7595737591</text:p>
          </table:table-cell>
          <table:table-cell office:value-type="float" office:value="544.584884228703" calcext:value-type="float">
            <text:p>544.5848842287</text:p>
          </table:table-cell>
          <table:table-cell office:value-type="float" office:value="550.366012205659" calcext:value-type="float">
            <text:p>550.3660122057</text:p>
          </table:table-cell>
          <table:table-cell office:value-type="float" office:value="546.41281243195" calcext:value-type="float">
            <text:p>546.412812432</text:p>
          </table:table-cell>
          <table:table-cell office:value-type="float" office:value="551.71366878281" calcext:value-type="float">
            <text:p>551.7136687828</text:p>
          </table:table-cell>
          <table:table-cell office:value-type="float" office:value="554.50804554852" calcext:value-type="float">
            <text:p>554.5080455485</text:p>
          </table:table-cell>
          <table:table-cell office:value-type="float" office:value="537.175772078087" calcext:value-type="float">
            <text:p>537.1757720781</text:p>
          </table:table-cell>
          <table:table-cell office:value-type="float" office:value="547.953438312548" calcext:value-type="float">
            <text:p>547.9534383125</text:p>
          </table:table-cell>
          <table:table-cell office:value-type="float" office:value="552.615895106693" calcext:value-type="float">
            <text:p>552.6158951067</text:p>
          </table:table-cell>
          <table:table-cell office:value-type="float" office:value="534.436141541513" calcext:value-type="float">
            <text:p>534.4361415415</text:p>
          </table:table-cell>
          <table:table-cell office:value-type="float" office:value="543.314168861855" calcext:value-type="float">
            <text:p>543.3141688619</text:p>
          </table:table-cell>
          <table:table-cell office:value-type="float" office:value="565.989044891883" calcext:value-type="float">
            <text:p>565.9890448919</text:p>
          </table:table-cell>
          <table:table-cell office:value-type="float" office:value="546.712501541499" calcext:value-type="float">
            <text:p>546.7125015415</text:p>
          </table:table-cell>
          <table:table-cell office:value-type="float" office:value="552.330668929164" calcext:value-type="float">
            <text:p>552.3306689292</text:p>
          </table:table-cell>
          <table:table-cell office:value-type="float" office:value="537.128872203791" calcext:value-type="float">
            <text:p>537.1288722038</text:p>
          </table:table-cell>
          <table:table-cell office:value-type="float" office:value="563.964880904031" calcext:value-type="float">
            <text:p>563.964880904</text:p>
          </table:table-cell>
          <table:table-cell office:value-type="float" office:value="550.051871281637" calcext:value-type="float">
            <text:p>550.0518712816</text:p>
          </table:table-cell>
          <table:table-cell office:value-type="float" office:value="547.966119973254" calcext:value-type="float">
            <text:p>547.9661199733</text:p>
          </table:table-cell>
          <table:table-cell office:value-type="float" office:value="551.539663966485" calcext:value-type="float">
            <text:p>551.5396639665</text:p>
          </table:table-cell>
          <table:table-cell office:value-type="float" office:value="546.556684100847" calcext:value-type="float">
            <text:p>546.5566841008</text:p>
          </table:table-cell>
          <table:table-cell office:value-type="float" office:value="542.777532769575" calcext:value-type="float">
            <text:p>542.7775327696</text:p>
          </table:table-cell>
          <table:table-cell office:value-type="float" office:value="551.837863407783" calcext:value-type="float">
            <text:p>551.8378634078</text:p>
          </table:table-cell>
          <table:table-cell office:value-type="float" office:value="542.125415524588" calcext:value-type="float">
            <text:p>542.1254155246</text:p>
          </table:table-cell>
          <table:table-cell office:value-type="float" office:value="553.094757836927" calcext:value-type="float">
            <text:p>553.0947578369</text:p>
          </table:table-cell>
          <table:table-cell office:value-type="float" office:value="546.107824397269" calcext:value-type="float">
            <text:p>546.1078243973</text:p>
          </table:table-cell>
          <table:table-cell office:value-type="float" office:value="538.247227886373" calcext:value-type="float">
            <text:p>538.2472278864</text:p>
          </table:table-cell>
          <table:table-cell office:value-type="float" office:value="552.12454126947" calcext:value-type="float">
            <text:p>552.1245412695</text:p>
          </table:table-cell>
          <table:table-cell office:value-type="float" office:value="543.734804218695" calcext:value-type="float">
            <text:p>543.7348042187</text:p>
          </table:table-cell>
          <table:table-cell office:value-type="float" office:value="550.12264005583" calcext:value-type="float">
            <text:p>550.1226400558</text:p>
          </table:table-cell>
          <table:table-cell table:number-columns-repeated="2"/>
        </table:table-row>
        <table:table-row table:style-name="ro1">
          <table:table-cell office:value-type="float" office:value="551.003680419809" calcext:value-type="float">
            <text:p>551.0036804198</text:p>
          </table:table-cell>
          <table:table-cell office:value-type="float" office:value="550.98862879652" calcext:value-type="float">
            <text:p>550.9886287965</text:p>
          </table:table-cell>
          <table:table-cell office:value-type="float" office:value="545.912608793123" calcext:value-type="float">
            <text:p>545.9126087931</text:p>
          </table:table-cell>
          <table:table-cell office:value-type="float" office:value="550.947253784932" calcext:value-type="float">
            <text:p>550.9472537849</text:p>
          </table:table-cell>
          <table:table-cell office:value-type="float" office:value="546.324530901311" calcext:value-type="float">
            <text:p>546.3245309013</text:p>
          </table:table-cell>
          <table:table-cell office:value-type="float" office:value="552.120628525132" calcext:value-type="float">
            <text:p>552.1206285251</text:p>
          </table:table-cell>
          <table:table-cell office:value-type="float" office:value="554.50804554852" calcext:value-type="float">
            <text:p>554.5080455485</text:p>
          </table:table-cell>
          <table:table-cell office:value-type="float" office:value="536.400765166453" calcext:value-type="float">
            <text:p>536.4007651665</text:p>
          </table:table-cell>
          <table:table-cell office:value-type="float" office:value="547.026210408097" calcext:value-type="float">
            <text:p>547.0262104081</text:p>
          </table:table-cell>
          <table:table-cell office:value-type="float" office:value="558.528959962353" calcext:value-type="float">
            <text:p>558.5289599624</text:p>
          </table:table-cell>
          <table:table-cell office:value-type="float" office:value="537.276961894032" calcext:value-type="float">
            <text:p>537.276961894</text:p>
          </table:table-cell>
          <table:table-cell office:value-type="float" office:value="544.593847445213" calcext:value-type="float">
            <text:p>544.5938474452</text:p>
          </table:table-cell>
          <table:table-cell office:value-type="float" office:value="570.038665851164" calcext:value-type="float">
            <text:p>570.0386658512</text:p>
          </table:table-cell>
          <table:table-cell office:value-type="float" office:value="546.712501541499" calcext:value-type="float">
            <text:p>546.7125015415</text:p>
          </table:table-cell>
          <table:table-cell office:value-type="float" office:value="557.785466373941" calcext:value-type="float">
            <text:p>557.7854663739</text:p>
          </table:table-cell>
          <table:table-cell office:value-type="float" office:value="542.715145617776" calcext:value-type="float">
            <text:p>542.7151456178</text:p>
          </table:table-cell>
          <table:table-cell office:value-type="float" office:value="565.415623581275" calcext:value-type="float">
            <text:p>565.4156235813</text:p>
          </table:table-cell>
          <table:table-cell office:value-type="float" office:value="550.327836229274" calcext:value-type="float">
            <text:p>550.3278362293</text:p>
          </table:table-cell>
          <table:table-cell office:value-type="float" office:value="551.249413201881" calcext:value-type="float">
            <text:p>551.2494132019</text:p>
          </table:table-cell>
          <table:table-cell office:value-type="float" office:value="551.574046457944" calcext:value-type="float">
            <text:p>551.5740464579</text:p>
          </table:table-cell>
          <table:table-cell office:value-type="float" office:value="550.193650602672" calcext:value-type="float">
            <text:p>550.1936506027</text:p>
          </table:table-cell>
          <table:table-cell office:value-type="float" office:value="543.871837694187" calcext:value-type="float">
            <text:p>543.8718376942</text:p>
          </table:table-cell>
          <table:table-cell office:value-type="float" office:value="555.771770995016" calcext:value-type="float">
            <text:p>555.771770995</text:p>
          </table:table-cell>
          <table:table-cell office:value-type="float" office:value="540.293177861803" calcext:value-type="float">
            <text:p>540.2931778618</text:p>
          </table:table-cell>
          <table:table-cell office:value-type="float" office:value="555.091002873353" calcext:value-type="float">
            <text:p>555.0910028734</text:p>
          </table:table-cell>
          <table:table-cell office:value-type="float" office:value="546.155945293289" calcext:value-type="float">
            <text:p>546.1559452933</text:p>
          </table:table-cell>
          <table:table-cell office:value-type="float" office:value="537.134197682199" calcext:value-type="float">
            <text:p>537.1341976822</text:p>
          </table:table-cell>
          <table:table-cell office:value-type="float" office:value="556.872958160227" calcext:value-type="float">
            <text:p>556.8729581602</text:p>
          </table:table-cell>
          <table:table-cell office:value-type="float" office:value="544.670497776588" calcext:value-type="float">
            <text:p>544.6704977766</text:p>
          </table:table-cell>
          <table:table-cell office:value-type="float" office:value="550.152648531761" calcext:value-type="float">
            <text:p>550.1526485318</text:p>
          </table:table-cell>
          <table:table-cell table:number-columns-repeated="2"/>
        </table:table-row>
        <table:table-row table:style-name="ro1">
          <table:table-cell office:value-type="float" office:value="552.978917643473" calcext:value-type="float">
            <text:p>552.9789176435</text:p>
          </table:table-cell>
          <table:table-cell office:value-type="float" office:value="552.594474491213" calcext:value-type="float">
            <text:p>552.5944744912</text:p>
          </table:table-cell>
          <table:table-cell office:value-type="float" office:value="548.953970533831" calcext:value-type="float">
            <text:p>548.9539705338</text:p>
          </table:table-cell>
          <table:table-cell office:value-type="float" office:value="555.764950534229" calcext:value-type="float">
            <text:p>555.7649505342</text:p>
          </table:table-cell>
          <table:table-cell office:value-type="float" office:value="546.54143493077" calcext:value-type="float">
            <text:p>546.5414349308</text:p>
          </table:table-cell>
          <table:table-cell office:value-type="float" office:value="555.651777257888" calcext:value-type="float">
            <text:p>555.6517772579</text:p>
          </table:table-cell>
          <table:table-cell office:value-type="float" office:value="556.016251772937" calcext:value-type="float">
            <text:p>556.0162517729</text:p>
          </table:table-cell>
          <table:table-cell office:value-type="float" office:value="538.452069913606" calcext:value-type="float">
            <text:p>538.4520699136</text:p>
          </table:table-cell>
          <table:table-cell office:value-type="float" office:value="551.180530902184" calcext:value-type="float">
            <text:p>551.1805309022</text:p>
          </table:table-cell>
          <table:table-cell office:value-type="float" office:value="563.779275575313" calcext:value-type="float">
            <text:p>563.7792755753</text:p>
          </table:table-cell>
          <table:table-cell office:value-type="float" office:value="537.354786384709" calcext:value-type="float">
            <text:p>537.3547863847</text:p>
          </table:table-cell>
          <table:table-cell office:value-type="float" office:value="545.51839921139" calcext:value-type="float">
            <text:p>545.5183992114</text:p>
          </table:table-cell>
          <table:table-cell office:value-type="float" office:value="570.199632522756" calcext:value-type="float">
            <text:p>570.1996325228</text:p>
          </table:table-cell>
          <table:table-cell office:value-type="float" office:value="546.707344172154" calcext:value-type="float">
            <text:p>546.7073441722</text:p>
          </table:table-cell>
          <table:table-cell office:value-type="float" office:value="559.434168698702" calcext:value-type="float">
            <text:p>559.4341686987</text:p>
          </table:table-cell>
          <table:table-cell office:value-type="float" office:value="538.19100187789" calcext:value-type="float">
            <text:p>538.1910018779</text:p>
          </table:table-cell>
          <table:table-cell office:value-type="float" office:value="561.254777906345" calcext:value-type="float">
            <text:p>561.2547779063</text:p>
          </table:table-cell>
          <table:table-cell office:value-type="float" office:value="550.282989322564" calcext:value-type="float">
            <text:p>550.2829893226</text:p>
          </table:table-cell>
          <table:table-cell office:value-type="float" office:value="551.274856507765" calcext:value-type="float">
            <text:p>551.2748565078</text:p>
          </table:table-cell>
          <table:table-cell office:value-type="float" office:value="553.523241211095" calcext:value-type="float">
            <text:p>553.5232412111</text:p>
          </table:table-cell>
          <table:table-cell office:value-type="float" office:value="550.342353462532" calcext:value-type="float">
            <text:p>550.3423534625</text:p>
          </table:table-cell>
          <table:table-cell office:value-type="float" office:value="544.253516952339" calcext:value-type="float">
            <text:p>544.2535169523</text:p>
          </table:table-cell>
          <table:table-cell office:value-type="float" office:value="555.993847617711" calcext:value-type="float">
            <text:p>555.9938476177</text:p>
          </table:table-cell>
          <table:table-cell office:value-type="float" office:value="540.283165846253" calcext:value-type="float">
            <text:p>540.2831658463</text:p>
          </table:table-cell>
          <table:table-cell office:value-type="float" office:value="561.91219595803" calcext:value-type="float">
            <text:p>561.912195958</text:p>
          </table:table-cell>
          <table:table-cell office:value-type="float" office:value="546.210670573376" calcext:value-type="float">
            <text:p>546.2106705734</text:p>
          </table:table-cell>
          <table:table-cell office:value-type="float" office:value="537.095534110859" calcext:value-type="float">
            <text:p>537.0955341109</text:p>
          </table:table-cell>
          <table:table-cell office:value-type="float" office:value="562.179408564735" calcext:value-type="float">
            <text:p>562.1794085647</text:p>
          </table:table-cell>
          <table:table-cell office:value-type="float" office:value="548.558758578876" calcext:value-type="float">
            <text:p>548.5587585789</text:p>
          </table:table-cell>
          <table:table-cell office:value-type="float" office:value="552.677550562229" calcext:value-type="float">
            <text:p>552.6775505622</text:p>
          </table:table-cell>
          <table:table-cell table:number-columns-repeated="2"/>
        </table:table-row>
        <table:table-row table:style-name="ro1">
          <table:table-cell office:value-type="float" office:value="552.948278666388" calcext:value-type="float">
            <text:p>552.9482786664</text:p>
          </table:table-cell>
          <table:table-cell office:value-type="float" office:value="559.623878418939" calcext:value-type="float">
            <text:p>559.6238784189</text:p>
          </table:table-cell>
          <table:table-cell office:value-type="float" office:value="548.668208182156" calcext:value-type="float">
            <text:p>548.6682081822</text:p>
          </table:table-cell>
          <table:table-cell office:value-type="float" office:value="556.034193579465" calcext:value-type="float">
            <text:p>556.0341935795</text:p>
          </table:table-cell>
          <table:table-cell office:value-type="float" office:value="544.908992245141" calcext:value-type="float">
            <text:p>544.9089922451</text:p>
          </table:table-cell>
          <table:table-cell office:value-type="float" office:value="555.799307348362" calcext:value-type="float">
            <text:p>555.7993073484</text:p>
          </table:table-cell>
          <table:table-cell office:value-type="float" office:value="555.704395919354" calcext:value-type="float">
            <text:p>555.7043959194</text:p>
          </table:table-cell>
          <table:table-cell office:value-type="float" office:value="537.97067310056" calcext:value-type="float">
            <text:p>537.9706731006</text:p>
          </table:table-cell>
          <table:table-cell office:value-type="float" office:value="552.640849626575" calcext:value-type="float">
            <text:p>552.6408496266</text:p>
          </table:table-cell>
          <table:table-cell office:value-type="float" office:value="567.188278669025" calcext:value-type="float">
            <text:p>567.188278669</text:p>
          </table:table-cell>
          <table:table-cell office:value-type="float" office:value="536.908993847921" calcext:value-type="float">
            <text:p>536.9089938479</text:p>
          </table:table-cell>
          <table:table-cell office:value-type="float" office:value="544.978004914338" calcext:value-type="float">
            <text:p>544.9780049143</text:p>
          </table:table-cell>
          <table:table-cell office:value-type="float" office:value="570.286536043576" calcext:value-type="float">
            <text:p>570.2865360436</text:p>
          </table:table-cell>
          <table:table-cell office:value-type="float" office:value="553.078377816179" calcext:value-type="float">
            <text:p>553.0783778162</text:p>
          </table:table-cell>
          <table:table-cell office:value-type="float" office:value="560.043458474584" calcext:value-type="float">
            <text:p>560.0434584746</text:p>
          </table:table-cell>
          <table:table-cell office:value-type="float" office:value="543.391384540084" calcext:value-type="float">
            <text:p>543.3913845401</text:p>
          </table:table-cell>
          <table:table-cell office:value-type="float" office:value="562.117676295184" calcext:value-type="float">
            <text:p>562.1176762952</text:p>
          </table:table-cell>
          <table:table-cell office:value-type="float" office:value="549.699888307615" calcext:value-type="float">
            <text:p>549.6998883076</text:p>
          </table:table-cell>
          <table:table-cell office:value-type="float" office:value="550.909014508113" calcext:value-type="float">
            <text:p>550.9090145081</text:p>
          </table:table-cell>
          <table:table-cell office:value-type="float" office:value="555.417398411002" calcext:value-type="float">
            <text:p>555.417398411</text:p>
          </table:table-cell>
          <table:table-cell office:value-type="float" office:value="550.636652939406" calcext:value-type="float">
            <text:p>550.6366529394</text:p>
          </table:table-cell>
          <table:table-cell office:value-type="float" office:value="545.293195268243" calcext:value-type="float">
            <text:p>545.2931952682</text:p>
          </table:table-cell>
          <table:table-cell office:value-type="float" office:value="555.499833714845" calcext:value-type="float">
            <text:p>555.4998337148</text:p>
          </table:table-cell>
          <table:table-cell office:value-type="float" office:value="543.129224126773" calcext:value-type="float">
            <text:p>543.1292241268</text:p>
          </table:table-cell>
          <table:table-cell office:value-type="float" office:value="563.271251428184" calcext:value-type="float">
            <text:p>563.2712514282</text:p>
          </table:table-cell>
          <table:table-cell office:value-type="float" office:value="546.292872084767" calcext:value-type="float">
            <text:p>546.2928720848</text:p>
          </table:table-cell>
          <table:table-cell office:value-type="float" office:value="536.352174623217" calcext:value-type="float">
            <text:p>536.3521746232</text:p>
          </table:table-cell>
          <table:table-cell office:value-type="float" office:value="563.995363255627" calcext:value-type="float">
            <text:p>563.9953632556</text:p>
          </table:table-cell>
          <table:table-cell office:value-type="float" office:value="548.540534682549" calcext:value-type="float">
            <text:p>548.5405346825</text:p>
          </table:table-cell>
          <table:table-cell office:value-type="float" office:value="552.589298305588" calcext:value-type="float">
            <text:p>552.5892983056</text:p>
          </table:table-cell>
          <table:table-cell table:number-columns-repeated="2"/>
        </table:table-row>
        <table:table-row table:style-name="ro1">
          <table:table-cell office:value-type="float" office:value="552.201756763396" calcext:value-type="float">
            <text:p>552.2017567634</text:p>
          </table:table-cell>
          <table:table-cell office:value-type="float" office:value="559.928885219996" calcext:value-type="float">
            <text:p>559.92888522</text:p>
          </table:table-cell>
          <table:table-cell office:value-type="float" office:value="549.593365971071" calcext:value-type="float">
            <text:p>549.5933659711</text:p>
          </table:table-cell>
          <table:table-cell office:value-type="float" office:value="561.267867736868" calcext:value-type="float">
            <text:p>561.2678677369</text:p>
          </table:table-cell>
          <table:table-cell office:value-type="float" office:value="544.771049700735" calcext:value-type="float">
            <text:p>544.7710497007</text:p>
          </table:table-cell>
          <table:table-cell office:value-type="float" office:value="556.604432183711" calcext:value-type="float">
            <text:p>556.6044321837</text:p>
          </table:table-cell>
          <table:table-cell office:value-type="float" office:value="557.958501203508" calcext:value-type="float">
            <text:p>557.9585012035</text:p>
          </table:table-cell>
          <table:table-cell office:value-type="float" office:value="538.772852878449" calcext:value-type="float">
            <text:p>538.7728528784</text:p>
          </table:table-cell>
          <table:table-cell office:value-type="float" office:value="553.486095150803" calcext:value-type="float">
            <text:p>553.4860951508</text:p>
          </table:table-cell>
          <table:table-cell office:value-type="float" office:value="566.521816293193" calcext:value-type="float">
            <text:p>566.5218162932</text:p>
          </table:table-cell>
          <table:table-cell office:value-type="float" office:value="536.848230572653" calcext:value-type="float">
            <text:p>536.8482305727</text:p>
          </table:table-cell>
          <table:table-cell office:value-type="float" office:value="545.35467298656" calcext:value-type="float">
            <text:p>545.3546729866</text:p>
          </table:table-cell>
          <table:table-cell office:value-type="float" office:value="570.255376804051" calcext:value-type="float">
            <text:p>570.2553768041</text:p>
          </table:table-cell>
          <table:table-cell office:value-type="float" office:value="558.054014009964" calcext:value-type="float">
            <text:p>558.05401401</text:p>
          </table:table-cell>
          <table:table-cell office:value-type="float" office:value="561.138140935744" calcext:value-type="float">
            <text:p>561.1381409357</text:p>
          </table:table-cell>
          <table:table-cell office:value-type="float" office:value="543.391384540084" calcext:value-type="float">
            <text:p>543.3913845401</text:p>
          </table:table-cell>
          <table:table-cell office:value-type="float" office:value="563.170690945787" calcext:value-type="float">
            <text:p>563.1706909458</text:p>
          </table:table-cell>
          <table:table-cell office:value-type="float" office:value="549.624096885727" calcext:value-type="float">
            <text:p>549.6240968857</text:p>
          </table:table-cell>
          <table:table-cell office:value-type="float" office:value="550.908996952733" calcext:value-type="float">
            <text:p>550.9089969527</text:p>
          </table:table-cell>
          <table:table-cell office:value-type="float" office:value="555.745181708631" calcext:value-type="float">
            <text:p>555.7451817086</text:p>
          </table:table-cell>
          <table:table-cell office:value-type="float" office:value="550.677576097287" calcext:value-type="float">
            <text:p>550.6775760973</text:p>
          </table:table-cell>
          <table:table-cell office:value-type="float" office:value="545.293195268243" calcext:value-type="float">
            <text:p>545.2931952682</text:p>
          </table:table-cell>
          <table:table-cell office:value-type="float" office:value="555.499833714845" calcext:value-type="float">
            <text:p>555.4998337148</text:p>
          </table:table-cell>
          <table:table-cell office:value-type="float" office:value="543.146068089186" calcext:value-type="float">
            <text:p>543.1460680892</text:p>
          </table:table-cell>
          <table:table-cell office:value-type="float" office:value="563.806395306052" calcext:value-type="float">
            <text:p>563.8063953061</text:p>
          </table:table-cell>
          <table:table-cell office:value-type="float" office:value="546.306786702145" calcext:value-type="float">
            <text:p>546.3067867021</text:p>
          </table:table-cell>
          <table:table-cell office:value-type="float" office:value="535.945484727317" calcext:value-type="float">
            <text:p>535.9454847273</text:p>
          </table:table-cell>
          <table:table-cell office:value-type="float" office:value="562.512279359539" calcext:value-type="float">
            <text:p>562.5122793595</text:p>
          </table:table-cell>
          <table:table-cell office:value-type="float" office:value="555.932697964903" calcext:value-type="float">
            <text:p>555.9326979649</text:p>
          </table:table-cell>
          <table:table-cell office:value-type="float" office:value="558.601327012134" calcext:value-type="float">
            <text:p>558.6013270121</text:p>
          </table:table-cell>
          <table:table-cell table:number-columns-repeated="2"/>
        </table:table-row>
        <table:table-row table:style-name="ro1">
          <table:table-cell office:value-type="float" office:value="552.203496124427" calcext:value-type="float">
            <text:p>552.2034961244</text:p>
          </table:table-cell>
          <table:table-cell office:value-type="float" office:value="563.37351425447" calcext:value-type="float">
            <text:p>563.3735142545</text:p>
          </table:table-cell>
          <table:table-cell office:value-type="float" office:value="552.919669096944" calcext:value-type="float">
            <text:p>552.9196690969</text:p>
          </table:table-cell>
          <table:table-cell office:value-type="float" office:value="563.102884759852" calcext:value-type="float">
            <text:p>563.1028847599</text:p>
          </table:table-cell>
          <table:table-cell office:value-type="float" office:value="544.984302321196" calcext:value-type="float">
            <text:p>544.9843023212</text:p>
          </table:table-cell>
          <table:table-cell office:value-type="float" office:value="555.937058811148" calcext:value-type="float">
            <text:p>555.9370588111</text:p>
          </table:table-cell>
          <table:table-cell office:value-type="float" office:value="558.90997999491" calcext:value-type="float">
            <text:p>558.9099799949</text:p>
          </table:table-cell>
          <table:table-cell office:value-type="float" office:value="538.567384712975" calcext:value-type="float">
            <text:p>538.567384713</text:p>
          </table:table-cell>
          <table:table-cell office:value-type="float" office:value="554.698159052615" calcext:value-type="float">
            <text:p>554.6981590526</text:p>
          </table:table-cell>
          <table:table-cell office:value-type="float" office:value="569.142038460549" calcext:value-type="float">
            <text:p>569.1420384605</text:p>
          </table:table-cell>
          <table:table-cell office:value-type="float" office:value="537.478823299923" calcext:value-type="float">
            <text:p>537.4788232999</text:p>
          </table:table-cell>
          <table:table-cell office:value-type="float" office:value="550.388686432786" calcext:value-type="float">
            <text:p>550.3886864328</text:p>
          </table:table-cell>
          <table:table-cell office:value-type="float" office:value="573.811562242632" calcext:value-type="float">
            <text:p>573.8115622426</text:p>
          </table:table-cell>
          <table:table-cell office:value-type="float" office:value="558.054014009964" calcext:value-type="float">
            <text:p>558.05401401</text:p>
          </table:table-cell>
          <table:table-cell office:value-type="float" office:value="561.120423386197" calcext:value-type="float">
            <text:p>561.1204233862</text:p>
          </table:table-cell>
          <table:table-cell office:value-type="float" office:value="544.023240134957" calcext:value-type="float">
            <text:p>544.023240135</text:p>
          </table:table-cell>
          <table:table-cell office:value-type="float" office:value="565.186232674875" calcext:value-type="float">
            <text:p>565.1862326749</text:p>
          </table:table-cell>
          <table:table-cell office:value-type="float" office:value="550.337553206948" calcext:value-type="float">
            <text:p>550.3375532069</text:p>
          </table:table-cell>
          <table:table-cell office:value-type="float" office:value="551.261280886105" calcext:value-type="float">
            <text:p>551.2612808861</text:p>
          </table:table-cell>
          <table:table-cell office:value-type="float" office:value="555.782784097626" calcext:value-type="float">
            <text:p>555.7827840976</text:p>
          </table:table-cell>
          <table:table-cell office:value-type="float" office:value="550.654490988014" calcext:value-type="float">
            <text:p>550.654490988</text:p>
          </table:table-cell>
          <table:table-cell office:value-type="float" office:value="549.189554641695" calcext:value-type="float">
            <text:p>549.1895546417</text:p>
          </table:table-cell>
          <table:table-cell office:value-type="float" office:value="555.995384311258" calcext:value-type="float">
            <text:p>555.9953843113</text:p>
          </table:table-cell>
          <table:table-cell office:value-type="float" office:value="548.963261519586" calcext:value-type="float">
            <text:p>548.9632615196</text:p>
          </table:table-cell>
          <table:table-cell office:value-type="float" office:value="563.359858193757" calcext:value-type="float">
            <text:p>563.3598581938</text:p>
          </table:table-cell>
          <table:table-cell office:value-type="float" office:value="547.061019191968" calcext:value-type="float">
            <text:p>547.061019192</text:p>
          </table:table-cell>
          <table:table-cell office:value-type="float" office:value="535.254036463119" calcext:value-type="float">
            <text:p>535.2540364631</text:p>
          </table:table-cell>
          <table:table-cell office:value-type="float" office:value="562.512279359539" calcext:value-type="float">
            <text:p>562.5122793595</text:p>
          </table:table-cell>
          <table:table-cell office:value-type="float" office:value="562.353424947772" calcext:value-type="float">
            <text:p>562.3534249478</text:p>
          </table:table-cell>
          <table:table-cell office:value-type="float" office:value="564.836409685635" calcext:value-type="float">
            <text:p>564.8364096856</text:p>
          </table:table-cell>
          <table:table-cell table:number-columns-repeated="2"/>
        </table:table-row>
        <table:table-row table:style-name="ro1">
          <table:table-cell office:value-type="float" office:value="552.369858374105" calcext:value-type="float">
            <text:p>552.3698583741</text:p>
          </table:table-cell>
          <table:table-cell office:value-type="float" office:value="563.604544318858" calcext:value-type="float">
            <text:p>563.6045443189</text:p>
          </table:table-cell>
          <table:table-cell office:value-type="float" office:value="553.112983528328" calcext:value-type="float">
            <text:p>553.1129835283</text:p>
          </table:table-cell>
          <table:table-cell office:value-type="float" office:value="563.654163339317" calcext:value-type="float">
            <text:p>563.6541633393</text:p>
          </table:table-cell>
          <table:table-cell office:value-type="float" office:value="545.375509536243" calcext:value-type="float">
            <text:p>545.3755095362</text:p>
          </table:table-cell>
          <table:table-cell office:value-type="float" office:value="555.598864876758" calcext:value-type="float">
            <text:p>555.5988648768</text:p>
          </table:table-cell>
          <table:table-cell office:value-type="float" office:value="555.662204306" calcext:value-type="float">
            <text:p>555.662204306</text:p>
          </table:table-cell>
          <table:table-cell office:value-type="float" office:value="538.567384712975" calcext:value-type="float">
            <text:p>538.567384713</text:p>
          </table:table-cell>
          <table:table-cell office:value-type="float" office:value="556.112215519254" calcext:value-type="float">
            <text:p>556.1122155193</text:p>
          </table:table-cell>
          <table:table-cell office:value-type="float" office:value="570.877457187803" calcext:value-type="float">
            <text:p>570.8774571878</text:p>
          </table:table-cell>
          <table:table-cell office:value-type="float" office:value="541.367588726808" calcext:value-type="float">
            <text:p>541.3675887268</text:p>
          </table:table-cell>
          <table:table-cell office:value-type="float" office:value="549.526058436021" calcext:value-type="float">
            <text:p>549.526058436</text:p>
          </table:table-cell>
          <table:table-cell office:value-type="float" office:value="572.062099407585" calcext:value-type="float">
            <text:p>572.0620994076</text:p>
          </table:table-cell>
          <table:table-cell office:value-type="float" office:value="563.565742439108" calcext:value-type="float">
            <text:p>563.5657424391</text:p>
          </table:table-cell>
          <table:table-cell office:value-type="float" office:value="563.140442287177" calcext:value-type="float">
            <text:p>563.1404422872</text:p>
          </table:table-cell>
          <table:table-cell office:value-type="float" office:value="544.023240134957" calcext:value-type="float">
            <text:p>544.023240135</text:p>
          </table:table-cell>
          <table:table-cell office:value-type="float" office:value="561.980926450503" calcext:value-type="float">
            <text:p>561.9809264505</text:p>
          </table:table-cell>
          <table:table-cell office:value-type="float" office:value="550.590663714412" calcext:value-type="float">
            <text:p>550.5906637144</text:p>
          </table:table-cell>
          <table:table-cell office:value-type="float" office:value="551.209738528143" calcext:value-type="float">
            <text:p>551.2097385281</text:p>
          </table:table-cell>
          <table:table-cell office:value-type="float" office:value="556.192312426335" calcext:value-type="float">
            <text:p>556.1923124263</text:p>
          </table:table-cell>
          <table:table-cell office:value-type="float" office:value="550.697390724443" calcext:value-type="float">
            <text:p>550.6973907244</text:p>
          </table:table-cell>
          <table:table-cell office:value-type="float" office:value="549.189554641695" calcext:value-type="float">
            <text:p>549.1895546417</text:p>
          </table:table-cell>
          <table:table-cell office:value-type="float" office:value="554.797119605411" calcext:value-type="float">
            <text:p>554.7971196054</text:p>
          </table:table-cell>
          <table:table-cell office:value-type="float" office:value="549.029358652432" calcext:value-type="float">
            <text:p>549.0293586524</text:p>
          </table:table-cell>
          <table:table-cell office:value-type="float" office:value="567.252199054457" calcext:value-type="float">
            <text:p>567.2521990545</text:p>
          </table:table-cell>
          <table:table-cell office:value-type="float" office:value="549.414914748522" calcext:value-type="float">
            <text:p>549.4149147485</text:p>
          </table:table-cell>
          <table:table-cell office:value-type="float" office:value="535.2452807811" calcext:value-type="float">
            <text:p>535.2452807811</text:p>
          </table:table-cell>
          <table:table-cell office:value-type="float" office:value="561.739004120019" calcext:value-type="float">
            <text:p>561.73900412</text:p>
          </table:table-cell>
          <table:table-cell office:value-type="float" office:value="562.891619510627" calcext:value-type="float">
            <text:p>562.8916195106</text:p>
          </table:table-cell>
          <table:table-cell office:value-type="float" office:value="566.32669926655" calcext:value-type="float">
            <text:p>566.3266992666</text:p>
          </table:table-cell>
          <table:table-cell table:number-columns-repeated="2"/>
        </table:table-row>
        <table:table-row table:style-name="ro1">
          <table:table-cell office:value-type="float" office:value="553.847509911899" calcext:value-type="float">
            <text:p>553.8475099119</text:p>
          </table:table-cell>
          <table:table-cell office:value-type="float" office:value="562.75531177642" calcext:value-type="float">
            <text:p>562.7553117764</text:p>
          </table:table-cell>
          <table:table-cell office:value-type="float" office:value="553.150110121941" calcext:value-type="float">
            <text:p>553.1501101219</text:p>
          </table:table-cell>
          <table:table-cell office:value-type="float" office:value="563.811657077595" calcext:value-type="float">
            <text:p>563.8116570776</text:p>
          </table:table-cell>
          <table:table-cell office:value-type="float" office:value="544.665497949537" calcext:value-type="float">
            <text:p>544.6654979495</text:p>
          </table:table-cell>
          <table:table-cell office:value-type="float" office:value="558.645170568388" calcext:value-type="float">
            <text:p>558.6451705684</text:p>
          </table:table-cell>
          <table:table-cell office:value-type="float" office:value="562.586090634298" calcext:value-type="float">
            <text:p>562.5860906343</text:p>
          </table:table-cell>
          <table:table-cell office:value-type="float" office:value="537.703774990964" calcext:value-type="float">
            <text:p>537.703774991</text:p>
          </table:table-cell>
          <table:table-cell office:value-type="float" office:value="556.783802089295" calcext:value-type="float">
            <text:p>556.7838020893</text:p>
          </table:table-cell>
          <table:table-cell office:value-type="float" office:value="572.207839363519" calcext:value-type="float">
            <text:p>572.2078393635</text:p>
          </table:table-cell>
          <table:table-cell office:value-type="float" office:value="541.345482821423" calcext:value-type="float">
            <text:p>541.3454828214</text:p>
          </table:table-cell>
          <table:table-cell office:value-type="float" office:value="549.416334091906" calcext:value-type="float">
            <text:p>549.4163340919</text:p>
          </table:table-cell>
          <table:table-cell office:value-type="float" office:value="572.047875451819" calcext:value-type="float">
            <text:p>572.0478754518</text:p>
          </table:table-cell>
          <table:table-cell office:value-type="float" office:value="561.820775611844" calcext:value-type="float">
            <text:p>561.8207756118</text:p>
          </table:table-cell>
          <table:table-cell office:value-type="float" office:value="562.391190394305" calcext:value-type="float">
            <text:p>562.3911903943</text:p>
          </table:table-cell>
          <table:table-cell office:value-type="float" office:value="549.89306706275" calcext:value-type="float">
            <text:p>549.8930670628</text:p>
          </table:table-cell>
          <table:table-cell office:value-type="float" office:value="562.137508356427" calcext:value-type="float">
            <text:p>562.1375083564</text:p>
          </table:table-cell>
          <table:table-cell office:value-type="float" office:value="551.411447181782" calcext:value-type="float">
            <text:p>551.4114471818</text:p>
          </table:table-cell>
          <table:table-cell office:value-type="float" office:value="551.409166743796" calcext:value-type="float">
            <text:p>551.4091667438</text:p>
          </table:table-cell>
          <table:table-cell office:value-type="float" office:value="556.939165140641" calcext:value-type="float">
            <text:p>556.9391651406</text:p>
          </table:table-cell>
          <table:table-cell office:value-type="float" office:value="551.675535972914" calcext:value-type="float">
            <text:p>551.6755359729</text:p>
          </table:table-cell>
          <table:table-cell office:value-type="float" office:value="549.759246223649" calcext:value-type="float">
            <text:p>549.7592462236</text:p>
          </table:table-cell>
          <table:table-cell office:value-type="float" office:value="554.632328084254" calcext:value-type="float">
            <text:p>554.6323280843</text:p>
          </table:table-cell>
          <table:table-cell office:value-type="float" office:value="550.564700686074" calcext:value-type="float">
            <text:p>550.5647006861</text:p>
          </table:table-cell>
          <table:table-cell office:value-type="float" office:value="568.061975016188" calcext:value-type="float">
            <text:p>568.0619750162</text:p>
          </table:table-cell>
          <table:table-cell office:value-type="float" office:value="552.560588599606" calcext:value-type="float">
            <text:p>552.5605885996</text:p>
          </table:table-cell>
          <table:table-cell office:value-type="float" office:value="539.67606134012" calcext:value-type="float">
            <text:p>539.6760613401</text:p>
          </table:table-cell>
          <table:table-cell office:value-type="float" office:value="561.580917889966" calcext:value-type="float">
            <text:p>561.58091789</text:p>
          </table:table-cell>
          <table:table-cell office:value-type="float" office:value="569.599797524997" calcext:value-type="float">
            <text:p>569.599797525</text:p>
          </table:table-cell>
          <table:table-cell office:value-type="float" office:value="567.433706054651" calcext:value-type="float">
            <text:p>567.4337060547</text:p>
          </table:table-cell>
          <table:table-cell table:number-columns-repeated="2"/>
        </table:table-row>
        <table:table-row table:style-name="ro1">
          <table:table-cell office:value-type="float" office:value="554.536924754453" calcext:value-type="float">
            <text:p>554.5369247545</text:p>
          </table:table-cell>
          <table:table-cell office:value-type="float" office:value="562.729708500551" calcext:value-type="float">
            <text:p>562.7297085006</text:p>
          </table:table-cell>
          <table:table-cell office:value-type="float" office:value="553.150110121941" calcext:value-type="float">
            <text:p>553.1501101219</text:p>
          </table:table-cell>
          <table:table-cell office:value-type="float" office:value="564.183730759373" calcext:value-type="float">
            <text:p>564.1837307594</text:p>
          </table:table-cell>
          <table:table-cell office:value-type="float" office:value="550.140302930428" calcext:value-type="float">
            <text:p>550.1403029304</text:p>
          </table:table-cell>
          <table:table-cell office:value-type="float" office:value="558.624319438689" calcext:value-type="float">
            <text:p>558.6243194387</text:p>
          </table:table-cell>
          <table:table-cell office:value-type="float" office:value="568.490745892751" calcext:value-type="float">
            <text:p>568.4907458928</text:p>
          </table:table-cell>
          <table:table-cell office:value-type="float" office:value="537.703774990964" calcext:value-type="float">
            <text:p>537.703774991</text:p>
          </table:table-cell>
          <table:table-cell office:value-type="float" office:value="559.04705188429" calcext:value-type="float">
            <text:p>559.0470518843</text:p>
          </table:table-cell>
          <table:table-cell office:value-type="float" office:value="574.954676031947" calcext:value-type="float">
            <text:p>574.9546760319</text:p>
          </table:table-cell>
          <table:table-cell office:value-type="float" office:value="541.466651785807" calcext:value-type="float">
            <text:p>541.4666517858</text:p>
          </table:table-cell>
          <table:table-cell office:value-type="float" office:value="549.390356125084" calcext:value-type="float">
            <text:p>549.3903561251</text:p>
          </table:table-cell>
          <table:table-cell office:value-type="float" office:value="572.047875451819" calcext:value-type="float">
            <text:p>572.0478754518</text:p>
          </table:table-cell>
          <table:table-cell office:value-type="float" office:value="563.560669685605" calcext:value-type="float">
            <text:p>563.5606696856</text:p>
          </table:table-cell>
          <table:table-cell office:value-type="float" office:value="564.831246844359" calcext:value-type="float">
            <text:p>564.8312468444</text:p>
          </table:table-cell>
          <table:table-cell office:value-type="float" office:value="549.816667247422" calcext:value-type="float">
            <text:p>549.8166672474</text:p>
          </table:table-cell>
          <table:table-cell office:value-type="float" office:value="562.152325902463" calcext:value-type="float">
            <text:p>562.1523259025</text:p>
          </table:table-cell>
          <table:table-cell office:value-type="float" office:value="551.230563493231" calcext:value-type="float">
            <text:p>551.2305634932</text:p>
          </table:table-cell>
          <table:table-cell office:value-type="float" office:value="551.428513748156" calcext:value-type="float">
            <text:p>551.4285137482</text:p>
          </table:table-cell>
          <table:table-cell office:value-type="float" office:value="557.163099717692" calcext:value-type="float">
            <text:p>557.1630997177</text:p>
          </table:table-cell>
          <table:table-cell office:value-type="float" office:value="551.432476316382" calcext:value-type="float">
            <text:p>551.4324763164</text:p>
          </table:table-cell>
          <table:table-cell office:value-type="float" office:value="549.759246223649" calcext:value-type="float">
            <text:p>549.7592462236</text:p>
          </table:table-cell>
          <table:table-cell office:value-type="float" office:value="554.744878238329" calcext:value-type="float">
            <text:p>554.7448782383</text:p>
          </table:table-cell>
          <table:table-cell office:value-type="float" office:value="557.82322482056" calcext:value-type="float">
            <text:p>557.8232248206</text:p>
          </table:table-cell>
          <table:table-cell office:value-type="float" office:value="569.151171013606" calcext:value-type="float">
            <text:p>569.1511710136</text:p>
          </table:table-cell>
          <table:table-cell office:value-type="float" office:value="551.171225403139" calcext:value-type="float">
            <text:p>551.1712254031</text:p>
          </table:table-cell>
          <table:table-cell office:value-type="float" office:value="543.663374628495" calcext:value-type="float">
            <text:p>543.6633746285</text:p>
          </table:table-cell>
          <table:table-cell office:value-type="float" office:value="561.410948273108" calcext:value-type="float">
            <text:p>561.4109482731</text:p>
          </table:table-cell>
          <table:table-cell office:value-type="float" office:value="0" calcext:value-type="float">
            <text:p>0</text:p>
          </table:table-cell>
          <table:table-cell office:value-type="float" office:value="566.988311989367" calcext:value-type="float">
            <text:p>566.9883119894</text:p>
          </table:table-cell>
          <table:table-cell table:number-columns-repeated="2"/>
        </table:table-row>
        <table:table-row table:style-name="ro1">
          <table:table-cell office:value-type="float" office:value="560.305031138352" calcext:value-type="float">
            <text:p>560.3050311384</text:p>
          </table:table-cell>
          <table:table-cell office:value-type="float" office:value="565.1409948819" calcext:value-type="float">
            <text:p>565.1409948819</text:p>
          </table:table-cell>
          <table:table-cell office:value-type="float" office:value="553.571745594075" calcext:value-type="float">
            <text:p>553.5717455941</text:p>
          </table:table-cell>
          <table:table-cell office:value-type="float" office:value="563.994848958378" calcext:value-type="float">
            <text:p>563.9948489584</text:p>
          </table:table-cell>
          <table:table-cell office:value-type="float" office:value="555.165820760449" calcext:value-type="float">
            <text:p>555.1658207604</text:p>
          </table:table-cell>
          <table:table-cell office:value-type="float" office:value="559.200948584475" calcext:value-type="float">
            <text:p>559.2009485845</text:p>
          </table:table-cell>
          <table:table-cell office:value-type="float" office:value="570.638467066053" calcext:value-type="float">
            <text:p>570.6384670661</text:p>
          </table:table-cell>
          <table:table-cell office:value-type="float" office:value="537.854014299148" calcext:value-type="float">
            <text:p>537.8540142991</text:p>
          </table:table-cell>
          <table:table-cell office:value-type="float" office:value="559.259766788523" calcext:value-type="float">
            <text:p>559.2597667885</text:p>
          </table:table-cell>
          <table:table-cell office:value-type="float" office:value="577.111469709725" calcext:value-type="float">
            <text:p>577.1114697097</text:p>
          </table:table-cell>
          <table:table-cell office:value-type="float" office:value="541.466651785807" calcext:value-type="float">
            <text:p>541.4666517858</text:p>
          </table:table-cell>
          <table:table-cell office:value-type="float" office:value="549.488555283006" calcext:value-type="float">
            <text:p>549.488555283</text:p>
          </table:table-cell>
          <table:table-cell office:value-type="float" office:value="576.490293365949" calcext:value-type="float">
            <text:p>576.4902933659</text:p>
          </table:table-cell>
          <table:table-cell office:value-type="float" office:value="559.632728422622" calcext:value-type="float">
            <text:p>559.6327284226</text:p>
          </table:table-cell>
          <table:table-cell office:value-type="float" office:value="571.876773174322" calcext:value-type="float">
            <text:p>571.8767731743</text:p>
          </table:table-cell>
          <table:table-cell office:value-type="float" office:value="549.816667247422" calcext:value-type="float">
            <text:p>549.8166672474</text:p>
          </table:table-cell>
          <table:table-cell office:value-type="float" office:value="560.56315807763" calcext:value-type="float">
            <text:p>560.5631580776</text:p>
          </table:table-cell>
          <table:table-cell office:value-type="float" office:value="552.256850856521" calcext:value-type="float">
            <text:p>552.2568508565</text:p>
          </table:table-cell>
          <table:table-cell office:value-type="float" office:value="554.973516180535" calcext:value-type="float">
            <text:p>554.9735161805</text:p>
          </table:table-cell>
          <table:table-cell office:value-type="float" office:value="557.0630691587" calcext:value-type="float">
            <text:p>557.0630691587</text:p>
          </table:table-cell>
          <table:table-cell office:value-type="float" office:value="552.226415038011" calcext:value-type="float">
            <text:p>552.226415038</text:p>
          </table:table-cell>
          <table:table-cell office:value-type="float" office:value="551.635028415635" calcext:value-type="float">
            <text:p>551.6350284156</text:p>
          </table:table-cell>
          <table:table-cell office:value-type="float" office:value="555.032445085811" calcext:value-type="float">
            <text:p>555.0324450858</text:p>
          </table:table-cell>
          <table:table-cell office:value-type="float" office:value="559.369214602498" calcext:value-type="float">
            <text:p>559.3692146025</text:p>
          </table:table-cell>
          <table:table-cell office:value-type="float" office:value="569.151171013606" calcext:value-type="float">
            <text:p>569.1511710136</text:p>
          </table:table-cell>
          <table:table-cell office:value-type="float" office:value="550.371883791793" calcext:value-type="float">
            <text:p>550.3718837918</text:p>
          </table:table-cell>
          <table:table-cell office:value-type="float" office:value="542.140271071881" calcext:value-type="float">
            <text:p>542.1402710719</text:p>
          </table:table-cell>
          <table:table-cell office:value-type="float" office:value="560.319909376181" calcext:value-type="float">
            <text:p>560.3199093762</text:p>
          </table:table-cell>
          <table:table-cell office:value-type="float" office:value="0" calcext:value-type="float">
            <text:p>0</text:p>
          </table:table-cell>
          <table:table-cell office:value-type="float" office:value="567.578888898783" calcext:value-type="float">
            <text:p>567.5788888988</text:p>
          </table:table-cell>
          <table:table-cell table:number-columns-repeated="2"/>
        </table:table-row>
        <table:table-row table:style-name="ro1">
          <table:table-cell office:value-type="float" office:value="559.895530478807" calcext:value-type="float">
            <text:p>559.8955304788</text:p>
          </table:table-cell>
          <table:table-cell office:value-type="float" office:value="564.94561078267" calcext:value-type="float">
            <text:p>564.9456107827</text:p>
          </table:table-cell>
          <table:table-cell office:value-type="float" office:value="554.868847929152" calcext:value-type="float">
            <text:p>554.8688479292</text:p>
          </table:table-cell>
          <table:table-cell office:value-type="float" office:value="564.079268274236" calcext:value-type="float">
            <text:p>564.0792682742</text:p>
          </table:table-cell>
          <table:table-cell office:value-type="float" office:value="559.610584273999" calcext:value-type="float">
            <text:p>559.610584274</text:p>
          </table:table-cell>
          <table:table-cell office:value-type="float" office:value="558.982072901142" calcext:value-type="float">
            <text:p>558.9820729011</text:p>
          </table:table-cell>
          <table:table-cell office:value-type="float" office:value="570.582168431338" calcext:value-type="float">
            <text:p>570.5821684313</text:p>
          </table:table-cell>
          <table:table-cell office:value-type="float" office:value="543.308870659948" calcext:value-type="float">
            <text:p>543.3088706599</text:p>
          </table:table-cell>
          <table:table-cell office:value-type="float" office:value="559.944713913004" calcext:value-type="float">
            <text:p>559.944713913</text:p>
          </table:table-cell>
          <table:table-cell office:value-type="float" office:value="580.024278405139" calcext:value-type="float">
            <text:p>580.0242784051</text:p>
          </table:table-cell>
          <table:table-cell office:value-type="float" office:value="541.892647768675" calcext:value-type="float">
            <text:p>541.8926477687</text:p>
          </table:table-cell>
          <table:table-cell office:value-type="float" office:value="550.077725680825" calcext:value-type="float">
            <text:p>550.0777256808</text:p>
          </table:table-cell>
          <table:table-cell office:value-type="float" office:value="576.490293365949" calcext:value-type="float">
            <text:p>576.4902933659</text:p>
          </table:table-cell>
          <table:table-cell office:value-type="float" office:value="560.900326256409" calcext:value-type="float">
            <text:p>560.9003262564</text:p>
          </table:table-cell>
          <table:table-cell office:value-type="float" office:value="574.168169949085" calcext:value-type="float">
            <text:p>574.1681699491</text:p>
          </table:table-cell>
          <table:table-cell office:value-type="float" office:value="557.013887276911" calcext:value-type="float">
            <text:p>557.0138872769</text:p>
          </table:table-cell>
          <table:table-cell office:value-type="float" office:value="564.227053015762" calcext:value-type="float">
            <text:p>564.2270530158</text:p>
          </table:table-cell>
          <table:table-cell office:value-type="float" office:value="555.785842638494" calcext:value-type="float">
            <text:p>555.7858426385</text:p>
          </table:table-cell>
          <table:table-cell office:value-type="float" office:value="554.974677609529" calcext:value-type="float">
            <text:p>554.9746776095</text:p>
          </table:table-cell>
          <table:table-cell office:value-type="float" office:value="557.490024730062" calcext:value-type="float">
            <text:p>557.4900247301</text:p>
          </table:table-cell>
          <table:table-cell office:value-type="float" office:value="556.607963566531" calcext:value-type="float">
            <text:p>556.6079635665</text:p>
          </table:table-cell>
          <table:table-cell office:value-type="float" office:value="559.265654842015" calcext:value-type="float">
            <text:p>559.265654842</text:p>
          </table:table-cell>
          <table:table-cell office:value-type="float" office:value="555.10692581371" calcext:value-type="float">
            <text:p>555.1069258137</text:p>
          </table:table-cell>
          <table:table-cell office:value-type="float" office:value="558.5640945311" calcext:value-type="float">
            <text:p>558.5640945311</text:p>
          </table:table-cell>
          <table:table-cell office:value-type="float" office:value="569.724995370023" calcext:value-type="float">
            <text:p>569.72499537</text:p>
          </table:table-cell>
          <table:table-cell office:value-type="float" office:value="550.551675233484" calcext:value-type="float">
            <text:p>550.5516752335</text:p>
          </table:table-cell>
          <table:table-cell office:value-type="float" office:value="543.929004295767" calcext:value-type="float">
            <text:p>543.9290042958</text:p>
          </table:table-cell>
          <table:table-cell office:value-type="float" office:value="561.03362991948" calcext:value-type="float">
            <text:p>561.0336299195</text:p>
          </table:table-cell>
          <table:table-cell office:value-type="float" office:value="0" calcext:value-type="float">
            <text:p>0</text:p>
          </table:table-cell>
          <table:table-cell office:value-type="float" office:value="567.736249835518" calcext:value-type="float">
            <text:p>567.7362498355</text:p>
          </table:table-cell>
          <table:table-cell table:number-columns-repeated="2"/>
        </table:table-row>
        <table:table-row table:style-name="ro1">
          <table:table-cell office:value-type="float" office:value="561.304188461055" calcext:value-type="float">
            <text:p>561.3041884611</text:p>
          </table:table-cell>
          <table:table-cell office:value-type="float" office:value="565.047905095574" calcext:value-type="float">
            <text:p>565.0479050956</text:p>
          </table:table-cell>
          <table:table-cell office:value-type="float" office:value="555.02243368972" calcext:value-type="float">
            <text:p>555.0224336897</text:p>
          </table:table-cell>
          <table:table-cell office:value-type="float" office:value="564.03791993445" calcext:value-type="float">
            <text:p>564.0379199345</text:p>
          </table:table-cell>
          <table:table-cell office:value-type="float" office:value="559.528942801301" calcext:value-type="float">
            <text:p>559.5289428013</text:p>
          </table:table-cell>
          <table:table-cell office:value-type="float" office:value="558.329826427423" calcext:value-type="float">
            <text:p>558.3298264274</text:p>
          </table:table-cell>
          <table:table-cell office:value-type="float" office:value="570.631641015549" calcext:value-type="float">
            <text:p>570.6316410155</text:p>
          </table:table-cell>
          <table:table-cell office:value-type="float" office:value="543.795056293376" calcext:value-type="float">
            <text:p>543.7950562934</text:p>
          </table:table-cell>
          <table:table-cell office:value-type="float" office:value="559.040581615171" calcext:value-type="float">
            <text:p>559.0405816152</text:p>
          </table:table-cell>
          <table:table-cell office:value-type="float" office:value="582.317021050022" calcext:value-type="float">
            <text:p>582.31702105</text:p>
          </table:table-cell>
          <table:table-cell office:value-type="float" office:value="541.885481699254" calcext:value-type="float">
            <text:p>541.8854816993</text:p>
          </table:table-cell>
          <table:table-cell office:value-type="float" office:value="550.096764938501" calcext:value-type="float">
            <text:p>550.0967649385</text:p>
          </table:table-cell>
          <table:table-cell office:value-type="float" office:value="576.490293365949" calcext:value-type="float">
            <text:p>576.4902933659</text:p>
          </table:table-cell>
          <table:table-cell office:value-type="float" office:value="560.253832748337" calcext:value-type="float">
            <text:p>560.2538327483</text:p>
          </table:table-cell>
          <table:table-cell office:value-type="float" office:value="575.238908567879" calcext:value-type="float">
            <text:p>575.2389085679</text:p>
          </table:table-cell>
          <table:table-cell office:value-type="float" office:value="556.073724261564" calcext:value-type="float">
            <text:p>556.0737242616</text:p>
          </table:table-cell>
          <table:table-cell office:value-type="float" office:value="565.750391592618" calcext:value-type="float">
            <text:p>565.7503915926</text:p>
          </table:table-cell>
          <table:table-cell office:value-type="float" office:value="556.527547827845" calcext:value-type="float">
            <text:p>556.5275478278</text:p>
          </table:table-cell>
          <table:table-cell office:value-type="float" office:value="556.127491278734" calcext:value-type="float">
            <text:p>556.1274912787</text:p>
          </table:table-cell>
          <table:table-cell office:value-type="float" office:value="561.410216393084" calcext:value-type="float">
            <text:p>561.4102163931</text:p>
          </table:table-cell>
          <table:table-cell office:value-type="float" office:value="556.571028939458" calcext:value-type="float">
            <text:p>556.5710289395</text:p>
          </table:table-cell>
          <table:table-cell office:value-type="float" office:value="561.988063243005" calcext:value-type="float">
            <text:p>561.988063243</text:p>
          </table:table-cell>
          <table:table-cell office:value-type="float" office:value="555.086632295094" calcext:value-type="float">
            <text:p>555.0866322951</text:p>
          </table:table-cell>
          <table:table-cell office:value-type="float" office:value="558.5640945311" calcext:value-type="float">
            <text:p>558.5640945311</text:p>
          </table:table-cell>
          <table:table-cell office:value-type="float" office:value="569.183775687374" calcext:value-type="float">
            <text:p>569.1837756874</text:p>
          </table:table-cell>
          <table:table-cell office:value-type="float" office:value="550.253438345481" calcext:value-type="float">
            <text:p>550.2534383455</text:p>
          </table:table-cell>
          <table:table-cell office:value-type="float" office:value="548.7283251524" calcext:value-type="float">
            <text:p>548.7283251524</text:p>
          </table:table-cell>
          <table:table-cell office:value-type="float" office:value="564.909419746752" calcext:value-type="float">
            <text:p>564.9094197468</text:p>
          </table:table-cell>
          <table:table-cell office:value-type="float" office:value="0" calcext:value-type="float">
            <text:p>0</text:p>
          </table:table-cell>
          <table:table-cell office:value-type="float" office:value="568.064945651862" calcext:value-type="float">
            <text:p>568.0649456519</text:p>
          </table:table-cell>
          <table:table-cell table:number-columns-repeated="2"/>
        </table:table-row>
        <table:table-row table:style-name="ro1">
          <table:table-cell office:value-type="float" office:value="559.876115889877" calcext:value-type="float">
            <text:p>559.8761158899</text:p>
          </table:table-cell>
          <table:table-cell office:value-type="float" office:value="565.326132163318" calcext:value-type="float">
            <text:p>565.3261321633</text:p>
          </table:table-cell>
          <table:table-cell office:value-type="float" office:value="557.694965190326" calcext:value-type="float">
            <text:p>557.6949651903</text:p>
          </table:table-cell>
          <table:table-cell office:value-type="float" office:value="563.981812289431" calcext:value-type="float">
            <text:p>563.9818122894</text:p>
          </table:table-cell>
          <table:table-cell office:value-type="float" office:value="559.520439021303" calcext:value-type="float">
            <text:p>559.5204390213</text:p>
          </table:table-cell>
          <table:table-cell office:value-type="float" office:value="558.019891813989" calcext:value-type="float">
            <text:p>558.019891814</text:p>
          </table:table-cell>
          <table:table-cell office:value-type="float" office:value="570.614889399998" calcext:value-type="float">
            <text:p>570.6148894</text:p>
          </table:table-cell>
          <table:table-cell office:value-type="float" office:value="550.791176787363" calcext:value-type="float">
            <text:p>550.7911767874</text:p>
          </table:table-cell>
          <table:table-cell office:value-type="float" office:value="558.598998444502" calcext:value-type="float">
            <text:p>558.5989984445</text:p>
          </table:table-cell>
          <table:table-cell office:value-type="float" office:value="581.629151264822" calcext:value-type="float">
            <text:p>581.6291512648</text:p>
          </table:table-cell>
          <table:table-cell office:value-type="float" office:value="542.137560711844" calcext:value-type="float">
            <text:p>542.1375607118</text:p>
          </table:table-cell>
          <table:table-cell office:value-type="float" office:value="551.646708372915" calcext:value-type="float">
            <text:p>551.6467083729</text:p>
          </table:table-cell>
          <table:table-cell office:value-type="float" office:value="575.440807673724" calcext:value-type="float">
            <text:p>575.4408076737</text:p>
          </table:table-cell>
          <table:table-cell office:value-type="float" office:value="560.248161413189" calcext:value-type="float">
            <text:p>560.2481614132</text:p>
          </table:table-cell>
          <table:table-cell office:value-type="float" office:value="576.165362692019" calcext:value-type="float">
            <text:p>576.165362692</text:p>
          </table:table-cell>
          <table:table-cell office:value-type="float" office:value="556.960571861724" calcext:value-type="float">
            <text:p>556.9605718617</text:p>
          </table:table-cell>
          <table:table-cell office:value-type="float" office:value="565.141631934327" calcext:value-type="float">
            <text:p>565.1416319343</text:p>
          </table:table-cell>
          <table:table-cell office:value-type="float" office:value="559.986743047413" calcext:value-type="float">
            <text:p>559.9867430474</text:p>
          </table:table-cell>
          <table:table-cell office:value-type="float" office:value="556.126996005778" calcext:value-type="float">
            <text:p>556.1269960058</text:p>
          </table:table-cell>
          <table:table-cell office:value-type="float" office:value="0" calcext:value-type="float">
            <text:p>0</text:p>
          </table:table-cell>
          <table:table-cell office:value-type="float" office:value="557.211149327138" calcext:value-type="float">
            <text:p>557.2111493271</text:p>
          </table:table-cell>
          <table:table-cell office:value-type="float" office:value="563.473494779462" calcext:value-type="float">
            <text:p>563.4734947795</text:p>
          </table:table-cell>
          <table:table-cell office:value-type="float" office:value="555.086632295094" calcext:value-type="float">
            <text:p>555.0866322951</text:p>
          </table:table-cell>
          <table:table-cell office:value-type="float" office:value="558.556469272216" calcext:value-type="float">
            <text:p>558.5564692722</text:p>
          </table:table-cell>
          <table:table-cell office:value-type="float" office:value="570.27855663904" calcext:value-type="float">
            <text:p>570.278556639</text:p>
          </table:table-cell>
          <table:table-cell office:value-type="float" office:value="553.037068252578" calcext:value-type="float">
            <text:p>553.0370682526</text:p>
          </table:table-cell>
          <table:table-cell office:value-type="float" office:value="548.457321271838" calcext:value-type="float">
            <text:p>548.4573212718</text:p>
          </table:table-cell>
          <table:table-cell office:value-type="float" office:value="565.018141584061" calcext:value-type="float">
            <text:p>565.0181415841</text:p>
          </table:table-cell>
          <table:table-cell office:value-type="float" office:value="0" calcext:value-type="float">
            <text:p>0</text:p>
          </table:table-cell>
          <table:table-cell office:value-type="float" office:value="568.091029382192" calcext:value-type="float">
            <text:p>568.0910293822</text:p>
          </table:table-cell>
          <table:table-cell table:number-columns-repeated="2"/>
        </table:table-row>
        <table:table-row table:style-name="ro1">
          <table:table-cell office:value-type="float" office:value="559.876115889877" calcext:value-type="float">
            <text:p>559.8761158899</text:p>
          </table:table-cell>
          <table:table-cell office:value-type="float" office:value="565.354773507321" calcext:value-type="float">
            <text:p>565.3547735073</text:p>
          </table:table-cell>
          <table:table-cell office:value-type="float" office:value="557.704572008076" calcext:value-type="float">
            <text:p>557.7045720081</text:p>
          </table:table-cell>
          <table:table-cell office:value-type="float" office:value="564.682422946403" calcext:value-type="float">
            <text:p>564.6824229464</text:p>
          </table:table-cell>
          <table:table-cell office:value-type="float" office:value="560.530483103786" calcext:value-type="float">
            <text:p>560.5304831038</text:p>
          </table:table-cell>
          <table:table-cell office:value-type="float" office:value="557.691837001078" calcext:value-type="float">
            <text:p>557.6918370011</text:p>
          </table:table-cell>
          <table:table-cell office:value-type="float" office:value="568.914132479825" calcext:value-type="float">
            <text:p>568.9141324798</text:p>
          </table:table-cell>
          <table:table-cell office:value-type="float" office:value="550.791176787363" calcext:value-type="float">
            <text:p>550.7911767874</text:p>
          </table:table-cell>
          <table:table-cell office:value-type="float" office:value="562.493289162514" calcext:value-type="float">
            <text:p>562.4932891625</text:p>
          </table:table-cell>
          <table:table-cell office:value-type="float" office:value="581.895016654683" calcext:value-type="float">
            <text:p>581.8950166547</text:p>
          </table:table-cell>
          <table:table-cell office:value-type="float" office:value="542.137146074446" calcext:value-type="float">
            <text:p>542.1371460744</text:p>
          </table:table-cell>
          <table:table-cell office:value-type="float" office:value="551.763378507536" calcext:value-type="float">
            <text:p>551.7633785075</text:p>
          </table:table-cell>
          <table:table-cell office:value-type="float" office:value="574.492553742466" calcext:value-type="float">
            <text:p>574.4925537425</text:p>
          </table:table-cell>
          <table:table-cell office:value-type="float" office:value="559.053723788059" calcext:value-type="float">
            <text:p>559.0537237881</text:p>
          </table:table-cell>
          <table:table-cell office:value-type="float" office:value="576.386469736237" calcext:value-type="float">
            <text:p>576.3864697362</text:p>
          </table:table-cell>
          <table:table-cell office:value-type="float" office:value="555.937375961338" calcext:value-type="float">
            <text:p>555.9373759613</text:p>
          </table:table-cell>
          <table:table-cell office:value-type="float" office:value="566.335770134385" calcext:value-type="float">
            <text:p>566.3357701344</text:p>
          </table:table-cell>
          <table:table-cell office:value-type="float" office:value="565.531499024605" calcext:value-type="float">
            <text:p>565.5314990246</text:p>
          </table:table-cell>
          <table:table-cell office:value-type="float" office:value="556.036516533981" calcext:value-type="float">
            <text:p>556.036516534</text:p>
          </table:table-cell>
          <table:table-cell office:value-type="float" office:value="0" calcext:value-type="float">
            <text:p>0</text:p>
          </table:table-cell>
          <table:table-cell office:value-type="float" office:value="557.202797216438" calcext:value-type="float">
            <text:p>557.2027972164</text:p>
          </table:table-cell>
          <table:table-cell office:value-type="float" office:value="563.719100599278" calcext:value-type="float">
            <text:p>563.7191005993</text:p>
          </table:table-cell>
          <table:table-cell office:value-type="float" office:value="555.198939224484" calcext:value-type="float">
            <text:p>555.1989392245</text:p>
          </table:table-cell>
          <table:table-cell office:value-type="float" office:value="558.471975606254" calcext:value-type="float">
            <text:p>558.4719756063</text:p>
          </table:table-cell>
          <table:table-cell office:value-type="float" office:value="570.286551451034" calcext:value-type="float">
            <text:p>570.286551451</text:p>
          </table:table-cell>
          <table:table-cell office:value-type="float" office:value="553.037068252578" calcext:value-type="float">
            <text:p>553.0370682526</text:p>
          </table:table-cell>
          <table:table-cell office:value-type="float" office:value="550.576957203833" calcext:value-type="float">
            <text:p>550.5769572038</text:p>
          </table:table-cell>
          <table:table-cell office:value-type="float" office:value="566.776335533806" calcext:value-type="float">
            <text:p>566.7763355338</text:p>
          </table:table-cell>
          <table:table-cell office:value-type="float" office:value="0" calcext:value-type="float">
            <text:p>0</text:p>
          </table:table-cell>
          <table:table-cell office:value-type="float" office:value="569.636071566735" calcext:value-type="float">
            <text:p>569.6360715667</text:p>
          </table:table-cell>
          <table:table-cell table:number-columns-repeated="2"/>
        </table:table-row>
        <table:table-row table:style-name="ro1">
          <table:table-cell office:value-type="float" office:value="561.907293485614" calcext:value-type="float">
            <text:p>561.9072934856</text:p>
          </table:table-cell>
          <table:table-cell office:value-type="float" office:value="567.867618321837" calcext:value-type="float">
            <text:p>567.8676183218</text:p>
          </table:table-cell>
          <table:table-cell office:value-type="float" office:value="560.781850176282" calcext:value-type="float">
            <text:p>560.7818501763</text:p>
          </table:table-cell>
          <table:table-cell office:value-type="float" office:value="564.575453441651" calcext:value-type="float">
            <text:p>564.5754534417</text:p>
          </table:table-cell>
          <table:table-cell office:value-type="float" office:value="560.245792135194" calcext:value-type="float">
            <text:p>560.2457921352</text:p>
          </table:table-cell>
          <table:table-cell office:value-type="float" office:value="557.277197882258" calcext:value-type="float">
            <text:p>557.2771978823</text:p>
          </table:table-cell>
          <table:table-cell office:value-type="float" office:value="570.267063827217" calcext:value-type="float">
            <text:p>570.2670638272</text:p>
          </table:table-cell>
          <table:table-cell office:value-type="float" office:value="556.061609577197" calcext:value-type="float">
            <text:p>556.0616095772</text:p>
          </table:table-cell>
          <table:table-cell office:value-type="float" office:value="562.789093343485" calcext:value-type="float">
            <text:p>562.7890933435</text:p>
          </table:table-cell>
          <table:table-cell office:value-type="float" office:value="582.205250140631" calcext:value-type="float">
            <text:p>582.2052501406</text:p>
          </table:table-cell>
          <table:table-cell office:value-type="float" office:value="541.670852437391" calcext:value-type="float">
            <text:p>541.6708524374</text:p>
          </table:table-cell>
          <table:table-cell office:value-type="float" office:value="551.27951050834" calcext:value-type="float">
            <text:p>551.2795105083</text:p>
          </table:table-cell>
          <table:table-cell office:value-type="float" office:value="574.492553742466" calcext:value-type="float">
            <text:p>574.4925537425</text:p>
          </table:table-cell>
          <table:table-cell office:value-type="float" office:value="559.053723788059" calcext:value-type="float">
            <text:p>559.0537237881</text:p>
          </table:table-cell>
          <table:table-cell office:value-type="float" office:value="576.220355635853" calcext:value-type="float">
            <text:p>576.2203556359</text:p>
          </table:table-cell>
          <table:table-cell office:value-type="float" office:value="556.403777301264" calcext:value-type="float">
            <text:p>556.4037773013</text:p>
          </table:table-cell>
          <table:table-cell office:value-type="float" office:value="566.317583429589" calcext:value-type="float">
            <text:p>566.3175834296</text:p>
          </table:table-cell>
          <table:table-cell office:value-type="float" office:value="566.157798131794" calcext:value-type="float">
            <text:p>566.1577981318</text:p>
          </table:table-cell>
          <table:table-cell office:value-type="float" office:value="557.967700774173" calcext:value-type="float">
            <text:p>557.9677007742</text:p>
          </table:table-cell>
          <table:table-cell office:value-type="float" office:value="0" calcext:value-type="float">
            <text:p>0</text:p>
          </table:table-cell>
          <table:table-cell office:value-type="float" office:value="557.213688520707" calcext:value-type="float">
            <text:p>557.2136885207</text:p>
          </table:table-cell>
          <table:table-cell office:value-type="float" office:value="562.967511262794" calcext:value-type="float">
            <text:p>562.9675112628</text:p>
          </table:table-cell>
          <table:table-cell office:value-type="float" office:value="555.198939224484" calcext:value-type="float">
            <text:p>555.1989392245</text:p>
          </table:table-cell>
          <table:table-cell office:value-type="float" office:value="560.480555680526" calcext:value-type="float">
            <text:p>560.4805556805</text:p>
          </table:table-cell>
          <table:table-cell office:value-type="float" office:value="569.854691091459" calcext:value-type="float">
            <text:p>569.8546910915</text:p>
          </table:table-cell>
          <table:table-cell office:value-type="float" office:value="553.105864190106" calcext:value-type="float">
            <text:p>553.1058641901</text:p>
          </table:table-cell>
          <table:table-cell office:value-type="float" office:value="551.377001473113" calcext:value-type="float">
            <text:p>551.3770014731</text:p>
          </table:table-cell>
          <table:table-cell office:value-type="float" office:value="567.80937855255" calcext:value-type="float">
            <text:p>567.8093785526</text:p>
          </table:table-cell>
          <table:table-cell office:value-type="float" office:value="0" calcext:value-type="float">
            <text:p>0</text:p>
          </table:table-cell>
          <table:table-cell office:value-type="float" office:value="569.638064506956" calcext:value-type="float">
            <text:p>569.638064507</text:p>
          </table:table-cell>
          <table:table-cell table:number-columns-repeated="2"/>
        </table:table-row>
        <table:table-row table:style-name="ro1">
          <table:table-cell office:value-type="float" office:value="562.078440814562" calcext:value-type="float">
            <text:p>562.0784408146</text:p>
          </table:table-cell>
          <table:table-cell office:value-type="float" office:value="565.382877126544" calcext:value-type="float">
            <text:p>565.3828771265</text:p>
          </table:table-cell>
          <table:table-cell office:value-type="float" office:value="561.323945455046" calcext:value-type="float">
            <text:p>561.323945455</text:p>
          </table:table-cell>
          <table:table-cell office:value-type="float" office:value="564.623717405616" calcext:value-type="float">
            <text:p>564.6237174056</text:p>
          </table:table-cell>
          <table:table-cell office:value-type="float" office:value="559.869011740245" calcext:value-type="float">
            <text:p>559.8690117402</text:p>
          </table:table-cell>
          <table:table-cell office:value-type="float" office:value="558.651948414819" calcext:value-type="float">
            <text:p>558.6519484148</text:p>
          </table:table-cell>
          <table:table-cell office:value-type="float" office:value="568.485238592111" calcext:value-type="float">
            <text:p>568.4852385921</text:p>
          </table:table-cell>
          <table:table-cell office:value-type="float" office:value="556.072019660769" calcext:value-type="float">
            <text:p>556.0720196608</text:p>
          </table:table-cell>
          <table:table-cell office:value-type="float" office:value="562.846583199163" calcext:value-type="float">
            <text:p>562.8465831992</text:p>
          </table:table-cell>
          <table:table-cell office:value-type="float" office:value="582.205250140631" calcext:value-type="float">
            <text:p>582.2052501406</text:p>
          </table:table-cell>
          <table:table-cell office:value-type="float" office:value="543.981066330001" calcext:value-type="float">
            <text:p>543.98106633</text:p>
          </table:table-cell>
          <table:table-cell office:value-type="float" office:value="551.561489902415" calcext:value-type="float">
            <text:p>551.5614899024</text:p>
          </table:table-cell>
          <table:table-cell office:value-type="float" office:value="576.788496201376" calcext:value-type="float">
            <text:p>576.7884962014</text:p>
          </table:table-cell>
          <table:table-cell office:value-type="float" office:value="559.053723788059" calcext:value-type="float">
            <text:p>559.0537237881</text:p>
          </table:table-cell>
          <table:table-cell office:value-type="float" office:value="576.611000514476" calcext:value-type="float">
            <text:p>576.6110005145</text:p>
          </table:table-cell>
          <table:table-cell office:value-type="float" office:value="556.196174733607" calcext:value-type="float">
            <text:p>556.1961747336</text:p>
          </table:table-cell>
          <table:table-cell office:value-type="float" office:value="570.428614496447" calcext:value-type="float">
            <text:p>570.4286144964</text:p>
          </table:table-cell>
          <table:table-cell office:value-type="float" office:value="566.174808696695" calcext:value-type="float">
            <text:p>566.1748086967</text:p>
          </table:table-cell>
          <table:table-cell office:value-type="float" office:value="558.197882120399" calcext:value-type="float">
            <text:p>558.1978821204</text:p>
          </table:table-cell>
          <table:table-cell office:value-type="float" office:value="0" calcext:value-type="float">
            <text:p>0</text:p>
          </table:table-cell>
          <table:table-cell office:value-type="float" office:value="557.244312976427" calcext:value-type="float">
            <text:p>557.2443129764</text:p>
          </table:table-cell>
          <table:table-cell office:value-type="float" office:value="568.84729937938" calcext:value-type="float">
            <text:p>568.8472993794</text:p>
          </table:table-cell>
          <table:table-cell office:value-type="float" office:value="558.762667783758" calcext:value-type="float">
            <text:p>558.7626677838</text:p>
          </table:table-cell>
          <table:table-cell office:value-type="float" office:value="561.030988915959" calcext:value-type="float">
            <text:p>561.030988916</text:p>
          </table:table-cell>
          <table:table-cell office:value-type="float" office:value="569.528939270361" calcext:value-type="float">
            <text:p>569.5289392704</text:p>
          </table:table-cell>
          <table:table-cell office:value-type="float" office:value="553.105864190106" calcext:value-type="float">
            <text:p>553.1058641901</text:p>
          </table:table-cell>
          <table:table-cell office:value-type="float" office:value="551.736795882672" calcext:value-type="float">
            <text:p>551.7367958827</text:p>
          </table:table-cell>
          <table:table-cell office:value-type="float" office:value="568.223598810322" calcext:value-type="float">
            <text:p>568.2235988103</text:p>
          </table:table-cell>
          <table:table-cell office:value-type="float" office:value="0" calcext:value-type="float">
            <text:p>0</text:p>
          </table:table-cell>
          <table:table-cell office:value-type="float" office:value="569.638141345945" calcext:value-type="float">
            <text:p>569.6381413459</text:p>
          </table:table-cell>
          <table:table-cell table:number-columns-repeated="2"/>
        </table:table-row>
        <table:table-row table:style-name="ro1">
          <table:table-cell office:value-type="float" office:value="562.174807502867" calcext:value-type="float">
            <text:p>562.174807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.53016071918" calcext:value-type="float">
            <text:p>565.5301607192</text:p>
          </table:table-cell>
          <table:table-cell office:value-type="float" office:value="561.363705788071" calcext:value-type="float">
            <text:p>561.3637057881</text:p>
          </table:table-cell>
          <table:table-cell office:value-type="float" office:value="0" calcext:value-type="float">
            <text:p>0</text:p>
          </table:table-cell>
          <table:table-cell office:value-type="float" office:value="566.994599755763" calcext:value-type="float">
            <text:p>566.9945997558</text:p>
          </table:table-cell>
          <table:table-cell office:value-type="float" office:value="556.072276576858" calcext:value-type="float">
            <text:p>556.0722765769</text:p>
          </table:table-cell>
          <table:table-cell office:value-type="float" office:value="563.629486325816" calcext:value-type="float">
            <text:p>563.6294863258</text:p>
          </table:table-cell>
          <table:table-cell office:value-type="float" office:value="582.595770860463" calcext:value-type="float">
            <text:p>582.5957708605</text:p>
          </table:table-cell>
          <table:table-cell office:value-type="float" office:value="543.37191596024" calcext:value-type="float">
            <text:p>543.3719159602</text:p>
          </table:table-cell>
          <table:table-cell office:value-type="float" office:value="551.721021812117" calcext:value-type="float">
            <text:p>551.7210218121</text:p>
          </table:table-cell>
          <table:table-cell office:value-type="float" office:value="0" calcext:value-type="float">
            <text:p>0</text:p>
          </table:table-cell>
          <table:table-cell office:value-type="float" office:value="559.246842471785" calcext:value-type="float">
            <text:p>559.2468424718</text:p>
          </table:table-cell>
          <table:table-cell office:value-type="float" office:value="576.200821110792" calcext:value-type="float">
            <text:p>576.2008211108</text:p>
          </table:table-cell>
          <table:table-cell office:value-type="float" office:value="556.112045508743" calcext:value-type="float">
            <text:p>556.1120455087</text:p>
          </table:table-cell>
          <table:table-cell office:value-type="float" office:value="0" calcext:value-type="float">
            <text:p>0</text:p>
          </table:table-cell>
          <table:table-cell office:value-type="float" office:value="569.686399070892" calcext:value-type="float">
            <text:p>569.6863990709</text:p>
          </table:table-cell>
          <table:table-cell office:value-type="float" office:value="558.683829058704" calcext:value-type="float">
            <text:p>558.6838290587</text:p>
          </table:table-cell>
          <table:table-cell office:value-type="float" office:value="0" calcext:value-type="float">
            <text:p>0</text:p>
          </table:table-cell>
          <table:table-cell office:value-type="float" office:value="556.529543882188" calcext:value-type="float">
            <text:p>556.529543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.209262367395" calcext:value-type="float">
            <text:p>564.2092623674</text:p>
          </table:table-cell>
          <table:table-cell office:value-type="float" office:value="569.608784014957" calcext:value-type="float">
            <text:p>569.608784015</text:p>
          </table:table-cell>
          <table:table-cell office:value-type="float" office:value="554.404559865155" calcext:value-type="float">
            <text:p>554.4045598652</text:p>
          </table:table-cell>
          <table:table-cell office:value-type="float" office:value="551.601277713254" calcext:value-type="float">
            <text:p>551.6012777133</text:p>
          </table:table-cell>
          <table:table-cell office:value-type="float" office:value="568.126474065727" calcext:value-type="float">
            <text:p>568.1264740657</text:p>
          </table:table-cell>
          <table:table-cell office:value-type="float" office:value="0" calcext:value-type="float">
            <text:p>0</text:p>
          </table:table-cell>
          <table:table-cell office:value-type="float" office:value="569.638141345945" calcext:value-type="float">
            <text:p>569.6381413459</text:p>
          </table:table-cell>
          <table:table-cell table:number-columns-repeated="2"/>
        </table:table-row>
        <table:table-row table:style-name="ro1">
          <table:table-cell office:value-type="float" office:value="564.150189781336" calcext:value-type="float">
            <text:p>564.1501897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.253900838658" calcext:value-type="float">
            <text:p>566.2539008387</text:p>
          </table:table-cell>
          <table:table-cell office:value-type="float" office:value="564.289071203992" calcext:value-type="float">
            <text:p>564.289071204</text:p>
          </table:table-cell>
          <table:table-cell office:value-type="float" office:value="0" calcext:value-type="float">
            <text:p>0</text:p>
          </table:table-cell>
          <table:table-cell office:value-type="float" office:value="572.182842923113" calcext:value-type="float">
            <text:p>572.1828429231</text:p>
          </table:table-cell>
          <table:table-cell office:value-type="float" office:value="555.161949751257" calcext:value-type="float">
            <text:p>555.1619497513</text:p>
          </table:table-cell>
          <table:table-cell office:value-type="float" office:value="566.922936885964" calcext:value-type="float">
            <text:p>566.922936886</text:p>
          </table:table-cell>
          <table:table-cell office:value-type="float" office:value="582.595770860463" calcext:value-type="float">
            <text:p>582.5957708605</text:p>
          </table:table-cell>
          <table:table-cell office:value-type="float" office:value="548.663434831101" calcext:value-type="float">
            <text:p>548.6634348311</text:p>
          </table:table-cell>
          <table:table-cell office:value-type="float" office:value="552.050371078785" calcext:value-type="float">
            <text:p>552.0503710788</text:p>
          </table:table-cell>
          <table:table-cell office:value-type="float" office:value="0" calcext:value-type="float">
            <text:p>0</text:p>
          </table:table-cell>
          <table:table-cell office:value-type="float" office:value="559.003005065142" calcext:value-type="float">
            <text:p>559.0030050651</text:p>
          </table:table-cell>
          <table:table-cell office:value-type="float" office:value="576.042280472953" calcext:value-type="float">
            <text:p>576.042280473</text:p>
          </table:table-cell>
          <table:table-cell office:value-type="float" office:value="554.437797865848" calcext:value-type="float">
            <text:p>554.4377978658</text:p>
          </table:table-cell>
          <table:table-cell office:value-type="float" office:value="0" calcext:value-type="float">
            <text:p>0</text:p>
          </table:table-cell>
          <table:table-cell office:value-type="float" office:value="570.833353739175" calcext:value-type="float">
            <text:p>570.8333537392</text:p>
          </table:table-cell>
          <table:table-cell office:value-type="float" office:value="558.66016527998" calcext:value-type="float">
            <text:p>558.66016528</text:p>
          </table:table-cell>
          <table:table-cell office:value-type="float" office:value="0" calcext:value-type="float">
            <text:p>0</text:p>
          </table:table-cell>
          <table:table-cell office:value-type="float" office:value="556.529543882188" calcext:value-type="float">
            <text:p>556.529543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.914723471584" calcext:value-type="float">
            <text:p>563.9147234716</text:p>
          </table:table-cell>
          <table:table-cell office:value-type="float" office:value="569.690558471067" calcext:value-type="float">
            <text:p>569.6905584711</text:p>
          </table:table-cell>
          <table:table-cell office:value-type="float" office:value="558.173893671577" calcext:value-type="float">
            <text:p>558.1738936716</text:p>
          </table:table-cell>
          <table:table-cell office:value-type="float" office:value="552.324277285232" calcext:value-type="float">
            <text:p>552.3242772852</text:p>
          </table:table-cell>
          <table:table-cell office:value-type="float" office:value="568.255181714576" calcext:value-type="float">
            <text:p>568.2551817146</text:p>
          </table:table-cell>
          <table:table-cell office:value-type="float" office:value="0" calcext:value-type="float">
            <text:p>0</text:p>
          </table:table-cell>
          <table:table-cell office:value-type="float" office:value="570.366543212881" calcext:value-type="float">
            <text:p>570.3665432129</text:p>
          </table:table-cell>
          <table:table-cell table:number-columns-repeated="2"/>
        </table:table-row>
        <table:table-row table:style-name="ro1">
          <table:table-cell office:value-type="float" office:value="563.980782866484" calcext:value-type="float">
            <text:p>563.9807828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.484732060858" calcext:value-type="float">
            <text:p>567.4847320609</text:p>
          </table:table-cell>
          <table:table-cell office:value-type="float" office:value="564.74002639946" calcext:value-type="float">
            <text:p>564.7400263995</text:p>
          </table:table-cell>
          <table:table-cell office:value-type="float" office:value="0" calcext:value-type="float">
            <text:p>0</text:p>
          </table:table-cell>
          <table:table-cell office:value-type="float" office:value="572.112590110056" calcext:value-type="float">
            <text:p>572.1125901101</text:p>
          </table:table-cell>
          <table:table-cell office:value-type="float" office:value="555.161423639652" calcext:value-type="float">
            <text:p>555.1614236397</text:p>
          </table:table-cell>
          <table:table-cell office:value-type="float" office:value="566.992590460616" calcext:value-type="float">
            <text:p>566.9925904606</text:p>
          </table:table-cell>
          <table:table-cell office:value-type="float" office:value="582.665623768675" calcext:value-type="float">
            <text:p>582.6656237687</text:p>
          </table:table-cell>
          <table:table-cell office:value-type="float" office:value="551.06671755829" calcext:value-type="float">
            <text:p>551.0667175583</text:p>
          </table:table-cell>
          <table:table-cell office:value-type="float" office:value="553.196499728463" calcext:value-type="float">
            <text:p>553.1964997285</text:p>
          </table:table-cell>
          <table:table-cell office:value-type="float" office:value="0" calcext:value-type="float">
            <text:p>0</text:p>
          </table:table-cell>
          <table:table-cell office:value-type="float" office:value="558.696618115908" calcext:value-type="float">
            <text:p>558.6966181159</text:p>
          </table:table-cell>
          <table:table-cell office:value-type="float" office:value="576.325224709841" calcext:value-type="float">
            <text:p>576.3252247098</text:p>
          </table:table-cell>
          <table:table-cell office:value-type="float" office:value="559.132962746129" calcext:value-type="float">
            <text:p>559.1329627461</text:p>
          </table:table-cell>
          <table:table-cell office:value-type="float" office:value="0" calcext:value-type="float">
            <text:p>0</text:p>
          </table:table-cell>
          <table:table-cell office:value-type="float" office:value="570.767244986448" calcext:value-type="float">
            <text:p>570.7672449864</text:p>
          </table:table-cell>
          <table:table-cell office:value-type="float" office:value="559.278270628167" calcext:value-type="float">
            <text:p>559.2782706282</text:p>
          </table:table-cell>
          <table:table-cell office:value-type="float" office:value="0" calcext:value-type="float">
            <text:p>0</text:p>
          </table:table-cell>
          <table:table-cell office:value-type="float" office:value="556.95199898721" calcext:value-type="float">
            <text:p>556.9519989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.447516383113" calcext:value-type="float">
            <text:p>568.4475163831</text:p>
          </table:table-cell>
          <table:table-cell office:value-type="float" office:value="569.907404802856" calcext:value-type="float">
            <text:p>569.9074048029</text:p>
          </table:table-cell>
          <table:table-cell office:value-type="float" office:value="558.898883548977" calcext:value-type="float">
            <text:p>558.898883549</text:p>
          </table:table-cell>
          <table:table-cell office:value-type="float" office:value="552.129251883123" calcext:value-type="float">
            <text:p>552.1292518831</text:p>
          </table:table-cell>
          <table:table-cell office:value-type="float" office:value="569.093665626296" calcext:value-type="float">
            <text:p>569.0936656263</text:p>
          </table:table-cell>
          <table:table-cell office:value-type="float" office:value="0" calcext:value-type="float">
            <text:p>0</text:p>
          </table:table-cell>
          <table:table-cell office:value-type="float" office:value="570.757320843542" calcext:value-type="float">
            <text:p>570.7573208435</text:p>
          </table:table-cell>
          <table:table-cell table:number-columns-repeated="2"/>
        </table:table-row>
        <table:table-row table:style-name="ro1">
          <table:table-cell office:value-type="float" office:value="564.626117224865" calcext:value-type="float">
            <text:p>564.626117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.1756347046" calcext:value-type="float">
            <text:p>568.1756347046</text:p>
          </table:table-cell>
          <table:table-cell office:value-type="float" office:value="567.675911840067" calcext:value-type="float">
            <text:p>567.6759118401</text:p>
          </table:table-cell>
          <table:table-cell office:value-type="float" office:value="0" calcext:value-type="float">
            <text:p>0</text:p>
          </table:table-cell>
          <table:table-cell office:value-type="float" office:value="576.862440709043" calcext:value-type="float">
            <text:p>576.862440709</text:p>
          </table:table-cell>
          <table:table-cell office:value-type="float" office:value="554.816534523623" calcext:value-type="float">
            <text:p>554.8165345236</text:p>
          </table:table-cell>
          <table:table-cell office:value-type="float" office:value="565.661767554018" calcext:value-type="float">
            <text:p>565.661767554</text:p>
          </table:table-cell>
          <table:table-cell office:value-type="float" office:value="582.006536303355" calcext:value-type="float">
            <text:p>582.0065363034</text:p>
          </table:table-cell>
          <table:table-cell office:value-type="float" office:value="552.925587421295" calcext:value-type="float">
            <text:p>552.9255874213</text:p>
          </table:table-cell>
          <table:table-cell office:value-type="float" office:value="553.686756316773" calcext:value-type="float">
            <text:p>553.6867563168</text:p>
          </table:table-cell>
          <table:table-cell office:value-type="float" office:value="0" calcext:value-type="float">
            <text:p>0</text:p>
          </table:table-cell>
          <table:table-cell office:value-type="float" office:value="558.710120587008" calcext:value-type="float">
            <text:p>558.710120587</text:p>
          </table:table-cell>
          <table:table-cell office:value-type="float" office:value="579.397047613574" calcext:value-type="float">
            <text:p>579.3970476136</text:p>
          </table:table-cell>
          <table:table-cell office:value-type="float" office:value="559.662717602846" calcext:value-type="float">
            <text:p>559.6627176028</text:p>
          </table:table-cell>
          <table:table-cell office:value-type="float" office:value="0" calcext:value-type="float">
            <text:p>0</text:p>
          </table:table-cell>
          <table:table-cell office:value-type="float" office:value="570.695541627615" calcext:value-type="float">
            <text:p>570.6955416276</text:p>
          </table:table-cell>
          <table:table-cell office:value-type="float" office:value="559.503226060921" calcext:value-type="float">
            <text:p>559.5032260609</text:p>
          </table:table-cell>
          <table:table-cell office:value-type="float" office:value="0" calcext:value-type="float">
            <text:p>0</text:p>
          </table:table-cell>
          <table:table-cell office:value-type="float" office:value="556.975264068587" calcext:value-type="float">
            <text:p>556.9752640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.561444738351" calcext:value-type="float">
            <text:p>568.5614447384</text:p>
          </table:table-cell>
          <table:table-cell office:value-type="float" office:value="570.805225733871" calcext:value-type="float">
            <text:p>570.8052257339</text:p>
          </table:table-cell>
          <table:table-cell office:value-type="float" office:value="558.824272606204" calcext:value-type="float">
            <text:p>558.8242726062</text:p>
          </table:table-cell>
          <table:table-cell office:value-type="float" office:value="551.068883845415" calcext:value-type="float">
            <text:p>551.0688838454</text:p>
          </table:table-cell>
          <table:table-cell office:value-type="float" office:value="571.306116056394" calcext:value-type="float">
            <text:p>571.3061160564</text:p>
          </table:table-cell>
          <table:table-cell office:value-type="float" office:value="0" calcext:value-type="float">
            <text:p>0</text:p>
          </table:table-cell>
          <table:table-cell office:value-type="float" office:value="575.738995629379" calcext:value-type="float">
            <text:p>575.7389956294</text:p>
          </table:table-cell>
          <table:table-cell table:number-columns-repeated="2"/>
        </table:table-row>
        <table:table-row table:style-name="ro1">
          <table:table-cell office:value-type="float" office:value="564.63530607856" calcext:value-type="float">
            <text:p>564.635306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.256953901414" calcext:value-type="float">
            <text:p>568.2569539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68924472098" calcext:value-type="float">
            <text:p>555.689244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.351268573147" calcext:value-type="float">
            <text:p>553.35126857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9.119362653288" calcext:value-type="float">
            <text:p>559.1193626533</text:p>
          </table:table-cell>
          <table:table-cell office:value-type="float" office:value="551.362408378175" calcext:value-type="float">
            <text:p>551.36240837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.660739542104" calcext:value-type="float">
            <text:p>564.6607395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.384189552789" calcext:value-type="float">
            <text:p>570.3841895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689244938537" calcext:value-type="float">
            <text:p>555.6892449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804946621186" calcext:value-type="float">
            <text:p>552.80494662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9.079403812493" calcext:value-type="float">
            <text:p>559.0794038125</text:p>
          </table:table-cell>
          <table:table-cell office:value-type="float" office:value="551.918137990623" calcext:value-type="float">
            <text:p>551.9181379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AVERAGE([.A40];[.B24];[.C24];[.D32];[.E28];[.F24];[.G28];[.H36];[.I28];[.J28];[.K32];[.L28];[.M24];[.N28];[.O28];[.P28];[.Q24];[.R28];[.S28];[.T20];[.U28];[.V24];[.W24];[.X28];[.Y28];[.Z32];[.AA32];[.AB28];[.AC16];[.AD28])" office:value-type="float" office:value="566.450876277926" calcext:value-type="float">
            <text:p>566.4508762779</text:p>
          </table:table-cell>
        </table:table-row>
        <table:table-row table:style-name="ro1">
          <table:table-cell office:value-type="float" office:value="568.44452925263" calcext:value-type="float">
            <text:p>568.444529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.261135176598" calcext:value-type="float">
            <text:p>571.261135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661884388535" calcext:value-type="float">
            <text:p>555.6618843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.127896226003" calcext:value-type="float">
            <text:p>559.1278962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9.073882410875" calcext:value-type="float">
            <text:p>559.0738824109</text:p>
          </table:table-cell>
          <table:table-cell office:value-type="float" office:value="553.120114829283" calcext:value-type="float">
            <text:p>553.12011482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STDEV([.A40];[.B24];[.C24];[.D32];[.E28];[.F24];[.G28];[.H36];[.I28];[.J28];[.K32];[.L28];[.M24];[.N28];[.O28];[.P28];[.Q24];[.R28];[.S28];[.T20];[.U28];[.V24];[.W24];[.X28];[.Y28];[.Z32];[.AA32];[.AB28];[.AC16];[.AD28])" office:value-type="float" office:value="8.18723214221509" calcext:value-type="float">
            <text:p>8.1872321422</text:p>
          </table:table-cell>
        </table:table-row>
        <table:table-row table:style-name="ro1">
          <table:table-cell office:value-type="float" office:value="568.717855697276" calcext:value-type="float">
            <text:p>568.717855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.261135176598" calcext:value-type="float">
            <text:p>571.2611351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661884448155" calcext:value-type="float">
            <text:p>555.661884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.886574039427" calcext:value-type="float">
            <text:p>559.886574039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9.074536505116" calcext:value-type="float">
            <text:p>559.0745365051</text:p>
          </table:table-cell>
          <table:table-cell office:value-type="float" office:value="553.48904836693" calcext:value-type="float">
            <text:p>553.48904836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.718274135591" calcext:value-type="float">
            <text:p>568.71827413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6.18252600209" calcext:value-type="float">
            <text:p>556.18252600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.739701918466" calcext:value-type="float">
            <text:p>568.7397019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6.904667015353" calcext:value-type="float">
            <text:p>556.904667015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.286418922035" calcext:value-type="float">
            <text:p>569.2864189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6.904667013352" calcext:value-type="float">
            <text:p>556.904667013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.025238538827" calcext:value-type="float">
            <text:p>573.02523853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9.963155367809" calcext:value-type="float">
            <text:p>559.963155367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.002272610374" calcext:value-type="float">
            <text:p>574.002272610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.393747107515" calcext:value-type="float">
            <text:p>577.3937471075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.551419549784" calcext:value-type="float">
            <text:p>578.551419549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.40686366465" calcext:value-type="float">
            <text:p>581.4068636647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Greedy search</text:p>
          </table:table-cell>
          <table:table-cell table:number-columns-repeated="30"/>
        </table:table-row>
        <table:table-row table:style-name="ro1">
          <table:table-cell office:value-type="float" office:value="1757.18311734183" calcext:value-type="float">
            <text:p>1757.1831173418</text:p>
          </table:table-cell>
          <table:table-cell office:value-type="float" office:value="1757.62701385478" calcext:value-type="float">
            <text:p>1757.6270138548</text:p>
          </table:table-cell>
          <table:table-cell office:value-type="float" office:value="1757.63751100753" calcext:value-type="float">
            <text:p>1757.6375110075</text:p>
          </table:table-cell>
          <table:table-cell office:value-type="float" office:value="1756.46775318325" calcext:value-type="float">
            <text:p>1756.4677531833</text:p>
          </table:table-cell>
          <table:table-cell office:value-type="float" office:value="1756.23275470002" calcext:value-type="float">
            <text:p>1756.2327547</text:p>
          </table:table-cell>
          <table:table-cell office:value-type="float" office:value="1757.62835218573" calcext:value-type="float">
            <text:p>1757.6283521857</text:p>
          </table:table-cell>
          <table:table-cell office:value-type="float" office:value="1757.18056370968" calcext:value-type="float">
            <text:p>1757.1805637097</text:p>
          </table:table-cell>
          <table:table-cell office:value-type="float" office:value="1754.29093454924" calcext:value-type="float">
            <text:p>1754.2909345492</text:p>
          </table:table-cell>
          <table:table-cell office:value-type="float" office:value="1757.74044812067" calcext:value-type="float">
            <text:p>1757.7404481207</text:p>
          </table:table-cell>
          <table:table-cell office:value-type="float" office:value="1757.73291260897" calcext:value-type="float">
            <text:p>1757.732912609</text:p>
          </table:table-cell>
          <table:table-cell office:value-type="float" office:value="1757.53285414717" calcext:value-type="float">
            <text:p>1757.5328541472</text:p>
          </table:table-cell>
          <table:table-cell office:value-type="float" office:value="1757.32484562587" calcext:value-type="float">
            <text:p>1757.3248456259</text:p>
          </table:table-cell>
          <table:table-cell office:value-type="float" office:value="1757.27683242" calcext:value-type="float">
            <text:p>1757.27683242</text:p>
          </table:table-cell>
          <table:table-cell office:value-type="float" office:value="1757.40180660629" calcext:value-type="float">
            <text:p>1757.4018066063</text:p>
          </table:table-cell>
          <table:table-cell office:value-type="float" office:value="1756.46067261932" calcext:value-type="float">
            <text:p>1756.4606726193</text:p>
          </table:table-cell>
          <table:table-cell office:value-type="float" office:value="1757.39963216188" calcext:value-type="float">
            <text:p>1757.3996321619</text:p>
          </table:table-cell>
          <table:table-cell office:value-type="float" office:value="1757.61190276196" calcext:value-type="float">
            <text:p>1757.611902762</text:p>
          </table:table-cell>
          <table:table-cell office:value-type="float" office:value="1757.47141469922" calcext:value-type="float">
            <text:p>1757.4714146992</text:p>
          </table:table-cell>
          <table:table-cell office:value-type="float" office:value="1757.75408179358" calcext:value-type="float">
            <text:p>1757.7540817936</text:p>
          </table:table-cell>
          <table:table-cell office:value-type="float" office:value="1757.64313301252" calcext:value-type="float">
            <text:p>1757.6431330125</text:p>
          </table:table-cell>
          <table:table-cell office:value-type="float" office:value="1757.20093800832" calcext:value-type="float">
            <text:p>1757.2009380083</text:p>
          </table:table-cell>
          <table:table-cell office:value-type="float" office:value="1757.62469820699" calcext:value-type="float">
            <text:p>1757.624698207</text:p>
          </table:table-cell>
          <table:table-cell office:value-type="float" office:value="1757.46625668527" calcext:value-type="float">
            <text:p>1757.4662566853</text:p>
          </table:table-cell>
          <table:table-cell office:value-type="float" office:value="1757.63998950066" calcext:value-type="float">
            <text:p>1757.6399895007</text:p>
          </table:table-cell>
          <table:table-cell office:value-type="float" office:value="1757.49622113988" calcext:value-type="float">
            <text:p>1757.4962211399</text:p>
          </table:table-cell>
          <table:table-cell office:value-type="float" office:value="1757.25284361088" calcext:value-type="float">
            <text:p>1757.2528436109</text:p>
          </table:table-cell>
          <table:table-cell office:value-type="float" office:value="1757.02469596916" calcext:value-type="float">
            <text:p>1757.0246959692</text:p>
          </table:table-cell>
          <table:table-cell office:value-type="float" office:value="1757.48693721141" calcext:value-type="float">
            <text:p>1757.4869372114</text:p>
          </table:table-cell>
          <table:table-cell office:value-type="float" office:value="1757.68011649792" calcext:value-type="float">
            <text:p>1757.6801164979</text:p>
          </table:table-cell>
          <table:table-cell office:value-type="float" office:value="1757.77966186904" calcext:value-type="float">
            <text:p>1757.779661869</text:p>
          </table:table-cell>
          <table:table-cell/>
        </table:table-row>
        <table:table-row table:style-name="ro1">
          <table:table-cell office:value-type="float" office:value="1752.64650808937" calcext:value-type="float">
            <text:p>1752.6465080894</text:p>
          </table:table-cell>
          <table:table-cell office:value-type="float" office:value="1754.56473920355" calcext:value-type="float">
            <text:p>1754.5647392036</text:p>
          </table:table-cell>
          <table:table-cell office:value-type="float" office:value="1753.81485630132" calcext:value-type="float">
            <text:p>1753.8148563013</text:p>
          </table:table-cell>
          <table:table-cell office:value-type="float" office:value="1755.32808953487" calcext:value-type="float">
            <text:p>1755.3280895349</text:p>
          </table:table-cell>
          <table:table-cell office:value-type="float" office:value="1751.38038447145" calcext:value-type="float">
            <text:p>1751.3803844715</text:p>
          </table:table-cell>
          <table:table-cell office:value-type="float" office:value="1753.59062925046" calcext:value-type="float">
            <text:p>1753.5906292505</text:p>
          </table:table-cell>
          <table:table-cell office:value-type="float" office:value="1754.22567880544" calcext:value-type="float">
            <text:p>1754.2256788054</text:p>
          </table:table-cell>
          <table:table-cell office:value-type="float" office:value="1750.00920776677" calcext:value-type="float">
            <text:p>1750.0092077668</text:p>
          </table:table-cell>
          <table:table-cell office:value-type="float" office:value="1754.64057319213" calcext:value-type="float">
            <text:p>1754.6405731921</text:p>
          </table:table-cell>
          <table:table-cell office:value-type="float" office:value="1754.03229135917" calcext:value-type="float">
            <text:p>1754.0322913592</text:p>
          </table:table-cell>
          <table:table-cell office:value-type="float" office:value="1757.52907279112" calcext:value-type="float">
            <text:p>1757.5290727911</text:p>
          </table:table-cell>
          <table:table-cell office:value-type="float" office:value="1755.8757742772" calcext:value-type="float">
            <text:p>1755.8757742772</text:p>
          </table:table-cell>
          <table:table-cell office:value-type="float" office:value="1756.29348638379" calcext:value-type="float">
            <text:p>1756.2934863838</text:p>
          </table:table-cell>
          <table:table-cell office:value-type="float" office:value="1752.86067881064" calcext:value-type="float">
            <text:p>1752.8606788106</text:p>
          </table:table-cell>
          <table:table-cell office:value-type="float" office:value="1756.51073693121" calcext:value-type="float">
            <text:p>1756.5107369312</text:p>
          </table:table-cell>
          <table:table-cell office:value-type="float" office:value="1754.38517530863" calcext:value-type="float">
            <text:p>1754.3851753086</text:p>
          </table:table-cell>
          <table:table-cell office:value-type="float" office:value="1754.35559625226" calcext:value-type="float">
            <text:p>1754.3555962523</text:p>
          </table:table-cell>
          <table:table-cell office:value-type="float" office:value="1755.23880889321" calcext:value-type="float">
            <text:p>1755.2388088932</text:p>
          </table:table-cell>
          <table:table-cell office:value-type="float" office:value="1754.45686512918" calcext:value-type="float">
            <text:p>1754.4568651292</text:p>
          </table:table-cell>
          <table:table-cell office:value-type="float" office:value="1754.51852553423" calcext:value-type="float">
            <text:p>1754.5185255342</text:p>
          </table:table-cell>
          <table:table-cell office:value-type="float" office:value="1752.36998147044" calcext:value-type="float">
            <text:p>1752.3699814704</text:p>
          </table:table-cell>
          <table:table-cell office:value-type="float" office:value="1755.57871300654" calcext:value-type="float">
            <text:p>1755.5787130065</text:p>
          </table:table-cell>
          <table:table-cell office:value-type="float" office:value="1753.45068332377" calcext:value-type="float">
            <text:p>1753.4506833238</text:p>
          </table:table-cell>
          <table:table-cell office:value-type="float" office:value="1753.84720227758" calcext:value-type="float">
            <text:p>1753.8472022776</text:p>
          </table:table-cell>
          <table:table-cell office:value-type="float" office:value="1753.06899574007" calcext:value-type="float">
            <text:p>1753.0689957401</text:p>
          </table:table-cell>
          <table:table-cell office:value-type="float" office:value="1756.18323784963" calcext:value-type="float">
            <text:p>1756.1832378496</text:p>
          </table:table-cell>
          <table:table-cell office:value-type="float" office:value="1751.92040095644" calcext:value-type="float">
            <text:p>1751.9204009564</text:p>
          </table:table-cell>
          <table:table-cell office:value-type="float" office:value="1755.93822206879" calcext:value-type="float">
            <text:p>1755.9382220688</text:p>
          </table:table-cell>
          <table:table-cell office:value-type="float" office:value="1757.38510044466" calcext:value-type="float">
            <text:p>1757.3851004447</text:p>
          </table:table-cell>
          <table:table-cell office:value-type="float" office:value="1757.77966186904" calcext:value-type="float">
            <text:p>1757.779661869</text:p>
          </table:table-cell>
          <table:table-cell/>
        </table:table-row>
        <table:table-row table:style-name="ro1">
          <table:table-cell office:value-type="float" office:value="1745.42346733221" calcext:value-type="float">
            <text:p>1745.4234673322</text:p>
          </table:table-cell>
          <table:table-cell office:value-type="float" office:value="1747.91435092021" calcext:value-type="float">
            <text:p>1747.9143509202</text:p>
          </table:table-cell>
          <table:table-cell office:value-type="float" office:value="1754.9218486636" calcext:value-type="float">
            <text:p>1754.9218486636</text:p>
          </table:table-cell>
          <table:table-cell office:value-type="float" office:value="1748.76883776582" calcext:value-type="float">
            <text:p>1748.7688377658</text:p>
          </table:table-cell>
          <table:table-cell office:value-type="float" office:value="1744.11970046757" calcext:value-type="float">
            <text:p>1744.1197004676</text:p>
          </table:table-cell>
          <table:table-cell office:value-type="float" office:value="1746.58130305514" calcext:value-type="float">
            <text:p>1746.5813030551</text:p>
          </table:table-cell>
          <table:table-cell office:value-type="float" office:value="1747.6281276301" calcext:value-type="float">
            <text:p>1747.6281276301</text:p>
          </table:table-cell>
          <table:table-cell office:value-type="float" office:value="1742.40520812153" calcext:value-type="float">
            <text:p>1742.4052081215</text:p>
          </table:table-cell>
          <table:table-cell office:value-type="float" office:value="1748.03124608036" calcext:value-type="float">
            <text:p>1748.0312460804</text:p>
          </table:table-cell>
          <table:table-cell office:value-type="float" office:value="1754.74894622618" calcext:value-type="float">
            <text:p>1754.7489462262</text:p>
          </table:table-cell>
          <table:table-cell office:value-type="float" office:value="1754.00698484941" calcext:value-type="float">
            <text:p>1754.0069848494</text:p>
          </table:table-cell>
          <table:table-cell office:value-type="float" office:value="1755.57582477715" calcext:value-type="float">
            <text:p>1755.5758247772</text:p>
          </table:table-cell>
          <table:table-cell office:value-type="float" office:value="1750.69332671734" calcext:value-type="float">
            <text:p>1750.6933267173</text:p>
          </table:table-cell>
          <table:table-cell office:value-type="float" office:value="1754.15819770042" calcext:value-type="float">
            <text:p>1754.1581977004</text:p>
          </table:table-cell>
          <table:table-cell office:value-type="float" office:value="1751.59982559699" calcext:value-type="float">
            <text:p>1751.599825597</text:p>
          </table:table-cell>
          <table:table-cell office:value-type="float" office:value="1747.76327335502" calcext:value-type="float">
            <text:p>1747.763273355</text:p>
          </table:table-cell>
          <table:table-cell office:value-type="float" office:value="1754.95477366512" calcext:value-type="float">
            <text:p>1754.9547736651</text:p>
          </table:table-cell>
          <table:table-cell office:value-type="float" office:value="1754.76016121125" calcext:value-type="float">
            <text:p>1754.7601612113</text:p>
          </table:table-cell>
          <table:table-cell office:value-type="float" office:value="1747.80955899344" calcext:value-type="float">
            <text:p>1747.8095589934</text:p>
          </table:table-cell>
          <table:table-cell office:value-type="float" office:value="1747.81619170478" calcext:value-type="float">
            <text:p>1747.8161917048</text:p>
          </table:table-cell>
          <table:table-cell office:value-type="float" office:value="1745.13910266382" calcext:value-type="float">
            <text:p>1745.1391026638</text:p>
          </table:table-cell>
          <table:table-cell office:value-type="float" office:value="1749.35234519036" calcext:value-type="float">
            <text:p>1749.3523451904</text:p>
          </table:table-cell>
          <table:table-cell office:value-type="float" office:value="1753.06663255766" calcext:value-type="float">
            <text:p>1753.0666325577</text:p>
          </table:table-cell>
          <table:table-cell office:value-type="float" office:value="1747.03032380109" calcext:value-type="float">
            <text:p>1747.0303238011</text:p>
          </table:table-cell>
          <table:table-cell office:value-type="float" office:value="1746.02877744265" calcext:value-type="float">
            <text:p>1746.0287774427</text:p>
          </table:table-cell>
          <table:table-cell office:value-type="float" office:value="1754.42865512591" calcext:value-type="float">
            <text:p>1754.4286551259</text:p>
          </table:table-cell>
          <table:table-cell office:value-type="float" office:value="1744.57743174807" calcext:value-type="float">
            <text:p>1744.5774317481</text:p>
          </table:table-cell>
          <table:table-cell office:value-type="float" office:value="1754.67401200442" calcext:value-type="float">
            <text:p>1754.6740120044</text:p>
          </table:table-cell>
          <table:table-cell office:value-type="float" office:value="1756.149303135" calcext:value-type="float">
            <text:p>1756.149303135</text:p>
          </table:table-cell>
          <table:table-cell office:value-type="float" office:value="1754.6606523991" calcext:value-type="float">
            <text:p>1754.6606523991</text:p>
          </table:table-cell>
          <table:table-cell/>
        </table:table-row>
        <table:table-row table:style-name="ro1">
          <table:table-cell office:value-type="float" office:value="1737.93443973592" calcext:value-type="float">
            <text:p>1737.9344397359</text:p>
          </table:table-cell>
          <table:table-cell office:value-type="float" office:value="1740.43269102998" calcext:value-type="float">
            <text:p>1740.43269103</text:p>
          </table:table-cell>
          <table:table-cell office:value-type="float" office:value="1754.27506730045" calcext:value-type="float">
            <text:p>1754.2750673005</text:p>
          </table:table-cell>
          <table:table-cell office:value-type="float" office:value="1741.18796761966" calcext:value-type="float">
            <text:p>1741.1879676197</text:p>
          </table:table-cell>
          <table:table-cell office:value-type="float" office:value="1738.82361842875" calcext:value-type="float">
            <text:p>1738.8236184288</text:p>
          </table:table-cell>
          <table:table-cell office:value-type="float" office:value="1745.14938736603" calcext:value-type="float">
            <text:p>1745.149387366</text:p>
          </table:table-cell>
          <table:table-cell office:value-type="float" office:value="1750.02084253227" calcext:value-type="float">
            <text:p>1750.0208425323</text:p>
          </table:table-cell>
          <table:table-cell office:value-type="float" office:value="1740.9645717377" calcext:value-type="float">
            <text:p>1740.9645717377</text:p>
          </table:table-cell>
          <table:table-cell office:value-type="float" office:value="1740.45279055925" calcext:value-type="float">
            <text:p>1740.4527905593</text:p>
          </table:table-cell>
          <table:table-cell office:value-type="float" office:value="1749.56611904934" calcext:value-type="float">
            <text:p>1749.5661190493</text:p>
          </table:table-cell>
          <table:table-cell office:value-type="float" office:value="1747.19806438551" calcext:value-type="float">
            <text:p>1747.1980643855</text:p>
          </table:table-cell>
          <table:table-cell office:value-type="float" office:value="1755.02669670617" calcext:value-type="float">
            <text:p>1755.0266967062</text:p>
          </table:table-cell>
          <table:table-cell office:value-type="float" office:value="1743.37888932018" calcext:value-type="float">
            <text:p>1743.3788893202</text:p>
          </table:table-cell>
          <table:table-cell office:value-type="float" office:value="1748.6383501856" calcext:value-type="float">
            <text:p>1748.6383501856</text:p>
          </table:table-cell>
          <table:table-cell office:value-type="float" office:value="1744.63774964802" calcext:value-type="float">
            <text:p>1744.637749648</text:p>
          </table:table-cell>
          <table:table-cell office:value-type="float" office:value="1740.29914203797" calcext:value-type="float">
            <text:p>1740.299142038</text:p>
          </table:table-cell>
          <table:table-cell office:value-type="float" office:value="1748.54421907336" calcext:value-type="float">
            <text:p>1748.5442190734</text:p>
          </table:table-cell>
          <table:table-cell office:value-type="float" office:value="1751.14239718998" calcext:value-type="float">
            <text:p>1751.14239719</text:p>
          </table:table-cell>
          <table:table-cell office:value-type="float" office:value="1740.23787422474" calcext:value-type="float">
            <text:p>1740.2378742247</text:p>
          </table:table-cell>
          <table:table-cell office:value-type="float" office:value="1740.30830941715" calcext:value-type="float">
            <text:p>1740.3083094172</text:p>
          </table:table-cell>
          <table:table-cell office:value-type="float" office:value="1742.91156113481" calcext:value-type="float">
            <text:p>1742.9115611348</text:p>
          </table:table-cell>
          <table:table-cell office:value-type="float" office:value="1741.92379189215" calcext:value-type="float">
            <text:p>1741.9237918922</text:p>
          </table:table-cell>
          <table:table-cell office:value-type="float" office:value="1746.09307743255" calcext:value-type="float">
            <text:p>1746.0930774326</text:p>
          </table:table-cell>
          <table:table-cell office:value-type="float" office:value="1739.65930417371" calcext:value-type="float">
            <text:p>1739.6593041737</text:p>
          </table:table-cell>
          <table:table-cell office:value-type="float" office:value="1738.42565467586" calcext:value-type="float">
            <text:p>1738.4256546759</text:p>
          </table:table-cell>
          <table:table-cell office:value-type="float" office:value="1748.49220332581" calcext:value-type="float">
            <text:p>1748.4922033258</text:p>
          </table:table-cell>
          <table:table-cell office:value-type="float" office:value="1737.1179242383" calcext:value-type="float">
            <text:p>1737.1179242383</text:p>
          </table:table-cell>
          <table:table-cell office:value-type="float" office:value="1755.74900701631" calcext:value-type="float">
            <text:p>1755.7490070163</text:p>
          </table:table-cell>
          <table:table-cell office:value-type="float" office:value="1754.21425514343" calcext:value-type="float">
            <text:p>1754.2142551434</text:p>
          </table:table-cell>
          <table:table-cell office:value-type="float" office:value="1754.57312917989" calcext:value-type="float">
            <text:p>1754.5731291799</text:p>
          </table:table-cell>
          <table:table-cell/>
        </table:table-row>
        <table:table-row table:style-name="ro1">
          <table:table-cell office:value-type="float" office:value="1730.87936139245" calcext:value-type="float">
            <text:p>1730.8793613925</text:p>
          </table:table-cell>
          <table:table-cell office:value-type="float" office:value="1733.16392726506" calcext:value-type="float">
            <text:p>1733.1639272651</text:p>
          </table:table-cell>
          <table:table-cell office:value-type="float" office:value="1753.28214093072" calcext:value-type="float">
            <text:p>1753.2821409307</text:p>
          </table:table-cell>
          <table:table-cell office:value-type="float" office:value="1744.46513960945" calcext:value-type="float">
            <text:p>1744.4651396095</text:p>
          </table:table-cell>
          <table:table-cell office:value-type="float" office:value="1731.08860661565" calcext:value-type="float">
            <text:p>1731.0886066157</text:p>
          </table:table-cell>
          <table:table-cell office:value-type="float" office:value="1742.76362046924" calcext:value-type="float">
            <text:p>1742.7636204692</text:p>
          </table:table-cell>
          <table:table-cell office:value-type="float" office:value="1743.32503113088" calcext:value-type="float">
            <text:p>1743.3250311309</text:p>
          </table:table-cell>
          <table:table-cell office:value-type="float" office:value="1734.75811952188" calcext:value-type="float">
            <text:p>1734.7581195219</text:p>
          </table:table-cell>
          <table:table-cell office:value-type="float" office:value="1733.20291375632" calcext:value-type="float">
            <text:p>1733.2029137563</text:p>
          </table:table-cell>
          <table:table-cell office:value-type="float" office:value="1743.25669411153" calcext:value-type="float">
            <text:p>1743.2566941115</text:p>
          </table:table-cell>
          <table:table-cell office:value-type="float" office:value="1739.71061591479" calcext:value-type="float">
            <text:p>1739.7106159148</text:p>
          </table:table-cell>
          <table:table-cell office:value-type="float" office:value="1752.8471363008" calcext:value-type="float">
            <text:p>1752.8471363008</text:p>
          </table:table-cell>
          <table:table-cell office:value-type="float" office:value="1735.97843647626" calcext:value-type="float">
            <text:p>1735.9784364763</text:p>
          </table:table-cell>
          <table:table-cell office:value-type="float" office:value="1742.01130014172" calcext:value-type="float">
            <text:p>1742.0113001417</text:p>
          </table:table-cell>
          <table:table-cell office:value-type="float" office:value="1743.71678187529" calcext:value-type="float">
            <text:p>1743.7167818753</text:p>
          </table:table-cell>
          <table:table-cell office:value-type="float" office:value="1733.05850344762" calcext:value-type="float">
            <text:p>1733.0585034476</text:p>
          </table:table-cell>
          <table:table-cell office:value-type="float" office:value="1741.047978894" calcext:value-type="float">
            <text:p>1741.047978894</text:p>
          </table:table-cell>
          <table:table-cell office:value-type="float" office:value="1745.40690940741" calcext:value-type="float">
            <text:p>1745.4069094074</text:p>
          </table:table-cell>
          <table:table-cell office:value-type="float" office:value="1733.0018392373" calcext:value-type="float">
            <text:p>1733.0018392373</text:p>
          </table:table-cell>
          <table:table-cell office:value-type="float" office:value="1733.09981479766" calcext:value-type="float">
            <text:p>1733.0998147977</text:p>
          </table:table-cell>
          <table:table-cell office:value-type="float" office:value="1735.27205265952" calcext:value-type="float">
            <text:p>1735.2720526595</text:p>
          </table:table-cell>
          <table:table-cell office:value-type="float" office:value="1745.20445459075" calcext:value-type="float">
            <text:p>1745.2044545908</text:p>
          </table:table-cell>
          <table:table-cell office:value-type="float" office:value="1738.78876156806" calcext:value-type="float">
            <text:p>1738.7887615681</text:p>
          </table:table-cell>
          <table:table-cell office:value-type="float" office:value="1732.46105548915" calcext:value-type="float">
            <text:p>1732.4610554892</text:p>
          </table:table-cell>
          <table:table-cell office:value-type="float" office:value="1731.3675831204" calcext:value-type="float">
            <text:p>1731.3675831204</text:p>
          </table:table-cell>
          <table:table-cell office:value-type="float" office:value="1741.5506377764" calcext:value-type="float">
            <text:p>1741.5506377764</text:p>
          </table:table-cell>
          <table:table-cell office:value-type="float" office:value="1730.13929398177" calcext:value-type="float">
            <text:p>1730.1392939818</text:p>
          </table:table-cell>
          <table:table-cell office:value-type="float" office:value="1752.14695898239" calcext:value-type="float">
            <text:p>1752.1469589824</text:p>
          </table:table-cell>
          <table:table-cell office:value-type="float" office:value="1747.72157866791" calcext:value-type="float">
            <text:p>1747.7215786679</text:p>
          </table:table-cell>
          <table:table-cell office:value-type="float" office:value="1749.46929434306" calcext:value-type="float">
            <text:p>1749.4692943431</text:p>
          </table:table-cell>
          <table:table-cell/>
        </table:table-row>
        <table:table-row table:style-name="ro1">
          <table:table-cell office:value-type="float" office:value="1724.53793763038" calcext:value-type="float">
            <text:p>1724.5379376304</text:p>
          </table:table-cell>
          <table:table-cell office:value-type="float" office:value="1726.5751286499" calcext:value-type="float">
            <text:p>1726.5751286499</text:p>
          </table:table-cell>
          <table:table-cell office:value-type="float" office:value="1748.78507086642" calcext:value-type="float">
            <text:p>1748.7850708664</text:p>
          </table:table-cell>
          <table:table-cell office:value-type="float" office:value="1737.49341950152" calcext:value-type="float">
            <text:p>1737.4934195015</text:p>
          </table:table-cell>
          <table:table-cell office:value-type="float" office:value="1728.55643107155" calcext:value-type="float">
            <text:p>1728.5564310716</text:p>
          </table:table-cell>
          <table:table-cell office:value-type="float" office:value="1735.27051553672" calcext:value-type="float">
            <text:p>1735.2705155367</text:p>
          </table:table-cell>
          <table:table-cell office:value-type="float" office:value="1736.66690053425" calcext:value-type="float">
            <text:p>1736.6669005343</text:p>
          </table:table-cell>
          <table:table-cell office:value-type="float" office:value="1733.44532772835" calcext:value-type="float">
            <text:p>1733.4453277284</text:p>
          </table:table-cell>
          <table:table-cell office:value-type="float" office:value="1726.59661233172" calcext:value-type="float">
            <text:p>1726.5966123317</text:p>
          </table:table-cell>
          <table:table-cell office:value-type="float" office:value="1736.07797564065" calcext:value-type="float">
            <text:p>1736.0779756407</text:p>
          </table:table-cell>
          <table:table-cell office:value-type="float" office:value="1732.49233381147" calcext:value-type="float">
            <text:p>1732.4923338115</text:p>
          </table:table-cell>
          <table:table-cell office:value-type="float" office:value="1750.81012653479" calcext:value-type="float">
            <text:p>1750.8101265348</text:p>
          </table:table-cell>
          <table:table-cell office:value-type="float" office:value="1729.02460300376" calcext:value-type="float">
            <text:p>1729.0246030038</text:p>
          </table:table-cell>
          <table:table-cell office:value-type="float" office:value="1743.45357431782" calcext:value-type="float">
            <text:p>1743.4535743178</text:p>
          </table:table-cell>
          <table:table-cell office:value-type="float" office:value="1743.71678187529" calcext:value-type="float">
            <text:p>1743.7167818753</text:p>
          </table:table-cell>
          <table:table-cell office:value-type="float" office:value="1726.48118582037" calcext:value-type="float">
            <text:p>1726.4811858204</text:p>
          </table:table-cell>
          <table:table-cell office:value-type="float" office:value="1733.79416226478" calcext:value-type="float">
            <text:p>1733.7941622648</text:p>
          </table:table-cell>
          <table:table-cell office:value-type="float" office:value="1738.01946247064" calcext:value-type="float">
            <text:p>1738.0194624706</text:p>
          </table:table-cell>
          <table:table-cell office:value-type="float" office:value="1726.4194604156" calcext:value-type="float">
            <text:p>1726.4194604156</text:p>
          </table:table-cell>
          <table:table-cell office:value-type="float" office:value="1726.52169883902" calcext:value-type="float">
            <text:p>1726.521698839</text:p>
          </table:table-cell>
          <table:table-cell office:value-type="float" office:value="1728.33623495792" calcext:value-type="float">
            <text:p>1728.3362349579</text:p>
          </table:table-cell>
          <table:table-cell office:value-type="float" office:value="1738.20700156115" calcext:value-type="float">
            <text:p>1738.2070015612</text:p>
          </table:table-cell>
          <table:table-cell office:value-type="float" office:value="1731.6957100954" calcext:value-type="float">
            <text:p>1731.6957100954</text:p>
          </table:table-cell>
          <table:table-cell office:value-type="float" office:value="1726.14378481459" calcext:value-type="float">
            <text:p>1726.1437848146</text:p>
          </table:table-cell>
          <table:table-cell office:value-type="float" office:value="1735.17947336316" calcext:value-type="float">
            <text:p>1735.1794733632</text:p>
          </table:table-cell>
          <table:table-cell office:value-type="float" office:value="1734.29667359465" calcext:value-type="float">
            <text:p>1734.2966735947</text:p>
          </table:table-cell>
          <table:table-cell office:value-type="float" office:value="1723.86709688451" calcext:value-type="float">
            <text:p>1723.8670968845</text:p>
          </table:table-cell>
          <table:table-cell office:value-type="float" office:value="1745.32328997504" calcext:value-type="float">
            <text:p>1745.323289975</text:p>
          </table:table-cell>
          <table:table-cell office:value-type="float" office:value="1740.17282343594" calcext:value-type="float">
            <text:p>1740.1728234359</text:p>
          </table:table-cell>
          <table:table-cell office:value-type="float" office:value="1742.39509038302" calcext:value-type="float">
            <text:p>1742.395090383</text:p>
          </table:table-cell>
          <table:table-cell/>
        </table:table-row>
        <table:table-row table:style-name="ro1">
          <table:table-cell office:value-type="float" office:value="1718.89423724784" calcext:value-type="float">
            <text:p>1718.8942372478</text:p>
          </table:table-cell>
          <table:table-cell office:value-type="float" office:value="1720.6839053943" calcext:value-type="float">
            <text:p>1720.6839053943</text:p>
          </table:table-cell>
          <table:table-cell office:value-type="float" office:value="1742.11732130565" calcext:value-type="float">
            <text:p>1742.1173213057</text:p>
          </table:table-cell>
          <table:table-cell office:value-type="float" office:value="1730.64904057083" calcext:value-type="float">
            <text:p>1730.6490405708</text:p>
          </table:table-cell>
          <table:table-cell office:value-type="float" office:value="1728.73965088776" calcext:value-type="float">
            <text:p>1728.7396508878</text:p>
          </table:table-cell>
          <table:table-cell office:value-type="float" office:value="1731.45512087916" calcext:value-type="float">
            <text:p>1731.4551208792</text:p>
          </table:table-cell>
          <table:table-cell office:value-type="float" office:value="1739.92198916316" calcext:value-type="float">
            <text:p>1739.9219891632</text:p>
          </table:table-cell>
          <table:table-cell office:value-type="float" office:value="1726.64965312203" calcext:value-type="float">
            <text:p>1726.649653122</text:p>
          </table:table-cell>
          <table:table-cell office:value-type="float" office:value="1720.72651899193" calcext:value-type="float">
            <text:p>1720.7265189919</text:p>
          </table:table-cell>
          <table:table-cell office:value-type="float" office:value="1729.31320119402" calcext:value-type="float">
            <text:p>1729.313201194</text:p>
          </table:table-cell>
          <table:table-cell office:value-type="float" office:value="1725.96335282049" calcext:value-type="float">
            <text:p>1725.9633528205</text:p>
          </table:table-cell>
          <table:table-cell office:value-type="float" office:value="1750.39199022051" calcext:value-type="float">
            <text:p>1750.3919902205</text:p>
          </table:table-cell>
          <table:table-cell office:value-type="float" office:value="1722.79631520121" calcext:value-type="float">
            <text:p>1722.7963152012</text:p>
          </table:table-cell>
          <table:table-cell office:value-type="float" office:value="1737.45786826425" calcext:value-type="float">
            <text:p>1737.4578682643</text:p>
          </table:table-cell>
          <table:table-cell office:value-type="float" office:value="1742.37292301271" calcext:value-type="float">
            <text:p>1742.3729230127</text:p>
          </table:table-cell>
          <table:table-cell office:value-type="float" office:value="1720.60416122689" calcext:value-type="float">
            <text:p>1720.6041612269</text:p>
          </table:table-cell>
          <table:table-cell office:value-type="float" office:value="1727.2386288438" calcext:value-type="float">
            <text:p>1727.2386288438</text:p>
          </table:table-cell>
          <table:table-cell office:value-type="float" office:value="1730.94170379111" calcext:value-type="float">
            <text:p>1730.9417037911</text:p>
          </table:table-cell>
          <table:table-cell office:value-type="float" office:value="1720.55414365119" calcext:value-type="float">
            <text:p>1720.5541436512</text:p>
          </table:table-cell>
          <table:table-cell office:value-type="float" office:value="1720.63928025934" calcext:value-type="float">
            <text:p>1720.6392802593</text:p>
          </table:table-cell>
          <table:table-cell office:value-type="float" office:value="1730.10122789289" calcext:value-type="float">
            <text:p>1730.1012278929</text:p>
          </table:table-cell>
          <table:table-cell office:value-type="float" office:value="1731.33757120652" calcext:value-type="float">
            <text:p>1731.3375712065</text:p>
          </table:table-cell>
          <table:table-cell office:value-type="float" office:value="1725.43847215426" calcext:value-type="float">
            <text:p>1725.4384721543</text:p>
          </table:table-cell>
          <table:table-cell office:value-type="float" office:value="1720.37970049683" calcext:value-type="float">
            <text:p>1720.3797004968</text:p>
          </table:table-cell>
          <table:table-cell office:value-type="float" office:value="1738.70992732937" calcext:value-type="float">
            <text:p>1738.7099273294</text:p>
          </table:table-cell>
          <table:table-cell office:value-type="float" office:value="1727.88051147077" calcext:value-type="float">
            <text:p>1727.8805114708</text:p>
          </table:table-cell>
          <table:table-cell office:value-type="float" office:value="1718.04707093123" calcext:value-type="float">
            <text:p>1718.0470709312</text:p>
          </table:table-cell>
          <table:table-cell office:value-type="float" office:value="1738.16975681393" calcext:value-type="float">
            <text:p>1738.1697568139</text:p>
          </table:table-cell>
          <table:table-cell office:value-type="float" office:value="1733.04965672683" calcext:value-type="float">
            <text:p>1733.0496567268</text:p>
          </table:table-cell>
          <table:table-cell office:value-type="float" office:value="1735.34297619649" calcext:value-type="float">
            <text:p>1735.3429761965</text:p>
          </table:table-cell>
          <table:table-cell/>
        </table:table-row>
        <table:table-row table:style-name="ro1">
          <table:table-cell office:value-type="float" office:value="1713.84621482592" calcext:value-type="float">
            <text:p>1713.8462148259</text:p>
          </table:table-cell>
          <table:table-cell office:value-type="float" office:value="1715.42449159983" calcext:value-type="float">
            <text:p>1715.4244915998</text:p>
          </table:table-cell>
          <table:table-cell office:value-type="float" office:value="1740.44493878861" calcext:value-type="float">
            <text:p>1740.4449387886</text:p>
          </table:table-cell>
          <table:table-cell office:value-type="float" office:value="1734.00729235186" calcext:value-type="float">
            <text:p>1734.0072923519</text:p>
          </table:table-cell>
          <table:table-cell office:value-type="float" office:value="1722.15793057961" calcext:value-type="float">
            <text:p>1722.1579305796</text:p>
          </table:table-cell>
          <table:table-cell office:value-type="float" office:value="1724.64360196934" calcext:value-type="float">
            <text:p>1724.6436019693</text:p>
          </table:table-cell>
          <table:table-cell office:value-type="float" office:value="1733.33292542418" calcext:value-type="float">
            <text:p>1733.3329254242</text:p>
          </table:table-cell>
          <table:table-cell office:value-type="float" office:value="1720.59544631202" calcext:value-type="float">
            <text:p>1720.595446312</text:p>
          </table:table-cell>
          <table:table-cell office:value-type="float" office:value="1715.20241980071" calcext:value-type="float">
            <text:p>1715.2024198007</text:p>
          </table:table-cell>
          <table:table-cell office:value-type="float" office:value="1723.11661710825" calcext:value-type="float">
            <text:p>1723.1166171083</text:p>
          </table:table-cell>
          <table:table-cell office:value-type="float" office:value="1720.14423607759" calcext:value-type="float">
            <text:p>1720.1442360776</text:p>
          </table:table-cell>
          <table:table-cell office:value-type="float" office:value="1743.33409921308" calcext:value-type="float">
            <text:p>1743.3340992131</text:p>
          </table:table-cell>
          <table:table-cell office:value-type="float" office:value="1716.96730405966" calcext:value-type="float">
            <text:p>1716.9673040597</text:p>
          </table:table-cell>
          <table:table-cell office:value-type="float" office:value="1734.63017383961" calcext:value-type="float">
            <text:p>1734.6301738396</text:p>
          </table:table-cell>
          <table:table-cell office:value-type="float" office:value="1735.20411140748" calcext:value-type="float">
            <text:p>1735.2041114075</text:p>
          </table:table-cell>
          <table:table-cell office:value-type="float" office:value="1715.35295989167" calcext:value-type="float">
            <text:p>1715.3529598917</text:p>
          </table:table-cell>
          <table:table-cell office:value-type="float" office:value="1729.77694064997" calcext:value-type="float">
            <text:p>1729.77694065</text:p>
          </table:table-cell>
          <table:table-cell office:value-type="float" office:value="1723.75216222234" calcext:value-type="float">
            <text:p>1723.7521622223</text:p>
          </table:table-cell>
          <table:table-cell office:value-type="float" office:value="1715.02407607174" calcext:value-type="float">
            <text:p>1715.0240760717</text:p>
          </table:table-cell>
          <table:table-cell office:value-type="float" office:value="1715.38973198031" calcext:value-type="float">
            <text:p>1715.3897319803</text:p>
          </table:table-cell>
          <table:table-cell office:value-type="float" office:value="1723.73929914076" calcext:value-type="float">
            <text:p>1723.7392991408</text:p>
          </table:table-cell>
          <table:table-cell office:value-type="float" office:value="1734.41224221474" calcext:value-type="float">
            <text:p>1734.4122422147</text:p>
          </table:table-cell>
          <table:table-cell office:value-type="float" office:value="1725.96136575904" calcext:value-type="float">
            <text:p>1725.961365759</text:p>
          </table:table-cell>
          <table:table-cell office:value-type="float" office:value="1715.44550981143" calcext:value-type="float">
            <text:p>1715.4455098114</text:p>
          </table:table-cell>
          <table:table-cell office:value-type="float" office:value="1731.65377764096" calcext:value-type="float">
            <text:p>1731.653777641</text:p>
          </table:table-cell>
          <table:table-cell office:value-type="float" office:value="1721.90104203909" calcext:value-type="float">
            <text:p>1721.9010420391</text:p>
          </table:table-cell>
          <table:table-cell office:value-type="float" office:value="1712.38669916953" calcext:value-type="float">
            <text:p>1712.3866991695</text:p>
          </table:table-cell>
          <table:table-cell office:value-type="float" office:value="1735.76519563791" calcext:value-type="float">
            <text:p>1735.7651956379</text:p>
          </table:table-cell>
          <table:table-cell office:value-type="float" office:value="1726.54593335815" calcext:value-type="float">
            <text:p>1726.5459333582</text:p>
          </table:table-cell>
          <table:table-cell office:value-type="float" office:value="1728.67619325303" calcext:value-type="float">
            <text:p>1728.676193253</text:p>
          </table:table-cell>
          <table:table-cell/>
        </table:table-row>
        <table:table-row table:style-name="ro1">
          <table:table-cell office:value-type="float" office:value="1708.38436304571" calcext:value-type="float">
            <text:p>1708.3843630457</text:p>
          </table:table-cell>
          <table:table-cell office:value-type="float" office:value="1718.25665305849" calcext:value-type="float">
            <text:p>1718.2566530585</text:p>
          </table:table-cell>
          <table:table-cell office:value-type="float" office:value="1743.90486877002" calcext:value-type="float">
            <text:p>1743.90486877</text:p>
          </table:table-cell>
          <table:table-cell office:value-type="float" office:value="1727.47885247052" calcext:value-type="float">
            <text:p>1727.4788524705</text:p>
          </table:table-cell>
          <table:table-cell office:value-type="float" office:value="1716.5257403156" calcext:value-type="float">
            <text:p>1716.5257403156</text:p>
          </table:table-cell>
          <table:table-cell office:value-type="float" office:value="1726.07630602075" calcext:value-type="float">
            <text:p>1726.0763060208</text:p>
          </table:table-cell>
          <table:table-cell office:value-type="float" office:value="1736.31097581279" calcext:value-type="float">
            <text:p>1736.3109758128</text:p>
          </table:table-cell>
          <table:table-cell office:value-type="float" office:value="1714.95718556892" calcext:value-type="float">
            <text:p>1714.9571855689</text:p>
          </table:table-cell>
          <table:table-cell office:value-type="float" office:value="1718.1377283496" calcext:value-type="float">
            <text:p>1718.1377283496</text:p>
          </table:table-cell>
          <table:table-cell office:value-type="float" office:value="1717.57363697814" calcext:value-type="float">
            <text:p>1717.5736369781</text:p>
          </table:table-cell>
          <table:table-cell office:value-type="float" office:value="1714.93702054041" calcext:value-type="float">
            <text:p>1714.9370205404</text:p>
          </table:table-cell>
          <table:table-cell office:value-type="float" office:value="1737.24035566363" calcext:value-type="float">
            <text:p>1737.2403556636</text:p>
          </table:table-cell>
          <table:table-cell office:value-type="float" office:value="1711.23390745871" calcext:value-type="float">
            <text:p>1711.2339074587</text:p>
          </table:table-cell>
          <table:table-cell office:value-type="float" office:value="1730.80575502798" calcext:value-type="float">
            <text:p>1730.805755028</text:p>
          </table:table-cell>
          <table:table-cell office:value-type="float" office:value="1728.50816435591" calcext:value-type="float">
            <text:p>1728.5081643559</text:p>
          </table:table-cell>
          <table:table-cell office:value-type="float" office:value="1710.38656218051" calcext:value-type="float">
            <text:p>1710.3865621805</text:p>
          </table:table-cell>
          <table:table-cell office:value-type="float" office:value="1731.17669997126" calcext:value-type="float">
            <text:p>1731.1766999713</text:p>
          </table:table-cell>
          <table:table-cell office:value-type="float" office:value="1722.31650765072" calcext:value-type="float">
            <text:p>1722.3165076507</text:p>
          </table:table-cell>
          <table:table-cell office:value-type="float" office:value="1717.94695455548" calcext:value-type="float">
            <text:p>1717.9469545555</text:p>
          </table:table-cell>
          <table:table-cell office:value-type="float" office:value="1709.89346498306" calcext:value-type="float">
            <text:p>1709.8934649831</text:p>
          </table:table-cell>
          <table:table-cell office:value-type="float" office:value="1718.17352507524" calcext:value-type="float">
            <text:p>1718.1735250752</text:p>
          </table:table-cell>
          <table:table-cell office:value-type="float" office:value="1728.20750096543" calcext:value-type="float">
            <text:p>1728.2075009654</text:p>
          </table:table-cell>
          <table:table-cell office:value-type="float" office:value="1725.40290839961" calcext:value-type="float">
            <text:p>1725.4029083996</text:p>
          </table:table-cell>
          <table:table-cell office:value-type="float" office:value="1709.89837930187" calcext:value-type="float">
            <text:p>1709.8983793019</text:p>
          </table:table-cell>
          <table:table-cell office:value-type="float" office:value="1728.46439443458" calcext:value-type="float">
            <text:p>1728.4643944346</text:p>
          </table:table-cell>
          <table:table-cell office:value-type="float" office:value="1716.60253586407" calcext:value-type="float">
            <text:p>1716.6025358641</text:p>
          </table:table-cell>
          <table:table-cell office:value-type="float" office:value="1706.63008585083" calcext:value-type="float">
            <text:p>1706.6300858508</text:p>
          </table:table-cell>
          <table:table-cell office:value-type="float" office:value="1729.00662066969" calcext:value-type="float">
            <text:p>1729.0066206697</text:p>
          </table:table-cell>
          <table:table-cell office:value-type="float" office:value="1720.74230561555" calcext:value-type="float">
            <text:p>1720.7423056156</text:p>
          </table:table-cell>
          <table:table-cell office:value-type="float" office:value="1722.91863355418" calcext:value-type="float">
            <text:p>1722.9186335542</text:p>
          </table:table-cell>
          <table:table-cell/>
        </table:table-row>
        <table:table-row table:style-name="ro1">
          <table:table-cell office:value-type="float" office:value="1710.15128817523" calcext:value-type="float">
            <text:p>1710.1512881752</text:p>
          </table:table-cell>
          <table:table-cell office:value-type="float" office:value="1713.41344204209" calcext:value-type="float">
            <text:p>1713.4134420421</text:p>
          </table:table-cell>
          <table:table-cell office:value-type="float" office:value="1742.47635957572" calcext:value-type="float">
            <text:p>1742.4763595757</text:p>
          </table:table-cell>
          <table:table-cell office:value-type="float" office:value="1721.47090833273" calcext:value-type="float">
            <text:p>1721.4709083327</text:p>
          </table:table-cell>
          <table:table-cell office:value-type="float" office:value="1711.16124598005" calcext:value-type="float">
            <text:p>1711.1612459801</text:p>
          </table:table-cell>
          <table:table-cell office:value-type="float" office:value="1719.99251376398" calcext:value-type="float">
            <text:p>1719.992513764</text:p>
          </table:table-cell>
          <table:table-cell office:value-type="float" office:value="1730.18462462118" calcext:value-type="float">
            <text:p>1730.1846246212</text:p>
          </table:table-cell>
          <table:table-cell office:value-type="float" office:value="1709.45651513749" calcext:value-type="float">
            <text:p>1709.4565151375</text:p>
          </table:table-cell>
          <table:table-cell office:value-type="float" office:value="1713.10484671664" calcext:value-type="float">
            <text:p>1713.1048467166</text:p>
          </table:table-cell>
          <table:table-cell office:value-type="float" office:value="1720.82455790085" calcext:value-type="float">
            <text:p>1720.8245579009</text:p>
          </table:table-cell>
          <table:table-cell office:value-type="float" office:value="1717.85501845241" calcext:value-type="float">
            <text:p>1717.8550184524</text:p>
          </table:table-cell>
          <table:table-cell office:value-type="float" office:value="1730.05336639824" calcext:value-type="float">
            <text:p>1730.0533663982</text:p>
          </table:table-cell>
          <table:table-cell office:value-type="float" office:value="1705.39976277399" calcext:value-type="float">
            <text:p>1705.399762774</text:p>
          </table:table-cell>
          <table:table-cell office:value-type="float" office:value="1724.10236107324" calcext:value-type="float">
            <text:p>1724.1023610732</text:p>
          </table:table-cell>
          <table:table-cell office:value-type="float" office:value="1725.86980396708" calcext:value-type="float">
            <text:p>1725.8698039671</text:p>
          </table:table-cell>
          <table:table-cell office:value-type="float" office:value="1705.34196745352" calcext:value-type="float">
            <text:p>1705.3419674535</text:p>
          </table:table-cell>
          <table:table-cell office:value-type="float" office:value="1725.32708750555" calcext:value-type="float">
            <text:p>1725.3270875056</text:p>
          </table:table-cell>
          <table:table-cell office:value-type="float" office:value="1725.29201701479" calcext:value-type="float">
            <text:p>1725.2920170148</text:p>
          </table:table-cell>
          <table:table-cell office:value-type="float" office:value="1712.91304773295" calcext:value-type="float">
            <text:p>1712.913047733</text:p>
          </table:table-cell>
          <table:table-cell office:value-type="float" office:value="1704.31393411419" calcext:value-type="float">
            <text:p>1704.3139341142</text:p>
          </table:table-cell>
          <table:table-cell office:value-type="float" office:value="1712.96833371692" calcext:value-type="float">
            <text:p>1712.9683337169</text:p>
          </table:table-cell>
          <table:table-cell office:value-type="float" office:value="1722.19335748072" calcext:value-type="float">
            <text:p>1722.1933574807</text:p>
          </table:table-cell>
          <table:table-cell office:value-type="float" office:value="1723.71634770743" calcext:value-type="float">
            <text:p>1723.7163477074</text:p>
          </table:table-cell>
          <table:table-cell office:value-type="float" office:value="1704.01539151307" calcext:value-type="float">
            <text:p>1704.0153915131</text:p>
          </table:table-cell>
          <table:table-cell office:value-type="float" office:value="1727.03483489662" calcext:value-type="float">
            <text:p>1727.0348348966</text:p>
          </table:table-cell>
          <table:table-cell office:value-type="float" office:value="1719.38689250633" calcext:value-type="float">
            <text:p>1719.3868925063</text:p>
          </table:table-cell>
          <table:table-cell office:value-type="float" office:value="1709.30940892512" calcext:value-type="float">
            <text:p>1709.3094089251</text:p>
          </table:table-cell>
          <table:table-cell office:value-type="float" office:value="1722.75011614979" calcext:value-type="float">
            <text:p>1722.7501161498</text:p>
          </table:table-cell>
          <table:table-cell office:value-type="float" office:value="1715.3404476084" calcext:value-type="float">
            <text:p>1715.3404476084</text:p>
          </table:table-cell>
          <table:table-cell office:value-type="float" office:value="1717.59567742331" calcext:value-type="float">
            <text:p>1717.5956774233</text:p>
          </table:table-cell>
          <table:table-cell/>
        </table:table-row>
        <table:table-row table:style-name="ro1">
          <table:table-cell office:value-type="float" office:value="1712.79757501276" calcext:value-type="float">
            <text:p>1712.7975750128</text:p>
          </table:table-cell>
          <table:table-cell office:value-type="float" office:value="1708.40448038672" calcext:value-type="float">
            <text:p>1708.4044803867</text:p>
          </table:table-cell>
          <table:table-cell office:value-type="float" office:value="1735.07976365522" calcext:value-type="float">
            <text:p>1735.0797636552</text:p>
          </table:table-cell>
          <table:table-cell office:value-type="float" office:value="1716.04059287748" calcext:value-type="float">
            <text:p>1716.0405928775</text:p>
          </table:table-cell>
          <table:table-cell office:value-type="float" office:value="1711.61866211391" calcext:value-type="float">
            <text:p>1711.6186621139</text:p>
          </table:table-cell>
          <table:table-cell office:value-type="float" office:value="1722.17887120714" calcext:value-type="float">
            <text:p>1722.1788712071</text:p>
          </table:table-cell>
          <table:table-cell office:value-type="float" office:value="1732.63019639123" calcext:value-type="float">
            <text:p>1732.6301963912</text:p>
          </table:table-cell>
          <table:table-cell office:value-type="float" office:value="1703.87371577891" calcext:value-type="float">
            <text:p>1703.8737157789</text:p>
          </table:table-cell>
          <table:table-cell office:value-type="float" office:value="1707.89973521055" calcext:value-type="float">
            <text:p>1707.8997352106</text:p>
          </table:table-cell>
          <table:table-cell office:value-type="float" office:value="1724.00334947271" calcext:value-type="float">
            <text:p>1724.0033494727</text:p>
          </table:table-cell>
          <table:table-cell office:value-type="float" office:value="1713.04916577711" calcext:value-type="float">
            <text:p>1713.0491657771</text:p>
          </table:table-cell>
          <table:table-cell office:value-type="float" office:value="1728.44902541512" calcext:value-type="float">
            <text:p>1728.4490254151</text:p>
          </table:table-cell>
          <table:table-cell office:value-type="float" office:value="1699.42227694201" calcext:value-type="float">
            <text:p>1699.422276942</text:p>
          </table:table-cell>
          <table:table-cell office:value-type="float" office:value="1718.00853694593" calcext:value-type="float">
            <text:p>1718.0085369459</text:p>
          </table:table-cell>
          <table:table-cell office:value-type="float" office:value="1720.22139259392" calcext:value-type="float">
            <text:p>1720.2213925939</text:p>
          </table:table-cell>
          <table:table-cell office:value-type="float" office:value="1708.1112283781" calcext:value-type="float">
            <text:p>1708.1112283781</text:p>
          </table:table-cell>
          <table:table-cell office:value-type="float" office:value="1724.79875968347" calcext:value-type="float">
            <text:p>1724.7987596835</text:p>
          </table:table-cell>
          <table:table-cell office:value-type="float" office:value="1729.10093009741" calcext:value-type="float">
            <text:p>1729.1009300974</text:p>
          </table:table-cell>
          <table:table-cell office:value-type="float" office:value="1707.7084558962" calcext:value-type="float">
            <text:p>1707.7084558962</text:p>
          </table:table-cell>
          <table:table-cell office:value-type="float" office:value="1700.25401141271" calcext:value-type="float">
            <text:p>1700.2540114127</text:p>
          </table:table-cell>
          <table:table-cell office:value-type="float" office:value="1712.80817619028" calcext:value-type="float">
            <text:p>1712.8081761903</text:p>
          </table:table-cell>
          <table:table-cell office:value-type="float" office:value="1716.35603385108" calcext:value-type="float">
            <text:p>1716.3560338511</text:p>
          </table:table-cell>
          <table:table-cell office:value-type="float" office:value="1724.20630979677" calcext:value-type="float">
            <text:p>1724.2063097968</text:p>
          </table:table-cell>
          <table:table-cell office:value-type="float" office:value="1697.70878590378" calcext:value-type="float">
            <text:p>1697.7087859038</text:p>
          </table:table-cell>
          <table:table-cell office:value-type="float" office:value="1727.73610326831" calcext:value-type="float">
            <text:p>1727.7361032683</text:p>
          </table:table-cell>
          <table:table-cell office:value-type="float" office:value="1722.58876749189" calcext:value-type="float">
            <text:p>1722.5887674919</text:p>
          </table:table-cell>
          <table:table-cell office:value-type="float" office:value="1704.83312982987" calcext:value-type="float">
            <text:p>1704.8331298299</text:p>
          </table:table-cell>
          <table:table-cell office:value-type="float" office:value="1724.59798410009" calcext:value-type="float">
            <text:p>1724.5979841001</text:p>
          </table:table-cell>
          <table:table-cell office:value-type="float" office:value="1718.40763642047" calcext:value-type="float">
            <text:p>1718.4076364205</text:p>
          </table:table-cell>
          <table:table-cell office:value-type="float" office:value="1712.35071387355" calcext:value-type="float">
            <text:p>1712.350713873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28.12980975355" calcext:value-type="float">
            <text:p>1728.1298097536</text:p>
          </table:table-cell>
          <table:table-cell office:value-type="float" office:value="1711.28385360695" calcext:value-type="float">
            <text:p>1711.283853607</text:p>
          </table:table-cell>
          <table:table-cell office:value-type="float" office:value="1710.7265033722" calcext:value-type="float">
            <text:p>1710.7265033722</text:p>
          </table:table-cell>
          <table:table-cell office:value-type="float" office:value="1716.79415011019" calcext:value-type="float">
            <text:p>1716.7941501102</text:p>
          </table:table-cell>
          <table:table-cell office:value-type="float" office:value="0" calcext:value-type="float">
            <text:p>0</text:p>
          </table:table-cell>
          <table:table-cell office:value-type="float" office:value="1698.02496243365" calcext:value-type="float">
            <text:p>1698.0249624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5.99240010101" calcext:value-type="float">
            <text:p>1715.992400101</text:p>
          </table:table-cell>
          <table:table-cell office:value-type="float" office:value="1724.98605288716" calcext:value-type="float">
            <text:p>1724.9860528872</text:p>
          </table:table-cell>
          <table:table-cell office:value-type="float" office:value="0" calcext:value-type="float">
            <text:p>0</text:p>
          </table:table-cell>
          <table:table-cell office:value-type="float" office:value="1712.24093733228" calcext:value-type="float">
            <text:p>1712.2409373323</text:p>
          </table:table-cell>
          <table:table-cell office:value-type="float" office:value="1722.02921066251" calcext:value-type="float">
            <text:p>1722.0292106625</text:p>
          </table:table-cell>
          <table:table-cell office:value-type="float" office:value="0" calcext:value-type="float">
            <text:p>0</text:p>
          </table:table-cell>
          <table:table-cell office:value-type="float" office:value="1719.44193494155" calcext:value-type="float">
            <text:p>1719.4419349416</text:p>
          </table:table-cell>
          <table:table-cell office:value-type="float" office:value="1724.66593924663" calcext:value-type="float">
            <text:p>1724.6659392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.20255396086" calcext:value-type="float">
            <text:p>1713.2025539609</text:p>
          </table:table-cell>
          <table:table-cell office:value-type="float" office:value="0" calcext:value-type="float">
            <text:p>0</text:p>
          </table:table-cell>
          <table:table-cell office:value-type="float" office:value="1718.73357990346" calcext:value-type="float">
            <text:p>1718.7335799035</text:p>
          </table:table-cell>
          <table:table-cell office:value-type="float" office:value="0" calcext:value-type="float">
            <text:p>0</text:p>
          </table:table-cell>
          <table:table-cell office:value-type="float" office:value="1731.34921923228" calcext:value-type="float">
            <text:p>1731.3492192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.41520679842" calcext:value-type="float">
            <text:p>1719.4152067984</text:p>
          </table:table-cell>
          <table:table-cell office:value-type="float" office:value="1713.24020202787" calcext:value-type="float">
            <text:p>1713.2402020279</text:p>
          </table:table-cell>
          <table:table-cell office:value-type="float" office:value="1706.79843929754" calcext:value-type="float">
            <text:p>1706.79843929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21.66822802897" calcext:value-type="float">
            <text:p>1721.668228029</text:p>
          </table:table-cell>
          <table:table-cell office:value-type="float" office:value="0" calcext:value-type="float">
            <text:p>0</text:p>
          </table:table-cell>
          <table:table-cell office:value-type="float" office:value="1705.19227709166" calcext:value-type="float">
            <text:p>1705.1922770917</text:p>
          </table:table-cell>
          <table:table-cell office:value-type="float" office:value="1711.499279364" calcext:value-type="float">
            <text:p>1711.499279364</text:p>
          </table:table-cell>
          <table:table-cell office:value-type="float" office:value="0" calcext:value-type="float">
            <text:p>0</text:p>
          </table:table-cell>
          <table:table-cell office:value-type="float" office:value="1691.8842449722" calcext:value-type="float">
            <text:p>1691.8842449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3.89036643846" calcext:value-type="float">
            <text:p>1723.8903664385</text:p>
          </table:table-cell>
          <table:table-cell office:value-type="float" office:value="0" calcext:value-type="float">
            <text:p>0</text:p>
          </table:table-cell>
          <table:table-cell office:value-type="float" office:value="1715.44325737728" calcext:value-type="float">
            <text:p>1715.4432573773</text:p>
          </table:table-cell>
          <table:table-cell office:value-type="float" office:value="1716.78380742629" calcext:value-type="float">
            <text:p>1716.7838074263</text:p>
          </table:table-cell>
          <table:table-cell office:value-type="float" office:value="0" calcext:value-type="float">
            <text:p>0</text:p>
          </table:table-cell>
          <table:table-cell office:value-type="float" office:value="1722.36111826167" calcext:value-type="float">
            <text:p>1722.3611182617</text:p>
          </table:table-cell>
          <table:table-cell office:value-type="float" office:value="1718.82627632522" calcext:value-type="float">
            <text:p>1718.826276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.67754513453" calcext:value-type="float">
            <text:p>1708.6775451345</text:p>
          </table:table-cell>
          <table:table-cell office:value-type="float" office:value="0" calcext:value-type="float">
            <text:p>0</text:p>
          </table:table-cell>
          <table:table-cell office:value-type="float" office:value="1713.42568708504" calcext:value-type="float">
            <text:p>1713.425687085</text:p>
          </table:table-cell>
          <table:table-cell office:value-type="float" office:value="0" calcext:value-type="float">
            <text:p>0</text:p>
          </table:table-cell>
          <table:table-cell office:value-type="float" office:value="1732.54608239922" calcext:value-type="float">
            <text:p>1732.546082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.88319931085" calcext:value-type="float">
            <text:p>1714.8831993109</text:p>
          </table:table-cell>
          <table:table-cell office:value-type="float" office:value="1708.92454849078" calcext:value-type="float">
            <text:p>1708.9245484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15.49325866437" calcext:value-type="float">
            <text:p>1715.4932586644</text:p>
          </table:table-cell>
          <table:table-cell office:value-type="float" office:value="0" calcext:value-type="float">
            <text:p>0</text:p>
          </table:table-cell>
          <table:table-cell office:value-type="float" office:value="1707.04198742369" calcext:value-type="float">
            <text:p>1707.0419874237</text:p>
          </table:table-cell>
          <table:table-cell office:value-type="float" office:value="1711.71700429163" calcext:value-type="float">
            <text:p>1711.7170042916</text:p>
          </table:table-cell>
          <table:table-cell office:value-type="float" office:value="0" calcext:value-type="float">
            <text:p>0</text:p>
          </table:table-cell>
          <table:table-cell office:value-type="float" office:value="1685.59017139427" calcext:value-type="float">
            <text:p>1685.5901713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0.88913128678" calcext:value-type="float">
            <text:p>1720.8891312868</text:p>
          </table:table-cell>
          <table:table-cell office:value-type="float" office:value="0" calcext:value-type="float">
            <text:p>0</text:p>
          </table:table-cell>
          <table:table-cell office:value-type="float" office:value="1713.10685461784" calcext:value-type="float">
            <text:p>1713.1068546178</text:p>
          </table:table-cell>
          <table:table-cell office:value-type="float" office:value="1711.15406178492" calcext:value-type="float">
            <text:p>1711.1540617849</text:p>
          </table:table-cell>
          <table:table-cell office:value-type="float" office:value="0" calcext:value-type="float">
            <text:p>0</text:p>
          </table:table-cell>
          <table:table-cell office:value-type="float" office:value="1717.33629277161" calcext:value-type="float">
            <text:p>1717.3362927716</text:p>
          </table:table-cell>
          <table:table-cell office:value-type="float" office:value="1716.64548594142" calcext:value-type="float">
            <text:p>1716.645485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.56347958468" calcext:value-type="float">
            <text:p>1705.5634795847</text:p>
          </table:table-cell>
          <table:table-cell office:value-type="float" office:value="0" calcext:value-type="float">
            <text:p>0</text:p>
          </table:table-cell>
          <table:table-cell office:value-type="float" office:value="1708.04041943299" calcext:value-type="float">
            <text:p>1708.040419433</text:p>
          </table:table-cell>
          <table:table-cell office:value-type="float" office:value="0" calcext:value-type="float">
            <text:p>0</text:p>
          </table:table-cell>
          <table:table-cell office:value-type="float" office:value="1726.0944728801" calcext:value-type="float">
            <text:p>1726.0944728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.18406519357" calcext:value-type="float">
            <text:p>1713.1840651936</text:p>
          </table:table-cell>
          <table:table-cell office:value-type="float" office:value="1708.71037016077" calcext:value-type="float">
            <text:p>1708.710370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12.40397615273" calcext:value-type="float">
            <text:p>1712.4039761527</text:p>
          </table:table-cell>
          <table:table-cell office:value-type="float" office:value="0" calcext:value-type="float">
            <text:p>0</text:p>
          </table:table-cell>
          <table:table-cell office:value-type="float" office:value="1709.4075057373" calcext:value-type="float">
            <text:p>1709.4075057373</text:p>
          </table:table-cell>
          <table:table-cell office:value-type="float" office:value="1707.06245541239" calcext:value-type="float">
            <text:p>1707.0624554124</text:p>
          </table:table-cell>
          <table:table-cell office:value-type="float" office:value="0" calcext:value-type="float">
            <text:p>0</text:p>
          </table:table-cell>
          <table:table-cell office:value-type="float" office:value="1685.27851598753" calcext:value-type="float">
            <text:p>1685.2785159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5.00211139317" calcext:value-type="float">
            <text:p>1715.0021113932</text:p>
          </table:table-cell>
          <table:table-cell office:value-type="float" office:value="0" calcext:value-type="float">
            <text:p>0</text:p>
          </table:table-cell>
          <table:table-cell office:value-type="float" office:value="1712.5611955346" calcext:value-type="float">
            <text:p>1712.5611955346</text:p>
          </table:table-cell>
          <table:table-cell office:value-type="float" office:value="1705.30209106034" calcext:value-type="float">
            <text:p>1705.3020910603</text:p>
          </table:table-cell>
          <table:table-cell office:value-type="float" office:value="0" calcext:value-type="float">
            <text:p>0</text:p>
          </table:table-cell>
          <table:table-cell office:value-type="float" office:value="1717.39836149668" calcext:value-type="float">
            <text:p>1717.3983614967</text:p>
          </table:table-cell>
          <table:table-cell office:value-type="float" office:value="1719.47466514552" calcext:value-type="float">
            <text:p>1719.4746651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6.69968906376" calcext:value-type="float">
            <text:p>1706.6996890638</text:p>
          </table:table-cell>
          <table:table-cell office:value-type="float" office:value="0" calcext:value-type="float">
            <text:p>0</text:p>
          </table:table-cell>
          <table:table-cell office:value-type="float" office:value="1703.79238984206" calcext:value-type="float">
            <text:p>1703.7923898421</text:p>
          </table:table-cell>
          <table:table-cell office:value-type="float" office:value="0" calcext:value-type="float">
            <text:p>0</text:p>
          </table:table-cell>
          <table:table-cell office:value-type="float" office:value="1728.46932251038" calcext:value-type="float">
            <text:p>1728.4693225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.74519524657" calcext:value-type="float">
            <text:p>1712.7451952466</text:p>
          </table:table-cell>
          <table:table-cell office:value-type="float" office:value="1704.017472629" calcext:value-type="float">
            <text:p>1704.017472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705.69903422907" calcext:value-type="float">
            <text:p>1705.6990342291</text:p>
          </table:table-cell>
          <table:table-cell office:value-type="float" office:value="1702.12756629659" calcext:value-type="float">
            <text:p>1702.12756629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3.12797962564" calcext:value-type="float">
            <text:p>1713.1279796256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13.80758879646" calcext:value-type="float">
            <text:p>1713.807588796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" table:formula="of:=AVERAGE([.A20];[.B12];[.C16];[.D13];[.E17];[.F17];[.G12];[.H16];[.I12];[.J12];[.K13];[.L20];[.M12];[.N16];[.O16];[.P12];[.Q16];[.R16];[.S12];[.T12];[.U16];[.V12];[.W16];[.X12];[.Y16];[.Z12];[.AA12];[.AB16];[.AC16];[.AD13])" office:value-type="float" office:value="1652.78125298317" calcext:value-type="float">
            <text:p>1652.7812529832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08.40805951988" calcext:value-type="float">
            <text:p>1708.4080595199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03.47297012777" calcext:value-type="float">
            <text:p>1703.4729701278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</table:table>
      <table:table table:name="Sheet5" table:style-name="ta1">
        <table:table-column table:style-name="co1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float" office:value="533.333333333324" calcext:value-type="float">
            <text:p>533.3333333333</text:p>
          </table:table-cell>
          <table:table-cell office:value-type="float" office:value="533.175454202462" calcext:value-type="float">
            <text:p>533.1754542025</text:p>
          </table:table-cell>
          <table:table-cell office:value-type="float" office:value="533.365033933104" calcext:value-type="float">
            <text:p>533.3650339331</text:p>
          </table:table-cell>
          <table:table-cell office:value-type="float" office:value="538.386951436934" calcext:value-type="float">
            <text:p>538.3869514369</text:p>
          </table:table-cell>
          <table:table-cell office:value-type="float" office:value="534.885690386084" calcext:value-type="float">
            <text:p>534.8856903861</text:p>
          </table:table-cell>
          <table:table-cell office:value-type="float" office:value="534.729840156166" calcext:value-type="float">
            <text:p>534.7298401562</text:p>
          </table:table-cell>
          <table:table-cell office:value-type="float" office:value="534.223053150671" calcext:value-type="float">
            <text:p>534.2230531507</text:p>
          </table:table-cell>
          <table:table-cell office:value-type="float" office:value="538.95245315551" calcext:value-type="float">
            <text:p>538.9524531555</text:p>
          </table:table-cell>
          <table:table-cell office:value-type="float" office:value="533.280520655214" calcext:value-type="float">
            <text:p>533.2805206552</text:p>
          </table:table-cell>
          <table:table-cell office:value-type="float" office:value="533.660759806883" calcext:value-type="float">
            <text:p>533.6607598069</text:p>
          </table:table-cell>
          <table:table-cell office:value-type="float" office:value="533.759961826522" calcext:value-type="float">
            <text:p>533.7599618265</text:p>
          </table:table-cell>
          <table:table-cell office:value-type="float" office:value="532.338530996757" calcext:value-type="float">
            <text:p>532.3385309968</text:p>
          </table:table-cell>
          <table:table-cell office:value-type="float" office:value="530.709239385104" calcext:value-type="float">
            <text:p>530.7092393851</text:p>
          </table:table-cell>
          <table:table-cell office:value-type="float" office:value="534.188380737657" calcext:value-type="float">
            <text:p>534.1883807377</text:p>
          </table:table-cell>
          <table:table-cell office:value-type="float" office:value="529.090607472224" calcext:value-type="float">
            <text:p>529.0906074722</text:p>
          </table:table-cell>
          <table:table-cell office:value-type="float" office:value="533.31864290955" calcext:value-type="float">
            <text:p>533.3186429096</text:p>
          </table:table-cell>
          <table:table-cell office:value-type="float" office:value="534.480508114916" calcext:value-type="float">
            <text:p>534.4805081149</text:p>
          </table:table-cell>
          <table:table-cell office:value-type="float" office:value="531.915370822056" calcext:value-type="float">
            <text:p>531.9153708221</text:p>
          </table:table-cell>
          <table:table-cell office:value-type="float" office:value="533.362739498358" calcext:value-type="float">
            <text:p>533.3627394984</text:p>
          </table:table-cell>
          <table:table-cell office:value-type="float" office:value="533.464812478516" calcext:value-type="float">
            <text:p>533.4648124785</text:p>
          </table:table-cell>
          <table:table-cell office:value-type="float" office:value="536.21276848722" calcext:value-type="float">
            <text:p>536.2127684872</text:p>
          </table:table-cell>
          <table:table-cell office:value-type="float" office:value="532.20976836004" calcext:value-type="float">
            <text:p>532.20976836</text:p>
          </table:table-cell>
          <table:table-cell office:value-type="float" office:value="534.504634949237" calcext:value-type="float">
            <text:p>534.5046349492</text:p>
          </table:table-cell>
          <table:table-cell office:value-type="float" office:value="534.3681553093" calcext:value-type="float">
            <text:p>534.3681553093</text:p>
          </table:table-cell>
          <table:table-cell office:value-type="float" office:value="534.146825555899" calcext:value-type="float">
            <text:p>534.1468255559</text:p>
          </table:table-cell>
          <table:table-cell office:value-type="float" office:value="533.635388813724" calcext:value-type="float">
            <text:p>533.6353888137</text:p>
          </table:table-cell>
          <table:table-cell office:value-type="float" office:value="536.27691356779" calcext:value-type="float">
            <text:p>536.2769135678</text:p>
          </table:table-cell>
          <table:table-cell office:value-type="float" office:value="534.428674558567" calcext:value-type="float">
            <text:p>534.4286745586</text:p>
          </table:table-cell>
          <table:table-cell office:value-type="float" office:value="533.00584949991" calcext:value-type="float">
            <text:p>533.0058494999</text:p>
          </table:table-cell>
          <table:table-cell office:value-type="float" office:value="533.333333333324" calcext:value-type="float">
            <text:p>533.3333333333</text:p>
          </table:table-cell>
          <table:table-cell/>
        </table:table-row>
        <table:table-row table:style-name="ro1">
          <table:table-cell office:value-type="float" office:value="533.333333333324" calcext:value-type="float">
            <text:p>533.3333333333</text:p>
          </table:table-cell>
          <table:table-cell office:value-type="float" office:value="539.970884918042" calcext:value-type="float">
            <text:p>539.970884918</text:p>
          </table:table-cell>
          <table:table-cell office:value-type="float" office:value="536.331290745347" calcext:value-type="float">
            <text:p>536.3312907453</text:p>
          </table:table-cell>
          <table:table-cell office:value-type="float" office:value="540.356552252508" calcext:value-type="float">
            <text:p>540.3565522525</text:p>
          </table:table-cell>
          <table:table-cell office:value-type="float" office:value="539.491124208421" calcext:value-type="float">
            <text:p>539.4911242084</text:p>
          </table:table-cell>
          <table:table-cell office:value-type="float" office:value="541.787740063963" calcext:value-type="float">
            <text:p>541.787740064</text:p>
          </table:table-cell>
          <table:table-cell office:value-type="float" office:value="539.583292811728" calcext:value-type="float">
            <text:p>539.5832928117</text:p>
          </table:table-cell>
          <table:table-cell office:value-type="float" office:value="542.048569316157" calcext:value-type="float">
            <text:p>542.0485693162</text:p>
          </table:table-cell>
          <table:table-cell office:value-type="float" office:value="538.700754096681" calcext:value-type="float">
            <text:p>538.7007540967</text:p>
          </table:table-cell>
          <table:table-cell office:value-type="float" office:value="537.074964049462" calcext:value-type="float">
            <text:p>537.0749640495</text:p>
          </table:table-cell>
          <table:table-cell office:value-type="float" office:value="534.278716256215" calcext:value-type="float">
            <text:p>534.2787162562</text:p>
          </table:table-cell>
          <table:table-cell office:value-type="float" office:value="530.902765897614" calcext:value-type="float">
            <text:p>530.9027658976</text:p>
          </table:table-cell>
          <table:table-cell office:value-type="float" office:value="537.945856872348" calcext:value-type="float">
            <text:p>537.9458568723</text:p>
          </table:table-cell>
          <table:table-cell office:value-type="float" office:value="537.250829935846" calcext:value-type="float">
            <text:p>537.2508299358</text:p>
          </table:table-cell>
          <table:table-cell office:value-type="float" office:value="536.152689371954" calcext:value-type="float">
            <text:p>536.152689372</text:p>
          </table:table-cell>
          <table:table-cell office:value-type="float" office:value="541.075058722962" calcext:value-type="float">
            <text:p>541.075058723</text:p>
          </table:table-cell>
          <table:table-cell office:value-type="float" office:value="537.07944868994" calcext:value-type="float">
            <text:p>537.0794486899</text:p>
          </table:table-cell>
          <table:table-cell office:value-type="float" office:value="533.835447364905" calcext:value-type="float">
            <text:p>533.8354473649</text:p>
          </table:table-cell>
          <table:table-cell office:value-type="float" office:value="538.829131025662" calcext:value-type="float">
            <text:p>538.8291310257</text:p>
          </table:table-cell>
          <table:table-cell office:value-type="float" office:value="536.891321803073" calcext:value-type="float">
            <text:p>536.8913218031</text:p>
          </table:table-cell>
          <table:table-cell office:value-type="float" office:value="543.811467909877" calcext:value-type="float">
            <text:p>543.8114679099</text:p>
          </table:table-cell>
          <table:table-cell office:value-type="float" office:value="536.113460826309" calcext:value-type="float">
            <text:p>536.1134608263</text:p>
          </table:table-cell>
          <table:table-cell office:value-type="float" office:value="541.25989528159" calcext:value-type="float">
            <text:p>541.2598952816</text:p>
          </table:table-cell>
          <table:table-cell office:value-type="float" office:value="542.095583812572" calcext:value-type="float">
            <text:p>542.0955838126</text:p>
          </table:table-cell>
          <table:table-cell office:value-type="float" office:value="536.545188188898" calcext:value-type="float">
            <text:p>536.5451881889</text:p>
          </table:table-cell>
          <table:table-cell office:value-type="float" office:value="536.670916987135" calcext:value-type="float">
            <text:p>536.6709169871</text:p>
          </table:table-cell>
          <table:table-cell office:value-type="float" office:value="542.981530685122" calcext:value-type="float">
            <text:p>542.9815306851</text:p>
          </table:table-cell>
          <table:table-cell office:value-type="float" office:value="530.99035466055" calcext:value-type="float">
            <text:p>530.9903546606</text:p>
          </table:table-cell>
          <table:table-cell office:value-type="float" office:value="535.57789902693" calcext:value-type="float">
            <text:p>535.5778990269</text:p>
          </table:table-cell>
          <table:table-cell office:value-type="float" office:value="533.333333333324" calcext:value-type="float">
            <text:p>533.3333333333</text:p>
          </table:table-cell>
          <table:table-cell/>
        </table:table-row>
        <table:table-row table:style-name="ro1">
          <table:table-cell office:value-type="float" office:value="535.9879786217" calcext:value-type="float">
            <text:p>535.9879786217</text:p>
          </table:table-cell>
          <table:table-cell office:value-type="float" office:value="544.771034077357" calcext:value-type="float">
            <text:p>544.7710340774</text:p>
          </table:table-cell>
          <table:table-cell office:value-type="float" office:value="537.996872544988" calcext:value-type="float">
            <text:p>537.996872545</text:p>
          </table:table-cell>
          <table:table-cell office:value-type="float" office:value="547.789331015908" calcext:value-type="float">
            <text:p>547.7893310159</text:p>
          </table:table-cell>
          <table:table-cell office:value-type="float" office:value="543.347906609704" calcext:value-type="float">
            <text:p>543.3479066097</text:p>
          </table:table-cell>
          <table:table-cell office:value-type="float" office:value="547.223563602941" calcext:value-type="float">
            <text:p>547.2235636029</text:p>
          </table:table-cell>
          <table:table-cell office:value-type="float" office:value="544.248889000921" calcext:value-type="float">
            <text:p>544.2488890009</text:p>
          </table:table-cell>
          <table:table-cell office:value-type="float" office:value="546.27799434952" calcext:value-type="float">
            <text:p>546.2779943495</text:p>
          </table:table-cell>
          <table:table-cell office:value-type="float" office:value="544.906278565013" calcext:value-type="float">
            <text:p>544.906278565</text:p>
          </table:table-cell>
          <table:table-cell office:value-type="float" office:value="540.117974236041" calcext:value-type="float">
            <text:p>540.117974236</text:p>
          </table:table-cell>
          <table:table-cell office:value-type="float" office:value="541.005230979068" calcext:value-type="float">
            <text:p>541.0052309791</text:p>
          </table:table-cell>
          <table:table-cell office:value-type="float" office:value="535.837860927132" calcext:value-type="float">
            <text:p>535.8378609271</text:p>
          </table:table-cell>
          <table:table-cell office:value-type="float" office:value="544.695447660278" calcext:value-type="float">
            <text:p>544.6954476603</text:p>
          </table:table-cell>
          <table:table-cell office:value-type="float" office:value="540.302697527449" calcext:value-type="float">
            <text:p>540.3026975274</text:p>
          </table:table-cell>
          <table:table-cell office:value-type="float" office:value="543.605094965075" calcext:value-type="float">
            <text:p>543.6050949651</text:p>
          </table:table-cell>
          <table:table-cell office:value-type="float" office:value="548.0055643533" calcext:value-type="float">
            <text:p>548.0055643533</text:p>
          </table:table-cell>
          <table:table-cell office:value-type="float" office:value="536.576450806727" calcext:value-type="float">
            <text:p>536.5764508067</text:p>
          </table:table-cell>
          <table:table-cell office:value-type="float" office:value="538.667973269847" calcext:value-type="float">
            <text:p>538.6679732698</text:p>
          </table:table-cell>
          <table:table-cell office:value-type="float" office:value="545.000975397914" calcext:value-type="float">
            <text:p>545.0009753979</text:p>
          </table:table-cell>
          <table:table-cell office:value-type="float" office:value="541.696552908866" calcext:value-type="float">
            <text:p>541.6965529089</text:p>
          </table:table-cell>
          <table:table-cell office:value-type="float" office:value="550.4340618965" calcext:value-type="float">
            <text:p>550.4340618965</text:p>
          </table:table-cell>
          <table:table-cell office:value-type="float" office:value="539.311899372711" calcext:value-type="float">
            <text:p>539.3118993727</text:p>
          </table:table-cell>
          <table:table-cell office:value-type="float" office:value="541.197998322681" calcext:value-type="float">
            <text:p>541.1979983227</text:p>
          </table:table-cell>
          <table:table-cell office:value-type="float" office:value="549.046653897437" calcext:value-type="float">
            <text:p>549.0466538974</text:p>
          </table:table-cell>
          <table:table-cell office:value-type="float" office:value="538.589134794523" calcext:value-type="float">
            <text:p>538.5891347945</text:p>
          </table:table-cell>
          <table:table-cell office:value-type="float" office:value="539.094183875317" calcext:value-type="float">
            <text:p>539.0941838753</text:p>
          </table:table-cell>
          <table:table-cell office:value-type="float" office:value="548.4845857146" calcext:value-type="float">
            <text:p>548.4845857146</text:p>
          </table:table-cell>
          <table:table-cell office:value-type="float" office:value="535.369464475729" calcext:value-type="float">
            <text:p>535.3694644757</text:p>
          </table:table-cell>
          <table:table-cell office:value-type="float" office:value="537.876802289067" calcext:value-type="float">
            <text:p>537.8768022891</text:p>
          </table:table-cell>
          <table:table-cell office:value-type="float" office:value="535.9879786217" calcext:value-type="float">
            <text:p>535.9879786217</text:p>
          </table:table-cell>
          <table:table-cell/>
        </table:table-row>
        <table:table-row table:style-name="ro1">
          <table:table-cell office:value-type="float" office:value="538.917617771478" calcext:value-type="float">
            <text:p>538.9176177715</text:p>
          </table:table-cell>
          <table:table-cell office:value-type="float" office:value="546.662896901859" calcext:value-type="float">
            <text:p>546.6628969019</text:p>
          </table:table-cell>
          <table:table-cell office:value-type="float" office:value="539.304396198758" calcext:value-type="float">
            <text:p>539.3043961988</text:p>
          </table:table-cell>
          <table:table-cell office:value-type="float" office:value="553.733400236031" calcext:value-type="float">
            <text:p>553.733400236</text:p>
          </table:table-cell>
          <table:table-cell office:value-type="float" office:value="546.542097667311" calcext:value-type="float">
            <text:p>546.5420976673</text:p>
          </table:table-cell>
          <table:table-cell office:value-type="float" office:value="548.499746957623" calcext:value-type="float">
            <text:p>548.4997469576</text:p>
          </table:table-cell>
          <table:table-cell office:value-type="float" office:value="540.510316182396" calcext:value-type="float">
            <text:p>540.5103161824</text:p>
          </table:table-cell>
          <table:table-cell office:value-type="float" office:value="547.146759157821" calcext:value-type="float">
            <text:p>547.1467591578</text:p>
          </table:table-cell>
          <table:table-cell office:value-type="float" office:value="546.834272642623" calcext:value-type="float">
            <text:p>546.8342726426</text:p>
          </table:table-cell>
          <table:table-cell office:value-type="float" office:value="544.958063609332" calcext:value-type="float">
            <text:p>544.9580636093</text:p>
          </table:table-cell>
          <table:table-cell office:value-type="float" office:value="546.622351732627" calcext:value-type="float">
            <text:p>546.6223517326</text:p>
          </table:table-cell>
          <table:table-cell office:value-type="float" office:value="533.816622072275" calcext:value-type="float">
            <text:p>533.8166220723</text:p>
          </table:table-cell>
          <table:table-cell office:value-type="float" office:value="549.679330576423" calcext:value-type="float">
            <text:p>549.6793305764</text:p>
          </table:table-cell>
          <table:table-cell office:value-type="float" office:value="544.030572150731" calcext:value-type="float">
            <text:p>544.0305721507</text:p>
          </table:table-cell>
          <table:table-cell office:value-type="float" office:value="550.134069128887" calcext:value-type="float">
            <text:p>550.1340691289</text:p>
          </table:table-cell>
          <table:table-cell office:value-type="float" office:value="553.608864556549" calcext:value-type="float">
            <text:p>553.6088645565</text:p>
          </table:table-cell>
          <table:table-cell office:value-type="float" office:value="538.510300653012" calcext:value-type="float">
            <text:p>538.510300653</text:p>
          </table:table-cell>
          <table:table-cell office:value-type="float" office:value="541.810098194094" calcext:value-type="float">
            <text:p>541.8100981941</text:p>
          </table:table-cell>
          <table:table-cell office:value-type="float" office:value="546.904837845846" calcext:value-type="float">
            <text:p>546.9048378458</text:p>
          </table:table-cell>
          <table:table-cell office:value-type="float" office:value="546.865703881992" calcext:value-type="float">
            <text:p>546.865703882</text:p>
          </table:table-cell>
          <table:table-cell office:value-type="float" office:value="552.541120397066" calcext:value-type="float">
            <text:p>552.5411203971</text:p>
          </table:table-cell>
          <table:table-cell office:value-type="float" office:value="541.746317462106" calcext:value-type="float">
            <text:p>541.7463174621</text:p>
          </table:table-cell>
          <table:table-cell office:value-type="float" office:value="546.844727763747" calcext:value-type="float">
            <text:p>546.8447277637</text:p>
          </table:table-cell>
          <table:table-cell office:value-type="float" office:value="554.967637254162" calcext:value-type="float">
            <text:p>554.9676372542</text:p>
          </table:table-cell>
          <table:table-cell office:value-type="float" office:value="540.504157719664" calcext:value-type="float">
            <text:p>540.5041577197</text:p>
          </table:table-cell>
          <table:table-cell office:value-type="float" office:value="544.284855265031" calcext:value-type="float">
            <text:p>544.284855265</text:p>
          </table:table-cell>
          <table:table-cell office:value-type="float" office:value="552.656906401352" calcext:value-type="float">
            <text:p>552.6569064014</text:p>
          </table:table-cell>
          <table:table-cell office:value-type="float" office:value="534.064942122519" calcext:value-type="float">
            <text:p>534.0649421225</text:p>
          </table:table-cell>
          <table:table-cell office:value-type="float" office:value="540.191948180519" calcext:value-type="float">
            <text:p>540.1919481805</text:p>
          </table:table-cell>
          <table:table-cell office:value-type="float" office:value="538.917617771478" calcext:value-type="float">
            <text:p>538.9176177715</text:p>
          </table:table-cell>
          <table:table-cell/>
        </table:table-row>
        <table:table-row table:style-name="ro1">
          <table:table-cell office:value-type="float" office:value="543.425009074942" calcext:value-type="float">
            <text:p>543.4250090749</text:p>
          </table:table-cell>
          <table:table-cell office:value-type="float" office:value="550.830196166518" calcext:value-type="float">
            <text:p>550.8301961665</text:p>
          </table:table-cell>
          <table:table-cell office:value-type="float" office:value="540.250728714542" calcext:value-type="float">
            <text:p>540.2507287145</text:p>
          </table:table-cell>
          <table:table-cell office:value-type="float" office:value="549.392379140729" calcext:value-type="float">
            <text:p>549.3923791407</text:p>
          </table:table-cell>
          <table:table-cell office:value-type="float" office:value="548.403882136414" calcext:value-type="float">
            <text:p>548.4038821364</text:p>
          </table:table-cell>
          <table:table-cell office:value-type="float" office:value="549.378652776476" calcext:value-type="float">
            <text:p>549.3786527765</text:p>
          </table:table-cell>
          <table:table-cell office:value-type="float" office:value="542.700543897367" calcext:value-type="float">
            <text:p>542.7005438974</text:p>
          </table:table-cell>
          <table:table-cell office:value-type="float" office:value="550.500951135524" calcext:value-type="float">
            <text:p>550.5009511355</text:p>
          </table:table-cell>
          <table:table-cell office:value-type="float" office:value="550.808612083487" calcext:value-type="float">
            <text:p>550.8086120835</text:p>
          </table:table-cell>
          <table:table-cell office:value-type="float" office:value="546.360114330578" calcext:value-type="float">
            <text:p>546.3601143306</text:p>
          </table:table-cell>
          <table:table-cell office:value-type="float" office:value="550.578458610684" calcext:value-type="float">
            <text:p>550.5784586107</text:p>
          </table:table-cell>
          <table:table-cell office:value-type="float" office:value="538.648032994489" calcext:value-type="float">
            <text:p>538.6480329945</text:p>
          </table:table-cell>
          <table:table-cell office:value-type="float" office:value="553.059610987662" calcext:value-type="float">
            <text:p>553.0596109877</text:p>
          </table:table-cell>
          <table:table-cell office:value-type="float" office:value="544.948420922599" calcext:value-type="float">
            <text:p>544.9484209226</text:p>
          </table:table-cell>
          <table:table-cell office:value-type="float" office:value="551.527865298496" calcext:value-type="float">
            <text:p>551.5278652985</text:p>
          </table:table-cell>
          <table:table-cell office:value-type="float" office:value="558.267681504325" calcext:value-type="float">
            <text:p>558.2676815043</text:p>
          </table:table-cell>
          <table:table-cell office:value-type="float" office:value="540.586705769771" calcext:value-type="float">
            <text:p>540.5867057698</text:p>
          </table:table-cell>
          <table:table-cell office:value-type="float" office:value="545.893712135746" calcext:value-type="float">
            <text:p>545.8937121357</text:p>
          </table:table-cell>
          <table:table-cell office:value-type="float" office:value="550.873321808274" calcext:value-type="float">
            <text:p>550.8733218083</text:p>
          </table:table-cell>
          <table:table-cell office:value-type="float" office:value="548.028125380159" calcext:value-type="float">
            <text:p>548.0281253802</text:p>
          </table:table-cell>
          <table:table-cell office:value-type="float" office:value="558.083527388104" calcext:value-type="float">
            <text:p>558.0835273881</text:p>
          </table:table-cell>
          <table:table-cell office:value-type="float" office:value="543.625579384813" calcext:value-type="float">
            <text:p>543.6255793848</text:p>
          </table:table-cell>
          <table:table-cell office:value-type="float" office:value="552.270422741886" calcext:value-type="float">
            <text:p>552.2704227419</text:p>
          </table:table-cell>
          <table:table-cell office:value-type="float" office:value="559.60727382498" calcext:value-type="float">
            <text:p>559.607273825</text:p>
          </table:table-cell>
          <table:table-cell office:value-type="float" office:value="541.552559770208" calcext:value-type="float">
            <text:p>541.5525597702</text:p>
          </table:table-cell>
          <table:table-cell office:value-type="float" office:value="545.090647465126" calcext:value-type="float">
            <text:p>545.0906474651</text:p>
          </table:table-cell>
          <table:table-cell office:value-type="float" office:value="554.883573945336" calcext:value-type="float">
            <text:p>554.8835739453</text:p>
          </table:table-cell>
          <table:table-cell office:value-type="float" office:value="539.13928857646" calcext:value-type="float">
            <text:p>539.1392885765</text:p>
          </table:table-cell>
          <table:table-cell office:value-type="float" office:value="547.274976695215" calcext:value-type="float">
            <text:p>547.2749766952</text:p>
          </table:table-cell>
          <table:table-cell office:value-type="float" office:value="543.425009074942" calcext:value-type="float">
            <text:p>543.4250090749</text:p>
          </table:table-cell>
          <table:table-cell/>
        </table:table-row>
        <table:table-row table:style-name="ro1">
          <table:table-cell office:value-type="float" office:value="547.829768971364" calcext:value-type="float">
            <text:p>547.8297689714</text:p>
          </table:table-cell>
          <table:table-cell office:value-type="float" office:value="551.50771773915" calcext:value-type="float">
            <text:p>551.5077177392</text:p>
          </table:table-cell>
          <table:table-cell office:value-type="float" office:value="543.022299738819" calcext:value-type="float">
            <text:p>543.0222997388</text:p>
          </table:table-cell>
          <table:table-cell office:value-type="float" office:value="554.598344538147" calcext:value-type="float">
            <text:p>554.5983445381</text:p>
          </table:table-cell>
          <table:table-cell office:value-type="float" office:value="549.426513457229" calcext:value-type="float">
            <text:p>549.4265134572</text:p>
          </table:table-cell>
          <table:table-cell office:value-type="float" office:value="552.696747366723" calcext:value-type="float">
            <text:p>552.6967473667</text:p>
          </table:table-cell>
          <table:table-cell office:value-type="float" office:value="546.141757807395" calcext:value-type="float">
            <text:p>546.1417578074</text:p>
          </table:table-cell>
          <table:table-cell office:value-type="float" office:value="550.768876573796" calcext:value-type="float">
            <text:p>550.7688765738</text:p>
          </table:table-cell>
          <table:table-cell office:value-type="float" office:value="551.45915287442" calcext:value-type="float">
            <text:p>551.4591528744</text:p>
          </table:table-cell>
          <table:table-cell office:value-type="float" office:value="547.701248434966" calcext:value-type="float">
            <text:p>547.701248435</text:p>
          </table:table-cell>
          <table:table-cell office:value-type="float" office:value="553.045634383334" calcext:value-type="float">
            <text:p>553.0456343833</text:p>
          </table:table-cell>
          <table:table-cell office:value-type="float" office:value="539.620704383744" calcext:value-type="float">
            <text:p>539.6207043837</text:p>
          </table:table-cell>
          <table:table-cell office:value-type="float" office:value="556.54572012536" calcext:value-type="float">
            <text:p>556.5457201254</text:p>
          </table:table-cell>
          <table:table-cell office:value-type="float" office:value="548.371605856481" calcext:value-type="float">
            <text:p>548.3716058565</text:p>
          </table:table-cell>
          <table:table-cell office:value-type="float" office:value="551.527865298496" calcext:value-type="float">
            <text:p>551.5278652985</text:p>
          </table:table-cell>
          <table:table-cell office:value-type="float" office:value="561.823176722029" calcext:value-type="float">
            <text:p>561.823176722</text:p>
          </table:table-cell>
          <table:table-cell office:value-type="float" office:value="541.865668262308" calcext:value-type="float">
            <text:p>541.8656682623</text:p>
          </table:table-cell>
          <table:table-cell office:value-type="float" office:value="547.894035326744" calcext:value-type="float">
            <text:p>547.8940353267</text:p>
          </table:table-cell>
          <table:table-cell office:value-type="float" office:value="551.528060569024" calcext:value-type="float">
            <text:p>551.528060569</text:p>
          </table:table-cell>
          <table:table-cell office:value-type="float" office:value="551.463909522991" calcext:value-type="float">
            <text:p>551.463909523</text:p>
          </table:table-cell>
          <table:table-cell office:value-type="float" office:value="561.988021395539" calcext:value-type="float">
            <text:p>561.9880213955</text:p>
          </table:table-cell>
          <table:table-cell office:value-type="float" office:value="545.074384482023" calcext:value-type="float">
            <text:p>545.074384482</text:p>
          </table:table-cell>
          <table:table-cell office:value-type="float" office:value="554.812419579262" calcext:value-type="float">
            <text:p>554.8124195793</text:p>
          </table:table-cell>
          <table:table-cell office:value-type="float" office:value="563.479684170831" calcext:value-type="float">
            <text:p>563.4796841708</text:p>
          </table:table-cell>
          <table:table-cell office:value-type="float" office:value="541.994285533058" calcext:value-type="float">
            <text:p>541.9942855331</text:p>
          </table:table-cell>
          <table:table-cell office:value-type="float" office:value="548.064768258907" calcext:value-type="float">
            <text:p>548.0647682589</text:p>
          </table:table-cell>
          <table:table-cell office:value-type="float" office:value="557.302531515149" calcext:value-type="float">
            <text:p>557.3025315151</text:p>
          </table:table-cell>
          <table:table-cell office:value-type="float" office:value="543.268366425883" calcext:value-type="float">
            <text:p>543.2683664259</text:p>
          </table:table-cell>
          <table:table-cell office:value-type="float" office:value="552.021629388494" calcext:value-type="float">
            <text:p>552.0216293885</text:p>
          </table:table-cell>
          <table:table-cell office:value-type="float" office:value="547.829768971364" calcext:value-type="float">
            <text:p>547.8297689714</text:p>
          </table:table-cell>
          <table:table-cell/>
        </table:table-row>
        <table:table-row table:style-name="ro1">
          <table:table-cell office:value-type="float" office:value="551.754750255772" calcext:value-type="float">
            <text:p>551.7547502558</text:p>
          </table:table-cell>
          <table:table-cell office:value-type="float" office:value="554.354733290231" calcext:value-type="float">
            <text:p>554.3547332902</text:p>
          </table:table-cell>
          <table:table-cell office:value-type="float" office:value="545.719890534981" calcext:value-type="float">
            <text:p>545.719890535</text:p>
          </table:table-cell>
          <table:table-cell office:value-type="float" office:value="558.668083460049" calcext:value-type="float">
            <text:p>558.66808346</text:p>
          </table:table-cell>
          <table:table-cell office:value-type="float" office:value="549.390187102386" calcext:value-type="float">
            <text:p>549.3901871024</text:p>
          </table:table-cell>
          <table:table-cell office:value-type="float" office:value="555.141478986202" calcext:value-type="float">
            <text:p>555.1414789862</text:p>
          </table:table-cell>
          <table:table-cell office:value-type="float" office:value="549.168286048121" calcext:value-type="float">
            <text:p>549.1682860481</text:p>
          </table:table-cell>
          <table:table-cell office:value-type="float" office:value="554.191017078304" calcext:value-type="float">
            <text:p>554.1910170783</text:p>
          </table:table-cell>
          <table:table-cell office:value-type="float" office:value="554.20480495863" calcext:value-type="float">
            <text:p>554.2048049586</text:p>
          </table:table-cell>
          <table:table-cell office:value-type="float" office:value="548.334855244856" calcext:value-type="float">
            <text:p>548.3348552449</text:p>
          </table:table-cell>
          <table:table-cell office:value-type="float" office:value="555.049908801489" calcext:value-type="float">
            <text:p>555.0499088015</text:p>
          </table:table-cell>
          <table:table-cell office:value-type="float" office:value="539.605924576388" calcext:value-type="float">
            <text:p>539.6059245764</text:p>
          </table:table-cell>
          <table:table-cell office:value-type="float" office:value="558.678829106158" calcext:value-type="float">
            <text:p>558.6788291062</text:p>
          </table:table-cell>
          <table:table-cell office:value-type="float" office:value="555.484092048007" calcext:value-type="float">
            <text:p>555.484092048</text:p>
          </table:table-cell>
          <table:table-cell office:value-type="float" office:value="552.841142061584" calcext:value-type="float">
            <text:p>552.8411420616</text:p>
          </table:table-cell>
          <table:table-cell office:value-type="float" office:value="564.902449443145" calcext:value-type="float">
            <text:p>564.9024494431</text:p>
          </table:table-cell>
          <table:table-cell office:value-type="float" office:value="542.19267530267" calcext:value-type="float">
            <text:p>542.1926753027</text:p>
          </table:table-cell>
          <table:table-cell office:value-type="float" office:value="550.956174786451" calcext:value-type="float">
            <text:p>550.9561747865</text:p>
          </table:table-cell>
          <table:table-cell office:value-type="float" office:value="554.272720445723" calcext:value-type="float">
            <text:p>554.2727204457</text:p>
          </table:table-cell>
          <table:table-cell office:value-type="float" office:value="551.945807602162" calcext:value-type="float">
            <text:p>551.9458076022</text:p>
          </table:table-cell>
          <table:table-cell office:value-type="float" office:value="560.762623345378" calcext:value-type="float">
            <text:p>560.7626233454</text:p>
          </table:table-cell>
          <table:table-cell office:value-type="float" office:value="546.484065318592" calcext:value-type="float">
            <text:p>546.4840653186</text:p>
          </table:table-cell>
          <table:table-cell office:value-type="float" office:value="557.422094788021" calcext:value-type="float">
            <text:p>557.422094788</text:p>
          </table:table-cell>
          <table:table-cell office:value-type="float" office:value="566.50747810628" calcext:value-type="float">
            <text:p>566.5074781063</text:p>
          </table:table-cell>
          <table:table-cell office:value-type="float" office:value="543.122523426747" calcext:value-type="float">
            <text:p>543.1225234267</text:p>
          </table:table-cell>
          <table:table-cell office:value-type="float" office:value="547.739595890503" calcext:value-type="float">
            <text:p>547.7395958905</text:p>
          </table:table-cell>
          <table:table-cell office:value-type="float" office:value="559.072717867557" calcext:value-type="float">
            <text:p>559.0727178676</text:p>
          </table:table-cell>
          <table:table-cell office:value-type="float" office:value="545.791021228111" calcext:value-type="float">
            <text:p>545.7910212281</text:p>
          </table:table-cell>
          <table:table-cell office:value-type="float" office:value="554.511371489929" calcext:value-type="float">
            <text:p>554.5113714899</text:p>
          </table:table-cell>
          <table:table-cell office:value-type="float" office:value="551.754750255772" calcext:value-type="float">
            <text:p>551.7547502558</text:p>
          </table:table-cell>
          <table:table-cell/>
        </table:table-row>
        <table:table-row table:style-name="ro1">
          <table:table-cell office:value-type="float" office:value="553.892723153896" calcext:value-type="float">
            <text:p>553.8927231539</text:p>
          </table:table-cell>
          <table:table-cell office:value-type="float" office:value="554.58995841621" calcext:value-type="float">
            <text:p>554.5899584162</text:p>
          </table:table-cell>
          <table:table-cell office:value-type="float" office:value="546.980519569626" calcext:value-type="float">
            <text:p>546.9805195696</text:p>
          </table:table-cell>
          <table:table-cell office:value-type="float" office:value="556.750046579775" calcext:value-type="float">
            <text:p>556.7500465798</text:p>
          </table:table-cell>
          <table:table-cell office:value-type="float" office:value="549.513234424142" calcext:value-type="float">
            <text:p>549.5132344241</text:p>
          </table:table-cell>
          <table:table-cell office:value-type="float" office:value="557.426649694292" calcext:value-type="float">
            <text:p>557.4266496943</text:p>
          </table:table-cell>
          <table:table-cell office:value-type="float" office:value="551.545459292971" calcext:value-type="float">
            <text:p>551.545459293</text:p>
          </table:table-cell>
          <table:table-cell office:value-type="float" office:value="557.636088758604" calcext:value-type="float">
            <text:p>557.6360887586</text:p>
          </table:table-cell>
          <table:table-cell office:value-type="float" office:value="557.753765781866" calcext:value-type="float">
            <text:p>557.7537657819</text:p>
          </table:table-cell>
          <table:table-cell office:value-type="float" office:value="549.15281227834" calcext:value-type="float">
            <text:p>549.1528122783</text:p>
          </table:table-cell>
          <table:table-cell office:value-type="float" office:value="556.268798609734" calcext:value-type="float">
            <text:p>556.2687986097</text:p>
          </table:table-cell>
          <table:table-cell office:value-type="float" office:value="541.813776249704" calcext:value-type="float">
            <text:p>541.8137762497</text:p>
          </table:table-cell>
          <table:table-cell office:value-type="float" office:value="560.420548273929" calcext:value-type="float">
            <text:p>560.4205482739</text:p>
          </table:table-cell>
          <table:table-cell office:value-type="float" office:value="556.863569655678" calcext:value-type="float">
            <text:p>556.8635696557</text:p>
          </table:table-cell>
          <table:table-cell office:value-type="float" office:value="557.753872369974" calcext:value-type="float">
            <text:p>557.75387237</text:p>
          </table:table-cell>
          <table:table-cell office:value-type="float" office:value="567.313647376691" calcext:value-type="float">
            <text:p>567.3136473767</text:p>
          </table:table-cell>
          <table:table-cell office:value-type="float" office:value="543.844616317" calcext:value-type="float">
            <text:p>543.844616317</text:p>
          </table:table-cell>
          <table:table-cell office:value-type="float" office:value="552.238026544899" calcext:value-type="float">
            <text:p>552.2380265449</text:p>
          </table:table-cell>
          <table:table-cell office:value-type="float" office:value="557.821003306739" calcext:value-type="float">
            <text:p>557.8210033067</text:p>
          </table:table-cell>
          <table:table-cell office:value-type="float" office:value="554.421075771031" calcext:value-type="float">
            <text:p>554.421075771</text:p>
          </table:table-cell>
          <table:table-cell office:value-type="float" office:value="564.984127856738" calcext:value-type="float">
            <text:p>564.9841278567</text:p>
          </table:table-cell>
          <table:table-cell office:value-type="float" office:value="548.929439358739" calcext:value-type="float">
            <text:p>548.9294393587</text:p>
          </table:table-cell>
          <table:table-cell office:value-type="float" office:value="556.229263129553" calcext:value-type="float">
            <text:p>556.2292631296</text:p>
          </table:table-cell>
          <table:table-cell office:value-type="float" office:value="569.170380228677" calcext:value-type="float">
            <text:p>569.1703802287</text:p>
          </table:table-cell>
          <table:table-cell office:value-type="float" office:value="543.652754128683" calcext:value-type="float">
            <text:p>543.6527541287</text:p>
          </table:table-cell>
          <table:table-cell office:value-type="float" office:value="549.487031383455" calcext:value-type="float">
            <text:p>549.4870313835</text:p>
          </table:table-cell>
          <table:table-cell office:value-type="float" office:value="560.024569210595" calcext:value-type="float">
            <text:p>560.0245692106</text:p>
          </table:table-cell>
          <table:table-cell office:value-type="float" office:value="546.329003136655" calcext:value-type="float">
            <text:p>546.3290031367</text:p>
          </table:table-cell>
          <table:table-cell office:value-type="float" office:value="558.265084042451" calcext:value-type="float">
            <text:p>558.2650840425</text:p>
          </table:table-cell>
          <table:table-cell office:value-type="float" office:value="553.892723153896" calcext:value-type="float">
            <text:p>553.8927231539</text:p>
          </table:table-cell>
          <table:table-cell/>
        </table:table-row>
        <table:table-row table:style-name="ro1">
          <table:table-cell office:value-type="float" office:value="556.068926781174" calcext:value-type="float">
            <text:p>556.0689267812</text:p>
          </table:table-cell>
          <table:table-cell office:value-type="float" office:value="556.692994414439" calcext:value-type="float">
            <text:p>556.6929944144</text:p>
          </table:table-cell>
          <table:table-cell office:value-type="float" office:value="545.62236321547" calcext:value-type="float">
            <text:p>545.6223632155</text:p>
          </table:table-cell>
          <table:table-cell office:value-type="float" office:value="560.387510477319" calcext:value-type="float">
            <text:p>560.3875104773</text:p>
          </table:table-cell>
          <table:table-cell office:value-type="float" office:value="550.315326569674" calcext:value-type="float">
            <text:p>550.3153265697</text:p>
          </table:table-cell>
          <table:table-cell office:value-type="float" office:value="556.42203465195" calcext:value-type="float">
            <text:p>556.422034652</text:p>
          </table:table-cell>
          <table:table-cell office:value-type="float" office:value="547.974661341815" calcext:value-type="float">
            <text:p>547.9746613418</text:p>
          </table:table-cell>
          <table:table-cell office:value-type="float" office:value="561.300925838738" calcext:value-type="float">
            <text:p>561.3009258387</text:p>
          </table:table-cell>
          <table:table-cell office:value-type="float" office:value="560.504625139807" calcext:value-type="float">
            <text:p>560.5046251398</text:p>
          </table:table-cell>
          <table:table-cell office:value-type="float" office:value="549.656843522232" calcext:value-type="float">
            <text:p>549.6568435222</text:p>
          </table:table-cell>
          <table:table-cell office:value-type="float" office:value="557.321460443562" calcext:value-type="float">
            <text:p>557.3214604436</text:p>
          </table:table-cell>
          <table:table-cell office:value-type="float" office:value="546.755744427081" calcext:value-type="float">
            <text:p>546.7557444271</text:p>
          </table:table-cell>
          <table:table-cell office:value-type="float" office:value="562.041029561201" calcext:value-type="float">
            <text:p>562.0410295612</text:p>
          </table:table-cell>
          <table:table-cell office:value-type="float" office:value="559.129005181604" calcext:value-type="float">
            <text:p>559.1290051816</text:p>
          </table:table-cell>
          <table:table-cell office:value-type="float" office:value="561.982446566026" calcext:value-type="float">
            <text:p>561.982446566</text:p>
          </table:table-cell>
          <table:table-cell office:value-type="float" office:value="569.715173261611" calcext:value-type="float">
            <text:p>569.7151732616</text:p>
          </table:table-cell>
          <table:table-cell office:value-type="float" office:value="544.213560769401" calcext:value-type="float">
            <text:p>544.2135607694</text:p>
          </table:table-cell>
          <table:table-cell office:value-type="float" office:value="551.958636385661" calcext:value-type="float">
            <text:p>551.9586363857</text:p>
          </table:table-cell>
          <table:table-cell office:value-type="float" office:value="558.575362032237" calcext:value-type="float">
            <text:p>558.5753620322</text:p>
          </table:table-cell>
          <table:table-cell office:value-type="float" office:value="558.301050052518" calcext:value-type="float">
            <text:p>558.3010500525</text:p>
          </table:table-cell>
          <table:table-cell office:value-type="float" office:value="567.90725953777" calcext:value-type="float">
            <text:p>567.9072595378</text:p>
          </table:table-cell>
          <table:table-cell office:value-type="float" office:value="549.672065378657" calcext:value-type="float">
            <text:p>549.6720653787</text:p>
          </table:table-cell>
          <table:table-cell office:value-type="float" office:value="556.611947567831" calcext:value-type="float">
            <text:p>556.6119475678</text:p>
          </table:table-cell>
          <table:table-cell office:value-type="float" office:value="572.518792134231" calcext:value-type="float">
            <text:p>572.5187921342</text:p>
          </table:table-cell>
          <table:table-cell office:value-type="float" office:value="544.359921735984" calcext:value-type="float">
            <text:p>544.359921736</text:p>
          </table:table-cell>
          <table:table-cell office:value-type="float" office:value="548.863330524307" calcext:value-type="float">
            <text:p>548.8633305243</text:p>
          </table:table-cell>
          <table:table-cell office:value-type="float" office:value="559.980240555546" calcext:value-type="float">
            <text:p>559.9802405555</text:p>
          </table:table-cell>
          <table:table-cell office:value-type="float" office:value="548.13341861169" calcext:value-type="float">
            <text:p>548.1334186117</text:p>
          </table:table-cell>
          <table:table-cell office:value-type="float" office:value="559.442163869042" calcext:value-type="float">
            <text:p>559.442163869</text:p>
          </table:table-cell>
          <table:table-cell office:value-type="float" office:value="556.068926781174" calcext:value-type="float">
            <text:p>556.0689267812</text:p>
          </table:table-cell>
          <table:table-cell/>
        </table:table-row>
        <table:table-row table:style-name="ro1">
          <table:table-cell office:value-type="float" office:value="557.023321244316" calcext:value-type="float">
            <text:p>557.0233212443</text:p>
          </table:table-cell>
          <table:table-cell office:value-type="float" office:value="557.681080442896" calcext:value-type="float">
            <text:p>557.6810804429</text:p>
          </table:table-cell>
          <table:table-cell office:value-type="float" office:value="546.568398953822" calcext:value-type="float">
            <text:p>546.5683989538</text:p>
          </table:table-cell>
          <table:table-cell office:value-type="float" office:value="562.630269844804" calcext:value-type="float">
            <text:p>562.6302698448</text:p>
          </table:table-cell>
          <table:table-cell office:value-type="float" office:value="551.539167633008" calcext:value-type="float">
            <text:p>551.539167633</text:p>
          </table:table-cell>
          <table:table-cell office:value-type="float" office:value="558.372248143087" calcext:value-type="float">
            <text:p>558.3722481431</text:p>
          </table:table-cell>
          <table:table-cell office:value-type="float" office:value="549.20709033336" calcext:value-type="float">
            <text:p>549.2070903334</text:p>
          </table:table-cell>
          <table:table-cell office:value-type="float" office:value="565.225898572389" calcext:value-type="float">
            <text:p>565.2258985724</text:p>
          </table:table-cell>
          <table:table-cell office:value-type="float" office:value="563.368401799915" calcext:value-type="float">
            <text:p>563.3684017999</text:p>
          </table:table-cell>
          <table:table-cell office:value-type="float" office:value="551.926586621356" calcext:value-type="float">
            <text:p>551.9265866214</text:p>
          </table:table-cell>
          <table:table-cell office:value-type="float" office:value="557.855302084423" calcext:value-type="float">
            <text:p>557.8553020844</text:p>
          </table:table-cell>
          <table:table-cell office:value-type="float" office:value="547.768206197584" calcext:value-type="float">
            <text:p>547.7682061976</text:p>
          </table:table-cell>
          <table:table-cell office:value-type="float" office:value="563.598867266003" calcext:value-type="float">
            <text:p>563.598867266</text:p>
          </table:table-cell>
          <table:table-cell office:value-type="float" office:value="561.741186486899" calcext:value-type="float">
            <text:p>561.7411864869</text:p>
          </table:table-cell>
          <table:table-cell office:value-type="float" office:value="564.059105974598" calcext:value-type="float">
            <text:p>564.0591059746</text:p>
          </table:table-cell>
          <table:table-cell office:value-type="float" office:value="572.354989039939" calcext:value-type="float">
            <text:p>572.3549890399</text:p>
          </table:table-cell>
          <table:table-cell office:value-type="float" office:value="543.868523920256" calcext:value-type="float">
            <text:p>543.8685239203</text:p>
          </table:table-cell>
          <table:table-cell office:value-type="float" office:value="549.195744964764" calcext:value-type="float">
            <text:p>549.1957449648</text:p>
          </table:table-cell>
          <table:table-cell office:value-type="float" office:value="561.477047987601" calcext:value-type="float">
            <text:p>561.4770479876</text:p>
          </table:table-cell>
          <table:table-cell office:value-type="float" office:value="562.111082109012" calcext:value-type="float">
            <text:p>562.111082109</text:p>
          </table:table-cell>
          <table:table-cell office:value-type="float" office:value="571.27979287816" calcext:value-type="float">
            <text:p>571.2797928782</text:p>
          </table:table-cell>
          <table:table-cell office:value-type="float" office:value="550.653733891408" calcext:value-type="float">
            <text:p>550.6537338914</text:p>
          </table:table-cell>
          <table:table-cell office:value-type="float" office:value="557.758525182042" calcext:value-type="float">
            <text:p>557.758525182</text:p>
          </table:table-cell>
          <table:table-cell office:value-type="float" office:value="575.026265332606" calcext:value-type="float">
            <text:p>575.0262653326</text:p>
          </table:table-cell>
          <table:table-cell office:value-type="float" office:value="544.166904996849" calcext:value-type="float">
            <text:p>544.1669049968</text:p>
          </table:table-cell>
          <table:table-cell office:value-type="float" office:value="551.646898562327" calcext:value-type="float">
            <text:p>551.6468985623</text:p>
          </table:table-cell>
          <table:table-cell office:value-type="float" office:value="563.054708729564" calcext:value-type="float">
            <text:p>563.0547087296</text:p>
          </table:table-cell>
          <table:table-cell office:value-type="float" office:value="547.921486995555" calcext:value-type="float">
            <text:p>547.9214869956</text:p>
          </table:table-cell>
          <table:table-cell office:value-type="float" office:value="559.341884564093" calcext:value-type="float">
            <text:p>559.3418845641</text:p>
          </table:table-cell>
          <table:table-cell office:value-type="float" office:value="557.023321244316" calcext:value-type="float">
            <text:p>557.0233212443</text:p>
          </table:table-cell>
          <table:table-cell/>
        </table:table-row>
        <table:table-row table:style-name="ro1">
          <table:table-cell office:value-type="float" office:value="557.843996081754" calcext:value-type="float">
            <text:p>557.8439960818</text:p>
          </table:table-cell>
          <table:table-cell office:value-type="float" office:value="559.501598630738" calcext:value-type="float">
            <text:p>559.5015986307</text:p>
          </table:table-cell>
          <table:table-cell office:value-type="float" office:value="549.16804793514" calcext:value-type="float">
            <text:p>549.1680479351</text:p>
          </table:table-cell>
          <table:table-cell office:value-type="float" office:value="565.730027388111" calcext:value-type="float">
            <text:p>565.7300273881</text:p>
          </table:table-cell>
          <table:table-cell office:value-type="float" office:value="551.830526231379" calcext:value-type="float">
            <text:p>551.8305262314</text:p>
          </table:table-cell>
          <table:table-cell office:value-type="float" office:value="556.137349253378" calcext:value-type="float">
            <text:p>556.1373492534</text:p>
          </table:table-cell>
          <table:table-cell office:value-type="float" office:value="545.645216192622" calcext:value-type="float">
            <text:p>545.6452161926</text:p>
          </table:table-cell>
          <table:table-cell office:value-type="float" office:value="569.03696546368" calcext:value-type="float">
            <text:p>569.0369654637</text:p>
          </table:table-cell>
          <table:table-cell office:value-type="float" office:value="567.220344203843" calcext:value-type="float">
            <text:p>567.2203442038</text:p>
          </table:table-cell>
          <table:table-cell office:value-type="float" office:value="554.548306267477" calcext:value-type="float">
            <text:p>554.5483062675</text:p>
          </table:table-cell>
          <table:table-cell office:value-type="float" office:value="558.277921369151" calcext:value-type="float">
            <text:p>558.2779213692</text:p>
          </table:table-cell>
          <table:table-cell office:value-type="float" office:value="548.64643324134" calcext:value-type="float">
            <text:p>548.6464332413</text:p>
          </table:table-cell>
          <table:table-cell office:value-type="float" office:value="564.937970569692" calcext:value-type="float">
            <text:p>564.9379705697</text:p>
          </table:table-cell>
          <table:table-cell office:value-type="float" office:value="562.684263961032" calcext:value-type="float">
            <text:p>562.684263961</text:p>
          </table:table-cell>
          <table:table-cell office:value-type="float" office:value="567.092646147894" calcext:value-type="float">
            <text:p>567.0926461479</text:p>
          </table:table-cell>
          <table:table-cell office:value-type="float" office:value="569.662404734933" calcext:value-type="float">
            <text:p>569.6624047349</text:p>
          </table:table-cell>
          <table:table-cell office:value-type="float" office:value="543.948865509569" calcext:value-type="float">
            <text:p>543.9488655096</text:p>
          </table:table-cell>
          <table:table-cell office:value-type="float" office:value="549.174199024153" calcext:value-type="float">
            <text:p>549.1741990242</text:p>
          </table:table-cell>
          <table:table-cell office:value-type="float" office:value="565.045993298115" calcext:value-type="float">
            <text:p>565.0459932981</text:p>
          </table:table-cell>
          <table:table-cell office:value-type="float" office:value="564.151643483376" calcext:value-type="float">
            <text:p>564.1516434834</text:p>
          </table:table-cell>
          <table:table-cell office:value-type="float" office:value="571.302730933637" calcext:value-type="float">
            <text:p>571.3027309336</text:p>
          </table:table-cell>
          <table:table-cell office:value-type="float" office:value="551.886903685457" calcext:value-type="float">
            <text:p>551.8869036855</text:p>
          </table:table-cell>
          <table:table-cell office:value-type="float" office:value="557.13868995886" calcext:value-type="float">
            <text:p>557.1386899589</text:p>
          </table:table-cell>
          <table:table-cell office:value-type="float" office:value="575.840806446403" calcext:value-type="float">
            <text:p>575.8408064464</text:p>
          </table:table-cell>
          <table:table-cell office:value-type="float" office:value="543.478930375623" calcext:value-type="float">
            <text:p>543.4789303756</text:p>
          </table:table-cell>
          <table:table-cell office:value-type="float" office:value="549.255004660808" calcext:value-type="float">
            <text:p>549.2550046608</text:p>
          </table:table-cell>
          <table:table-cell office:value-type="float" office:value="562.618937425933" calcext:value-type="float">
            <text:p>562.6189374259</text:p>
          </table:table-cell>
          <table:table-cell office:value-type="float" office:value="548.249430399525" calcext:value-type="float">
            <text:p>548.2494303995</text:p>
          </table:table-cell>
          <table:table-cell office:value-type="float" office:value="561.699167693181" calcext:value-type="float">
            <text:p>561.6991676932</text:p>
          </table:table-cell>
          <table:table-cell office:value-type="float" office:value="557.843996081754" calcext:value-type="float">
            <text:p>557.8439960818</text:p>
          </table:table-cell>
          <table:table-cell/>
        </table:table-row>
        <table:table-row table:style-name="ro1">
          <table:table-cell office:value-type="float" office:value="557.990640658636" calcext:value-type="float">
            <text:p>557.9906406586</text:p>
          </table:table-cell>
          <table:table-cell office:value-type="float" office:value="0" calcext:value-type="float">
            <text:p>0</text:p>
          </table:table-cell>
          <table:table-cell office:value-type="float" office:value="551.307650861793" calcext:value-type="float">
            <text:p>551.3076508618</text:p>
          </table:table-cell>
          <table:table-cell office:value-type="float" office:value="567.172006672385" calcext:value-type="float">
            <text:p>567.1720066724</text:p>
          </table:table-cell>
          <table:table-cell office:value-type="float" office:value="551.947723973248" calcext:value-type="float">
            <text:p>551.9477239732</text:p>
          </table:table-cell>
          <table:table-cell office:value-type="float" office:value="557.873000378529" calcext:value-type="float">
            <text:p>557.8730003785</text:p>
          </table:table-cell>
          <table:table-cell office:value-type="float" office:value="0" calcext:value-type="float">
            <text:p>0</text:p>
          </table:table-cell>
          <table:table-cell office:value-type="float" office:value="572.290917054731" calcext:value-type="float">
            <text:p>572.290917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.256425181033" calcext:value-type="float">
            <text:p>561.256425181</text:p>
          </table:table-cell>
          <table:table-cell office:value-type="float" office:value="550.438835787416" calcext:value-type="float">
            <text:p>550.4388357874</text:p>
          </table:table-cell>
          <table:table-cell office:value-type="float" office:value="0" calcext:value-type="float">
            <text:p>0</text:p>
          </table:table-cell>
          <table:table-cell office:value-type="float" office:value="562.46247393356" calcext:value-type="float">
            <text:p>562.4624739336</text:p>
          </table:table-cell>
          <table:table-cell office:value-type="float" office:value="565.715507513635" calcext:value-type="float">
            <text:p>565.7155075136</text:p>
          </table:table-cell>
          <table:table-cell office:value-type="float" office:value="0" calcext:value-type="float">
            <text:p>0</text:p>
          </table:table-cell>
          <table:table-cell office:value-type="float" office:value="544.078999918047" calcext:value-type="float">
            <text:p>544.078999918</text:p>
          </table:table-cell>
          <table:table-cell office:value-type="float" office:value="550.40639055856" calcext:value-type="float">
            <text:p>550.4063905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.079014241244" calcext:value-type="float">
            <text:p>571.0790142412</text:p>
          </table:table-cell>
          <table:table-cell office:value-type="float" office:value="0" calcext:value-type="float">
            <text:p>0</text:p>
          </table:table-cell>
          <table:table-cell office:value-type="float" office:value="560.189055637398" calcext:value-type="float">
            <text:p>560.1890556374</text:p>
          </table:table-cell>
          <table:table-cell office:value-type="float" office:value="0" calcext:value-type="float">
            <text:p>0</text:p>
          </table:table-cell>
          <table:table-cell office:value-type="float" office:value="544.814625028002" calcext:value-type="float">
            <text:p>544.814625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.091776568111" calcext:value-type="float">
            <text:p>548.0917765681</text:p>
          </table:table-cell>
          <table:table-cell office:value-type="float" office:value="563.653295663028" calcext:value-type="float">
            <text:p>563.653295663</text:p>
          </table:table-cell>
          <table:table-cell office:value-type="float" office:value="557.990640658636" calcext:value-type="float">
            <text:p>557.9906406586</text:p>
          </table:table-cell>
          <table:table-cell/>
        </table:table-row>
        <table:table-row table:style-name="ro1">
          <table:table-cell office:value-type="float" office:value="563.892285142493" calcext:value-type="float">
            <text:p>563.8922851425</text:p>
          </table:table-cell>
          <table:table-cell office:value-type="float" office:value="0" calcext:value-type="float">
            <text:p>0</text:p>
          </table:table-cell>
          <table:table-cell office:value-type="float" office:value="552.915653566509" calcext:value-type="float">
            <text:p>552.9156535665</text:p>
          </table:table-cell>
          <table:table-cell office:value-type="float" office:value="0" calcext:value-type="float">
            <text:p>0</text:p>
          </table:table-cell>
          <table:table-cell office:value-type="float" office:value="552.024215904028" calcext:value-type="float">
            <text:p>552.024215904</text:p>
          </table:table-cell>
          <table:table-cell office:value-type="float" office:value="560.601810184007" calcext:value-type="float">
            <text:p>560.601810184</text:p>
          </table:table-cell>
          <table:table-cell office:value-type="float" office:value="0" calcext:value-type="float">
            <text:p>0</text:p>
          </table:table-cell>
          <table:table-cell office:value-type="float" office:value="574.363769195358" calcext:value-type="float">
            <text:p>574.3637691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.747231377224" calcext:value-type="float">
            <text:p>550.7472313772</text:p>
          </table:table-cell>
          <table:table-cell office:value-type="float" office:value="0" calcext:value-type="float">
            <text:p>0</text:p>
          </table:table-cell>
          <table:table-cell office:value-type="float" office:value="565.020781443493" calcext:value-type="float">
            <text:p>565.0207814435</text:p>
          </table:table-cell>
          <table:table-cell office:value-type="float" office:value="569.045878931715" calcext:value-type="float">
            <text:p>569.0458789317</text:p>
          </table:table-cell>
          <table:table-cell office:value-type="float" office:value="0" calcext:value-type="float">
            <text:p>0</text:p>
          </table:table-cell>
          <table:table-cell office:value-type="float" office:value="545.799709932447" calcext:value-type="float">
            <text:p>545.7997099324</text:p>
          </table:table-cell>
          <table:table-cell office:value-type="float" office:value="551.005036904066" calcext:value-type="float">
            <text:p>551.005036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.503018040241" calcext:value-type="float">
            <text:p>572.5030180402</text:p>
          </table:table-cell>
          <table:table-cell office:value-type="float" office:value="0" calcext:value-type="float">
            <text:p>0</text:p>
          </table:table-cell>
          <table:table-cell office:value-type="float" office:value="563.763826516865" calcext:value-type="float">
            <text:p>563.7638265169</text:p>
          </table:table-cell>
          <table:table-cell office:value-type="float" office:value="0" calcext:value-type="float">
            <text:p>0</text:p>
          </table:table-cell>
          <table:table-cell office:value-type="float" office:value="544.419940442078" calcext:value-type="float">
            <text:p>544.419940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.331626479236" calcext:value-type="float">
            <text:p>551.3316264792</text:p>
          </table:table-cell>
          <table:table-cell office:value-type="float" office:value="563.892285142493" calcext:value-type="float">
            <text:p>563.8922851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.936265873603" calcext:value-type="float">
            <text:p>563.9362658736</text:p>
          </table:table-cell>
          <table:table-cell office:value-type="float" office:value="0" calcext:value-type="float">
            <text:p>0</text:p>
          </table:table-cell>
          <table:table-cell office:value-type="float" office:value="553.892824078787" calcext:value-type="float">
            <text:p>553.8928240788</text:p>
          </table:table-cell>
          <table:table-cell office:value-type="float" office:value="0" calcext:value-type="float">
            <text:p>0</text:p>
          </table:table-cell>
          <table:table-cell office:value-type="float" office:value="554.908586711456" calcext:value-type="float">
            <text:p>554.9085867115</text:p>
          </table:table-cell>
          <table:table-cell office:value-type="float" office:value="559.650120286356" calcext:value-type="float">
            <text:p>559.6501202864</text:p>
          </table:table-cell>
          <table:table-cell office:value-type="float" office:value="0" calcext:value-type="float">
            <text:p>0</text:p>
          </table:table-cell>
          <table:table-cell office:value-type="float" office:value="574.773052203572" calcext:value-type="float">
            <text:p>574.773052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.273393294789" calcext:value-type="float">
            <text:p>551.2733932948</text:p>
          </table:table-cell>
          <table:table-cell office:value-type="float" office:value="0" calcext:value-type="float">
            <text:p>0</text:p>
          </table:table-cell>
          <table:table-cell office:value-type="float" office:value="566.055556959748" calcext:value-type="float">
            <text:p>566.0555569597</text:p>
          </table:table-cell>
          <table:table-cell office:value-type="float" office:value="572.688207347208" calcext:value-type="float">
            <text:p>572.6882073472</text:p>
          </table:table-cell>
          <table:table-cell office:value-type="float" office:value="0" calcext:value-type="float">
            <text:p>0</text:p>
          </table:table-cell>
          <table:table-cell office:value-type="float" office:value="545.947751673037" calcext:value-type="float">
            <text:p>545.947751673</text:p>
          </table:table-cell>
          <table:table-cell office:value-type="float" office:value="550.742974661575" calcext:value-type="float">
            <text:p>550.742974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.31286236964" calcext:value-type="float">
            <text:p>573.3128623696</text:p>
          </table:table-cell>
          <table:table-cell office:value-type="float" office:value="0" calcext:value-type="float">
            <text:p>0</text:p>
          </table:table-cell>
          <table:table-cell office:value-type="float" office:value="567.557468961101" calcext:value-type="float">
            <text:p>567.5574689611</text:p>
          </table:table-cell>
          <table:table-cell office:value-type="float" office:value="0" calcext:value-type="float">
            <text:p>0</text:p>
          </table:table-cell>
          <table:table-cell office:value-type="float" office:value="546.00115721132" calcext:value-type="float">
            <text:p>546.001157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047091730505" calcext:value-type="float">
            <text:p>552.0470917305</text:p>
          </table:table-cell>
          <table:table-cell office:value-type="float" office:value="563.936265873603" calcext:value-type="float">
            <text:p>563.9362658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.174111400746" calcext:value-type="float">
            <text:p>565.1741114007</text:p>
          </table:table-cell>
          <table:table-cell office:value-type="float" office:value="0" calcext:value-type="float">
            <text:p>0</text:p>
          </table:table-cell>
          <table:table-cell office:value-type="float" office:value="553.80271099447" calcext:value-type="float">
            <text:p>553.8027109945</text:p>
          </table:table-cell>
          <table:table-cell office:value-type="float" office:value="0" calcext:value-type="float">
            <text:p>0</text:p>
          </table:table-cell>
          <table:table-cell office:value-type="float" office:value="557.579660956319" calcext:value-type="float">
            <text:p>557.5796609563</text:p>
          </table:table-cell>
          <table:table-cell office:value-type="float" office:value="561.814277288213" calcext:value-type="float">
            <text:p>561.8142772882</text:p>
          </table:table-cell>
          <table:table-cell office:value-type="float" office:value="0" calcext:value-type="float">
            <text:p>0</text:p>
          </table:table-cell>
          <table:table-cell office:value-type="float" office:value="574.831507687742" calcext:value-type="float">
            <text:p>574.8315076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.438852286803" calcext:value-type="float">
            <text:p>553.4388522868</text:p>
          </table:table-cell>
          <table:table-cell office:value-type="float" office:value="0" calcext:value-type="float">
            <text:p>0</text:p>
          </table:table-cell>
          <table:table-cell office:value-type="float" office:value="566.275026586533" calcext:value-type="float">
            <text:p>566.2750265865</text:p>
          </table:table-cell>
          <table:table-cell office:value-type="float" office:value="576.105032572292" calcext:value-type="float">
            <text:p>576.1050325723</text:p>
          </table:table-cell>
          <table:table-cell office:value-type="float" office:value="0" calcext:value-type="float">
            <text:p>0</text:p>
          </table:table-cell>
          <table:table-cell office:value-type="float" office:value="546.221116215071" calcext:value-type="float">
            <text:p>546.2211162151</text:p>
          </table:table-cell>
          <table:table-cell office:value-type="float" office:value="554.137672567472" calcext:value-type="float">
            <text:p>554.137672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263095095565" calcext:value-type="float">
            <text:p>577.2630950956</text:p>
          </table:table-cell>
          <table:table-cell office:value-type="float" office:value="0" calcext:value-type="float">
            <text:p>0</text:p>
          </table:table-cell>
          <table:table-cell office:value-type="float" office:value="569.748640937267" calcext:value-type="float">
            <text:p>569.7486409373</text:p>
          </table:table-cell>
          <table:table-cell office:value-type="float" office:value="0" calcext:value-type="float">
            <text:p>0</text:p>
          </table:table-cell>
          <table:table-cell office:value-type="float" office:value="545.425206293629" calcext:value-type="float">
            <text:p>545.425206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15313346248" calcext:value-type="float">
            <text:p>552.1531334625</text:p>
          </table:table-cell>
          <table:table-cell office:value-type="float" office:value="565.174111400746" calcext:value-type="float">
            <text:p>565.1741114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.439236744674" calcext:value-type="float">
            <text:p>553.4392367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.493779520598" calcext:value-type="float">
            <text:p>556.4937795206</text:p>
          </table:table-cell>
          <table:table-cell office:value-type="float" office:value="565.271346592903" calcext:value-type="float">
            <text:p>565.27134659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3.439236744674" calcext:value-type="float">
            <text:p>553.4392367447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.674693111304" calcext:value-type="float">
            <text:p>553.6746931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3.674693111304" calcext:value-type="float">
            <text:p>553.6746931113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AVERAGE([.A20];[.B12];[.C16];[.D13];[.E17];[.F17];[.G12];[.H16];[.I12];[.J12];[.K13];[.L20];[.M12];[.N16];[.O16];[.P12];[.Q16];[.R16];[.S12];[.T12];[.U16];[.V12];[.W16];[.X12];[.Y16];[.Z12];[.AA12];[.AB16];[.AC16];[.AD13])" office:value-type="float" office:value="560.964242420182" calcext:value-type="float">
            <text:p>560.9642424202</text:p>
          </table:table-cell>
        </table:table-row>
        <table:table-row table:style-name="ro1">
          <table:table-cell office:value-type="float" office:value="553.882755024477" calcext:value-type="float">
            <text:p>553.88275502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3.882755024477" calcext:value-type="float">
            <text:p>553.8827550245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STDEV([.A20];[.B12];[.C16];[.D13];[.E17];[.F17];[.G12];[.H16];[.I12];[.J12];[.K13];[.L20];[.M12];[.N16];[.O16];[.P12];[.Q16];[.R16];[.S12];[.T12];[.U16];[.V12];[.W16];[.X12];[.Y16];[.Z12];[.AA12];[.AB16];[.AC16];[.AD13])" office:value-type="float" office:value="9.26512224424364" calcext:value-type="float">
            <text:p>9.2651222442</text:p>
          </table:table-cell>
        </table:table-row>
        <table:table-row table:style-name="ro1">
          <table:table-cell office:value-type="float" office:value="554.645345283621" calcext:value-type="float">
            <text:p>554.64534528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4.645345283621" calcext:value-type="float">
            <text:p>554.6453452836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/>
        </table:table-row>
      </table:table>
      <table:table table:name="Sheet6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With discount factor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534.540883167755" calcext:value-type="float">
            <text:p>534.5408831678</text:p>
          </table:table-cell>
          <table:table-cell office:value-type="float" office:value="531.307548763636" calcext:value-type="float">
            <text:p>531.3075487636</text:p>
          </table:table-cell>
          <table:table-cell office:value-type="float" office:value="532.812005237327" calcext:value-type="float">
            <text:p>532.8120052373</text:p>
          </table:table-cell>
          <table:table-cell office:value-type="float" office:value="534.81374265425" calcext:value-type="float">
            <text:p>534.8137426543</text:p>
          </table:table-cell>
          <table:table-cell office:value-type="float" office:value="532.524274701193" calcext:value-type="float">
            <text:p>532.5242747012</text:p>
          </table:table-cell>
          <table:table-cell office:value-type="float" office:value="533.08022097951" calcext:value-type="float">
            <text:p>533.0802209795</text:p>
          </table:table-cell>
          <table:table-cell office:value-type="float" office:value="536.767790531401" calcext:value-type="float">
            <text:p>536.7677905314</text:p>
          </table:table-cell>
          <table:table-cell office:value-type="float" office:value="533.309650770637" calcext:value-type="float">
            <text:p>533.3096507706</text:p>
          </table:table-cell>
          <table:table-cell office:value-type="float" office:value="533.712199164781" calcext:value-type="float">
            <text:p>533.7121991648</text:p>
          </table:table-cell>
          <table:table-cell office:value-type="float" office:value="534.026115299365" calcext:value-type="float">
            <text:p>534.0261152994</text:p>
          </table:table-cell>
          <table:table-cell office:value-type="float" office:value="533.007838391155" calcext:value-type="float">
            <text:p>533.0078383912</text:p>
          </table:table-cell>
          <table:table-cell office:value-type="float" office:value="532.522659993388" calcext:value-type="float">
            <text:p>532.5226599934</text:p>
          </table:table-cell>
          <table:table-cell office:value-type="float" office:value="534.248532571312" calcext:value-type="float">
            <text:p>534.2485325713</text:p>
          </table:table-cell>
          <table:table-cell office:value-type="float" office:value="533.082652427862" calcext:value-type="float">
            <text:p>533.0826524279</text:p>
          </table:table-cell>
          <table:table-cell office:value-type="float" office:value="538.32613168535" calcext:value-type="float">
            <text:p>538.3261316854</text:p>
          </table:table-cell>
          <table:table-cell office:value-type="float" office:value="535.663616605788" calcext:value-type="float">
            <text:p>535.6636166058</text:p>
          </table:table-cell>
          <table:table-cell office:value-type="float" office:value="535.647798148562" calcext:value-type="float">
            <text:p>535.6477981486</text:p>
          </table:table-cell>
          <table:table-cell office:value-type="float" office:value="531.700476401055" calcext:value-type="float">
            <text:p>531.7004764011</text:p>
          </table:table-cell>
          <table:table-cell office:value-type="float" office:value="534.850548869206" calcext:value-type="float">
            <text:p>534.8505488692</text:p>
          </table:table-cell>
          <table:table-cell office:value-type="float" office:value="533.38149172487" calcext:value-type="float">
            <text:p>533.3814917249</text:p>
          </table:table-cell>
          <table:table-cell office:value-type="float" office:value="534.22843893913" calcext:value-type="float">
            <text:p>534.2284389391</text:p>
          </table:table-cell>
          <table:table-cell office:value-type="float" office:value="536.45601783237" calcext:value-type="float">
            <text:p>536.4560178324</text:p>
          </table:table-cell>
          <table:table-cell office:value-type="float" office:value="537.36024294784" calcext:value-type="float">
            <text:p>537.3602429478</text:p>
          </table:table-cell>
          <table:table-cell office:value-type="float" office:value="533.653197690093" calcext:value-type="float">
            <text:p>533.6531976901</text:p>
          </table:table-cell>
          <table:table-cell office:value-type="float" office:value="529.632204382568" calcext:value-type="float">
            <text:p>529.6322043826</text:p>
          </table:table-cell>
          <table:table-cell office:value-type="float" office:value="532.885728413816" calcext:value-type="float">
            <text:p>532.8857284138</text:p>
          </table:table-cell>
          <table:table-cell office:value-type="float" office:value="532.828327313219" calcext:value-type="float">
            <text:p>532.8283273132</text:p>
          </table:table-cell>
          <table:table-cell office:value-type="float" office:value="534.282908377289" calcext:value-type="float">
            <text:p>534.2829083773</text:p>
          </table:table-cell>
          <table:table-cell office:value-type="float" office:value="531.777032072206" calcext:value-type="float">
            <text:p>531.7770320722</text:p>
          </table:table-cell>
          <table:table-cell office:value-type="float" office:value="534.74307412206" calcext:value-type="float">
            <text:p>534.7430741221</text:p>
          </table:table-cell>
          <table:table-cell table:number-columns-repeated="2"/>
        </table:table-row>
        <table:table-row table:style-name="ro1">
          <table:table-cell office:value-type="float" office:value="540.78895207036" calcext:value-type="float">
            <text:p>540.7889520704</text:p>
          </table:table-cell>
          <table:table-cell office:value-type="float" office:value="534.864165380791" calcext:value-type="float">
            <text:p>534.8641653808</text:p>
          </table:table-cell>
          <table:table-cell office:value-type="float" office:value="533.220900636132" calcext:value-type="float">
            <text:p>533.2209006361</text:p>
          </table:table-cell>
          <table:table-cell office:value-type="float" office:value="535.378125111989" calcext:value-type="float">
            <text:p>535.378125112</text:p>
          </table:table-cell>
          <table:table-cell office:value-type="float" office:value="539.047206894804" calcext:value-type="float">
            <text:p>539.0472068948</text:p>
          </table:table-cell>
          <table:table-cell office:value-type="float" office:value="532.573314527216" calcext:value-type="float">
            <text:p>532.5733145272</text:p>
          </table:table-cell>
          <table:table-cell office:value-type="float" office:value="536.224793148166" calcext:value-type="float">
            <text:p>536.2247931482</text:p>
          </table:table-cell>
          <table:table-cell office:value-type="float" office:value="533.540983174533" calcext:value-type="float">
            <text:p>533.5409831745</text:p>
          </table:table-cell>
          <table:table-cell office:value-type="float" office:value="533.869409536282" calcext:value-type="float">
            <text:p>533.8694095363</text:p>
          </table:table-cell>
          <table:table-cell office:value-type="float" office:value="537.145507419626" calcext:value-type="float">
            <text:p>537.1455074196</text:p>
          </table:table-cell>
          <table:table-cell office:value-type="float" office:value="539.44875668596" calcext:value-type="float">
            <text:p>539.448756686</text:p>
          </table:table-cell>
          <table:table-cell office:value-type="float" office:value="533.24364800472" calcext:value-type="float">
            <text:p>533.2436480047</text:p>
          </table:table-cell>
          <table:table-cell office:value-type="float" office:value="534.248532571312" calcext:value-type="float">
            <text:p>534.2485325713</text:p>
          </table:table-cell>
          <table:table-cell office:value-type="float" office:value="532.126175715745" calcext:value-type="float">
            <text:p>532.1261757157</text:p>
          </table:table-cell>
          <table:table-cell office:value-type="float" office:value="545.836678445159" calcext:value-type="float">
            <text:p>545.8366784452</text:p>
          </table:table-cell>
          <table:table-cell office:value-type="float" office:value="539.156147603308" calcext:value-type="float">
            <text:p>539.1561476033</text:p>
          </table:table-cell>
          <table:table-cell office:value-type="float" office:value="540.271601462894" calcext:value-type="float">
            <text:p>540.2716014629</text:p>
          </table:table-cell>
          <table:table-cell office:value-type="float" office:value="539.297745891117" calcext:value-type="float">
            <text:p>539.2977458911</text:p>
          </table:table-cell>
          <table:table-cell office:value-type="float" office:value="536.657016140507" calcext:value-type="float">
            <text:p>536.6570161405</text:p>
          </table:table-cell>
          <table:table-cell office:value-type="float" office:value="535.323277987128" calcext:value-type="float">
            <text:p>535.3232779871</text:p>
          </table:table-cell>
          <table:table-cell office:value-type="float" office:value="542.29604607193" calcext:value-type="float">
            <text:p>542.2960460719</text:p>
          </table:table-cell>
          <table:table-cell office:value-type="float" office:value="536.949024919443" calcext:value-type="float">
            <text:p>536.9490249194</text:p>
          </table:table-cell>
          <table:table-cell office:value-type="float" office:value="536.798994268621" calcext:value-type="float">
            <text:p>536.7989942686</text:p>
          </table:table-cell>
          <table:table-cell office:value-type="float" office:value="533.486192542137" calcext:value-type="float">
            <text:p>533.4861925421</text:p>
          </table:table-cell>
          <table:table-cell office:value-type="float" office:value="537.140536487786" calcext:value-type="float">
            <text:p>537.1405364878</text:p>
          </table:table-cell>
          <table:table-cell office:value-type="float" office:value="536.60620771852" calcext:value-type="float">
            <text:p>536.6062077185</text:p>
          </table:table-cell>
          <table:table-cell office:value-type="float" office:value="533.322594131057" calcext:value-type="float">
            <text:p>533.3225941311</text:p>
          </table:table-cell>
          <table:table-cell office:value-type="float" office:value="539.416325876322" calcext:value-type="float">
            <text:p>539.4163258763</text:p>
          </table:table-cell>
          <table:table-cell office:value-type="float" office:value="538.4729313689" calcext:value-type="float">
            <text:p>538.4729313689</text:p>
          </table:table-cell>
          <table:table-cell office:value-type="float" office:value="539.866688526851" calcext:value-type="float">
            <text:p>539.8666885269</text:p>
          </table:table-cell>
          <table:table-cell table:number-columns-repeated="2"/>
        </table:table-row>
        <table:table-row table:style-name="ro1">
          <table:table-cell office:value-type="float" office:value="543.883018373723" calcext:value-type="float">
            <text:p>543.8830183737</text:p>
          </table:table-cell>
          <table:table-cell office:value-type="float" office:value="539.055130332953" calcext:value-type="float">
            <text:p>539.055130333</text:p>
          </table:table-cell>
          <table:table-cell office:value-type="float" office:value="539.426880156684" calcext:value-type="float">
            <text:p>539.4268801567</text:p>
          </table:table-cell>
          <table:table-cell office:value-type="float" office:value="538.781543134882" calcext:value-type="float">
            <text:p>538.7815431349</text:p>
          </table:table-cell>
          <table:table-cell office:value-type="float" office:value="545.06716211924" calcext:value-type="float">
            <text:p>545.0671621192</text:p>
          </table:table-cell>
          <table:table-cell office:value-type="float" office:value="539.294396505261" calcext:value-type="float">
            <text:p>539.2943965053</text:p>
          </table:table-cell>
          <table:table-cell office:value-type="float" office:value="535.421235636018" calcext:value-type="float">
            <text:p>535.421235636</text:p>
          </table:table-cell>
          <table:table-cell office:value-type="float" office:value="533.983413813954" calcext:value-type="float">
            <text:p>533.983413814</text:p>
          </table:table-cell>
          <table:table-cell office:value-type="float" office:value="540.638932019886" calcext:value-type="float">
            <text:p>540.6389320199</text:p>
          </table:table-cell>
          <table:table-cell office:value-type="float" office:value="539.101703124465" calcext:value-type="float">
            <text:p>539.1017031245</text:p>
          </table:table-cell>
          <table:table-cell office:value-type="float" office:value="543.657110444503" calcext:value-type="float">
            <text:p>543.6571104445</text:p>
          </table:table-cell>
          <table:table-cell office:value-type="float" office:value="532.811914399162" calcext:value-type="float">
            <text:p>532.8119143992</text:p>
          </table:table-cell>
          <table:table-cell office:value-type="float" office:value="541.043545472206" calcext:value-type="float">
            <text:p>541.0435454722</text:p>
          </table:table-cell>
          <table:table-cell office:value-type="float" office:value="535.922993964726" calcext:value-type="float">
            <text:p>535.9229939647</text:p>
          </table:table-cell>
          <table:table-cell office:value-type="float" office:value="544.256912028493" calcext:value-type="float">
            <text:p>544.2569120285</text:p>
          </table:table-cell>
          <table:table-cell office:value-type="float" office:value="542.163977617063" calcext:value-type="float">
            <text:p>542.1639776171</text:p>
          </table:table-cell>
          <table:table-cell office:value-type="float" office:value="548.290368896623" calcext:value-type="float">
            <text:p>548.2903688966</text:p>
          </table:table-cell>
          <table:table-cell office:value-type="float" office:value="538.72026135308" calcext:value-type="float">
            <text:p>538.7202613531</text:p>
          </table:table-cell>
          <table:table-cell office:value-type="float" office:value="544.803473413428" calcext:value-type="float">
            <text:p>544.8034734134</text:p>
          </table:table-cell>
          <table:table-cell office:value-type="float" office:value="538.618980067707" calcext:value-type="float">
            <text:p>538.6189800677</text:p>
          </table:table-cell>
          <table:table-cell office:value-type="float" office:value="549.970479697511" calcext:value-type="float">
            <text:p>549.9704796975</text:p>
          </table:table-cell>
          <table:table-cell office:value-type="float" office:value="540.096757815264" calcext:value-type="float">
            <text:p>540.0967578153</text:p>
          </table:table-cell>
          <table:table-cell office:value-type="float" office:value="543.457941769435" calcext:value-type="float">
            <text:p>543.4579417694</text:p>
          </table:table-cell>
          <table:table-cell office:value-type="float" office:value="533.912041413877" calcext:value-type="float">
            <text:p>533.9120414139</text:p>
          </table:table-cell>
          <table:table-cell office:value-type="float" office:value="545.098298697245" calcext:value-type="float">
            <text:p>545.0982986972</text:p>
          </table:table-cell>
          <table:table-cell office:value-type="float" office:value="539.979820921736" calcext:value-type="float">
            <text:p>539.9798209217</text:p>
          </table:table-cell>
          <table:table-cell office:value-type="float" office:value="540.365224639807" calcext:value-type="float">
            <text:p>540.3652246398</text:p>
          </table:table-cell>
          <table:table-cell office:value-type="float" office:value="538.119495935475" calcext:value-type="float">
            <text:p>538.1194959355</text:p>
          </table:table-cell>
          <table:table-cell office:value-type="float" office:value="541.779623585632" calcext:value-type="float">
            <text:p>541.7796235856</text:p>
          </table:table-cell>
          <table:table-cell office:value-type="float" office:value="539.866688526851" calcext:value-type="float">
            <text:p>539.8666885269</text:p>
          </table:table-cell>
          <table:table-cell table:number-columns-repeated="2"/>
        </table:table-row>
        <table:table-row table:style-name="ro1">
          <table:table-cell office:value-type="float" office:value="543.628167282676" calcext:value-type="float">
            <text:p>543.6281672827</text:p>
          </table:table-cell>
          <table:table-cell office:value-type="float" office:value="546.07709568337" calcext:value-type="float">
            <text:p>546.0770956834</text:p>
          </table:table-cell>
          <table:table-cell office:value-type="float" office:value="543.614286695564" calcext:value-type="float">
            <text:p>543.6142866956</text:p>
          </table:table-cell>
          <table:table-cell office:value-type="float" office:value="545.419408062273" calcext:value-type="float">
            <text:p>545.4194080623</text:p>
          </table:table-cell>
          <table:table-cell office:value-type="float" office:value="547.843265956432" calcext:value-type="float">
            <text:p>547.8432659564</text:p>
          </table:table-cell>
          <table:table-cell office:value-type="float" office:value="539.057325128993" calcext:value-type="float">
            <text:p>539.057325129</text:p>
          </table:table-cell>
          <table:table-cell office:value-type="float" office:value="543.215640647481" calcext:value-type="float">
            <text:p>543.2156406475</text:p>
          </table:table-cell>
          <table:table-cell office:value-type="float" office:value="537.13972638407" calcext:value-type="float">
            <text:p>537.1397263841</text:p>
          </table:table-cell>
          <table:table-cell office:value-type="float" office:value="547.45802352984" calcext:value-type="float">
            <text:p>547.4580235298</text:p>
          </table:table-cell>
          <table:table-cell office:value-type="float" office:value="543.033909957972" calcext:value-type="float">
            <text:p>543.033909958</text:p>
          </table:table-cell>
          <table:table-cell office:value-type="float" office:value="543.475165146034" calcext:value-type="float">
            <text:p>543.475165146</text:p>
          </table:table-cell>
          <table:table-cell office:value-type="float" office:value="537.278464222052" calcext:value-type="float">
            <text:p>537.2784642221</text:p>
          </table:table-cell>
          <table:table-cell office:value-type="float" office:value="547.810826753178" calcext:value-type="float">
            <text:p>547.8108267532</text:p>
          </table:table-cell>
          <table:table-cell office:value-type="float" office:value="541.00336865056" calcext:value-type="float">
            <text:p>541.0033686506</text:p>
          </table:table-cell>
          <table:table-cell office:value-type="float" office:value="550.620099310425" calcext:value-type="float">
            <text:p>550.6200993104</text:p>
          </table:table-cell>
          <table:table-cell office:value-type="float" office:value="544.26477649294" calcext:value-type="float">
            <text:p>544.2647764929</text:p>
          </table:table-cell>
          <table:table-cell office:value-type="float" office:value="554.941634234687" calcext:value-type="float">
            <text:p>554.9416342347</text:p>
          </table:table-cell>
          <table:table-cell office:value-type="float" office:value="546.722415374373" calcext:value-type="float">
            <text:p>546.7224153744</text:p>
          </table:table-cell>
          <table:table-cell office:value-type="float" office:value="544.275091487171" calcext:value-type="float">
            <text:p>544.2750914872</text:p>
          </table:table-cell>
          <table:table-cell office:value-type="float" office:value="543.442804864081" calcext:value-type="float">
            <text:p>543.4428048641</text:p>
          </table:table-cell>
          <table:table-cell office:value-type="float" office:value="556.494079232974" calcext:value-type="float">
            <text:p>556.494079233</text:p>
          </table:table-cell>
          <table:table-cell office:value-type="float" office:value="545.396778453699" calcext:value-type="float">
            <text:p>545.3967784537</text:p>
          </table:table-cell>
          <table:table-cell office:value-type="float" office:value="546.255490549193" calcext:value-type="float">
            <text:p>546.2554905492</text:p>
          </table:table-cell>
          <table:table-cell office:value-type="float" office:value="537.397138001472" calcext:value-type="float">
            <text:p>537.3971380015</text:p>
          </table:table-cell>
          <table:table-cell office:value-type="float" office:value="549.834837659434" calcext:value-type="float">
            <text:p>549.8348376594</text:p>
          </table:table-cell>
          <table:table-cell office:value-type="float" office:value="540.235437899673" calcext:value-type="float">
            <text:p>540.2354378997</text:p>
          </table:table-cell>
          <table:table-cell office:value-type="float" office:value="545.849349720558" calcext:value-type="float">
            <text:p>545.8493497206</text:p>
          </table:table-cell>
          <table:table-cell office:value-type="float" office:value="539.894739830002" calcext:value-type="float">
            <text:p>539.89473983</text:p>
          </table:table-cell>
          <table:table-cell office:value-type="float" office:value="546.978979880409" calcext:value-type="float">
            <text:p>546.9789798804</text:p>
          </table:table-cell>
          <table:table-cell office:value-type="float" office:value="538.894919731451" calcext:value-type="float">
            <text:p>538.8949197315</text:p>
          </table:table-cell>
          <table:table-cell table:number-columns-repeated="2"/>
        </table:table-row>
        <table:table-row table:style-name="ro1">
          <table:table-cell office:value-type="float" office:value="542.153883149219" calcext:value-type="float">
            <text:p>542.1538831492</text:p>
          </table:table-cell>
          <table:table-cell office:value-type="float" office:value="543.476592014581" calcext:value-type="float">
            <text:p>543.4765920146</text:p>
          </table:table-cell>
          <table:table-cell office:value-type="float" office:value="548.451043431506" calcext:value-type="float">
            <text:p>548.4510434315</text:p>
          </table:table-cell>
          <table:table-cell office:value-type="float" office:value="551.614719675917" calcext:value-type="float">
            <text:p>551.6147196759</text:p>
          </table:table-cell>
          <table:table-cell office:value-type="float" office:value="548.609330310498" calcext:value-type="float">
            <text:p>548.6093303105</text:p>
          </table:table-cell>
          <table:table-cell office:value-type="float" office:value="539.057325128993" calcext:value-type="float">
            <text:p>539.057325129</text:p>
          </table:table-cell>
          <table:table-cell office:value-type="float" office:value="545.025118445946" calcext:value-type="float">
            <text:p>545.0251184459</text:p>
          </table:table-cell>
          <table:table-cell office:value-type="float" office:value="540.953186851465" calcext:value-type="float">
            <text:p>540.9531868515</text:p>
          </table:table-cell>
          <table:table-cell office:value-type="float" office:value="549.669122371439" calcext:value-type="float">
            <text:p>549.6691223714</text:p>
          </table:table-cell>
          <table:table-cell office:value-type="float" office:value="543.590616735055" calcext:value-type="float">
            <text:p>543.5906167351</text:p>
          </table:table-cell>
          <table:table-cell office:value-type="float" office:value="543.475165146034" calcext:value-type="float">
            <text:p>543.475165146</text:p>
          </table:table-cell>
          <table:table-cell office:value-type="float" office:value="533.202753005626" calcext:value-type="float">
            <text:p>533.2027530056</text:p>
          </table:table-cell>
          <table:table-cell office:value-type="float" office:value="550.595976274075" calcext:value-type="float">
            <text:p>550.5959762741</text:p>
          </table:table-cell>
          <table:table-cell office:value-type="float" office:value="541.978320464767" calcext:value-type="float">
            <text:p>541.9783204648</text:p>
          </table:table-cell>
          <table:table-cell office:value-type="float" office:value="546.568407316565" calcext:value-type="float">
            <text:p>546.5684073166</text:p>
          </table:table-cell>
          <table:table-cell office:value-type="float" office:value="545.73263082893" calcext:value-type="float">
            <text:p>545.7326308289</text:p>
          </table:table-cell>
          <table:table-cell office:value-type="float" office:value="561.734608731452" calcext:value-type="float">
            <text:p>561.7346087315</text:p>
          </table:table-cell>
          <table:table-cell office:value-type="float" office:value="553.237574819882" calcext:value-type="float">
            <text:p>553.2375748199</text:p>
          </table:table-cell>
          <table:table-cell office:value-type="float" office:value="552.193203631466" calcext:value-type="float">
            <text:p>552.1932036315</text:p>
          </table:table-cell>
          <table:table-cell office:value-type="float" office:value="547.96415071618" calcext:value-type="float">
            <text:p>547.9641507162</text:p>
          </table:table-cell>
          <table:table-cell office:value-type="float" office:value="564.211768905152" calcext:value-type="float">
            <text:p>564.2117689052</text:p>
          </table:table-cell>
          <table:table-cell office:value-type="float" office:value="544.793962931621" calcext:value-type="float">
            <text:p>544.7939629316</text:p>
          </table:table-cell>
          <table:table-cell office:value-type="float" office:value="552.772759786378" calcext:value-type="float">
            <text:p>552.7727597864</text:p>
          </table:table-cell>
          <table:table-cell office:value-type="float" office:value="544.80642073461" calcext:value-type="float">
            <text:p>544.8064207346</text:p>
          </table:table-cell>
          <table:table-cell office:value-type="float" office:value="556.619333533373" calcext:value-type="float">
            <text:p>556.6193335334</text:p>
          </table:table-cell>
          <table:table-cell office:value-type="float" office:value="546.273162144454" calcext:value-type="float">
            <text:p>546.2731621445</text:p>
          </table:table-cell>
          <table:table-cell office:value-type="float" office:value="546.830283656101" calcext:value-type="float">
            <text:p>546.8302836561</text:p>
          </table:table-cell>
          <table:table-cell office:value-type="float" office:value="538.609469123912" calcext:value-type="float">
            <text:p>538.6094691239</text:p>
          </table:table-cell>
          <table:table-cell office:value-type="float" office:value="546.972443652992" calcext:value-type="float">
            <text:p>546.972443653</text:p>
          </table:table-cell>
          <table:table-cell office:value-type="float" office:value="538.894919731451" calcext:value-type="float">
            <text:p>538.8949197315</text:p>
          </table:table-cell>
          <table:table-cell table:number-columns-repeated="2"/>
        </table:table-row>
        <table:table-row table:style-name="ro1">
          <table:table-cell office:value-type="float" office:value="542.246903669263" calcext:value-type="float">
            <text:p>542.2469036693</text:p>
          </table:table-cell>
          <table:table-cell office:value-type="float" office:value="550.838584176309" calcext:value-type="float">
            <text:p>550.8385841763</text:p>
          </table:table-cell>
          <table:table-cell office:value-type="float" office:value="549.796450658812" calcext:value-type="float">
            <text:p>549.7964506588</text:p>
          </table:table-cell>
          <table:table-cell office:value-type="float" office:value="550.94905082849" calcext:value-type="float">
            <text:p>550.9490508285</text:p>
          </table:table-cell>
          <table:table-cell office:value-type="float" office:value="551.56257977379" calcext:value-type="float">
            <text:p>551.5625797738</text:p>
          </table:table-cell>
          <table:table-cell office:value-type="float" office:value="545.823416390404" calcext:value-type="float">
            <text:p>545.8234163904</text:p>
          </table:table-cell>
          <table:table-cell office:value-type="float" office:value="552.050563233516" calcext:value-type="float">
            <text:p>552.0505632335</text:p>
          </table:table-cell>
          <table:table-cell office:value-type="float" office:value="542.940957630884" calcext:value-type="float">
            <text:p>542.9409576309</text:p>
          </table:table-cell>
          <table:table-cell office:value-type="float" office:value="553.631082587606" calcext:value-type="float">
            <text:p>553.6310825876</text:p>
          </table:table-cell>
          <table:table-cell office:value-type="float" office:value="541.039685555466" calcext:value-type="float">
            <text:p>541.0396855555</text:p>
          </table:table-cell>
          <table:table-cell office:value-type="float" office:value="543.475165146034" calcext:value-type="float">
            <text:p>543.475165146</text:p>
          </table:table-cell>
          <table:table-cell office:value-type="float" office:value="531.982389676821" calcext:value-type="float">
            <text:p>531.9823896768</text:p>
          </table:table-cell>
          <table:table-cell office:value-type="float" office:value="552.215295745283" calcext:value-type="float">
            <text:p>552.2152957453</text:p>
          </table:table-cell>
          <table:table-cell office:value-type="float" office:value="540.664051332337" calcext:value-type="float">
            <text:p>540.6640513323</text:p>
          </table:table-cell>
          <table:table-cell office:value-type="float" office:value="547.082871507058" calcext:value-type="float">
            <text:p>547.0828715071</text:p>
          </table:table-cell>
          <table:table-cell office:value-type="float" office:value="546.131027921296" calcext:value-type="float">
            <text:p>546.1310279213</text:p>
          </table:table-cell>
          <table:table-cell office:value-type="float" office:value="561.771143397468" calcext:value-type="float">
            <text:p>561.7711433975</text:p>
          </table:table-cell>
          <table:table-cell office:value-type="float" office:value="554.138590604507" calcext:value-type="float">
            <text:p>554.1385906045</text:p>
          </table:table-cell>
          <table:table-cell office:value-type="float" office:value="551.130815477378" calcext:value-type="float">
            <text:p>551.1308154774</text:p>
          </table:table-cell>
          <table:table-cell office:value-type="float" office:value="549.999988247037" calcext:value-type="float">
            <text:p>549.999988247</text:p>
          </table:table-cell>
          <table:table-cell office:value-type="float" office:value="566.152627600466" calcext:value-type="float">
            <text:p>566.1526276005</text:p>
          </table:table-cell>
          <table:table-cell office:value-type="float" office:value="544.814920322604" calcext:value-type="float">
            <text:p>544.8149203226</text:p>
          </table:table-cell>
          <table:table-cell office:value-type="float" office:value="550.948005710101" calcext:value-type="float">
            <text:p>550.9480057101</text:p>
          </table:table-cell>
          <table:table-cell office:value-type="float" office:value="552.172687827032" calcext:value-type="float">
            <text:p>552.172687827</text:p>
          </table:table-cell>
          <table:table-cell office:value-type="float" office:value="559.608927310733" calcext:value-type="float">
            <text:p>559.6089273107</text:p>
          </table:table-cell>
          <table:table-cell office:value-type="float" office:value="548.974951548073" calcext:value-type="float">
            <text:p>548.9749515481</text:p>
          </table:table-cell>
          <table:table-cell office:value-type="float" office:value="546.015522751783" calcext:value-type="float">
            <text:p>546.0155227518</text:p>
          </table:table-cell>
          <table:table-cell office:value-type="float" office:value="538.370591942866" calcext:value-type="float">
            <text:p>538.3705919429</text:p>
          </table:table-cell>
          <table:table-cell office:value-type="float" office:value="545.725079855161" calcext:value-type="float">
            <text:p>545.7250798552</text:p>
          </table:table-cell>
          <table:table-cell office:value-type="float" office:value="539.711337221319" calcext:value-type="float">
            <text:p>539.7113372213</text:p>
          </table:table-cell>
          <table:table-cell table:number-columns-repeated="2"/>
        </table:table-row>
        <table:table-row table:style-name="ro1">
          <table:table-cell office:value-type="float" office:value="543.939742662091" calcext:value-type="float">
            <text:p>543.9397426621</text:p>
          </table:table-cell>
          <table:table-cell office:value-type="float" office:value="556.670604991532" calcext:value-type="float">
            <text:p>556.6706049915</text:p>
          </table:table-cell>
          <table:table-cell office:value-type="float" office:value="555.200563813186" calcext:value-type="float">
            <text:p>555.2005638132</text:p>
          </table:table-cell>
          <table:table-cell office:value-type="float" office:value="554.465316413612" calcext:value-type="float">
            <text:p>554.4653164136</text:p>
          </table:table-cell>
          <table:table-cell office:value-type="float" office:value="551.560553850648" calcext:value-type="float">
            <text:p>551.5605538506</text:p>
          </table:table-cell>
          <table:table-cell office:value-type="float" office:value="551.233872446299" calcext:value-type="float">
            <text:p>551.2338724463</text:p>
          </table:table-cell>
          <table:table-cell office:value-type="float" office:value="557.929013341893" calcext:value-type="float">
            <text:p>557.9290133419</text:p>
          </table:table-cell>
          <table:table-cell office:value-type="float" office:value="543.531150827015" calcext:value-type="float">
            <text:p>543.531150827</text:p>
          </table:table-cell>
          <table:table-cell office:value-type="float" office:value="553.982526714928" calcext:value-type="float">
            <text:p>553.9825267149</text:p>
          </table:table-cell>
          <table:table-cell office:value-type="float" office:value="540.342193849388" calcext:value-type="float">
            <text:p>540.3421938494</text:p>
          </table:table-cell>
          <table:table-cell office:value-type="float" office:value="546.211033803049" calcext:value-type="float">
            <text:p>546.211033803</text:p>
          </table:table-cell>
          <table:table-cell office:value-type="float" office:value="533.187346877873" calcext:value-type="float">
            <text:p>533.1873468779</text:p>
          </table:table-cell>
          <table:table-cell office:value-type="float" office:value="557.551454092473" calcext:value-type="float">
            <text:p>557.5514540925</text:p>
          </table:table-cell>
          <table:table-cell office:value-type="float" office:value="540.565618099625" calcext:value-type="float">
            <text:p>540.5656180996</text:p>
          </table:table-cell>
          <table:table-cell office:value-type="float" office:value="543.190250780381" calcext:value-type="float">
            <text:p>543.1902507804</text:p>
          </table:table-cell>
          <table:table-cell office:value-type="float" office:value="546.096981074572" calcext:value-type="float">
            <text:p>546.0969810746</text:p>
          </table:table-cell>
          <table:table-cell office:value-type="float" office:value="565.217052192523" calcext:value-type="float">
            <text:p>565.2170521925</text:p>
          </table:table-cell>
          <table:table-cell office:value-type="float" office:value="553.994495909705" calcext:value-type="float">
            <text:p>553.9944959097</text:p>
          </table:table-cell>
          <table:table-cell office:value-type="float" office:value="553.130817379317" calcext:value-type="float">
            <text:p>553.1308173793</text:p>
          </table:table-cell>
          <table:table-cell office:value-type="float" office:value="557.02230510096" calcext:value-type="float">
            <text:p>557.022305101</text:p>
          </table:table-cell>
          <table:table-cell office:value-type="float" office:value="569.794019896957" calcext:value-type="float">
            <text:p>569.794019897</text:p>
          </table:table-cell>
          <table:table-cell office:value-type="float" office:value="545.486896203838" calcext:value-type="float">
            <text:p>545.4868962038</text:p>
          </table:table-cell>
          <table:table-cell office:value-type="float" office:value="553.556452341502" calcext:value-type="float">
            <text:p>553.5564523415</text:p>
          </table:table-cell>
          <table:table-cell office:value-type="float" office:value="550.171932014356" calcext:value-type="float">
            <text:p>550.1719320144</text:p>
          </table:table-cell>
          <table:table-cell office:value-type="float" office:value="556.771966828755" calcext:value-type="float">
            <text:p>556.7719668288</text:p>
          </table:table-cell>
          <table:table-cell office:value-type="float" office:value="553.986189964115" calcext:value-type="float">
            <text:p>553.9861899641</text:p>
          </table:table-cell>
          <table:table-cell office:value-type="float" office:value="546.012457993059" calcext:value-type="float">
            <text:p>546.0124579931</text:p>
          </table:table-cell>
          <table:table-cell office:value-type="float" office:value="539.220553077681" calcext:value-type="float">
            <text:p>539.2205530777</text:p>
          </table:table-cell>
          <table:table-cell office:value-type="float" office:value="543.840184197584" calcext:value-type="float">
            <text:p>543.8401841976</text:p>
          </table:table-cell>
          <table:table-cell office:value-type="float" office:value="537.827016043256" calcext:value-type="float">
            <text:p>537.8270160433</text:p>
          </table:table-cell>
          <table:table-cell table:number-columns-repeated="2"/>
        </table:table-row>
        <table:table-row table:style-name="ro1">
          <table:table-cell office:value-type="float" office:value="545.912339142058" calcext:value-type="float">
            <text:p>545.9123391421</text:p>
          </table:table-cell>
          <table:table-cell office:value-type="float" office:value="559.160389124488" calcext:value-type="float">
            <text:p>559.1603891245</text:p>
          </table:table-cell>
          <table:table-cell office:value-type="float" office:value="555.283819751667" calcext:value-type="float">
            <text:p>555.2838197517</text:p>
          </table:table-cell>
          <table:table-cell office:value-type="float" office:value="555.365260907452" calcext:value-type="float">
            <text:p>555.3652609075</text:p>
          </table:table-cell>
          <table:table-cell office:value-type="float" office:value="558.048624745199" calcext:value-type="float">
            <text:p>558.0486247452</text:p>
          </table:table-cell>
          <table:table-cell office:value-type="float" office:value="557.146950809614" calcext:value-type="float">
            <text:p>557.1469508096</text:p>
          </table:table-cell>
          <table:table-cell office:value-type="float" office:value="557.777685719653" calcext:value-type="float">
            <text:p>557.7776857197</text:p>
          </table:table-cell>
          <table:table-cell office:value-type="float" office:value="542.596970162057" calcext:value-type="float">
            <text:p>542.5969701621</text:p>
          </table:table-cell>
          <table:table-cell office:value-type="float" office:value="554.474457534603" calcext:value-type="float">
            <text:p>554.4744575346</text:p>
          </table:table-cell>
          <table:table-cell office:value-type="float" office:value="542.743279237366" calcext:value-type="float">
            <text:p>542.7432792374</text:p>
          </table:table-cell>
          <table:table-cell office:value-type="float" office:value="548.735858827227" calcext:value-type="float">
            <text:p>548.7358588272</text:p>
          </table:table-cell>
          <table:table-cell office:value-type="float" office:value="531.548476771324" calcext:value-type="float">
            <text:p>531.5484767713</text:p>
          </table:table-cell>
          <table:table-cell office:value-type="float" office:value="559.388679707863" calcext:value-type="float">
            <text:p>559.3886797079</text:p>
          </table:table-cell>
          <table:table-cell office:value-type="float" office:value="539.969184996502" calcext:value-type="float">
            <text:p>539.9691849965</text:p>
          </table:table-cell>
          <table:table-cell office:value-type="float" office:value="543.609858978674" calcext:value-type="float">
            <text:p>543.6098589787</text:p>
          </table:table-cell>
          <table:table-cell office:value-type="float" office:value="546.166691378585" calcext:value-type="float">
            <text:p>546.1666913786</text:p>
          </table:table-cell>
          <table:table-cell office:value-type="float" office:value="566.641380319828" calcext:value-type="float">
            <text:p>566.6413803198</text:p>
          </table:table-cell>
          <table:table-cell office:value-type="float" office:value="560.10939138492" calcext:value-type="float">
            <text:p>560.1093913849</text:p>
          </table:table-cell>
          <table:table-cell office:value-type="float" office:value="555.374761045004" calcext:value-type="float">
            <text:p>555.374761045</text:p>
          </table:table-cell>
          <table:table-cell office:value-type="float" office:value="557.461397008065" calcext:value-type="float">
            <text:p>557.4613970081</text:p>
          </table:table-cell>
          <table:table-cell office:value-type="float" office:value="570.968692237613" calcext:value-type="float">
            <text:p>570.9686922376</text:p>
          </table:table-cell>
          <table:table-cell office:value-type="float" office:value="546.36103706784" calcext:value-type="float">
            <text:p>546.3610370678</text:p>
          </table:table-cell>
          <table:table-cell office:value-type="float" office:value="556.382051625321" calcext:value-type="float">
            <text:p>556.3820516253</text:p>
          </table:table-cell>
          <table:table-cell office:value-type="float" office:value="549.466423935497" calcext:value-type="float">
            <text:p>549.4664239355</text:p>
          </table:table-cell>
          <table:table-cell office:value-type="float" office:value="555.332724144192" calcext:value-type="float">
            <text:p>555.3327241442</text:p>
          </table:table-cell>
          <table:table-cell office:value-type="float" office:value="556.869265114715" calcext:value-type="float">
            <text:p>556.8692651147</text:p>
          </table:table-cell>
          <table:table-cell office:value-type="float" office:value="546.169571433654" calcext:value-type="float">
            <text:p>546.1695714337</text:p>
          </table:table-cell>
          <table:table-cell office:value-type="float" office:value="538.810082604314" calcext:value-type="float">
            <text:p>538.8100826043</text:p>
          </table:table-cell>
          <table:table-cell office:value-type="float" office:value="544.308253082313" calcext:value-type="float">
            <text:p>544.3082530823</text:p>
          </table:table-cell>
          <table:table-cell office:value-type="float" office:value="545.085859922111" calcext:value-type="float">
            <text:p>545.0858599221</text:p>
          </table:table-cell>
          <table:table-cell table:number-columns-repeated="2"/>
        </table:table-row>
        <table:table-row table:style-name="ro1">
          <table:table-cell office:value-type="float" office:value="546.053112910441" calcext:value-type="float">
            <text:p>546.0531129104</text:p>
          </table:table-cell>
          <table:table-cell office:value-type="float" office:value="564.241625524361" calcext:value-type="float">
            <text:p>564.2416255244</text:p>
          </table:table-cell>
          <table:table-cell office:value-type="float" office:value="556.971868222643" calcext:value-type="float">
            <text:p>556.9718682226</text:p>
          </table:table-cell>
          <table:table-cell office:value-type="float" office:value="553.607127582014" calcext:value-type="float">
            <text:p>553.607127582</text:p>
          </table:table-cell>
          <table:table-cell office:value-type="float" office:value="562.558495956438" calcext:value-type="float">
            <text:p>562.5584959564</text:p>
          </table:table-cell>
          <table:table-cell office:value-type="float" office:value="557.674641492924" calcext:value-type="float">
            <text:p>557.6746414929</text:p>
          </table:table-cell>
          <table:table-cell office:value-type="float" office:value="559.094444382795" calcext:value-type="float">
            <text:p>559.0944443828</text:p>
          </table:table-cell>
          <table:table-cell office:value-type="float" office:value="544.846087146073" calcext:value-type="float">
            <text:p>544.8460871461</text:p>
          </table:table-cell>
          <table:table-cell office:value-type="float" office:value="550.596983962222" calcext:value-type="float">
            <text:p>550.5969839622</text:p>
          </table:table-cell>
          <table:table-cell office:value-type="float" office:value="546.566033826671" calcext:value-type="float">
            <text:p>546.5660338267</text:p>
          </table:table-cell>
          <table:table-cell office:value-type="float" office:value="551.103318281659" calcext:value-type="float">
            <text:p>551.1033182817</text:p>
          </table:table-cell>
          <table:table-cell office:value-type="float" office:value="532.563068686801" calcext:value-type="float">
            <text:p>532.5630686868</text:p>
          </table:table-cell>
          <table:table-cell office:value-type="float" office:value="564.972652293814" calcext:value-type="float">
            <text:p>564.9726522938</text:p>
          </table:table-cell>
          <table:table-cell office:value-type="float" office:value="540.474634300556" calcext:value-type="float">
            <text:p>540.4746343006</text:p>
          </table:table-cell>
          <table:table-cell office:value-type="float" office:value="543.981709540448" calcext:value-type="float">
            <text:p>543.9817095404</text:p>
          </table:table-cell>
          <table:table-cell office:value-type="float" office:value="546.999436085071" calcext:value-type="float">
            <text:p>546.9994360851</text:p>
          </table:table-cell>
          <table:table-cell office:value-type="float" office:value="571.549766808981" calcext:value-type="float">
            <text:p>571.549766809</text:p>
          </table:table-cell>
          <table:table-cell office:value-type="float" office:value="560.417286851801" calcext:value-type="float">
            <text:p>560.4172868518</text:p>
          </table:table-cell>
          <table:table-cell office:value-type="float" office:value="561.264303212026" calcext:value-type="float">
            <text:p>561.264303212</text:p>
          </table:table-cell>
          <table:table-cell office:value-type="float" office:value="562.261683442897" calcext:value-type="float">
            <text:p>562.2616834429</text:p>
          </table:table-cell>
          <table:table-cell office:value-type="float" office:value="574.977764785223" calcext:value-type="float">
            <text:p>574.9777647852</text:p>
          </table:table-cell>
          <table:table-cell office:value-type="float" office:value="542.801461750004" calcext:value-type="float">
            <text:p>542.80146175</text:p>
          </table:table-cell>
          <table:table-cell office:value-type="float" office:value="559.759825693303" calcext:value-type="float">
            <text:p>559.7598256933</text:p>
          </table:table-cell>
          <table:table-cell office:value-type="float" office:value="552.204156085809" calcext:value-type="float">
            <text:p>552.2041560858</text:p>
          </table:table-cell>
          <table:table-cell office:value-type="float" office:value="557.849860382033" calcext:value-type="float">
            <text:p>557.849860382</text:p>
          </table:table-cell>
          <table:table-cell office:value-type="float" office:value="557.283242767014" calcext:value-type="float">
            <text:p>557.283242767</text:p>
          </table:table-cell>
          <table:table-cell office:value-type="float" office:value="545.401568046096" calcext:value-type="float">
            <text:p>545.4015680461</text:p>
          </table:table-cell>
          <table:table-cell office:value-type="float" office:value="544.293395987191" calcext:value-type="float">
            <text:p>544.2933959872</text:p>
          </table:table-cell>
          <table:table-cell office:value-type="float" office:value="544.415714376024" calcext:value-type="float">
            <text:p>544.415714376</text:p>
          </table:table-cell>
          <table:table-cell office:value-type="float" office:value="545.029004601191" calcext:value-type="float">
            <text:p>545.0290046012</text:p>
          </table:table-cell>
          <table:table-cell table:number-columns-repeated="2"/>
        </table:table-row>
        <table:table-row table:style-name="ro1">
          <table:table-cell office:value-type="float" office:value="550.058502438892" calcext:value-type="float">
            <text:p>550.0585024389</text:p>
          </table:table-cell>
          <table:table-cell office:value-type="float" office:value="567.291368748526" calcext:value-type="float">
            <text:p>567.2913687485</text:p>
          </table:table-cell>
          <table:table-cell office:value-type="float" office:value="553.697270476809" calcext:value-type="float">
            <text:p>553.6972704768</text:p>
          </table:table-cell>
          <table:table-cell office:value-type="float" office:value="552.658271001897" calcext:value-type="float">
            <text:p>552.6582710019</text:p>
          </table:table-cell>
          <table:table-cell office:value-type="float" office:value="562.742147826216" calcext:value-type="float">
            <text:p>562.7421478262</text:p>
          </table:table-cell>
          <table:table-cell office:value-type="float" office:value="558.004504794042" calcext:value-type="float">
            <text:p>558.004504794</text:p>
          </table:table-cell>
          <table:table-cell office:value-type="float" office:value="557.919304941736" calcext:value-type="float">
            <text:p>557.9193049417</text:p>
          </table:table-cell>
          <table:table-cell office:value-type="float" office:value="544.52801332362" calcext:value-type="float">
            <text:p>544.5280133236</text:p>
          </table:table-cell>
          <table:table-cell office:value-type="float" office:value="550.425790982273" calcext:value-type="float">
            <text:p>550.4257909823</text:p>
          </table:table-cell>
          <table:table-cell office:value-type="float" office:value="546.312229027114" calcext:value-type="float">
            <text:p>546.3122290271</text:p>
          </table:table-cell>
          <table:table-cell office:value-type="float" office:value="551.817949457438" calcext:value-type="float">
            <text:p>551.8179494574</text:p>
          </table:table-cell>
          <table:table-cell office:value-type="float" office:value="533.062976458751" calcext:value-type="float">
            <text:p>533.0629764588</text:p>
          </table:table-cell>
          <table:table-cell office:value-type="float" office:value="565.013218905006" calcext:value-type="float">
            <text:p>565.013218905</text:p>
          </table:table-cell>
          <table:table-cell office:value-type="float" office:value="544.314526071386" calcext:value-type="float">
            <text:p>544.3145260714</text:p>
          </table:table-cell>
          <table:table-cell office:value-type="float" office:value="544.243999938468" calcext:value-type="float">
            <text:p>544.2439999385</text:p>
          </table:table-cell>
          <table:table-cell office:value-type="float" office:value="546.869431082416" calcext:value-type="float">
            <text:p>546.8694310824</text:p>
          </table:table-cell>
          <table:table-cell office:value-type="float" office:value="571.478864306047" calcext:value-type="float">
            <text:p>571.478864306</text:p>
          </table:table-cell>
          <table:table-cell office:value-type="float" office:value="556.119888296991" calcext:value-type="float">
            <text:p>556.119888297</text:p>
          </table:table-cell>
          <table:table-cell office:value-type="float" office:value="560.044118616611" calcext:value-type="float">
            <text:p>560.0441186166</text:p>
          </table:table-cell>
          <table:table-cell office:value-type="float" office:value="562.3330356543" calcext:value-type="float">
            <text:p>562.3330356543</text:p>
          </table:table-cell>
          <table:table-cell office:value-type="float" office:value="574.4430155268" calcext:value-type="float">
            <text:p>574.4430155268</text:p>
          </table:table-cell>
          <table:table-cell office:value-type="float" office:value="543.145063743052" calcext:value-type="float">
            <text:p>543.1450637431</text:p>
          </table:table-cell>
          <table:table-cell office:value-type="float" office:value="559.987874072235" calcext:value-type="float">
            <text:p>559.9878740722</text:p>
          </table:table-cell>
          <table:table-cell office:value-type="float" office:value="552.260812120091" calcext:value-type="float">
            <text:p>552.2608121201</text:p>
          </table:table-cell>
          <table:table-cell office:value-type="float" office:value="556.575332905486" calcext:value-type="float">
            <text:p>556.5753329055</text:p>
          </table:table-cell>
          <table:table-cell office:value-type="float" office:value="557.943432380931" calcext:value-type="float">
            <text:p>557.9434323809</text:p>
          </table:table-cell>
          <table:table-cell office:value-type="float" office:value="546.380931594956" calcext:value-type="float">
            <text:p>546.380931595</text:p>
          </table:table-cell>
          <table:table-cell office:value-type="float" office:value="541.93078954527" calcext:value-type="float">
            <text:p>541.9307895453</text:p>
          </table:table-cell>
          <table:table-cell office:value-type="float" office:value="544.598034524189" calcext:value-type="float">
            <text:p>544.5980345242</text:p>
          </table:table-cell>
          <table:table-cell office:value-type="float" office:value="550.438716183783" calcext:value-type="float">
            <text:p>550.4387161838</text:p>
          </table:table-cell>
          <table:table-cell table:number-columns-repeated="2"/>
        </table:table-row>
        <table:table-row table:style-name="ro1">
          <table:table-cell office:value-type="float" office:value="555.157770949035" calcext:value-type="float">
            <text:p>555.157770949</text:p>
          </table:table-cell>
          <table:table-cell office:value-type="float" office:value="567.207942258923" calcext:value-type="float">
            <text:p>567.2079422589</text:p>
          </table:table-cell>
          <table:table-cell office:value-type="float" office:value="559.419238950321" calcext:value-type="float">
            <text:p>559.4192389503</text:p>
          </table:table-cell>
          <table:table-cell office:value-type="float" office:value="553.31297391469" calcext:value-type="float">
            <text:p>553.3129739147</text:p>
          </table:table-cell>
          <table:table-cell office:value-type="float" office:value="563.302346097988" calcext:value-type="float">
            <text:p>563.302346098</text:p>
          </table:table-cell>
          <table:table-cell office:value-type="float" office:value="559.581749444545" calcext:value-type="float">
            <text:p>559.5817494445</text:p>
          </table:table-cell>
          <table:table-cell office:value-type="float" office:value="557.210785340124" calcext:value-type="float">
            <text:p>557.2107853401</text:p>
          </table:table-cell>
          <table:table-cell office:value-type="float" office:value="544.737358596035" calcext:value-type="float">
            <text:p>544.737358596</text:p>
          </table:table-cell>
          <table:table-cell office:value-type="float" office:value="548.06962567112" calcext:value-type="float">
            <text:p>548.0696256711</text:p>
          </table:table-cell>
          <table:table-cell office:value-type="float" office:value="546.163621139193" calcext:value-type="float">
            <text:p>546.1636211392</text:p>
          </table:table-cell>
          <table:table-cell office:value-type="float" office:value="553.921953832627" calcext:value-type="float">
            <text:p>553.9219538326</text:p>
          </table:table-cell>
          <table:table-cell office:value-type="float" office:value="537.812191608702" calcext:value-type="float">
            <text:p>537.8121916087</text:p>
          </table:table-cell>
          <table:table-cell office:value-type="float" office:value="566.678076976663" calcext:value-type="float">
            <text:p>566.6780769767</text:p>
          </table:table-cell>
          <table:table-cell office:value-type="float" office:value="548.729823026324" calcext:value-type="float">
            <text:p>548.7298230263</text:p>
          </table:table-cell>
          <table:table-cell office:value-type="float" office:value="548.825179302932" calcext:value-type="float">
            <text:p>548.8251793029</text:p>
          </table:table-cell>
          <table:table-cell office:value-type="float" office:value="546.36744395401" calcext:value-type="float">
            <text:p>546.367443954</text:p>
          </table:table-cell>
          <table:table-cell office:value-type="float" office:value="575.983284386866" calcext:value-type="float">
            <text:p>575.9832843869</text:p>
          </table:table-cell>
          <table:table-cell office:value-type="float" office:value="556.119888296991" calcext:value-type="float">
            <text:p>556.119888297</text:p>
          </table:table-cell>
          <table:table-cell office:value-type="float" office:value="565.726983056568" calcext:value-type="float">
            <text:p>565.7269830566</text:p>
          </table:table-cell>
          <table:table-cell office:value-type="float" office:value="562.3330356543" calcext:value-type="float">
            <text:p>562.3330356543</text:p>
          </table:table-cell>
          <table:table-cell office:value-type="float" office:value="579.848927910649" calcext:value-type="float">
            <text:p>579.8489279106</text:p>
          </table:table-cell>
          <table:table-cell office:value-type="float" office:value="542.847358051874" calcext:value-type="float">
            <text:p>542.8473580519</text:p>
          </table:table-cell>
          <table:table-cell office:value-type="float" office:value="564.359841413435" calcext:value-type="float">
            <text:p>564.3598414134</text:p>
          </table:table-cell>
          <table:table-cell office:value-type="float" office:value="551.816849462633" calcext:value-type="float">
            <text:p>551.8168494626</text:p>
          </table:table-cell>
          <table:table-cell office:value-type="float" office:value="552.332343581982" calcext:value-type="float">
            <text:p>552.332343582</text:p>
          </table:table-cell>
          <table:table-cell office:value-type="float" office:value="557.943432380931" calcext:value-type="float">
            <text:p>557.9434323809</text:p>
          </table:table-cell>
          <table:table-cell office:value-type="float" office:value="550.637328965628" calcext:value-type="float">
            <text:p>550.6373289656</text:p>
          </table:table-cell>
          <table:table-cell office:value-type="float" office:value="543.849219139255" calcext:value-type="float">
            <text:p>543.8492191393</text:p>
          </table:table-cell>
          <table:table-cell office:value-type="float" office:value="544.535732384841" calcext:value-type="float">
            <text:p>544.5357323848</text:p>
          </table:table-cell>
          <table:table-cell office:value-type="float" office:value="555.644892051842" calcext:value-type="float">
            <text:p>555.6448920518</text:p>
          </table:table-cell>
          <table:table-cell table:number-columns-repeated="2"/>
        </table:table-row>
        <table:table-row table:style-name="ro1">
          <table:table-cell office:value-type="float" office:value="555.19067544338" calcext:value-type="float">
            <text:p>555.1906754434</text:p>
          </table:table-cell>
          <table:table-cell office:value-type="float" office:value="567.809888893489" calcext:value-type="float">
            <text:p>567.8098888935</text:p>
          </table:table-cell>
          <table:table-cell office:value-type="float" office:value="562.502226110744" calcext:value-type="float">
            <text:p>562.5022261107</text:p>
          </table:table-cell>
          <table:table-cell office:value-type="float" office:value="553.044763357816" calcext:value-type="float">
            <text:p>553.0447633578</text:p>
          </table:table-cell>
          <table:table-cell office:value-type="float" office:value="566.206692340006" calcext:value-type="float">
            <text:p>566.20669234</text:p>
          </table:table-cell>
          <table:table-cell office:value-type="float" office:value="559.341631052371" calcext:value-type="float">
            <text:p>559.3416310524</text:p>
          </table:table-cell>
          <table:table-cell office:value-type="float" office:value="561.752327761234" calcext:value-type="float">
            <text:p>561.7523277612</text:p>
          </table:table-cell>
          <table:table-cell office:value-type="float" office:value="547.887159501781" calcext:value-type="float">
            <text:p>547.8871595018</text:p>
          </table:table-cell>
          <table:table-cell office:value-type="float" office:value="549.741032255139" calcext:value-type="float">
            <text:p>549.7410322551</text:p>
          </table:table-cell>
          <table:table-cell office:value-type="float" office:value="546.873006908695" calcext:value-type="float">
            <text:p>546.8730069087</text:p>
          </table:table-cell>
          <table:table-cell office:value-type="float" office:value="555.886097921233" calcext:value-type="float">
            <text:p>555.8860979212</text:p>
          </table:table-cell>
          <table:table-cell office:value-type="float" office:value="542.086210849569" calcext:value-type="float">
            <text:p>542.0862108496</text:p>
          </table:table-cell>
          <table:table-cell office:value-type="float" office:value="566.989254775045" calcext:value-type="float">
            <text:p>566.989254775</text:p>
          </table:table-cell>
          <table:table-cell office:value-type="float" office:value="549.480771817179" calcext:value-type="float">
            <text:p>549.4807718172</text:p>
          </table:table-cell>
          <table:table-cell office:value-type="float" office:value="548.691188011771" calcext:value-type="float">
            <text:p>548.6911880118</text:p>
          </table:table-cell>
          <table:table-cell office:value-type="float" office:value="547.50709018839" calcext:value-type="float">
            <text:p>547.5070901884</text:p>
          </table:table-cell>
          <table:table-cell office:value-type="float" office:value="576.88007130547" calcext:value-type="float">
            <text:p>576.8800713055</text:p>
          </table:table-cell>
          <table:table-cell office:value-type="float" office:value="562.536420700217" calcext:value-type="float">
            <text:p>562.5364207002</text:p>
          </table:table-cell>
          <table:table-cell office:value-type="float" office:value="569.731557715469" calcext:value-type="float">
            <text:p>569.7315577155</text:p>
          </table:table-cell>
          <table:table-cell office:value-type="float" office:value="562.193498880458" calcext:value-type="float">
            <text:p>562.1934988805</text:p>
          </table:table-cell>
          <table:table-cell office:value-type="float" office:value="582.062570009888" calcext:value-type="float">
            <text:p>582.0625700099</text:p>
          </table:table-cell>
          <table:table-cell office:value-type="float" office:value="542.827824688712" calcext:value-type="float">
            <text:p>542.8278246887</text:p>
          </table:table-cell>
          <table:table-cell office:value-type="float" office:value="568.344667569832" calcext:value-type="float">
            <text:p>568.3446675698</text:p>
          </table:table-cell>
          <table:table-cell office:value-type="float" office:value="552.293843397278" calcext:value-type="float">
            <text:p>552.2938433973</text:p>
          </table:table-cell>
          <table:table-cell office:value-type="float" office:value="558.179153161087" calcext:value-type="float">
            <text:p>558.1791531611</text:p>
          </table:table-cell>
          <table:table-cell office:value-type="float" office:value="559.875858490938" calcext:value-type="float">
            <text:p>559.8758584909</text:p>
          </table:table-cell>
          <table:table-cell office:value-type="float" office:value="548.94934534431" calcext:value-type="float">
            <text:p>548.9493453443</text:p>
          </table:table-cell>
          <table:table-cell office:value-type="float" office:value="544.218632242212" calcext:value-type="float">
            <text:p>544.2186322422</text:p>
          </table:table-cell>
          <table:table-cell office:value-type="float" office:value="549.604637799903" calcext:value-type="float">
            <text:p>549.6046377999</text:p>
          </table:table-cell>
          <table:table-cell office:value-type="float" office:value="556.754603224866" calcext:value-type="float">
            <text:p>556.7546032249</text:p>
          </table:table-cell>
          <table:table-cell table:number-columns-repeated="2"/>
        </table:table-row>
        <table:table-row table:style-name="ro1">
          <table:table-cell office:value-type="float" office:value="555.402881529343" calcext:value-type="float">
            <text:p>555.4028815293</text:p>
          </table:table-cell>
          <table:table-cell office:value-type="float" office:value="569.056690148285" calcext:value-type="float">
            <text:p>569.0566901483</text:p>
          </table:table-cell>
          <table:table-cell office:value-type="float" office:value="562.648938992673" calcext:value-type="float">
            <text:p>562.6489389927</text:p>
          </table:table-cell>
          <table:table-cell office:value-type="float" office:value="553.03260937691" calcext:value-type="float">
            <text:p>553.0326093769</text:p>
          </table:table-cell>
          <table:table-cell office:value-type="float" office:value="566.177262684156" calcext:value-type="float">
            <text:p>566.1772626842</text:p>
          </table:table-cell>
          <table:table-cell office:value-type="float" office:value="559.181198726258" calcext:value-type="float">
            <text:p>559.1811987263</text:p>
          </table:table-cell>
          <table:table-cell office:value-type="float" office:value="563.249220679354" calcext:value-type="float">
            <text:p>563.2492206794</text:p>
          </table:table-cell>
          <table:table-cell office:value-type="float" office:value="549.061611692268" calcext:value-type="float">
            <text:p>549.0616116923</text:p>
          </table:table-cell>
          <table:table-cell office:value-type="float" office:value="554.590251612685" calcext:value-type="float">
            <text:p>554.5902516127</text:p>
          </table:table-cell>
          <table:table-cell office:value-type="float" office:value="546.88678932987" calcext:value-type="float">
            <text:p>546.8867893299</text:p>
          </table:table-cell>
          <table:table-cell office:value-type="float" office:value="555.378519312277" calcext:value-type="float">
            <text:p>555.3785193123</text:p>
          </table:table-cell>
          <table:table-cell office:value-type="float" office:value="543.142459481237" calcext:value-type="float">
            <text:p>543.1424594812</text:p>
          </table:table-cell>
          <table:table-cell office:value-type="float" office:value="568.380232130992" calcext:value-type="float">
            <text:p>568.380232131</text:p>
          </table:table-cell>
          <table:table-cell office:value-type="float" office:value="554.281579855076" calcext:value-type="float">
            <text:p>554.2815798551</text:p>
          </table:table-cell>
          <table:table-cell office:value-type="float" office:value="551.193991408135" calcext:value-type="float">
            <text:p>551.1939914081</text:p>
          </table:table-cell>
          <table:table-cell office:value-type="float" office:value="546.883762642669" calcext:value-type="float">
            <text:p>546.8837626427</text:p>
          </table:table-cell>
          <table:table-cell office:value-type="float" office:value="575.256415933883" calcext:value-type="float">
            <text:p>575.2564159339</text:p>
          </table:table-cell>
          <table:table-cell office:value-type="float" office:value="564.870850968332" calcext:value-type="float">
            <text:p>564.8708509683</text:p>
          </table:table-cell>
          <table:table-cell office:value-type="float" office:value="573.208600471461" calcext:value-type="float">
            <text:p>573.2086004715</text:p>
          </table:table-cell>
          <table:table-cell office:value-type="float" office:value="566.56396251207" calcext:value-type="float">
            <text:p>566.5639625121</text:p>
          </table:table-cell>
          <table:table-cell office:value-type="float" office:value="585.193802885101" calcext:value-type="float">
            <text:p>585.1938028851</text:p>
          </table:table-cell>
          <table:table-cell office:value-type="float" office:value="545.989383250681" calcext:value-type="float">
            <text:p>545.9893832507</text:p>
          </table:table-cell>
          <table:table-cell office:value-type="float" office:value="569.358221526117" calcext:value-type="float">
            <text:p>569.3582215261</text:p>
          </table:table-cell>
          <table:table-cell office:value-type="float" office:value="552.502454519331" calcext:value-type="float">
            <text:p>552.5024545193</text:p>
          </table:table-cell>
          <table:table-cell office:value-type="float" office:value="553.824380479432" calcext:value-type="float">
            <text:p>553.8243804794</text:p>
          </table:table-cell>
          <table:table-cell office:value-type="float" office:value="558.930104394192" calcext:value-type="float">
            <text:p>558.9301043942</text:p>
          </table:table-cell>
          <table:table-cell office:value-type="float" office:value="549.619995967643" calcext:value-type="float">
            <text:p>549.6199959676</text:p>
          </table:table-cell>
          <table:table-cell office:value-type="float" office:value="549.691571150464" calcext:value-type="float">
            <text:p>549.6915711505</text:p>
          </table:table-cell>
          <table:table-cell office:value-type="float" office:value="549.335447355143" calcext:value-type="float">
            <text:p>549.3354473551</text:p>
          </table:table-cell>
          <table:table-cell office:value-type="float" office:value="559.870374656062" calcext:value-type="float">
            <text:p>559.8703746561</text:p>
          </table:table-cell>
          <table:table-cell table:number-columns-repeated="2"/>
        </table:table-row>
        <table:table-row table:style-name="ro1">
          <table:table-cell office:value-type="float" office:value="555.033362178007" calcext:value-type="float">
            <text:p>555.033362178</text:p>
          </table:table-cell>
          <table:table-cell office:value-type="float" office:value="569.503727737455" calcext:value-type="float">
            <text:p>569.5037277375</text:p>
          </table:table-cell>
          <table:table-cell office:value-type="float" office:value="562.64431716571" calcext:value-type="float">
            <text:p>562.6443171657</text:p>
          </table:table-cell>
          <table:table-cell office:value-type="float" office:value="554.52515975816" calcext:value-type="float">
            <text:p>554.5251597582</text:p>
          </table:table-cell>
          <table:table-cell office:value-type="float" office:value="567.764044646029" calcext:value-type="float">
            <text:p>567.764044646</text:p>
          </table:table-cell>
          <table:table-cell office:value-type="float" office:value="564.954490901864" calcext:value-type="float">
            <text:p>564.9544909019</text:p>
          </table:table-cell>
          <table:table-cell office:value-type="float" office:value="566.986178737612" calcext:value-type="float">
            <text:p>566.9861787376</text:p>
          </table:table-cell>
          <table:table-cell office:value-type="float" office:value="549.238046020946" calcext:value-type="float">
            <text:p>549.2380460209</text:p>
          </table:table-cell>
          <table:table-cell office:value-type="float" office:value="554.303288583023" calcext:value-type="float">
            <text:p>554.303288583</text:p>
          </table:table-cell>
          <table:table-cell office:value-type="float" office:value="543.554559847193" calcext:value-type="float">
            <text:p>543.5545598472</text:p>
          </table:table-cell>
          <table:table-cell office:value-type="float" office:value="555.376888713475" calcext:value-type="float">
            <text:p>555.3768887135</text:p>
          </table:table-cell>
          <table:table-cell office:value-type="float" office:value="543.327677645321" calcext:value-type="float">
            <text:p>543.3276776453</text:p>
          </table:table-cell>
          <table:table-cell office:value-type="float" office:value="568.488040905244" calcext:value-type="float">
            <text:p>568.4880409052</text:p>
          </table:table-cell>
          <table:table-cell office:value-type="float" office:value="556.697530828719" calcext:value-type="float">
            <text:p>556.6975308287</text:p>
          </table:table-cell>
          <table:table-cell office:value-type="float" office:value="551.204914942961" calcext:value-type="float">
            <text:p>551.204914943</text:p>
          </table:table-cell>
          <table:table-cell office:value-type="float" office:value="546.883762642669" calcext:value-type="float">
            <text:p>546.8837626427</text:p>
          </table:table-cell>
          <table:table-cell office:value-type="float" office:value="574.592783311947" calcext:value-type="float">
            <text:p>574.5927833119</text:p>
          </table:table-cell>
          <table:table-cell office:value-type="float" office:value="570.256724990433" calcext:value-type="float">
            <text:p>570.2567249904</text:p>
          </table:table-cell>
          <table:table-cell office:value-type="float" office:value="576.19436399098" calcext:value-type="float">
            <text:p>576.194363991</text:p>
          </table:table-cell>
          <table:table-cell office:value-type="float" office:value="567.413350677434" calcext:value-type="float">
            <text:p>567.4133506774</text:p>
          </table:table-cell>
          <table:table-cell office:value-type="float" office:value="585.213253599518" calcext:value-type="float">
            <text:p>585.2132535995</text:p>
          </table:table-cell>
          <table:table-cell office:value-type="float" office:value="545.98040565429" calcext:value-type="float">
            <text:p>545.9804056543</text:p>
          </table:table-cell>
          <table:table-cell office:value-type="float" office:value="574.135604233592" calcext:value-type="float">
            <text:p>574.1356042336</text:p>
          </table:table-cell>
          <table:table-cell office:value-type="float" office:value="554.441831979385" calcext:value-type="float">
            <text:p>554.4418319794</text:p>
          </table:table-cell>
          <table:table-cell office:value-type="float" office:value="558.523468427009" calcext:value-type="float">
            <text:p>558.523468427</text:p>
          </table:table-cell>
          <table:table-cell office:value-type="float" office:value="558.757606146359" calcext:value-type="float">
            <text:p>558.7576061464</text:p>
          </table:table-cell>
          <table:table-cell office:value-type="float" office:value="549.941606042568" calcext:value-type="float">
            <text:p>549.9416060426</text:p>
          </table:table-cell>
          <table:table-cell office:value-type="float" office:value="555.828075429773" calcext:value-type="float">
            <text:p>555.8280754298</text:p>
          </table:table-cell>
          <table:table-cell office:value-type="float" office:value="550.047732724366" calcext:value-type="float">
            <text:p>550.0477327244</text:p>
          </table:table-cell>
          <table:table-cell office:value-type="float" office:value="557.406085793135" calcext:value-type="float">
            <text:p>557.4060857931</text:p>
          </table:table-cell>
          <table:table-cell table:number-columns-repeated="2"/>
        </table:table-row>
        <table:table-row table:style-name="ro1">
          <table:table-cell office:value-type="float" office:value="555.089234096836" calcext:value-type="float">
            <text:p>555.0892340968</text:p>
          </table:table-cell>
          <table:table-cell office:value-type="float" office:value="570.418789649978" calcext:value-type="float">
            <text:p>570.41878965</text:p>
          </table:table-cell>
          <table:table-cell office:value-type="float" office:value="563.017100986902" calcext:value-type="float">
            <text:p>563.0171009869</text:p>
          </table:table-cell>
          <table:table-cell office:value-type="float" office:value="553.936708923648" calcext:value-type="float">
            <text:p>553.9367089236</text:p>
          </table:table-cell>
          <table:table-cell office:value-type="float" office:value="567.970360919114" calcext:value-type="float">
            <text:p>567.9703609191</text:p>
          </table:table-cell>
          <table:table-cell office:value-type="float" office:value="564.928735429027" calcext:value-type="float">
            <text:p>564.928735429</text:p>
          </table:table-cell>
          <table:table-cell office:value-type="float" office:value="570.168121616109" calcext:value-type="float">
            <text:p>570.1681216161</text:p>
          </table:table-cell>
          <table:table-cell office:value-type="float" office:value="548.89847522179" calcext:value-type="float">
            <text:p>548.8984752218</text:p>
          </table:table-cell>
          <table:table-cell office:value-type="float" office:value="556.301040168196" calcext:value-type="float">
            <text:p>556.3010401682</text:p>
          </table:table-cell>
          <table:table-cell office:value-type="float" office:value="544.241045686677" calcext:value-type="float">
            <text:p>544.2410456867</text:p>
          </table:table-cell>
          <table:table-cell office:value-type="float" office:value="556.21744688903" calcext:value-type="float">
            <text:p>556.217446889</text:p>
          </table:table-cell>
          <table:table-cell office:value-type="float" office:value="543.327677645321" calcext:value-type="float">
            <text:p>543.3276776453</text:p>
          </table:table-cell>
          <table:table-cell office:value-type="float" office:value="568.488040905244" calcext:value-type="float">
            <text:p>568.4880409052</text:p>
          </table:table-cell>
          <table:table-cell office:value-type="float" office:value="557.183323827563" calcext:value-type="float">
            <text:p>557.1833238276</text:p>
          </table:table-cell>
          <table:table-cell office:value-type="float" office:value="554.421536551109" calcext:value-type="float">
            <text:p>554.4215365511</text:p>
          </table:table-cell>
          <table:table-cell office:value-type="float" office:value="547.568835689045" calcext:value-type="float">
            <text:p>547.568835689</text:p>
          </table:table-cell>
          <table:table-cell office:value-type="float" office:value="576.81034443324" calcext:value-type="float">
            <text:p>576.8103444332</text:p>
          </table:table-cell>
          <table:table-cell office:value-type="float" office:value="568.196955118098" calcext:value-type="float">
            <text:p>568.1969551181</text:p>
          </table:table-cell>
          <table:table-cell office:value-type="float" office:value="576.19436399098" calcext:value-type="float">
            <text:p>576.194363991</text:p>
          </table:table-cell>
          <table:table-cell office:value-type="float" office:value="568.820346588333" calcext:value-type="float">
            <text:p>568.8203465883</text:p>
          </table:table-cell>
          <table:table-cell office:value-type="float" office:value="585.353113680798" calcext:value-type="float">
            <text:p>585.3531136808</text:p>
          </table:table-cell>
          <table:table-cell office:value-type="float" office:value="546.233493171539" calcext:value-type="float">
            <text:p>546.2334931715</text:p>
          </table:table-cell>
          <table:table-cell office:value-type="float" office:value="575.376285292448" calcext:value-type="float">
            <text:p>575.3762852924</text:p>
          </table:table-cell>
          <table:table-cell office:value-type="float" office:value="554.445282018395" calcext:value-type="float">
            <text:p>554.4452820184</text:p>
          </table:table-cell>
          <table:table-cell office:value-type="float" office:value="558.86986963964" calcext:value-type="float">
            <text:p>558.8698696396</text:p>
          </table:table-cell>
          <table:table-cell office:value-type="float" office:value="559.926691784735" calcext:value-type="float">
            <text:p>559.9266917847</text:p>
          </table:table-cell>
          <table:table-cell office:value-type="float" office:value="550.424311460416" calcext:value-type="float">
            <text:p>550.4243114604</text:p>
          </table:table-cell>
          <table:table-cell office:value-type="float" office:value="555.337776717111" calcext:value-type="float">
            <text:p>555.3377767171</text:p>
          </table:table-cell>
          <table:table-cell office:value-type="float" office:value="549.179978788064" calcext:value-type="float">
            <text:p>549.1799787881</text:p>
          </table:table-cell>
          <table:table-cell office:value-type="float" office:value="556.936870932851" calcext:value-type="float">
            <text:p>556.9368709329</text:p>
          </table:table-cell>
          <table:table-cell table:number-columns-repeated="2"/>
        </table:table-row>
        <table:table-row table:style-name="ro1">
          <table:table-cell office:value-type="float" office:value="555.873256444515" calcext:value-type="float">
            <text:p>555.8732564445</text:p>
          </table:table-cell>
          <table:table-cell office:value-type="float" office:value="570.485773136009" calcext:value-type="float">
            <text:p>570.485773136</text:p>
          </table:table-cell>
          <table:table-cell office:value-type="float" office:value="562.504343502317" calcext:value-type="float">
            <text:p>562.5043435023</text:p>
          </table:table-cell>
          <table:table-cell office:value-type="float" office:value="558.939308903239" calcext:value-type="float">
            <text:p>558.9393089032</text:p>
          </table:table-cell>
          <table:table-cell office:value-type="float" office:value="568.158551922362" calcext:value-type="float">
            <text:p>568.1585519224</text:p>
          </table:table-cell>
          <table:table-cell office:value-type="float" office:value="564.848915647824" calcext:value-type="float">
            <text:p>564.8489156478</text:p>
          </table:table-cell>
          <table:table-cell office:value-type="float" office:value="570.92766142838" calcext:value-type="float">
            <text:p>570.9276614284</text:p>
          </table:table-cell>
          <table:table-cell office:value-type="float" office:value="548.636550650634" calcext:value-type="float">
            <text:p>548.6365506506</text:p>
          </table:table-cell>
          <table:table-cell office:value-type="float" office:value="559.782279840151" calcext:value-type="float">
            <text:p>559.7822798402</text:p>
          </table:table-cell>
          <table:table-cell office:value-type="float" office:value="546.368164348449" calcext:value-type="float">
            <text:p>546.3681643484</text:p>
          </table:table-cell>
          <table:table-cell office:value-type="float" office:value="559.248260999585" calcext:value-type="float">
            <text:p>559.2482609996</text:p>
          </table:table-cell>
          <table:table-cell office:value-type="float" office:value="543.726482750134" calcext:value-type="float">
            <text:p>543.7264827501</text:p>
          </table:table-cell>
          <table:table-cell office:value-type="float" office:value="569.876124929591" calcext:value-type="float">
            <text:p>569.8761249296</text:p>
          </table:table-cell>
          <table:table-cell office:value-type="float" office:value="560.027285516859" calcext:value-type="float">
            <text:p>560.0272855169</text:p>
          </table:table-cell>
          <table:table-cell office:value-type="float" office:value="554.744765664598" calcext:value-type="float">
            <text:p>554.7447656646</text:p>
          </table:table-cell>
          <table:table-cell office:value-type="float" office:value="548.148216482302" calcext:value-type="float">
            <text:p>548.1482164823</text:p>
          </table:table-cell>
          <table:table-cell office:value-type="float" office:value="577.031714695055" calcext:value-type="float">
            <text:p>577.0317146951</text:p>
          </table:table-cell>
          <table:table-cell office:value-type="float" office:value="567.337837250742" calcext:value-type="float">
            <text:p>567.3378372507</text:p>
          </table:table-cell>
          <table:table-cell office:value-type="float" office:value="574.921612084989" calcext:value-type="float">
            <text:p>574.921612085</text:p>
          </table:table-cell>
          <table:table-cell office:value-type="float" office:value="567.734680814374" calcext:value-type="float">
            <text:p>567.7346808144</text:p>
          </table:table-cell>
          <table:table-cell office:value-type="float" office:value="587.868477051486" calcext:value-type="float">
            <text:p>587.8684770515</text:p>
          </table:table-cell>
          <table:table-cell office:value-type="float" office:value="546.196613983515" calcext:value-type="float">
            <text:p>546.1966139835</text:p>
          </table:table-cell>
          <table:table-cell office:value-type="float" office:value="575.634902929729" calcext:value-type="float">
            <text:p>575.6349029297</text:p>
          </table:table-cell>
          <table:table-cell office:value-type="float" office:value="553.883019324362" calcext:value-type="float">
            <text:p>553.8830193244</text:p>
          </table:table-cell>
          <table:table-cell office:value-type="float" office:value="0" calcext:value-type="float">
            <text:p>0</text:p>
          </table:table-cell>
          <table:table-cell office:value-type="float" office:value="560.011351675021" calcext:value-type="float">
            <text:p>560.011351675</text:p>
          </table:table-cell>
          <table:table-cell office:value-type="float" office:value="550.053171811266" calcext:value-type="float">
            <text:p>550.0531718113</text:p>
          </table:table-cell>
          <table:table-cell office:value-type="float" office:value="555.935584155412" calcext:value-type="float">
            <text:p>555.9355841554</text:p>
          </table:table-cell>
          <table:table-cell office:value-type="float" office:value="554.747136082303" calcext:value-type="float">
            <text:p>554.7471360823</text:p>
          </table:table-cell>
          <table:table-cell office:value-type="float" office:value="556.936870932851" calcext:value-type="float">
            <text:p>556.9368709329</text:p>
          </table:table-cell>
          <table:table-cell table:number-columns-repeated="2"/>
        </table:table-row>
        <table:table-row table:style-name="ro1">
          <table:table-cell office:value-type="float" office:value="557.044791352586" calcext:value-type="float">
            <text:p>557.0447913526</text:p>
          </table:table-cell>
          <table:table-cell office:value-type="float" office:value="569.611520890862" calcext:value-type="float">
            <text:p>569.6115208909</text:p>
          </table:table-cell>
          <table:table-cell office:value-type="float" office:value="562.718235070477" calcext:value-type="float">
            <text:p>562.7182350705</text:p>
          </table:table-cell>
          <table:table-cell office:value-type="float" office:value="561.612651946219" calcext:value-type="float">
            <text:p>561.6126519462</text:p>
          </table:table-cell>
          <table:table-cell office:value-type="float" office:value="568.096936296797" calcext:value-type="float">
            <text:p>568.0969362968</text:p>
          </table:table-cell>
          <table:table-cell office:value-type="float" office:value="564.551747852202" calcext:value-type="float">
            <text:p>564.5517478522</text:p>
          </table:table-cell>
          <table:table-cell office:value-type="float" office:value="569.766418244839" calcext:value-type="float">
            <text:p>569.7664182448</text:p>
          </table:table-cell>
          <table:table-cell office:value-type="float" office:value="548.749958310653" calcext:value-type="float">
            <text:p>548.7499583107</text:p>
          </table:table-cell>
          <table:table-cell office:value-type="float" office:value="560.223522428769" calcext:value-type="float">
            <text:p>560.2235224288</text:p>
          </table:table-cell>
          <table:table-cell office:value-type="float" office:value="547.208645147478" calcext:value-type="float">
            <text:p>547.2086451475</text:p>
          </table:table-cell>
          <table:table-cell office:value-type="float" office:value="560.033905885455" calcext:value-type="float">
            <text:p>560.0339058855</text:p>
          </table:table-cell>
          <table:table-cell office:value-type="float" office:value="543.791504886824" calcext:value-type="float">
            <text:p>543.7915048868</text:p>
          </table:table-cell>
          <table:table-cell office:value-type="float" office:value="568.105320492891" calcext:value-type="float">
            <text:p>568.1053204929</text:p>
          </table:table-cell>
          <table:table-cell office:value-type="float" office:value="560.411323138007" calcext:value-type="float">
            <text:p>560.411323138</text:p>
          </table:table-cell>
          <table:table-cell office:value-type="float" office:value="556.596168411639" calcext:value-type="float">
            <text:p>556.5961684116</text:p>
          </table:table-cell>
          <table:table-cell office:value-type="float" office:value="548.28702210602" calcext:value-type="float">
            <text:p>548.287022106</text:p>
          </table:table-cell>
          <table:table-cell office:value-type="float" office:value="575.893406108965" calcext:value-type="float">
            <text:p>575.893406109</text:p>
          </table:table-cell>
          <table:table-cell office:value-type="float" office:value="565.625613245858" calcext:value-type="float">
            <text:p>565.6256132459</text:p>
          </table:table-cell>
          <table:table-cell office:value-type="float" office:value="576.366105239083" calcext:value-type="float">
            <text:p>576.3661052391</text:p>
          </table:table-cell>
          <table:table-cell office:value-type="float" office:value="571.599490721668" calcext:value-type="float">
            <text:p>571.5994907217</text:p>
          </table:table-cell>
          <table:table-cell office:value-type="float" office:value="588.160827766065" calcext:value-type="float">
            <text:p>588.1608277661</text:p>
          </table:table-cell>
          <table:table-cell office:value-type="float" office:value="545.765261417788" calcext:value-type="float">
            <text:p>545.7652614178</text:p>
          </table:table-cell>
          <table:table-cell office:value-type="float" office:value="577.25540803415" calcext:value-type="float">
            <text:p>577.2554080342</text:p>
          </table:table-cell>
          <table:table-cell office:value-type="float" office:value="552.832819322085" calcext:value-type="float">
            <text:p>552.8328193221</text:p>
          </table:table-cell>
          <table:table-cell office:value-type="float" office:value="0" calcext:value-type="float">
            <text:p>0</text:p>
          </table:table-cell>
          <table:table-cell office:value-type="float" office:value="559.809442951656" calcext:value-type="float">
            <text:p>559.8094429517</text:p>
          </table:table-cell>
          <table:table-cell office:value-type="float" office:value="550.140317641042" calcext:value-type="float">
            <text:p>550.140317641</text:p>
          </table:table-cell>
          <table:table-cell office:value-type="float" office:value="556.057360487689" calcext:value-type="float">
            <text:p>556.0573604877</text:p>
          </table:table-cell>
          <table:table-cell office:value-type="float" office:value="555.013600747368" calcext:value-type="float">
            <text:p>555.0136007474</text:p>
          </table:table-cell>
          <table:table-cell office:value-type="float" office:value="557.211505936146" calcext:value-type="float">
            <text:p>557.2115059361</text:p>
          </table:table-cell>
          <table:table-cell table:number-columns-repeated="2"/>
        </table:table-row>
        <table:table-row table:style-name="ro1">
          <table:table-cell office:value-type="float" office:value="558.597518128503" calcext:value-type="float">
            <text:p>558.5975181285</text:p>
          </table:table-cell>
          <table:table-cell office:value-type="float" office:value="570.34068131572" calcext:value-type="float">
            <text:p>570.3406813157</text:p>
          </table:table-cell>
          <table:table-cell office:value-type="float" office:value="562.011684163183" calcext:value-type="float">
            <text:p>562.0116841632</text:p>
          </table:table-cell>
          <table:table-cell office:value-type="float" office:value="561.841704393156" calcext:value-type="float">
            <text:p>561.8417043932</text:p>
          </table:table-cell>
          <table:table-cell office:value-type="float" office:value="568.254726497646" calcext:value-type="float">
            <text:p>568.2547264976</text:p>
          </table:table-cell>
          <table:table-cell office:value-type="float" office:value="564.465774106778" calcext:value-type="float">
            <text:p>564.4657741068</text:p>
          </table:table-cell>
          <table:table-cell office:value-type="float" office:value="570.829713815001" calcext:value-type="float">
            <text:p>570.829713815</text:p>
          </table:table-cell>
          <table:table-cell office:value-type="float" office:value="548.96277158766" calcext:value-type="float">
            <text:p>548.9627715877</text:p>
          </table:table-cell>
          <table:table-cell office:value-type="float" office:value="560.169017270487" calcext:value-type="float">
            <text:p>560.1690172705</text:p>
          </table:table-cell>
          <table:table-cell office:value-type="float" office:value="547.646060532602" calcext:value-type="float">
            <text:p>547.6460605326</text:p>
          </table:table-cell>
          <table:table-cell office:value-type="float" office:value="561.988452975227" calcext:value-type="float">
            <text:p>561.9884529752</text:p>
          </table:table-cell>
          <table:table-cell office:value-type="float" office:value="543.796701936478" calcext:value-type="float">
            <text:p>543.7967019365</text:p>
          </table:table-cell>
          <table:table-cell office:value-type="float" office:value="568.24138298888" calcext:value-type="float">
            <text:p>568.2413829889</text:p>
          </table:table-cell>
          <table:table-cell office:value-type="float" office:value="560.866476117222" calcext:value-type="float">
            <text:p>560.8664761172</text:p>
          </table:table-cell>
          <table:table-cell office:value-type="float" office:value="556.649915917935" calcext:value-type="float">
            <text:p>556.6499159179</text:p>
          </table:table-cell>
          <table:table-cell office:value-type="float" office:value="547.772960563867" calcext:value-type="float">
            <text:p>547.7729605639</text:p>
          </table:table-cell>
          <table:table-cell office:value-type="float" office:value="575.391688923256" calcext:value-type="float">
            <text:p>575.3916889233</text:p>
          </table:table-cell>
          <table:table-cell office:value-type="float" office:value="565.725521639999" calcext:value-type="float">
            <text:p>565.72552164</text:p>
          </table:table-cell>
          <table:table-cell office:value-type="float" office:value="576.180174457237" calcext:value-type="float">
            <text:p>576.1801744572</text:p>
          </table:table-cell>
          <table:table-cell office:value-type="float" office:value="572.094798504526" calcext:value-type="float">
            <text:p>572.0947985045</text:p>
          </table:table-cell>
          <table:table-cell office:value-type="float" office:value="587.609718186262" calcext:value-type="float">
            <text:p>587.6097181863</text:p>
          </table:table-cell>
          <table:table-cell office:value-type="float" office:value="546.31358425327" calcext:value-type="float">
            <text:p>546.3135842533</text:p>
          </table:table-cell>
          <table:table-cell office:value-type="float" office:value="578.720517032942" calcext:value-type="float">
            <text:p>578.7205170329</text:p>
          </table:table-cell>
          <table:table-cell office:value-type="float" office:value="552.715823075479" calcext:value-type="float">
            <text:p>552.7158230755</text:p>
          </table:table-cell>
          <table:table-cell office:value-type="float" office:value="0" calcext:value-type="float">
            <text:p>0</text:p>
          </table:table-cell>
          <table:table-cell office:value-type="float" office:value="559.618420649547" calcext:value-type="float">
            <text:p>559.6184206495</text:p>
          </table:table-cell>
          <table:table-cell office:value-type="float" office:value="550.390471805234" calcext:value-type="float">
            <text:p>550.3904718052</text:p>
          </table:table-cell>
          <table:table-cell office:value-type="float" office:value="557.678096021995" calcext:value-type="float">
            <text:p>557.678096022</text:p>
          </table:table-cell>
          <table:table-cell office:value-type="float" office:value="555.521798600515" calcext:value-type="float">
            <text:p>555.5217986005</text:p>
          </table:table-cell>
          <table:table-cell office:value-type="float" office:value="557.148225668677" calcext:value-type="float">
            <text:p>557.1482256687</text:p>
          </table:table-cell>
          <table:table-cell table:number-columns-repeated="2"/>
        </table:table-row>
        <table:table-row table:style-name="ro1">
          <table:table-cell office:value-type="float" office:value="558.794737068157" calcext:value-type="float">
            <text:p>558.7947370682</text:p>
          </table:table-cell>
          <table:table-cell office:value-type="float" office:value="569.491772666004" calcext:value-type="float">
            <text:p>569.491772666</text:p>
          </table:table-cell>
          <table:table-cell office:value-type="float" office:value="566.422165589124" calcext:value-type="float">
            <text:p>566.4221655891</text:p>
          </table:table-cell>
          <table:table-cell office:value-type="float" office:value="563.884961756163" calcext:value-type="float">
            <text:p>563.8849617562</text:p>
          </table:table-cell>
          <table:table-cell office:value-type="float" office:value="574.223266203758" calcext:value-type="float">
            <text:p>574.2232662038</text:p>
          </table:table-cell>
          <table:table-cell office:value-type="float" office:value="564.740094484574" calcext:value-type="float">
            <text:p>564.7400944846</text:p>
          </table:table-cell>
          <table:table-cell office:value-type="float" office:value="571.584679978193" calcext:value-type="float">
            <text:p>571.5846799782</text:p>
          </table:table-cell>
          <table:table-cell office:value-type="float" office:value="548.862797688971" calcext:value-type="float">
            <text:p>548.862797689</text:p>
          </table:table-cell>
          <table:table-cell office:value-type="float" office:value="562.365721775043" calcext:value-type="float">
            <text:p>562.365721775</text:p>
          </table:table-cell>
          <table:table-cell office:value-type="float" office:value="548.250611783126" calcext:value-type="float">
            <text:p>548.2506117831</text:p>
          </table:table-cell>
          <table:table-cell office:value-type="float" office:value="563.132511642012" calcext:value-type="float">
            <text:p>563.132511642</text:p>
          </table:table-cell>
          <table:table-cell office:value-type="float" office:value="545.206425633373" calcext:value-type="float">
            <text:p>545.2064256334</text:p>
          </table:table-cell>
          <table:table-cell office:value-type="float" office:value="568.861312852972" calcext:value-type="float">
            <text:p>568.861312853</text:p>
          </table:table-cell>
          <table:table-cell office:value-type="float" office:value="560.832007162319" calcext:value-type="float">
            <text:p>560.8320071623</text:p>
          </table:table-cell>
          <table:table-cell office:value-type="float" office:value="558.714366412556" calcext:value-type="float">
            <text:p>558.7143664126</text:p>
          </table:table-cell>
          <table:table-cell office:value-type="float" office:value="547.778036992456" calcext:value-type="float">
            <text:p>547.7780369925</text:p>
          </table:table-cell>
          <table:table-cell office:value-type="float" office:value="576.042318028304" calcext:value-type="float">
            <text:p>576.0423180283</text:p>
          </table:table-cell>
          <table:table-cell office:value-type="float" office:value="570.690893991266" calcext:value-type="float">
            <text:p>570.6908939913</text:p>
          </table:table-cell>
          <table:table-cell office:value-type="float" office:value="579.303437831702" calcext:value-type="float">
            <text:p>579.3034378317</text:p>
          </table:table-cell>
          <table:table-cell office:value-type="float" office:value="572.842966749666" calcext:value-type="float">
            <text:p>572.8429667497</text:p>
          </table:table-cell>
          <table:table-cell office:value-type="float" office:value="587.986489681908" calcext:value-type="float">
            <text:p>587.9864896819</text:p>
          </table:table-cell>
          <table:table-cell office:value-type="float" office:value="545.870554916914" calcext:value-type="float">
            <text:p>545.8705549169</text:p>
          </table:table-cell>
          <table:table-cell office:value-type="float" office:value="580.027425665581" calcext:value-type="float">
            <text:p>580.0274256656</text:p>
          </table:table-cell>
          <table:table-cell office:value-type="float" office:value="552.657224269033" calcext:value-type="float">
            <text:p>552.657224269</text:p>
          </table:table-cell>
          <table:table-cell office:value-type="float" office:value="0" calcext:value-type="float">
            <text:p>0</text:p>
          </table:table-cell>
          <table:table-cell office:value-type="float" office:value="558.931884780264" calcext:value-type="float">
            <text:p>558.9318847803</text:p>
          </table:table-cell>
          <table:table-cell office:value-type="float" office:value="550.37334719481" calcext:value-type="float">
            <text:p>550.3733471948</text:p>
          </table:table-cell>
          <table:table-cell office:value-type="float" office:value="558.775346128509" calcext:value-type="float">
            <text:p>558.7753461285</text:p>
          </table:table-cell>
          <table:table-cell office:value-type="float" office:value="558.429182681674" calcext:value-type="float">
            <text:p>558.4291826817</text:p>
          </table:table-cell>
          <table:table-cell office:value-type="float" office:value="554.479254711589" calcext:value-type="float">
            <text:p>554.4792547116</text:p>
          </table:table-cell>
          <table:table-cell table:number-columns-repeated="2"/>
        </table:table-row>
        <table:table-row table:style-name="ro1">
          <table:table-cell office:value-type="float" office:value="558.85719754272" calcext:value-type="float">
            <text:p>558.8571975427</text:p>
          </table:table-cell>
          <table:table-cell office:value-type="float" office:value="570.241722870312" calcext:value-type="float">
            <text:p>570.2417228703</text:p>
          </table:table-cell>
          <table:table-cell office:value-type="float" office:value="566.214509530983" calcext:value-type="float">
            <text:p>566.214509531</text:p>
          </table:table-cell>
          <table:table-cell office:value-type="float" office:value="565.071313101412" calcext:value-type="float">
            <text:p>565.0713131014</text:p>
          </table:table-cell>
          <table:table-cell office:value-type="float" office:value="0" calcext:value-type="float">
            <text:p>0</text:p>
          </table:table-cell>
          <table:table-cell office:value-type="float" office:value="564.84526859144" calcext:value-type="float">
            <text:p>564.8452685914</text:p>
          </table:table-cell>
          <table:table-cell office:value-type="float" office:value="571.143166846279" calcext:value-type="float">
            <text:p>571.1431668463</text:p>
          </table:table-cell>
          <table:table-cell office:value-type="float" office:value="548.740611436432" calcext:value-type="float">
            <text:p>548.7406114364</text:p>
          </table:table-cell>
          <table:table-cell office:value-type="float" office:value="562.368518929599" calcext:value-type="float">
            <text:p>562.3685189296</text:p>
          </table:table-cell>
          <table:table-cell office:value-type="float" office:value="548.307910635908" calcext:value-type="float">
            <text:p>548.3079106359</text:p>
          </table:table-cell>
          <table:table-cell office:value-type="float" office:value="0" calcext:value-type="float">
            <text:p>0</text:p>
          </table:table-cell>
          <table:table-cell office:value-type="float" office:value="545.206425633373" calcext:value-type="float">
            <text:p>545.2064256334</text:p>
          </table:table-cell>
          <table:table-cell office:value-type="float" office:value="568.080892311678" calcext:value-type="float">
            <text:p>568.0808923117</text:p>
          </table:table-cell>
          <table:table-cell office:value-type="float" office:value="560.872737717695" calcext:value-type="float">
            <text:p>560.8727377177</text:p>
          </table:table-cell>
          <table:table-cell office:value-type="float" office:value="0" calcext:value-type="float">
            <text:p>0</text:p>
          </table:table-cell>
          <table:table-cell office:value-type="float" office:value="547.765698082264" calcext:value-type="float">
            <text:p>547.7656980823</text:p>
          </table:table-cell>
          <table:table-cell office:value-type="float" office:value="576.179886998935" calcext:value-type="float">
            <text:p>576.1798869989</text:p>
          </table:table-cell>
          <table:table-cell office:value-type="float" office:value="0" calcext:value-type="float">
            <text:p>0</text:p>
          </table:table-cell>
          <table:table-cell office:value-type="float" office:value="581.055203259105" calcext:value-type="float">
            <text:p>581.0552032591</text:p>
          </table:table-cell>
          <table:table-cell office:value-type="float" office:value="572.260779775651" calcext:value-type="float">
            <text:p>572.2607797757</text:p>
          </table:table-cell>
          <table:table-cell office:value-type="float" office:value="588.325238337995" calcext:value-type="float">
            <text:p>588.325238338</text:p>
          </table:table-cell>
          <table:table-cell office:value-type="float" office:value="544.868965810962" calcext:value-type="float">
            <text:p>544.868965811</text:p>
          </table:table-cell>
          <table:table-cell office:value-type="float" office:value="579.027358329106" calcext:value-type="float">
            <text:p>579.0273583291</text:p>
          </table:table-cell>
          <table:table-cell office:value-type="float" office:value="553.759713392769" calcext:value-type="float">
            <text:p>553.7597133928</text:p>
          </table:table-cell>
          <table:table-cell office:value-type="float" office:value="0" calcext:value-type="float">
            <text:p>0</text:p>
          </table:table-cell>
          <table:table-cell office:value-type="float" office:value="559.049362716463" calcext:value-type="float">
            <text:p>559.0493627165</text:p>
          </table:table-cell>
          <table:table-cell office:value-type="float" office:value="554.753391039694" calcext:value-type="float">
            <text:p>554.7533910397</text:p>
          </table:table-cell>
          <table:table-cell office:value-type="float" office:value="0" calcext:value-type="float">
            <text:p>0</text:p>
          </table:table-cell>
          <table:table-cell office:value-type="float" office:value="561.037245178787" calcext:value-type="float">
            <text:p>561.03724517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.297237341937" calcext:value-type="float">
            <text:p>559.2972373419</text:p>
          </table:table-cell>
          <table:table-cell office:value-type="float" office:value="570.445352158627" calcext:value-type="float">
            <text:p>570.4453521586</text:p>
          </table:table-cell>
          <table:table-cell office:value-type="float" office:value="566.611231488529" calcext:value-type="float">
            <text:p>566.6112314885</text:p>
          </table:table-cell>
          <table:table-cell office:value-type="float" office:value="565.069173684033" calcext:value-type="float">
            <text:p>565.069173684</text:p>
          </table:table-cell>
          <table:table-cell office:value-type="float" office:value="0" calcext:value-type="float">
            <text:p>0</text:p>
          </table:table-cell>
          <table:table-cell office:value-type="float" office:value="564.880802504293" calcext:value-type="float">
            <text:p>564.8808025043</text:p>
          </table:table-cell>
          <table:table-cell office:value-type="float" office:value="570.589432875564" calcext:value-type="float">
            <text:p>570.5894328756</text:p>
          </table:table-cell>
          <table:table-cell office:value-type="float" office:value="548.76066630366" calcext:value-type="float">
            <text:p>548.7606663037</text:p>
          </table:table-cell>
          <table:table-cell office:value-type="float" office:value="562.344937848668" calcext:value-type="float">
            <text:p>562.3449378487</text:p>
          </table:table-cell>
          <table:table-cell office:value-type="float" office:value="552.560037816981" calcext:value-type="float">
            <text:p>552.560037817</text:p>
          </table:table-cell>
          <table:table-cell office:value-type="float" office:value="0" calcext:value-type="float">
            <text:p>0</text:p>
          </table:table-cell>
          <table:table-cell office:value-type="float" office:value="545.220517487163" calcext:value-type="float">
            <text:p>545.2205174872</text:p>
          </table:table-cell>
          <table:table-cell office:value-type="float" office:value="568.086231565087" calcext:value-type="float">
            <text:p>568.0862315651</text:p>
          </table:table-cell>
          <table:table-cell office:value-type="float" office:value="560.255818007634" calcext:value-type="float">
            <text:p>560.2558180076</text:p>
          </table:table-cell>
          <table:table-cell office:value-type="float" office:value="0" calcext:value-type="float">
            <text:p>0</text:p>
          </table:table-cell>
          <table:table-cell office:value-type="float" office:value="551.202389996046" calcext:value-type="float">
            <text:p>551.202389996</text:p>
          </table:table-cell>
          <table:table-cell office:value-type="float" office:value="576.803633104161" calcext:value-type="float">
            <text:p>576.8036331042</text:p>
          </table:table-cell>
          <table:table-cell office:value-type="float" office:value="0" calcext:value-type="float">
            <text:p>0</text:p>
          </table:table-cell>
          <table:table-cell office:value-type="float" office:value="585.758746969511" calcext:value-type="float">
            <text:p>585.7587469695</text:p>
          </table:table-cell>
          <table:table-cell office:value-type="float" office:value="572.455287835962" calcext:value-type="float">
            <text:p>572.455287836</text:p>
          </table:table-cell>
          <table:table-cell office:value-type="float" office:value="589.056649258703" calcext:value-type="float">
            <text:p>589.0566492587</text:p>
          </table:table-cell>
          <table:table-cell office:value-type="float" office:value="543.99473039226" calcext:value-type="float">
            <text:p>543.9947303923</text:p>
          </table:table-cell>
          <table:table-cell office:value-type="float" office:value="581.330861840852" calcext:value-type="float">
            <text:p>581.3308618409</text:p>
          </table:table-cell>
          <table:table-cell office:value-type="float" office:value="551.819565245352" calcext:value-type="float">
            <text:p>551.8195652454</text:p>
          </table:table-cell>
          <table:table-cell office:value-type="float" office:value="0" calcext:value-type="float">
            <text:p>0</text:p>
          </table:table-cell>
          <table:table-cell office:value-type="float" office:value="559.960563605067" calcext:value-type="float">
            <text:p>559.9605636051</text:p>
          </table:table-cell>
          <table:table-cell office:value-type="float" office:value="557.200055720497" calcext:value-type="float">
            <text:p>557.2000557205</text:p>
          </table:table-cell>
          <table:table-cell office:value-type="float" office:value="0" calcext:value-type="float">
            <text:p>0</text:p>
          </table:table-cell>
          <table:table-cell office:value-type="float" office:value="560.124590027524" calcext:value-type="float">
            <text:p>560.1245900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.755630861925" calcext:value-type="float">
            <text:p>559.7556308619</text:p>
          </table:table-cell>
          <table:table-cell office:value-type="float" office:value="570.441322581203" calcext:value-type="float">
            <text:p>570.4413225812</text:p>
          </table:table-cell>
          <table:table-cell office:value-type="float" office:value="566.107070672025" calcext:value-type="float">
            <text:p>566.107070672</text:p>
          </table:table-cell>
          <table:table-cell office:value-type="float" office:value="564.800181880053" calcext:value-type="float">
            <text:p>564.8001818801</text:p>
          </table:table-cell>
          <table:table-cell office:value-type="float" office:value="0" calcext:value-type="float">
            <text:p>0</text:p>
          </table:table-cell>
          <table:table-cell office:value-type="float" office:value="565.192064735902" calcext:value-type="float">
            <text:p>565.1920647359</text:p>
          </table:table-cell>
          <table:table-cell office:value-type="float" office:value="570.589432875564" calcext:value-type="float">
            <text:p>570.5894328756</text:p>
          </table:table-cell>
          <table:table-cell office:value-type="float" office:value="548.077709449468" calcext:value-type="float">
            <text:p>548.0777094495</text:p>
          </table:table-cell>
          <table:table-cell office:value-type="float" office:value="562.377438692428" calcext:value-type="float">
            <text:p>562.3774386924</text:p>
          </table:table-cell>
          <table:table-cell office:value-type="float" office:value="551.274367311165" calcext:value-type="float">
            <text:p>551.2743673112</text:p>
          </table:table-cell>
          <table:table-cell office:value-type="float" office:value="0" calcext:value-type="float">
            <text:p>0</text:p>
          </table:table-cell>
          <table:table-cell office:value-type="float" office:value="550.746392257163" calcext:value-type="float">
            <text:p>550.7463922572</text:p>
          </table:table-cell>
          <table:table-cell office:value-type="float" office:value="568.37082854399" calcext:value-type="float">
            <text:p>568.370828544</text:p>
          </table:table-cell>
          <table:table-cell office:value-type="float" office:value="560.200328473053" calcext:value-type="float">
            <text:p>560.2003284731</text:p>
          </table:table-cell>
          <table:table-cell office:value-type="float" office:value="0" calcext:value-type="float">
            <text:p>0</text:p>
          </table:table-cell>
          <table:table-cell office:value-type="float" office:value="551.201518398646" calcext:value-type="float">
            <text:p>551.2015183986</text:p>
          </table:table-cell>
          <table:table-cell office:value-type="float" office:value="576.901287525266" calcext:value-type="float">
            <text:p>576.9012875253</text:p>
          </table:table-cell>
          <table:table-cell office:value-type="float" office:value="0" calcext:value-type="float">
            <text:p>0</text:p>
          </table:table-cell>
          <table:table-cell office:value-type="float" office:value="588.157797774067" calcext:value-type="float">
            <text:p>588.1577977741</text:p>
          </table:table-cell>
          <table:table-cell office:value-type="float" office:value="572.312283898673" calcext:value-type="float">
            <text:p>572.3122838987</text:p>
          </table:table-cell>
          <table:table-cell office:value-type="float" office:value="589.034551859984" calcext:value-type="float">
            <text:p>589.03455186</text:p>
          </table:table-cell>
          <table:table-cell office:value-type="float" office:value="543.837490513548" calcext:value-type="float">
            <text:p>543.8374905135</text:p>
          </table:table-cell>
          <table:table-cell office:value-type="float" office:value="582.333042517849" calcext:value-type="float">
            <text:p>582.3330425178</text:p>
          </table:table-cell>
          <table:table-cell office:value-type="float" office:value="550.916663238769" calcext:value-type="float">
            <text:p>550.9166632388</text:p>
          </table:table-cell>
          <table:table-cell office:value-type="float" office:value="0" calcext:value-type="float">
            <text:p>0</text:p>
          </table:table-cell>
          <table:table-cell office:value-type="float" office:value="562.112110238084" calcext:value-type="float">
            <text:p>562.1121102381</text:p>
          </table:table-cell>
          <table:table-cell office:value-type="float" office:value="558.029176068913" calcext:value-type="float">
            <text:p>558.0291760689</text:p>
          </table:table-cell>
          <table:table-cell office:value-type="float" office:value="0" calcext:value-type="float">
            <text:p>0</text:p>
          </table:table-cell>
          <table:table-cell office:value-type="float" office:value="560.49530472806" calcext:value-type="float">
            <text:p>560.49530472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.925025101378" calcext:value-type="float">
            <text:p>560.9250251014</text:p>
          </table:table-cell>
          <table:table-cell office:value-type="float" office:value="569.775136402817" calcext:value-type="float">
            <text:p>569.7751364028</text:p>
          </table:table-cell>
          <table:table-cell office:value-type="float" office:value="568.95171101205" calcext:value-type="float">
            <text:p>568.9517110121</text:p>
          </table:table-cell>
          <table:table-cell office:value-type="float" office:value="564.802259682116" calcext:value-type="float">
            <text:p>564.8022596821</text:p>
          </table:table-cell>
          <table:table-cell office:value-type="float" office:value="0" calcext:value-type="float">
            <text:p>0</text:p>
          </table:table-cell>
          <table:table-cell office:value-type="float" office:value="568.105628889911" calcext:value-type="float">
            <text:p>568.1056288899</text:p>
          </table:table-cell>
          <table:table-cell office:value-type="float" office:value="571.211436791399" calcext:value-type="float">
            <text:p>571.2114367914</text:p>
          </table:table-cell>
          <table:table-cell office:value-type="float" office:value="548.725186950052" calcext:value-type="float">
            <text:p>548.7251869501</text:p>
          </table:table-cell>
          <table:table-cell office:value-type="float" office:value="562.419408614387" calcext:value-type="float">
            <text:p>562.4194086144</text:p>
          </table:table-cell>
          <table:table-cell office:value-type="float" office:value="557.658921947666" calcext:value-type="float">
            <text:p>557.6589219477</text:p>
          </table:table-cell>
          <table:table-cell office:value-type="float" office:value="0" calcext:value-type="float">
            <text:p>0</text:p>
          </table:table-cell>
          <table:table-cell office:value-type="float" office:value="552.657741075201" calcext:value-type="float">
            <text:p>552.6577410752</text:p>
          </table:table-cell>
          <table:table-cell office:value-type="float" office:value="568.37082854399" calcext:value-type="float">
            <text:p>568.370828544</text:p>
          </table:table-cell>
          <table:table-cell office:value-type="float" office:value="561.674576916568" calcext:value-type="float">
            <text:p>561.6745769166</text:p>
          </table:table-cell>
          <table:table-cell office:value-type="float" office:value="0" calcext:value-type="float">
            <text:p>0</text:p>
          </table:table-cell>
          <table:table-cell office:value-type="float" office:value="551.02957565128" calcext:value-type="float">
            <text:p>551.0295756513</text:p>
          </table:table-cell>
          <table:table-cell office:value-type="float" office:value="577.086579483091" calcext:value-type="float">
            <text:p>577.0865794831</text:p>
          </table:table-cell>
          <table:table-cell office:value-type="float" office:value="0" calcext:value-type="float">
            <text:p>0</text:p>
          </table:table-cell>
          <table:table-cell office:value-type="float" office:value="590.418240578074" calcext:value-type="float">
            <text:p>590.4182405781</text:p>
          </table:table-cell>
          <table:table-cell office:value-type="float" office:value="572.312458350323" calcext:value-type="float">
            <text:p>572.3124583503</text:p>
          </table:table-cell>
          <table:table-cell office:value-type="float" office:value="589.207561831549" calcext:value-type="float">
            <text:p>589.2075618315</text:p>
          </table:table-cell>
          <table:table-cell office:value-type="float" office:value="544.162298304669" calcext:value-type="float">
            <text:p>544.1622983047</text:p>
          </table:table-cell>
          <table:table-cell office:value-type="float" office:value="584.214670904793" calcext:value-type="float">
            <text:p>584.2146709048</text:p>
          </table:table-cell>
          <table:table-cell office:value-type="float" office:value="550.79712385704" calcext:value-type="float">
            <text:p>550.797123857</text:p>
          </table:table-cell>
          <table:table-cell office:value-type="float" office:value="0" calcext:value-type="float">
            <text:p>0</text:p>
          </table:table-cell>
          <table:table-cell office:value-type="float" office:value="562.853379711607" calcext:value-type="float">
            <text:p>562.8533797116</text:p>
          </table:table-cell>
          <table:table-cell office:value-type="float" office:value="557.584918459514" calcext:value-type="float">
            <text:p>557.5849184595</text:p>
          </table:table-cell>
          <table:table-cell office:value-type="float" office:value="0" calcext:value-type="float">
            <text:p>0</text:p>
          </table:table-cell>
          <table:table-cell office:value-type="float" office:value="565.727234948659" calcext:value-type="float">
            <text:p>565.72723494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.145811386375" calcext:value-type="float">
            <text:p>561.1458113864</text:p>
          </table:table-cell>
          <table:table-cell office:value-type="float" office:value="569.872663100086" calcext:value-type="float">
            <text:p>569.8726631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8.901497709336" calcext:value-type="float">
            <text:p>548.9014977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.384527227747" calcext:value-type="float">
            <text:p>553.3845272277</text:p>
          </table:table-cell>
          <table:table-cell office:value-type="float" office:value="568.535774542203" calcext:value-type="float">
            <text:p>568.5357745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.063805471109" calcext:value-type="float">
            <text:p>551.0638054711</text:p>
          </table:table-cell>
          <table:table-cell office:value-type="float" office:value="576.985971874117" calcext:value-type="float">
            <text:p>576.98597187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852929107073" calcext:value-type="float">
            <text:p>545.8529291071</text:p>
          </table:table-cell>
          <table:table-cell office:value-type="float" office:value="0" calcext:value-type="float">
            <text:p>0</text:p>
          </table:table-cell>
          <table:table-cell office:value-type="float" office:value="549.909744591146" calcext:value-type="float">
            <text:p>549.9097445911</text:p>
          </table:table-cell>
          <table:table-cell office:value-type="float" office:value="0" calcext:value-type="float">
            <text:p>0</text:p>
          </table:table-cell>
          <table:table-cell office:value-type="float" office:value="562.634531986171" calcext:value-type="float">
            <text:p>562.6345319862</text:p>
          </table:table-cell>
          <table:table-cell office:value-type="float" office:value="555.695079786933" calcext:value-type="float">
            <text:p>555.695079786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A29];[.B29];[.C25];[.D25];[.E21];[.F25];[.G25];[.H29];[.I25];[.J25];[.K21];[.L29];[.M33];[.N25];[.O21];[.P33];[.Q29];[.R21];[.S25];[.T25];[.U25];[.V29];[.W25];[.X29];[.Y17];[.Z37];[.AA29];[.AB21];[.AC25];[.AD21])" office:value-type="float" office:value="565.448085943167" calcext:value-type="float">
            <text:p>565.4480859432</text:p>
          </table:table-cell>
        </table:table-row>
        <table:table-row table:style-name="ro1">
          <table:table-cell office:value-type="float" office:value="561.65396276297" calcext:value-type="float">
            <text:p>561.653962763</text:p>
          </table:table-cell>
          <table:table-cell office:value-type="float" office:value="569.789901246229" calcext:value-type="float">
            <text:p>569.78990124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.630564877759" calcext:value-type="float">
            <text:p>549.6305648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.115975525882" calcext:value-type="float">
            <text:p>553.1159755259</text:p>
          </table:table-cell>
          <table:table-cell office:value-type="float" office:value="568.419341890884" calcext:value-type="float">
            <text:p>568.4193418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.930694999269" calcext:value-type="float">
            <text:p>551.9306949993</text:p>
          </table:table-cell>
          <table:table-cell office:value-type="float" office:value="576.969573212782" calcext:value-type="float">
            <text:p>576.9695732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029179237567" calcext:value-type="float">
            <text:p>545.0291792376</text:p>
          </table:table-cell>
          <table:table-cell office:value-type="float" office:value="0" calcext:value-type="float">
            <text:p>0</text:p>
          </table:table-cell>
          <table:table-cell office:value-type="float" office:value="549.975354111036" calcext:value-type="float">
            <text:p>549.975354111</text:p>
          </table:table-cell>
          <table:table-cell office:value-type="float" office:value="0" calcext:value-type="float">
            <text:p>0</text:p>
          </table:table-cell>
          <table:table-cell office:value-type="float" office:value="562.6945535485" calcext:value-type="float">
            <text:p>562.6945535485</text:p>
          </table:table-cell>
          <table:table-cell office:value-type="float" office:value="559.09973463034" calcext:value-type="float">
            <text:p>559.09973463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STDEV([.A29];[.B29];[.C25];[.D25];[.E21];[.F25];[.G25];[.H29];[.I25];[.J25];[.K21];[.L29];[.M33];[.N25];[.O21];[.P33];[.Q29];[.R21];[.S25];[.T25];[.U25];[.V29];[.W25];[.X29];[.Y17];[.Z37];[.AA29];[.AB21];[.AC25];[.AD21])" office:value-type="float" office:value="10.5902615581615" calcext:value-type="float">
            <text:p>10.5902615582</text:p>
          </table:table-cell>
        </table:table-row>
        <table:table-row table:style-name="ro1">
          <table:table-cell office:value-type="float" office:value="565.308182025243" calcext:value-type="float">
            <text:p>565.3081820252</text:p>
          </table:table-cell>
          <table:table-cell office:value-type="float" office:value="571.001854202955" calcext:value-type="float">
            <text:p>571.001854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.680206909891" calcext:value-type="float">
            <text:p>549.6802069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.69446259858" calcext:value-type="float">
            <text:p>553.6944625986</text:p>
          </table:table-cell>
          <table:table-cell office:value-type="float" office:value="569.339763535484" calcext:value-type="float">
            <text:p>569.339763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027905052382" calcext:value-type="float">
            <text:p>552.0279050524</text:p>
          </table:table-cell>
          <table:table-cell office:value-type="float" office:value="577.94365458038" calcext:value-type="float">
            <text:p>577.9436545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6.881067710865" calcext:value-type="float">
            <text:p>546.8810677109</text:p>
          </table:table-cell>
          <table:table-cell office:value-type="float" office:value="0" calcext:value-type="float">
            <text:p>0</text:p>
          </table:table-cell>
          <table:table-cell office:value-type="float" office:value="549.923609763891" calcext:value-type="float">
            <text:p>549.9236097639</text:p>
          </table:table-cell>
          <table:table-cell office:value-type="float" office:value="0" calcext:value-type="float">
            <text:p>0</text:p>
          </table:table-cell>
          <table:table-cell office:value-type="float" office:value="562.696469095712" calcext:value-type="float">
            <text:p>562.6964690957</text:p>
          </table:table-cell>
          <table:table-cell office:value-type="float" office:value="559.299683771256" calcext:value-type="float">
            <text:p>559.29968377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.455786640889" calcext:value-type="float">
            <text:p>565.4557866409</text:p>
          </table:table-cell>
          <table:table-cell office:value-type="float" office:value="575.141498026595" calcext:value-type="float">
            <text:p>575.1414980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3.452446453863" calcext:value-type="float">
            <text:p>553.4524464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.088641442376" calcext:value-type="float">
            <text:p>556.0886414424</text:p>
          </table:table-cell>
          <table:table-cell office:value-type="float" office:value="569.476926043742" calcext:value-type="float">
            <text:p>569.4769260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226656328832" calcext:value-type="float">
            <text:p>552.2266563288</text:p>
          </table:table-cell>
          <table:table-cell office:value-type="float" office:value="574.502131949448" calcext:value-type="float">
            <text:p>574.5021319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.66120278821" calcext:value-type="float">
            <text:p>545.6612027882</text:p>
          </table:table-cell>
          <table:table-cell office:value-type="float" office:value="0" calcext:value-type="float">
            <text:p>0</text:p>
          </table:table-cell>
          <table:table-cell office:value-type="float" office:value="553.307123962831" calcext:value-type="float">
            <text:p>553.3071239628</text:p>
          </table:table-cell>
          <table:table-cell office:value-type="float" office:value="0" calcext:value-type="float">
            <text:p>0</text:p>
          </table:table-cell>
          <table:table-cell office:value-type="float" office:value="565.640704329642" calcext:value-type="float">
            <text:p>565.6407043296</text:p>
          </table:table-cell>
          <table:table-cell office:value-type="float" office:value="558.335410705667" calcext:value-type="float">
            <text:p>558.33541070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69.367737116158" calcext:value-type="float">
            <text:p>569.367737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226657064703" calcext:value-type="float">
            <text:p>552.22665706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3.557699628682" calcext:value-type="float">
            <text:p>563.5576996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69.254282456538" calcext:value-type="float">
            <text:p>569.2542824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224019348347" calcext:value-type="float">
            <text:p>552.22401934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3.557798701448" calcext:value-type="float">
            <text:p>563.55779870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69.277959868409" calcext:value-type="float">
            <text:p>569.2779598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.166386593741" calcext:value-type="float">
            <text:p>553.16638659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3.651149555957" calcext:value-type="float">
            <text:p>563.6511495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69.403255908261" calcext:value-type="float">
            <text:p>569.403255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.325663021638" calcext:value-type="float">
            <text:p>553.32566302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3.726941555666" calcext:value-type="float">
            <text:p>563.72694155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563.726946988784" calcext:value-type="float">
            <text:p>563.72694698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563.115898422355" calcext:value-type="float">
            <text:p>563.11589842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562.439114259761" calcext:value-type="float">
            <text:p>562.43911425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563.179798198391" calcext:value-type="float">
            <text:p>563.17979819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8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float" office:value="1756.73177923369" calcext:value-type="float">
            <text:p>1756.7317792337</text:p>
          </table:table-cell>
          <table:table-cell office:value-type="float" office:value="1757.20325948728" calcext:value-type="float">
            <text:p>1757.2032594873</text:p>
          </table:table-cell>
          <table:table-cell office:value-type="float" office:value="1757.66483403698" calcext:value-type="float">
            <text:p>1757.664834037</text:p>
          </table:table-cell>
          <table:table-cell office:value-type="float" office:value="1757.39628681791" calcext:value-type="float">
            <text:p>1757.3962868179</text:p>
          </table:table-cell>
          <table:table-cell office:value-type="float" office:value="1757.69075823856" calcext:value-type="float">
            <text:p>1757.6907582386</text:p>
          </table:table-cell>
          <table:table-cell office:value-type="float" office:value="1757.08773911205" calcext:value-type="float">
            <text:p>1757.0877391121</text:p>
          </table:table-cell>
          <table:table-cell office:value-type="float" office:value="1756.17322404896" calcext:value-type="float">
            <text:p>1756.173224049</text:p>
          </table:table-cell>
          <table:table-cell office:value-type="float" office:value="1757.55257299738" calcext:value-type="float">
            <text:p>1757.5525729974</text:p>
          </table:table-cell>
          <table:table-cell office:value-type="float" office:value="1757.63649359962" calcext:value-type="float">
            <text:p>1757.6364935996</text:p>
          </table:table-cell>
          <table:table-cell office:value-type="float" office:value="1757.65634772909" calcext:value-type="float">
            <text:p>1757.6563477291</text:p>
          </table:table-cell>
          <table:table-cell office:value-type="float" office:value="1757.10016225285" calcext:value-type="float">
            <text:p>1757.1001622529</text:p>
          </table:table-cell>
          <table:table-cell office:value-type="float" office:value="1757.70156174494" calcext:value-type="float">
            <text:p>1757.7015617449</text:p>
          </table:table-cell>
          <table:table-cell office:value-type="float" office:value="1757.70123698125" calcext:value-type="float">
            <text:p>1757.7012369813</text:p>
          </table:table-cell>
          <table:table-cell office:value-type="float" office:value="1757.7579159759" calcext:value-type="float">
            <text:p>1757.7579159759</text:p>
          </table:table-cell>
          <table:table-cell office:value-type="float" office:value="1756.0578566304" calcext:value-type="float">
            <text:p>1756.0578566304</text:p>
          </table:table-cell>
          <table:table-cell office:value-type="float" office:value="1757.40939061461" calcext:value-type="float">
            <text:p>1757.4093906146</text:p>
          </table:table-cell>
          <table:table-cell office:value-type="float" office:value="1757.45195854558" calcext:value-type="float">
            <text:p>1757.4519585456</text:p>
          </table:table-cell>
          <table:table-cell office:value-type="float" office:value="1757.4177379008" calcext:value-type="float">
            <text:p>1757.4177379008</text:p>
          </table:table-cell>
          <table:table-cell office:value-type="float" office:value="1757.55815889685" calcext:value-type="float">
            <text:p>1757.5581588969</text:p>
          </table:table-cell>
          <table:table-cell office:value-type="float" office:value="1757.55576265444" calcext:value-type="float">
            <text:p>1757.5557626544</text:p>
          </table:table-cell>
          <table:table-cell office:value-type="float" office:value="1757.57313524066" calcext:value-type="float">
            <text:p>1757.5731352407</text:p>
          </table:table-cell>
          <table:table-cell office:value-type="float" office:value="1756.85023793884" calcext:value-type="float">
            <text:p>1756.8502379388</text:p>
          </table:table-cell>
          <table:table-cell office:value-type="float" office:value="1756.72612614709" calcext:value-type="float">
            <text:p>1756.7261261471</text:p>
          </table:table-cell>
          <table:table-cell office:value-type="float" office:value="1757.27408441387" calcext:value-type="float">
            <text:p>1757.2740844139</text:p>
          </table:table-cell>
          <table:table-cell office:value-type="float" office:value="1756.89543509195" calcext:value-type="float">
            <text:p>1756.895435092</text:p>
          </table:table-cell>
          <table:table-cell office:value-type="float" office:value="1757.74341285357" calcext:value-type="float">
            <text:p>1757.7434128536</text:p>
          </table:table-cell>
          <table:table-cell office:value-type="float" office:value="1757.68484695057" calcext:value-type="float">
            <text:p>1757.6848469506</text:p>
          </table:table-cell>
          <table:table-cell office:value-type="float" office:value="1757.58710126923" calcext:value-type="float">
            <text:p>1757.5871012692</text:p>
          </table:table-cell>
          <table:table-cell office:value-type="float" office:value="1757.04339799893" calcext:value-type="float">
            <text:p>1757.0433979989</text:p>
          </table:table-cell>
          <table:table-cell office:value-type="float" office:value="1756.95422203726" calcext:value-type="float">
            <text:p>1756.9542220373</text:p>
          </table:table-cell>
        </table:table-row>
        <table:table-row table:style-name="ro1">
          <table:table-cell office:value-type="float" office:value="1752.09637110138" calcext:value-type="float">
            <text:p>1752.0963711014</text:p>
          </table:table-cell>
          <table:table-cell office:value-type="float" office:value="1755.49997784066" calcext:value-type="float">
            <text:p>1755.4999778407</text:p>
          </table:table-cell>
          <table:table-cell office:value-type="float" office:value="1757.14884827762" calcext:value-type="float">
            <text:p>1757.1488482776</text:p>
          </table:table-cell>
          <table:table-cell office:value-type="float" office:value="1756.96469582986" calcext:value-type="float">
            <text:p>1756.9646958299</text:p>
          </table:table-cell>
          <table:table-cell office:value-type="float" office:value="1754.56874493952" calcext:value-type="float">
            <text:p>1754.5687449395</text:p>
          </table:table-cell>
          <table:table-cell office:value-type="float" office:value="1756.59081314389" calcext:value-type="float">
            <text:p>1756.5908131439</text:p>
          </table:table-cell>
          <table:table-cell office:value-type="float" office:value="1756.30983334082" calcext:value-type="float">
            <text:p>1756.3098333408</text:p>
          </table:table-cell>
          <table:table-cell office:value-type="float" office:value="1757.55635460773" calcext:value-type="float">
            <text:p>1757.5563546077</text:p>
          </table:table-cell>
          <table:table-cell office:value-type="float" office:value="1757.58929158058" calcext:value-type="float">
            <text:p>1757.5892915806</text:p>
          </table:table-cell>
          <table:table-cell office:value-type="float" office:value="1754.61355957588" calcext:value-type="float">
            <text:p>1754.6135595759</text:p>
          </table:table-cell>
          <table:table-cell office:value-type="float" office:value="1752.92339142878" calcext:value-type="float">
            <text:p>1752.9233914288</text:p>
          </table:table-cell>
          <table:table-cell office:value-type="float" office:value="1756.97321036678" calcext:value-type="float">
            <text:p>1756.9732103668</text:p>
          </table:table-cell>
          <table:table-cell office:value-type="float" office:value="1757.70123698125" calcext:value-type="float">
            <text:p>1757.7012369813</text:p>
          </table:table-cell>
          <table:table-cell office:value-type="float" office:value="1757.11345660378" calcext:value-type="float">
            <text:p>1757.1134566038</text:p>
          </table:table-cell>
          <table:table-cell office:value-type="float" office:value="1750.1568342812" calcext:value-type="float">
            <text:p>1750.1568342812</text:p>
          </table:table-cell>
          <table:table-cell office:value-type="float" office:value="1753.47821502365" calcext:value-type="float">
            <text:p>1753.4782150237</text:p>
          </table:table-cell>
          <table:table-cell office:value-type="float" office:value="1755.36485393211" calcext:value-type="float">
            <text:p>1755.3648539321</text:p>
          </table:table-cell>
          <table:table-cell office:value-type="float" office:value="1755.21501097976" calcext:value-type="float">
            <text:p>1755.2150109798</text:p>
          </table:table-cell>
          <table:table-cell office:value-type="float" office:value="1757.33647076613" calcext:value-type="float">
            <text:p>1757.3364707661</text:p>
          </table:table-cell>
          <table:table-cell office:value-type="float" office:value="1755.74593826878" calcext:value-type="float">
            <text:p>1755.7459382688</text:p>
          </table:table-cell>
          <table:table-cell office:value-type="float" office:value="1754.15586897911" calcext:value-type="float">
            <text:p>1754.1558689791</text:p>
          </table:table-cell>
          <table:table-cell office:value-type="float" office:value="1756.5060173321" calcext:value-type="float">
            <text:p>1756.5060173321</text:p>
          </table:table-cell>
          <table:table-cell office:value-type="float" office:value="1756.7695638202" calcext:value-type="float">
            <text:p>1756.7695638202</text:p>
          </table:table-cell>
          <table:table-cell office:value-type="float" office:value="1757.17053994543" calcext:value-type="float">
            <text:p>1757.1705399454</text:p>
          </table:table-cell>
          <table:table-cell office:value-type="float" office:value="1756.81103919496" calcext:value-type="float">
            <text:p>1756.811039195</text:p>
          </table:table-cell>
          <table:table-cell office:value-type="float" office:value="1757.05721992175" calcext:value-type="float">
            <text:p>1757.0572199218</text:p>
          </table:table-cell>
          <table:table-cell office:value-type="float" office:value="1757.54142171806" calcext:value-type="float">
            <text:p>1757.5414217181</text:p>
          </table:table-cell>
          <table:table-cell office:value-type="float" office:value="1754.50628309579" calcext:value-type="float">
            <text:p>1754.5062830958</text:p>
          </table:table-cell>
          <table:table-cell office:value-type="float" office:value="1754.87613322543" calcext:value-type="float">
            <text:p>1754.8761332254</text:p>
          </table:table-cell>
          <table:table-cell office:value-type="float" office:value="1751.82589978487" calcext:value-type="float">
            <text:p>1751.8258997849</text:p>
          </table:table-cell>
        </table:table-row>
        <table:table-row table:style-name="ro1">
          <table:table-cell office:value-type="float" office:value="1751.43089389688" calcext:value-type="float">
            <text:p>1751.4308938969</text:p>
          </table:table-cell>
          <table:table-cell office:value-type="float" office:value="1753.30911617217" calcext:value-type="float">
            <text:p>1753.3091161722</text:p>
          </table:table-cell>
          <table:table-cell office:value-type="float" office:value="1754.80086662802" calcext:value-type="float">
            <text:p>1754.800866628</text:p>
          </table:table-cell>
          <table:table-cell office:value-type="float" office:value="1753.22311089459" calcext:value-type="float">
            <text:p>1753.2231108946</text:p>
          </table:table-cell>
          <table:table-cell office:value-type="float" office:value="1749.24714349267" calcext:value-type="float">
            <text:p>1749.2471434927</text:p>
          </table:table-cell>
          <table:table-cell office:value-type="float" office:value="1754.15176126476" calcext:value-type="float">
            <text:p>1754.1517612648</text:p>
          </table:table-cell>
          <table:table-cell office:value-type="float" office:value="1756.45807773412" calcext:value-type="float">
            <text:p>1756.4580777341</text:p>
          </table:table-cell>
          <table:table-cell office:value-type="float" office:value="1757.25643306088" calcext:value-type="float">
            <text:p>1757.2564330609</text:p>
          </table:table-cell>
          <table:table-cell office:value-type="float" office:value="1753.89953263403" calcext:value-type="float">
            <text:p>1753.899532634</text:p>
          </table:table-cell>
          <table:table-cell office:value-type="float" office:value="1752.69459962716" calcext:value-type="float">
            <text:p>1752.6945996272</text:p>
          </table:table-cell>
          <table:table-cell office:value-type="float" office:value="1745.538187004" calcext:value-type="float">
            <text:p>1745.538187004</text:p>
          </table:table-cell>
          <table:table-cell office:value-type="float" office:value="1755.58173056352" calcext:value-type="float">
            <text:p>1755.5817305635</text:p>
          </table:table-cell>
          <table:table-cell office:value-type="float" office:value="1754.51988573017" calcext:value-type="float">
            <text:p>1754.5198857302</text:p>
          </table:table-cell>
          <table:table-cell office:value-type="float" office:value="1755.79853261196" calcext:value-type="float">
            <text:p>1755.798532612</text:p>
          </table:table-cell>
          <table:table-cell office:value-type="float" office:value="1751.29670606336" calcext:value-type="float">
            <text:p>1751.2967060634</text:p>
          </table:table-cell>
          <table:table-cell office:value-type="float" office:value="1746.62890017916" calcext:value-type="float">
            <text:p>1746.6289001792</text:p>
          </table:table-cell>
          <table:table-cell office:value-type="float" office:value="1749.69379092262" calcext:value-type="float">
            <text:p>1749.6937909226</text:p>
          </table:table-cell>
          <table:table-cell office:value-type="float" office:value="1755.27309736031" calcext:value-type="float">
            <text:p>1755.2730973603</text:p>
          </table:table-cell>
          <table:table-cell office:value-type="float" office:value="1752.86186697854" calcext:value-type="float">
            <text:p>1752.8618669785</text:p>
          </table:table-cell>
          <table:table-cell office:value-type="float" office:value="1754.52510811171" calcext:value-type="float">
            <text:p>1754.5251081117</text:p>
          </table:table-cell>
          <table:table-cell office:value-type="float" office:value="1747.43606552292" calcext:value-type="float">
            <text:p>1747.4360655229</text:p>
          </table:table-cell>
          <table:table-cell office:value-type="float" office:value="1751.24294467683" calcext:value-type="float">
            <text:p>1751.2429446768</text:p>
          </table:table-cell>
          <table:table-cell office:value-type="float" office:value="1751.70558868854" calcext:value-type="float">
            <text:p>1751.7055886885</text:p>
          </table:table-cell>
          <table:table-cell office:value-type="float" office:value="1757.20514532675" calcext:value-type="float">
            <text:p>1757.2051453268</text:p>
          </table:table-cell>
          <table:table-cell office:value-type="float" office:value="1751.73614248542" calcext:value-type="float">
            <text:p>1751.7361424854</text:p>
          </table:table-cell>
          <table:table-cell office:value-type="float" office:value="1755.59909497427" calcext:value-type="float">
            <text:p>1755.5990949743</text:p>
          </table:table-cell>
          <table:table-cell office:value-type="float" office:value="1754.37771418425" calcext:value-type="float">
            <text:p>1754.3777141843</text:p>
          </table:table-cell>
          <table:table-cell office:value-type="float" office:value="1749.42952658267" calcext:value-type="float">
            <text:p>1749.4295265827</text:p>
          </table:table-cell>
          <table:table-cell office:value-type="float" office:value="1749.45432458432" calcext:value-type="float">
            <text:p>1749.4543245843</text:p>
          </table:table-cell>
          <table:table-cell office:value-type="float" office:value="1751.82589978487" calcext:value-type="float">
            <text:p>1751.8258997849</text:p>
          </table:table-cell>
        </table:table-row>
        <table:table-row table:style-name="ro1">
          <table:table-cell office:value-type="float" office:value="1750.44917458547" calcext:value-type="float">
            <text:p>1750.4491745855</text:p>
          </table:table-cell>
          <table:table-cell office:value-type="float" office:value="1746.29694332939" calcext:value-type="float">
            <text:p>1746.2969433294</text:p>
          </table:table-cell>
          <table:table-cell office:value-type="float" office:value="1752.2934907461" calcext:value-type="float">
            <text:p>1752.2934907461</text:p>
          </table:table-cell>
          <table:table-cell office:value-type="float" office:value="1747.89430062672" calcext:value-type="float">
            <text:p>1747.8943006267</text:p>
          </table:table-cell>
          <table:table-cell office:value-type="float" office:value="1748.98218849485" calcext:value-type="float">
            <text:p>1748.9821884949</text:p>
          </table:table-cell>
          <table:table-cell office:value-type="float" office:value="1753.42477111591" calcext:value-type="float">
            <text:p>1753.4247711159</text:p>
          </table:table-cell>
          <table:table-cell office:value-type="float" office:value="1752.02401333248" calcext:value-type="float">
            <text:p>1752.0240133325</text:p>
          </table:table-cell>
          <table:table-cell office:value-type="float" office:value="1753.28918019401" calcext:value-type="float">
            <text:p>1753.289180194</text:p>
          </table:table-cell>
          <table:table-cell office:value-type="float" office:value="1747.1389865523" calcext:value-type="float">
            <text:p>1747.1389865523</text:p>
          </table:table-cell>
          <table:table-cell office:value-type="float" office:value="1745.92865093372" calcext:value-type="float">
            <text:p>1745.9286509337</text:p>
          </table:table-cell>
          <table:table-cell office:value-type="float" office:value="1745.82565088244" calcext:value-type="float">
            <text:p>1745.8256508824</text:p>
          </table:table-cell>
          <table:table-cell office:value-type="float" office:value="1750.75251387851" calcext:value-type="float">
            <text:p>1750.7525138785</text:p>
          </table:table-cell>
          <table:table-cell office:value-type="float" office:value="1749.43741090137" calcext:value-type="float">
            <text:p>1749.4374109014</text:p>
          </table:table-cell>
          <table:table-cell office:value-type="float" office:value="1750.5967381929" calcext:value-type="float">
            <text:p>1750.5967381929</text:p>
          </table:table-cell>
          <table:table-cell office:value-type="float" office:value="1743.99758470401" calcext:value-type="float">
            <text:p>1743.997584704</text:p>
          </table:table-cell>
          <table:table-cell office:value-type="float" office:value="1744.86092286256" calcext:value-type="float">
            <text:p>1744.8609228626</text:p>
          </table:table-cell>
          <table:table-cell office:value-type="float" office:value="1741.71387047376" calcext:value-type="float">
            <text:p>1741.7138704738</text:p>
          </table:table-cell>
          <table:table-cell office:value-type="float" office:value="1750.29843204632" calcext:value-type="float">
            <text:p>1750.2984320463</text:p>
          </table:table-cell>
          <table:table-cell office:value-type="float" office:value="1753.22852851413" calcext:value-type="float">
            <text:p>1753.2285285141</text:p>
          </table:table-cell>
          <table:table-cell office:value-type="float" office:value="1748.87657065839" calcext:value-type="float">
            <text:p>1748.8765706584</text:p>
          </table:table-cell>
          <table:table-cell office:value-type="float" office:value="1739.87232946085" calcext:value-type="float">
            <text:p>1739.8723294609</text:p>
          </table:table-cell>
          <table:table-cell office:value-type="float" office:value="1743.79260585859" calcext:value-type="float">
            <text:p>1743.7926058586</text:p>
          </table:table-cell>
          <table:table-cell office:value-type="float" office:value="1745.03470858015" calcext:value-type="float">
            <text:p>1745.0347085802</text:p>
          </table:table-cell>
          <table:table-cell office:value-type="float" office:value="1754.22172541578" calcext:value-type="float">
            <text:p>1754.2217254158</text:p>
          </table:table-cell>
          <table:table-cell office:value-type="float" office:value="1747.71099783504" calcext:value-type="float">
            <text:p>1747.710997835</text:p>
          </table:table-cell>
          <table:table-cell office:value-type="float" office:value="1755.37419239122" calcext:value-type="float">
            <text:p>1755.3741923912</text:p>
          </table:table-cell>
          <table:table-cell office:value-type="float" office:value="1749.49166215947" calcext:value-type="float">
            <text:p>1749.4916621595</text:p>
          </table:table-cell>
          <table:table-cell office:value-type="float" office:value="1746.84011200701" calcext:value-type="float">
            <text:p>1746.840112007</text:p>
          </table:table-cell>
          <table:table-cell office:value-type="float" office:value="1749.54136505514" calcext:value-type="float">
            <text:p>1749.5413650551</text:p>
          </table:table-cell>
          <table:table-cell office:value-type="float" office:value="1753.18966958896" calcext:value-type="float">
            <text:p>1753.189669589</text:p>
          </table:table-cell>
        </table:table-row>
        <table:table-row table:style-name="ro1">
          <table:table-cell office:value-type="float" office:value="1749.16992374749" calcext:value-type="float">
            <text:p>1749.1699237475</text:p>
          </table:table-cell>
          <table:table-cell office:value-type="float" office:value="1747.62409654295" calcext:value-type="float">
            <text:p>1747.624096543</text:p>
          </table:table-cell>
          <table:table-cell office:value-type="float" office:value="1747.97313603609" calcext:value-type="float">
            <text:p>1747.9731360361</text:p>
          </table:table-cell>
          <table:table-cell office:value-type="float" office:value="1741.20607045462" calcext:value-type="float">
            <text:p>1741.2060704546</text:p>
          </table:table-cell>
          <table:table-cell office:value-type="float" office:value="1748.52239115402" calcext:value-type="float">
            <text:p>1748.522391154</text:p>
          </table:table-cell>
          <table:table-cell office:value-type="float" office:value="1753.42477111591" calcext:value-type="float">
            <text:p>1753.4247711159</text:p>
          </table:table-cell>
          <table:table-cell office:value-type="float" office:value="1750.36244370916" calcext:value-type="float">
            <text:p>1750.3624437092</text:p>
          </table:table-cell>
          <table:table-cell office:value-type="float" office:value="1747.81385356672" calcext:value-type="float">
            <text:p>1747.8138535667</text:p>
          </table:table-cell>
          <table:table-cell office:value-type="float" office:value="1741.50555119477" calcext:value-type="float">
            <text:p>1741.5055511948</text:p>
          </table:table-cell>
          <table:table-cell office:value-type="float" office:value="1746.31813783245" calcext:value-type="float">
            <text:p>1746.3181378325</text:p>
          </table:table-cell>
          <table:table-cell office:value-type="float" office:value="1745.82565088244" calcext:value-type="float">
            <text:p>1745.8256508824</text:p>
          </table:table-cell>
          <table:table-cell office:value-type="float" office:value="1750.31976756121" calcext:value-type="float">
            <text:p>1750.3197675612</text:p>
          </table:table-cell>
          <table:table-cell office:value-type="float" office:value="1747.69343703494" calcext:value-type="float">
            <text:p>1747.6934370349</text:p>
          </table:table-cell>
          <table:table-cell office:value-type="float" office:value="1749.92811431949" calcext:value-type="float">
            <text:p>1749.9281143195</text:p>
          </table:table-cell>
          <table:table-cell office:value-type="float" office:value="1742.585698087" calcext:value-type="float">
            <text:p>1742.585698087</text:p>
          </table:table-cell>
          <table:table-cell office:value-type="float" office:value="1742.40396767841" calcext:value-type="float">
            <text:p>1742.4039676784</text:p>
          </table:table-cell>
          <table:table-cell office:value-type="float" office:value="1734.50556411694" calcext:value-type="float">
            <text:p>1734.5055641169</text:p>
          </table:table-cell>
          <table:table-cell office:value-type="float" office:value="1744.29320943464" calcext:value-type="float">
            <text:p>1744.2932094346</text:p>
          </table:table-cell>
          <table:table-cell office:value-type="float" office:value="1746.99608701343" calcext:value-type="float">
            <text:p>1746.9960870134</text:p>
          </table:table-cell>
          <table:table-cell office:value-type="float" office:value="1745.84667937176" calcext:value-type="float">
            <text:p>1745.8466793718</text:p>
          </table:table-cell>
          <table:table-cell office:value-type="float" office:value="1734.32566183902" calcext:value-type="float">
            <text:p>1734.325661839</text:p>
          </table:table-cell>
          <table:table-cell office:value-type="float" office:value="1744.49724945389" calcext:value-type="float">
            <text:p>1744.4972494539</text:p>
          </table:table-cell>
          <table:table-cell office:value-type="float" office:value="1737.60911043724" calcext:value-type="float">
            <text:p>1737.6091104372</text:p>
          </table:table-cell>
          <table:table-cell office:value-type="float" office:value="1751.9928917006" calcext:value-type="float">
            <text:p>1751.9928917006</text:p>
          </table:table-cell>
          <table:table-cell office:value-type="float" office:value="1742.27108258212" calcext:value-type="float">
            <text:p>1742.2710825821</text:p>
          </table:table-cell>
          <table:table-cell office:value-type="float" office:value="1749.09362498108" calcext:value-type="float">
            <text:p>1749.0936249811</text:p>
          </table:table-cell>
          <table:table-cell office:value-type="float" office:value="1748.58018833998" calcext:value-type="float">
            <text:p>1748.58018834</text:p>
          </table:table-cell>
          <table:table-cell office:value-type="float" office:value="1739.0531340332" calcext:value-type="float">
            <text:p>1739.0531340332</text:p>
          </table:table-cell>
          <table:table-cell office:value-type="float" office:value="1749.70132280998" calcext:value-type="float">
            <text:p>1749.70132281</text:p>
          </table:table-cell>
          <table:table-cell office:value-type="float" office:value="1753.18966958896" calcext:value-type="float">
            <text:p>1753.189669589</text:p>
          </table:table-cell>
        </table:table-row>
        <table:table-row table:style-name="ro1">
          <table:table-cell office:value-type="float" office:value="1748.91044586269" calcext:value-type="float">
            <text:p>1748.9104458627</text:p>
          </table:table-cell>
          <table:table-cell office:value-type="float" office:value="1743.63959243421" calcext:value-type="float">
            <text:p>1743.6395924342</text:p>
          </table:table-cell>
          <table:table-cell office:value-type="float" office:value="1746.47641622062" calcext:value-type="float">
            <text:p>1746.4764162206</text:p>
          </table:table-cell>
          <table:table-cell office:value-type="float" office:value="1742.28369026734" calcext:value-type="float">
            <text:p>1742.2836902673</text:p>
          </table:table-cell>
          <table:table-cell office:value-type="float" office:value="1746.20841474364" calcext:value-type="float">
            <text:p>1746.2084147436</text:p>
          </table:table-cell>
          <table:table-cell office:value-type="float" office:value="1748.63693122555" calcext:value-type="float">
            <text:p>1748.6369312256</text:p>
          </table:table-cell>
          <table:table-cell office:value-type="float" office:value="1744.63991477304" calcext:value-type="float">
            <text:p>1744.639914773</text:p>
          </table:table-cell>
          <table:table-cell office:value-type="float" office:value="1740.56736838001" calcext:value-type="float">
            <text:p>1740.56736838</text:p>
          </table:table-cell>
          <table:table-cell office:value-type="float" office:value="1734.80252152189" calcext:value-type="float">
            <text:p>1734.8025215219</text:p>
          </table:table-cell>
          <table:table-cell office:value-type="float" office:value="1747.38624207732" calcext:value-type="float">
            <text:p>1747.3862420773</text:p>
          </table:table-cell>
          <table:table-cell office:value-type="float" office:value="1745.82565088244" calcext:value-type="float">
            <text:p>1745.8256508824</text:p>
          </table:table-cell>
          <table:table-cell office:value-type="float" office:value="1750.67882690762" calcext:value-type="float">
            <text:p>1750.6788269076</text:p>
          </table:table-cell>
          <table:table-cell office:value-type="float" office:value="1745.89249100875" calcext:value-type="float">
            <text:p>1745.8924910088</text:p>
          </table:table-cell>
          <table:table-cell office:value-type="float" office:value="1744.15883678519" calcext:value-type="float">
            <text:p>1744.1588367852</text:p>
          </table:table-cell>
          <table:table-cell office:value-type="float" office:value="1742.14598109782" calcext:value-type="float">
            <text:p>1742.1459810978</text:p>
          </table:table-cell>
          <table:table-cell office:value-type="float" office:value="1739.51346763155" calcext:value-type="float">
            <text:p>1739.5134676316</text:p>
          </table:table-cell>
          <table:table-cell office:value-type="float" office:value="1734.2808034049" calcext:value-type="float">
            <text:p>1734.2808034049</text:p>
          </table:table-cell>
          <table:table-cell office:value-type="float" office:value="1743.8869677727" calcext:value-type="float">
            <text:p>1743.8869677727</text:p>
          </table:table-cell>
          <table:table-cell office:value-type="float" office:value="1747.75342606912" calcext:value-type="float">
            <text:p>1747.7534260691</text:p>
          </table:table-cell>
          <table:table-cell office:value-type="float" office:value="1744.12215387277" calcext:value-type="float">
            <text:p>1744.1221538728</text:p>
          </table:table-cell>
          <table:table-cell office:value-type="float" office:value="1731.30884945075" calcext:value-type="float">
            <text:p>1731.3088494508</text:p>
          </table:table-cell>
          <table:table-cell office:value-type="float" office:value="1744.04196753189" calcext:value-type="float">
            <text:p>1744.0419675319</text:p>
          </table:table-cell>
          <table:table-cell office:value-type="float" office:value="1741.22356971861" calcext:value-type="float">
            <text:p>1741.2235697186</text:p>
          </table:table-cell>
          <table:table-cell office:value-type="float" office:value="1746.08295980849" calcext:value-type="float">
            <text:p>1746.0829598085</text:p>
          </table:table-cell>
          <table:table-cell office:value-type="float" office:value="1735.19770993594" calcext:value-type="float">
            <text:p>1735.1977099359</text:p>
          </table:table-cell>
          <table:table-cell office:value-type="float" office:value="1745.97122720294" calcext:value-type="float">
            <text:p>1745.9712272029</text:p>
          </table:table-cell>
          <table:table-cell office:value-type="float" office:value="1749.31406446746" calcext:value-type="float">
            <text:p>1749.3140644675</text:p>
          </table:table-cell>
          <table:table-cell office:value-type="float" office:value="1739.39343692959" calcext:value-type="float">
            <text:p>1739.3934369296</text:p>
          </table:table-cell>
          <table:table-cell office:value-type="float" office:value="1750.21285507171" calcext:value-type="float">
            <text:p>1750.2128550717</text:p>
          </table:table-cell>
          <table:table-cell office:value-type="float" office:value="1752.53201609638" calcext:value-type="float">
            <text:p>1752.5320160964</text:p>
          </table:table-cell>
        </table:table-row>
        <table:table-row table:style-name="ro1">
          <table:table-cell office:value-type="float" office:value="1749.25278449366" calcext:value-type="float">
            <text:p>1749.2527844937</text:p>
          </table:table-cell>
          <table:table-cell office:value-type="float" office:value="1736.17124027745" calcext:value-type="float">
            <text:p>1736.1712402775</text:p>
          </table:table-cell>
          <table:table-cell office:value-type="float" office:value="1738.48641787603" calcext:value-type="float">
            <text:p>1738.486417876</text:p>
          </table:table-cell>
          <table:table-cell office:value-type="float" office:value="1734.28429458424" calcext:value-type="float">
            <text:p>1734.2842945842</text:p>
          </table:table-cell>
          <table:table-cell office:value-type="float" office:value="1746.4482580976" calcext:value-type="float">
            <text:p>1746.4482580976</text:p>
          </table:table-cell>
          <table:table-cell office:value-type="float" office:value="1743.21753489026" calcext:value-type="float">
            <text:p>1743.2175348903</text:p>
          </table:table-cell>
          <table:table-cell office:value-type="float" office:value="1735.75233111008" calcext:value-type="float">
            <text:p>1735.7523311101</text:p>
          </table:table-cell>
          <table:table-cell office:value-type="float" office:value="1738.60991247785" calcext:value-type="float">
            <text:p>1738.6099124779</text:p>
          </table:table-cell>
          <table:table-cell office:value-type="float" office:value="1734.17456575089" calcext:value-type="float">
            <text:p>1734.1745657509</text:p>
          </table:table-cell>
          <table:table-cell office:value-type="float" office:value="1748.49990957138" calcext:value-type="float">
            <text:p>1748.4999095714</text:p>
          </table:table-cell>
          <table:table-cell office:value-type="float" office:value="1737.94873374456" calcext:value-type="float">
            <text:p>1737.9487337446</text:p>
          </table:table-cell>
          <table:table-cell office:value-type="float" office:value="1746.94070269667" calcext:value-type="float">
            <text:p>1746.9407026967</text:p>
          </table:table-cell>
          <table:table-cell office:value-type="float" office:value="1737.7962300408" calcext:value-type="float">
            <text:p>1737.7962300408</text:p>
          </table:table-cell>
          <table:table-cell office:value-type="float" office:value="1742.58383942024" calcext:value-type="float">
            <text:p>1742.5838394202</text:p>
          </table:table-cell>
          <table:table-cell office:value-type="float" office:value="1737.2318722231" calcext:value-type="float">
            <text:p>1737.2318722231</text:p>
          </table:table-cell>
          <table:table-cell office:value-type="float" office:value="1736.51122544665" calcext:value-type="float">
            <text:p>1736.5112254467</text:p>
          </table:table-cell>
          <table:table-cell office:value-type="float" office:value="1728.71447756437" calcext:value-type="float">
            <text:p>1728.7144775644</text:p>
          </table:table-cell>
          <table:table-cell office:value-type="float" office:value="1743.60821083079" calcext:value-type="float">
            <text:p>1743.6082108308</text:p>
          </table:table-cell>
          <table:table-cell office:value-type="float" office:value="1745.36847029418" calcext:value-type="float">
            <text:p>1745.3684702942</text:p>
          </table:table-cell>
          <table:table-cell office:value-type="float" office:value="1737.08786169257" calcext:value-type="float">
            <text:p>1737.0878616926</text:p>
          </table:table-cell>
          <table:table-cell office:value-type="float" office:value="1726.79060694003" calcext:value-type="float">
            <text:p>1726.79060694</text:p>
          </table:table-cell>
          <table:table-cell office:value-type="float" office:value="1743.42405092285" calcext:value-type="float">
            <text:p>1743.4240509229</text:p>
          </table:table-cell>
          <table:table-cell office:value-type="float" office:value="1737.26461523766" calcext:value-type="float">
            <text:p>1737.2646152377</text:p>
          </table:table-cell>
          <table:table-cell office:value-type="float" office:value="1746.41327594925" calcext:value-type="float">
            <text:p>1746.4132759493</text:p>
          </table:table-cell>
          <table:table-cell office:value-type="float" office:value="1736.53747318782" calcext:value-type="float">
            <text:p>1736.5374731878</text:p>
          </table:table-cell>
          <table:table-cell office:value-type="float" office:value="1737.88749377821" calcext:value-type="float">
            <text:p>1737.8874937782</text:p>
          </table:table-cell>
          <table:table-cell office:value-type="float" office:value="1748.8958710727" calcext:value-type="float">
            <text:p>1748.8958710727</text:p>
          </table:table-cell>
          <table:table-cell office:value-type="float" office:value="1738.5380483812" calcext:value-type="float">
            <text:p>1738.5380483812</text:p>
          </table:table-cell>
          <table:table-cell office:value-type="float" office:value="1748.43574403084" calcext:value-type="float">
            <text:p>1748.4357440308</text:p>
          </table:table-cell>
          <table:table-cell office:value-type="float" office:value="1754.65553665787" calcext:value-type="float">
            <text:p>1754.6555366579</text:p>
          </table:table-cell>
        </table:table-row>
        <table:table-row table:style-name="ro1">
          <table:table-cell office:value-type="float" office:value="1749.03281354108" calcext:value-type="float">
            <text:p>1749.0328135411</text:p>
          </table:table-cell>
          <table:table-cell office:value-type="float" office:value="1732.79606139888" calcext:value-type="float">
            <text:p>1732.7960613989</text:p>
          </table:table-cell>
          <table:table-cell office:value-type="float" office:value="1738.36672828321" calcext:value-type="float">
            <text:p>1738.3667282832</text:p>
          </table:table-cell>
          <table:table-cell office:value-type="float" office:value="1733.7084174832" calcext:value-type="float">
            <text:p>1733.7084174832</text:p>
          </table:table-cell>
          <table:table-cell office:value-type="float" office:value="1738.95764548649" calcext:value-type="float">
            <text:p>1738.9576454865</text:p>
          </table:table-cell>
          <table:table-cell office:value-type="float" office:value="1734.32393544027" calcext:value-type="float">
            <text:p>1734.3239354403</text:p>
          </table:table-cell>
          <table:table-cell office:value-type="float" office:value="1736.72415255563" calcext:value-type="float">
            <text:p>1736.7241525556</text:p>
          </table:table-cell>
          <table:table-cell office:value-type="float" office:value="1740.05859388096" calcext:value-type="float">
            <text:p>1740.058593881</text:p>
          </table:table-cell>
          <table:table-cell office:value-type="float" office:value="1730.9646347215" calcext:value-type="float">
            <text:p>1730.9646347215</text:p>
          </table:table-cell>
          <table:table-cell office:value-type="float" office:value="1741.89521937803" calcext:value-type="float">
            <text:p>1741.895219378</text:p>
          </table:table-cell>
          <table:table-cell office:value-type="float" office:value="1738.49215570173" calcext:value-type="float">
            <text:p>1738.4921557017</text:p>
          </table:table-cell>
          <table:table-cell office:value-type="float" office:value="1748.34623586771" calcext:value-type="float">
            <text:p>1748.3462358677</text:p>
          </table:table-cell>
          <table:table-cell office:value-type="float" office:value="1735.12371619003" calcext:value-type="float">
            <text:p>1735.12371619</text:p>
          </table:table-cell>
          <table:table-cell office:value-type="float" office:value="1739.82313130195" calcext:value-type="float">
            <text:p>1739.823131302</text:p>
          </table:table-cell>
          <table:table-cell office:value-type="float" office:value="1736.73186712119" calcext:value-type="float">
            <text:p>1736.7318671212</text:p>
          </table:table-cell>
          <table:table-cell office:value-type="float" office:value="1736.17714772724" calcext:value-type="float">
            <text:p>1736.1771477272</text:p>
          </table:table-cell>
          <table:table-cell office:value-type="float" office:value="1726.48175509078" calcext:value-type="float">
            <text:p>1726.4817550908</text:p>
          </table:table-cell>
          <table:table-cell office:value-type="float" office:value="1739.30293280989" calcext:value-type="float">
            <text:p>1739.3029328099</text:p>
          </table:table-cell>
          <table:table-cell office:value-type="float" office:value="1743.5624962803" calcext:value-type="float">
            <text:p>1743.5624962803</text:p>
          </table:table-cell>
          <table:table-cell office:value-type="float" office:value="1736.26586530929" calcext:value-type="float">
            <text:p>1736.2658653093</text:p>
          </table:table-cell>
          <table:table-cell office:value-type="float" office:value="1725.7027665333" calcext:value-type="float">
            <text:p>1725.7027665333</text:p>
          </table:table-cell>
          <table:table-cell office:value-type="float" office:value="1741.56057558395" calcext:value-type="float">
            <text:p>1741.560575584</text:p>
          </table:table-cell>
          <table:table-cell office:value-type="float" office:value="1737.65154079707" calcext:value-type="float">
            <text:p>1737.6515407971</text:p>
          </table:table-cell>
          <table:table-cell office:value-type="float" office:value="1746.825864833" calcext:value-type="float">
            <text:p>1746.825864833</text:p>
          </table:table-cell>
          <table:table-cell office:value-type="float" office:value="1738.37152940786" calcext:value-type="float">
            <text:p>1738.3715294079</text:p>
          </table:table-cell>
          <table:table-cell office:value-type="float" office:value="1730.53531334388" calcext:value-type="float">
            <text:p>1730.5353133439</text:p>
          </table:table-cell>
          <table:table-cell office:value-type="float" office:value="1748.350275507" calcext:value-type="float">
            <text:p>1748.350275507</text:p>
          </table:table-cell>
          <table:table-cell office:value-type="float" office:value="1739.1317530228" calcext:value-type="float">
            <text:p>1739.1317530228</text:p>
          </table:table-cell>
          <table:table-cell office:value-type="float" office:value="1748.10798943133" calcext:value-type="float">
            <text:p>1748.1079894313</text:p>
          </table:table-cell>
          <table:table-cell office:value-type="float" office:value="1749.31687211375" calcext:value-type="float">
            <text:p>1749.3168721138</text:p>
          </table:table-cell>
        </table:table-row>
        <table:table-row table:style-name="ro1">
          <table:table-cell office:value-type="float" office:value="1749.03962413476" calcext:value-type="float">
            <text:p>1749.0396241348</text:p>
          </table:table-cell>
          <table:table-cell office:value-type="float" office:value="1725.09228443114" calcext:value-type="float">
            <text:p>1725.0922844311</text:p>
          </table:table-cell>
          <table:table-cell office:value-type="float" office:value="1735.95196472687" calcext:value-type="float">
            <text:p>1735.9519647269</text:p>
          </table:table-cell>
          <table:table-cell office:value-type="float" office:value="1736.95639164369" calcext:value-type="float">
            <text:p>1736.9563916437</text:p>
          </table:table-cell>
          <table:table-cell office:value-type="float" office:value="1733.59257144797" calcext:value-type="float">
            <text:p>1733.592571448</text:p>
          </table:table-cell>
          <table:table-cell office:value-type="float" office:value="1734.0902648671" calcext:value-type="float">
            <text:p>1734.0902648671</text:p>
          </table:table-cell>
          <table:table-cell office:value-type="float" office:value="1734.30245298401" calcext:value-type="float">
            <text:p>1734.302452984</text:p>
          </table:table-cell>
          <table:table-cell office:value-type="float" office:value="1740.87059370539" calcext:value-type="float">
            <text:p>1740.8705937054</text:p>
          </table:table-cell>
          <table:table-cell office:value-type="float" office:value="1735.45749774453" calcext:value-type="float">
            <text:p>1735.4574977445</text:p>
          </table:table-cell>
          <table:table-cell office:value-type="float" office:value="1742.91867685152" calcext:value-type="float">
            <text:p>1742.9186768515</text:p>
          </table:table-cell>
          <table:table-cell office:value-type="float" office:value="1733.89811375621" calcext:value-type="float">
            <text:p>1733.8981137562</text:p>
          </table:table-cell>
          <table:table-cell office:value-type="float" office:value="1741.93606168333" calcext:value-type="float">
            <text:p>1741.9360616833</text:p>
          </table:table-cell>
          <table:table-cell office:value-type="float" office:value="1726.99082473615" calcext:value-type="float">
            <text:p>1726.9908247362</text:p>
          </table:table-cell>
          <table:table-cell office:value-type="float" office:value="1741.63436206418" calcext:value-type="float">
            <text:p>1741.6343620642</text:p>
          </table:table-cell>
          <table:table-cell office:value-type="float" office:value="1736.26669319855" calcext:value-type="float">
            <text:p>1736.2666931986</text:p>
          </table:table-cell>
          <table:table-cell office:value-type="float" office:value="1734.88505011006" calcext:value-type="float">
            <text:p>1734.8850501101</text:p>
          </table:table-cell>
          <table:table-cell office:value-type="float" office:value="1719.74832454099" calcext:value-type="float">
            <text:p>1719.748324541</text:p>
          </table:table-cell>
          <table:table-cell office:value-type="float" office:value="1739.0571992744" calcext:value-type="float">
            <text:p>1739.0571992744</text:p>
          </table:table-cell>
          <table:table-cell office:value-type="float" office:value="1735.10368736915" calcext:value-type="float">
            <text:p>1735.1036873692</text:p>
          </table:table-cell>
          <table:table-cell office:value-type="float" office:value="1735.20407322695" calcext:value-type="float">
            <text:p>1735.204073227</text:p>
          </table:table-cell>
          <table:table-cell office:value-type="float" office:value="1718.16272313945" calcext:value-type="float">
            <text:p>1718.1627231395</text:p>
          </table:table-cell>
          <table:table-cell office:value-type="float" office:value="1744.63969462785" calcext:value-type="float">
            <text:p>1744.6396946279</text:p>
          </table:table-cell>
          <table:table-cell office:value-type="float" office:value="1738.05511426065" calcext:value-type="float">
            <text:p>1738.0551142607</text:p>
          </table:table-cell>
          <table:table-cell office:value-type="float" office:value="1741.38137048545" calcext:value-type="float">
            <text:p>1741.3813704855</text:p>
          </table:table-cell>
          <table:table-cell office:value-type="float" office:value="1735.2249304942" calcext:value-type="float">
            <text:p>1735.2249304942</text:p>
          </table:table-cell>
          <table:table-cell office:value-type="float" office:value="1729.82109463164" calcext:value-type="float">
            <text:p>1729.8210946316</text:p>
          </table:table-cell>
          <table:table-cell office:value-type="float" office:value="1748.04294723568" calcext:value-type="float">
            <text:p>1748.0429472357</text:p>
          </table:table-cell>
          <table:table-cell office:value-type="float" office:value="1731.86403270969" calcext:value-type="float">
            <text:p>1731.8640327097</text:p>
          </table:table-cell>
          <table:table-cell office:value-type="float" office:value="1748.15360574539" calcext:value-type="float">
            <text:p>1748.1536057454</text:p>
          </table:table-cell>
          <table:table-cell office:value-type="float" office:value="1749.83679429127" calcext:value-type="float">
            <text:p>1749.8367942913</text:p>
          </table:table-cell>
        </table:table-row>
        <table:table-row table:style-name="ro1">
          <table:table-cell office:value-type="float" office:value="1744.55672128056" calcext:value-type="float">
            <text:p>1744.5567212806</text:p>
          </table:table-cell>
          <table:table-cell office:value-type="float" office:value="1717.82231285468" calcext:value-type="float">
            <text:p>1717.8223128547</text:p>
          </table:table-cell>
          <table:table-cell office:value-type="float" office:value="1738.97598357081" calcext:value-type="float">
            <text:p>1738.9759835708</text:p>
          </table:table-cell>
          <table:table-cell office:value-type="float" office:value="1738.71976011585" calcext:value-type="float">
            <text:p>1738.7197601159</text:p>
          </table:table-cell>
          <table:table-cell office:value-type="float" office:value="1733.19862947572" calcext:value-type="float">
            <text:p>1733.1986294757</text:p>
          </table:table-cell>
          <table:table-cell office:value-type="float" office:value="1733.67371829087" calcext:value-type="float">
            <text:p>1733.6737182909</text:p>
          </table:table-cell>
          <table:table-cell office:value-type="float" office:value="1734.93942036922" calcext:value-type="float">
            <text:p>1734.9394203692</text:p>
          </table:table-cell>
          <table:table-cell office:value-type="float" office:value="1740.43039125908" calcext:value-type="float">
            <text:p>1740.4303912591</text:p>
          </table:table-cell>
          <table:table-cell office:value-type="float" office:value="1735.74132428342" calcext:value-type="float">
            <text:p>1735.7413242834</text:p>
          </table:table-cell>
          <table:table-cell office:value-type="float" office:value="1743.44824150928" calcext:value-type="float">
            <text:p>1743.4482415093</text:p>
          </table:table-cell>
          <table:table-cell office:value-type="float" office:value="1734.84294336289" calcext:value-type="float">
            <text:p>1734.8429433629</text:p>
          </table:table-cell>
          <table:table-cell office:value-type="float" office:value="1741.38846788977" calcext:value-type="float">
            <text:p>1741.3884678898</text:p>
          </table:table-cell>
          <table:table-cell office:value-type="float" office:value="1726.92574650758" calcext:value-type="float">
            <text:p>1726.9257465076</text:p>
          </table:table-cell>
          <table:table-cell office:value-type="float" office:value="1742.40590606071" calcext:value-type="float">
            <text:p>1742.4059060607</text:p>
          </table:table-cell>
          <table:table-cell office:value-type="float" office:value="1735.95844181379" calcext:value-type="float">
            <text:p>1735.9584418138</text:p>
          </table:table-cell>
          <table:table-cell office:value-type="float" office:value="1734.02270217233" calcext:value-type="float">
            <text:p>1734.0227021723</text:p>
          </table:table-cell>
          <table:table-cell office:value-type="float" office:value="1719.79676228944" calcext:value-type="float">
            <text:p>1719.7967622894</text:p>
          </table:table-cell>
          <table:table-cell office:value-type="float" office:value="1740.38836012853" calcext:value-type="float">
            <text:p>1740.3883601285</text:p>
          </table:table-cell>
          <table:table-cell office:value-type="float" office:value="1736.04871941371" calcext:value-type="float">
            <text:p>1736.0487194137</text:p>
          </table:table-cell>
          <table:table-cell office:value-type="float" office:value="1735.16225401522" calcext:value-type="float">
            <text:p>1735.1622540152</text:p>
          </table:table-cell>
          <table:table-cell office:value-type="float" office:value="1719.07331178387" calcext:value-type="float">
            <text:p>1719.0733117839</text:p>
          </table:table-cell>
          <table:table-cell office:value-type="float" office:value="1741.70867198038" calcext:value-type="float">
            <text:p>1741.7086719804</text:p>
          </table:table-cell>
          <table:table-cell office:value-type="float" office:value="1737.67421607025" calcext:value-type="float">
            <text:p>1737.6742160703</text:p>
          </table:table-cell>
          <table:table-cell office:value-type="float" office:value="1741.35458817102" calcext:value-type="float">
            <text:p>1741.354588171</text:p>
          </table:table-cell>
          <table:table-cell office:value-type="float" office:value="1737.02352691567" calcext:value-type="float">
            <text:p>1737.0235269157</text:p>
          </table:table-cell>
          <table:table-cell office:value-type="float" office:value="1728.76783211722" calcext:value-type="float">
            <text:p>1728.7678321172</text:p>
          </table:table-cell>
          <table:table-cell office:value-type="float" office:value="1747.73672700805" calcext:value-type="float">
            <text:p>1747.7367270081</text:p>
          </table:table-cell>
          <table:table-cell office:value-type="float" office:value="1734.62142289801" calcext:value-type="float">
            <text:p>1734.621422898</text:p>
          </table:table-cell>
          <table:table-cell office:value-type="float" office:value="1748.67068724092" calcext:value-type="float">
            <text:p>1748.6706872409</text:p>
          </table:table-cell>
          <table:table-cell office:value-type="float" office:value="1742.64660633449" calcext:value-type="float">
            <text:p>1742.6466063345</text:p>
          </table:table-cell>
        </table:table-row>
        <table:table-row table:style-name="ro1">
          <table:table-cell office:value-type="float" office:value="1738.1052272737" calcext:value-type="float">
            <text:p>1738.1052272737</text:p>
          </table:table-cell>
          <table:table-cell office:value-type="float" office:value="1718.06894359531" calcext:value-type="float">
            <text:p>1718.0689435953</text:p>
          </table:table-cell>
          <table:table-cell office:value-type="float" office:value="1731.71053813465" calcext:value-type="float">
            <text:p>1731.7105381347</text:p>
          </table:table-cell>
          <table:table-cell office:value-type="float" office:value="1737.97215492281" calcext:value-type="float">
            <text:p>1737.9721549228</text:p>
          </table:table-cell>
          <table:table-cell office:value-type="float" office:value="1732.24891931321" calcext:value-type="float">
            <text:p>1732.2489193132</text:p>
          </table:table-cell>
          <table:table-cell office:value-type="float" office:value="1726.01245636926" calcext:value-type="float">
            <text:p>1726.0124563693</text:p>
          </table:table-cell>
          <table:table-cell office:value-type="float" office:value="1734.90983529235" calcext:value-type="float">
            <text:p>1734.9098352924</text:p>
          </table:table-cell>
          <table:table-cell office:value-type="float" office:value="1739.91662536156" calcext:value-type="float">
            <text:p>1739.9166253616</text:p>
          </table:table-cell>
          <table:table-cell office:value-type="float" office:value="1738.82993517052" calcext:value-type="float">
            <text:p>1738.8299351705</text:p>
          </table:table-cell>
          <table:table-cell office:value-type="float" office:value="1743.61882628803" calcext:value-type="float">
            <text:p>1743.618826288</text:p>
          </table:table-cell>
          <table:table-cell office:value-type="float" office:value="1733.81227048328" calcext:value-type="float">
            <text:p>1733.8122704833</text:p>
          </table:table-cell>
          <table:table-cell office:value-type="float" office:value="1742.51471477818" calcext:value-type="float">
            <text:p>1742.5147147782</text:p>
          </table:table-cell>
          <table:table-cell office:value-type="float" office:value="1723.22593297019" calcext:value-type="float">
            <text:p>1723.2259329702</text:p>
          </table:table-cell>
          <table:table-cell office:value-type="float" office:value="1740.16440355096" calcext:value-type="float">
            <text:p>1740.164403551</text:p>
          </table:table-cell>
          <table:table-cell office:value-type="float" office:value="1730.92376377945" calcext:value-type="float">
            <text:p>1730.9237637795</text:p>
          </table:table-cell>
          <table:table-cell office:value-type="float" office:value="1733.39053592033" calcext:value-type="float">
            <text:p>1733.3905359203</text:p>
          </table:table-cell>
          <table:table-cell office:value-type="float" office:value="1713.32314226498" calcext:value-type="float">
            <text:p>1713.323142265</text:p>
          </table:table-cell>
          <table:table-cell office:value-type="float" office:value="1740.38836012853" calcext:value-type="float">
            <text:p>1740.3883601285</text:p>
          </table:table-cell>
          <table:table-cell office:value-type="float" office:value="1728.88047120825" calcext:value-type="float">
            <text:p>1728.8804712083</text:p>
          </table:table-cell>
          <table:table-cell office:value-type="float" office:value="1735.16225401522" calcext:value-type="float">
            <text:p>1735.1622540152</text:p>
          </table:table-cell>
          <table:table-cell office:value-type="float" office:value="1711.97440475537" calcext:value-type="float">
            <text:p>1711.9744047554</text:p>
          </table:table-cell>
          <table:table-cell office:value-type="float" office:value="1742.53557631324" calcext:value-type="float">
            <text:p>1742.5355763132</text:p>
          </table:table-cell>
          <table:table-cell office:value-type="float" office:value="1730.7714594168" calcext:value-type="float">
            <text:p>1730.7714594168</text:p>
          </table:table-cell>
          <table:table-cell office:value-type="float" office:value="1741.68620295465" calcext:value-type="float">
            <text:p>1741.6862029547</text:p>
          </table:table-cell>
          <table:table-cell office:value-type="float" office:value="1738.2293000681" calcext:value-type="float">
            <text:p>1738.2293000681</text:p>
          </table:table-cell>
          <table:table-cell office:value-type="float" office:value="1728.76783211722" calcext:value-type="float">
            <text:p>1728.7678321172</text:p>
          </table:table-cell>
          <table:table-cell office:value-type="float" office:value="1740.21190102823" calcext:value-type="float">
            <text:p>1740.2119010282</text:p>
          </table:table-cell>
          <table:table-cell office:value-type="float" office:value="1728.37200609347" calcext:value-type="float">
            <text:p>1728.3720060935</text:p>
          </table:table-cell>
          <table:table-cell office:value-type="float" office:value="1749.49467673655" calcext:value-type="float">
            <text:p>1749.4946767366</text:p>
          </table:table-cell>
          <table:table-cell office:value-type="float" office:value="1735.15719572938" calcext:value-type="float">
            <text:p>1735.1571957294</text:p>
          </table:table-cell>
        </table:table-row>
        <table:table-row table:style-name="ro1">
          <table:table-cell office:value-type="float" office:value="1738.24274668403" calcext:value-type="float">
            <text:p>1738.242746684</text:p>
          </table:table-cell>
          <table:table-cell office:value-type="float" office:value="1716.88527616229" calcext:value-type="float">
            <text:p>1716.8852761623</text:p>
          </table:table-cell>
          <table:table-cell office:value-type="float" office:value="1724.11882038042" calcext:value-type="float">
            <text:p>1724.1188203804</text:p>
          </table:table-cell>
          <table:table-cell office:value-type="float" office:value="1738.63642029746" calcext:value-type="float">
            <text:p>1738.6364202975</text:p>
          </table:table-cell>
          <table:table-cell office:value-type="float" office:value="1725.54289677955" calcext:value-type="float">
            <text:p>1725.5428967796</text:p>
          </table:table-cell>
          <table:table-cell office:value-type="float" office:value="1725.94206712639" calcext:value-type="float">
            <text:p>1725.9420671264</text:p>
          </table:table-cell>
          <table:table-cell office:value-type="float" office:value="1730.8529150065" calcext:value-type="float">
            <text:p>1730.8529150065</text:p>
          </table:table-cell>
          <table:table-cell office:value-type="float" office:value="1732.2535205141" calcext:value-type="float">
            <text:p>1732.2535205141</text:p>
          </table:table-cell>
          <table:table-cell office:value-type="float" office:value="1737.71829959021" calcext:value-type="float">
            <text:p>1737.7182995902</text:p>
          </table:table-cell>
          <table:table-cell office:value-type="float" office:value="1743.2089295065" calcext:value-type="float">
            <text:p>1743.2089295065</text:p>
          </table:table-cell>
          <table:table-cell office:value-type="float" office:value="1730.15875776857" calcext:value-type="float">
            <text:p>1730.1587577686</text:p>
          </table:table-cell>
          <table:table-cell office:value-type="float" office:value="1740.61525818716" calcext:value-type="float">
            <text:p>1740.6152581872</text:p>
          </table:table-cell>
          <table:table-cell office:value-type="float" office:value="1721.78360332808" calcext:value-type="float">
            <text:p>1721.7836033281</text:p>
          </table:table-cell>
          <table:table-cell office:value-type="float" office:value="1739.88219405702" calcext:value-type="float">
            <text:p>1739.882194057</text:p>
          </table:table-cell>
          <table:table-cell office:value-type="float" office:value="1731.05538369684" calcext:value-type="float">
            <text:p>1731.0553836968</text:p>
          </table:table-cell>
          <table:table-cell office:value-type="float" office:value="1731.22312355363" calcext:value-type="float">
            <text:p>1731.2231235536</text:p>
          </table:table-cell>
          <table:table-cell office:value-type="float" office:value="1712.33606344957" calcext:value-type="float">
            <text:p>1712.3360634496</text:p>
          </table:table-cell>
          <table:table-cell office:value-type="float" office:value="1733.87394240631" calcext:value-type="float">
            <text:p>1733.8739424063</text:p>
          </table:table-cell>
          <table:table-cell office:value-type="float" office:value="1722.24853458027" calcext:value-type="float">
            <text:p>1722.2485345803</text:p>
          </table:table-cell>
          <table:table-cell office:value-type="float" office:value="1734.32257621" calcext:value-type="float">
            <text:p>1734.32257621</text:p>
          </table:table-cell>
          <table:table-cell office:value-type="float" office:value="1709.71948453189" calcext:value-type="float">
            <text:p>1709.7194845319</text:p>
          </table:table-cell>
          <table:table-cell office:value-type="float" office:value="1742.02443832966" calcext:value-type="float">
            <text:p>1742.0244383297</text:p>
          </table:table-cell>
          <table:table-cell office:value-type="float" office:value="1724.04389022378" calcext:value-type="float">
            <text:p>1724.0438902238</text:p>
          </table:table-cell>
          <table:table-cell office:value-type="float" office:value="1741.34676046084" calcext:value-type="float">
            <text:p>1741.3467604608</text:p>
          </table:table-cell>
          <table:table-cell office:value-type="float" office:value="1730.99223297727" calcext:value-type="float">
            <text:p>1730.9922329773</text:p>
          </table:table-cell>
          <table:table-cell office:value-type="float" office:value="1721.98777280732" calcext:value-type="float">
            <text:p>1721.9877728073</text:p>
          </table:table-cell>
          <table:table-cell office:value-type="float" office:value="1744.32142983227" calcext:value-type="float">
            <text:p>1744.3214298323</text:p>
          </table:table-cell>
          <table:table-cell office:value-type="float" office:value="1723.60882906957" calcext:value-type="float">
            <text:p>1723.6088290696</text:p>
          </table:table-cell>
          <table:table-cell office:value-type="float" office:value="1744.07395007062" calcext:value-type="float">
            <text:p>1744.0739500706</text:p>
          </table:table-cell>
          <table:table-cell office:value-type="float" office:value="1732.64929969932" calcext:value-type="float">
            <text:p>1732.6492996993</text:p>
          </table:table-cell>
        </table:table-row>
        <table:table-row table:style-name="ro1">
          <table:table-cell office:value-type="float" office:value="1738.01813732293" calcext:value-type="float">
            <text:p>1738.0181373229</text:p>
          </table:table-cell>
          <table:table-cell office:value-type="float" office:value="1715.03078625264" calcext:value-type="float">
            <text:p>1715.0307862526</text:p>
          </table:table-cell>
          <table:table-cell office:value-type="float" office:value="1723.84603335911" calcext:value-type="float">
            <text:p>1723.8460333591</text:p>
          </table:table-cell>
          <table:table-cell office:value-type="float" office:value="1738.64772151835" calcext:value-type="float">
            <text:p>1738.6477215184</text:p>
          </table:table-cell>
          <table:table-cell office:value-type="float" office:value="1725.59758281142" calcext:value-type="float">
            <text:p>1725.5975828114</text:p>
          </table:table-cell>
          <table:table-cell office:value-type="float" office:value="1725.85004363872" calcext:value-type="float">
            <text:p>1725.8500436387</text:p>
          </table:table-cell>
          <table:table-cell office:value-type="float" office:value="1728.38461199345" calcext:value-type="float">
            <text:p>1728.3846119935</text:p>
          </table:table-cell>
          <table:table-cell office:value-type="float" office:value="1730.23039909918" calcext:value-type="float">
            <text:p>1730.2303990992</text:p>
          </table:table-cell>
          <table:table-cell office:value-type="float" office:value="1732.35123961672" calcext:value-type="float">
            <text:p>1732.3512396167</text:p>
          </table:table-cell>
          <table:table-cell office:value-type="float" office:value="1742.30945526852" calcext:value-type="float">
            <text:p>1742.3094552685</text:p>
          </table:table-cell>
          <table:table-cell office:value-type="float" office:value="1730.70199564633" calcext:value-type="float">
            <text:p>1730.7019956463</text:p>
          </table:table-cell>
          <table:table-cell office:value-type="float" office:value="1740.05121155853" calcext:value-type="float">
            <text:p>1740.0512115585</text:p>
          </table:table-cell>
          <table:table-cell office:value-type="float" office:value="1714.81379789175" calcext:value-type="float">
            <text:p>1714.8137978918</text:p>
          </table:table-cell>
          <table:table-cell office:value-type="float" office:value="1731.92372615826" calcext:value-type="float">
            <text:p>1731.9237261583</text:p>
          </table:table-cell>
          <table:table-cell office:value-type="float" office:value="1729.63141288041" calcext:value-type="float">
            <text:p>1729.6314128804</text:p>
          </table:table-cell>
          <table:table-cell office:value-type="float" office:value="1730.27339422762" calcext:value-type="float">
            <text:p>1730.2733942276</text:p>
          </table:table-cell>
          <table:table-cell office:value-type="float" office:value="1714.30701667947" calcext:value-type="float">
            <text:p>1714.3070166795</text:p>
          </table:table-cell>
          <table:table-cell office:value-type="float" office:value="1731.82538912938" calcext:value-type="float">
            <text:p>1731.8253891294</text:p>
          </table:table-cell>
          <table:table-cell office:value-type="float" office:value="1716.29293313492" calcext:value-type="float">
            <text:p>1716.2929331349</text:p>
          </table:table-cell>
          <table:table-cell office:value-type="float" office:value="1726.31492024721" calcext:value-type="float">
            <text:p>1726.3149202472</text:p>
          </table:table-cell>
          <table:table-cell office:value-type="float" office:value="1704.20270011094" calcext:value-type="float">
            <text:p>1704.2027001109</text:p>
          </table:table-cell>
          <table:table-cell office:value-type="float" office:value="1741.64794073587" calcext:value-type="float">
            <text:p>1741.6479407359</text:p>
          </table:table-cell>
          <table:table-cell office:value-type="float" office:value="1722.75682726601" calcext:value-type="float">
            <text:p>1722.756827266</text:p>
          </table:table-cell>
          <table:table-cell office:value-type="float" office:value="1742.05503108665" calcext:value-type="float">
            <text:p>1742.0550310867</text:p>
          </table:table-cell>
          <table:table-cell office:value-type="float" office:value="1730.00869668105" calcext:value-type="float">
            <text:p>1730.0086966811</text:p>
          </table:table-cell>
          <table:table-cell office:value-type="float" office:value="1723.4044023458" calcext:value-type="float">
            <text:p>1723.4044023458</text:p>
          </table:table-cell>
          <table:table-cell office:value-type="float" office:value="1743.00867735953" calcext:value-type="float">
            <text:p>1743.0086773595</text:p>
          </table:table-cell>
          <table:table-cell office:value-type="float" office:value="1725.82533631905" calcext:value-type="float">
            <text:p>1725.8253363191</text:p>
          </table:table-cell>
          <table:table-cell office:value-type="float" office:value="1745.13199293007" calcext:value-type="float">
            <text:p>1745.1319929301</text:p>
          </table:table-cell>
          <table:table-cell office:value-type="float" office:value="1726.0260328571" calcext:value-type="float">
            <text:p>1726.0260328571</text:p>
          </table:table-cell>
        </table:table-row>
        <table:table-row table:style-name="ro1">
          <table:table-cell office:value-type="float" office:value="1739.01583070978" calcext:value-type="float">
            <text:p>1739.0158307098</text:p>
          </table:table-cell>
          <table:table-cell office:value-type="float" office:value="1714.01957797325" calcext:value-type="float">
            <text:p>1714.0195779733</text:p>
          </table:table-cell>
          <table:table-cell office:value-type="float" office:value="1723.85811686415" calcext:value-type="float">
            <text:p>1723.8581168642</text:p>
          </table:table-cell>
          <table:table-cell office:value-type="float" office:value="1731.73932300845" calcext:value-type="float">
            <text:p>1731.7393230085</text:p>
          </table:table-cell>
          <table:table-cell office:value-type="float" office:value="1725.88230270647" calcext:value-type="float">
            <text:p>1725.8823027065</text:p>
          </table:table-cell>
          <table:table-cell office:value-type="float" office:value="1718.66060846855" calcext:value-type="float">
            <text:p>1718.6606084686</text:p>
          </table:table-cell>
          <table:table-cell office:value-type="float" office:value="1721.36035467065" calcext:value-type="float">
            <text:p>1721.3603546707</text:p>
          </table:table-cell>
          <table:table-cell office:value-type="float" office:value="1729.45719592346" calcext:value-type="float">
            <text:p>1729.4571959235</text:p>
          </table:table-cell>
          <table:table-cell office:value-type="float" office:value="1733.47538119545" calcext:value-type="float">
            <text:p>1733.4753811955</text:p>
          </table:table-cell>
          <table:table-cell office:value-type="float" office:value="1738.32198384614" calcext:value-type="float">
            <text:p>1738.3219838461</text:p>
          </table:table-cell>
          <table:table-cell office:value-type="float" office:value="1730.70831886533" calcext:value-type="float">
            <text:p>1730.7083188653</text:p>
          </table:table-cell>
          <table:table-cell office:value-type="float" office:value="1740.11322052545" calcext:value-type="float">
            <text:p>1740.1132205255</text:p>
          </table:table-cell>
          <table:table-cell office:value-type="float" office:value="1714.11314247664" calcext:value-type="float">
            <text:p>1714.1131424766</text:p>
          </table:table-cell>
          <table:table-cell office:value-type="float" office:value="1724.2915949432" calcext:value-type="float">
            <text:p>1724.2915949432</text:p>
          </table:table-cell>
          <table:table-cell office:value-type="float" office:value="1729.61495154711" calcext:value-type="float">
            <text:p>1729.6149515471</text:p>
          </table:table-cell>
          <table:table-cell office:value-type="float" office:value="1730.27339422762" calcext:value-type="float">
            <text:p>1730.2733942276</text:p>
          </table:table-cell>
          <table:table-cell office:value-type="float" office:value="1715.48211804461" calcext:value-type="float">
            <text:p>1715.4821180446</text:p>
          </table:table-cell>
          <table:table-cell office:value-type="float" office:value="1723.25561149221" calcext:value-type="float">
            <text:p>1723.2556114922</text:p>
          </table:table-cell>
          <table:table-cell office:value-type="float" office:value="1712.44757746024" calcext:value-type="float">
            <text:p>1712.4475774602</text:p>
          </table:table-cell>
          <table:table-cell office:value-type="float" office:value="1725.34944982729" calcext:value-type="float">
            <text:p>1725.3494498273</text:p>
          </table:table-cell>
          <table:table-cell office:value-type="float" office:value="1704.21057213708" calcext:value-type="float">
            <text:p>1704.2105721371</text:p>
          </table:table-cell>
          <table:table-cell office:value-type="float" office:value="1741.26849898288" calcext:value-type="float">
            <text:p>1741.2684989829</text:p>
          </table:table-cell>
          <table:table-cell office:value-type="float" office:value="1717.39309513759" calcext:value-type="float">
            <text:p>1717.3930951376</text:p>
          </table:table-cell>
          <table:table-cell office:value-type="float" office:value="1735.6966272257" calcext:value-type="float">
            <text:p>1735.6966272257</text:p>
          </table:table-cell>
          <table:table-cell office:value-type="float" office:value="1722.41701596485" calcext:value-type="float">
            <text:p>1722.4170159649</text:p>
          </table:table-cell>
          <table:table-cell office:value-type="float" office:value="1723.98986203521" calcext:value-type="float">
            <text:p>1723.9898620352</text:p>
          </table:table-cell>
          <table:table-cell office:value-type="float" office:value="1742.29720236246" calcext:value-type="float">
            <text:p>1742.2972023625</text:p>
          </table:table-cell>
          <table:table-cell office:value-type="float" office:value="1724.8976997887" calcext:value-type="float">
            <text:p>1724.8976997887</text:p>
          </table:table-cell>
          <table:table-cell office:value-type="float" office:value="1744.83178643995" calcext:value-type="float">
            <text:p>1744.83178644</text:p>
          </table:table-cell>
          <table:table-cell office:value-type="float" office:value="1729.51720853773" calcext:value-type="float">
            <text:p>1729.5172085377</text:p>
          </table:table-cell>
        </table:table-row>
        <table:table-row table:style-name="ro1">
          <table:table-cell office:value-type="float" office:value="1738.94898335798" calcext:value-type="float">
            <text:p>1738.948983358</text:p>
          </table:table-cell>
          <table:table-cell office:value-type="float" office:value="1712.07785686762" calcext:value-type="float">
            <text:p>1712.0778568676</text:p>
          </table:table-cell>
          <table:table-cell office:value-type="float" office:value="1722.39349290182" calcext:value-type="float">
            <text:p>1722.3934929018</text:p>
          </table:table-cell>
          <table:table-cell office:value-type="float" office:value="1733.18586099875" calcext:value-type="float">
            <text:p>1733.1858609988</text:p>
          </table:table-cell>
          <table:table-cell office:value-type="float" office:value="1725.67598040616" calcext:value-type="float">
            <text:p>1725.6759804062</text:p>
          </table:table-cell>
          <table:table-cell office:value-type="float" office:value="1718.6104580583" calcext:value-type="float">
            <text:p>1718.6104580583</text:p>
          </table:table-cell>
          <table:table-cell office:value-type="float" office:value="1715.44816467995" calcext:value-type="float">
            <text:p>1715.44816468</text:p>
          </table:table-cell>
          <table:table-cell office:value-type="float" office:value="1733.26628597949" calcext:value-type="float">
            <text:p>1733.2662859795</text:p>
          </table:table-cell>
          <table:table-cell office:value-type="float" office:value="1730.55515307742" calcext:value-type="float">
            <text:p>1730.5551530774</text:p>
          </table:table-cell>
          <table:table-cell office:value-type="float" office:value="1737.75928319462" calcext:value-type="float">
            <text:p>1737.7592831946</text:p>
          </table:table-cell>
          <table:table-cell office:value-type="float" office:value="1730.35298404635" calcext:value-type="float">
            <text:p>1730.3529840464</text:p>
          </table:table-cell>
          <table:table-cell office:value-type="float" office:value="1740.11322052545" calcext:value-type="float">
            <text:p>1740.1132205255</text:p>
          </table:table-cell>
          <table:table-cell office:value-type="float" office:value="1714.11314247664" calcext:value-type="float">
            <text:p>1714.1131424766</text:p>
          </table:table-cell>
          <table:table-cell office:value-type="float" office:value="1724.20024301447" calcext:value-type="float">
            <text:p>1724.2002430145</text:p>
          </table:table-cell>
          <table:table-cell office:value-type="float" office:value="1723.70029325337" calcext:value-type="float">
            <text:p>1723.7002932534</text:p>
          </table:table-cell>
          <table:table-cell office:value-type="float" office:value="1729.152217297" calcext:value-type="float">
            <text:p>1729.152217297</text:p>
          </table:table-cell>
          <table:table-cell office:value-type="float" office:value="1712.93389152999" calcext:value-type="float">
            <text:p>1712.93389153</text:p>
          </table:table-cell>
          <table:table-cell office:value-type="float" office:value="1725.81830984734" calcext:value-type="float">
            <text:p>1725.8183098473</text:p>
          </table:table-cell>
          <table:table-cell office:value-type="float" office:value="1712.44757746024" calcext:value-type="float">
            <text:p>1712.4475774602</text:p>
          </table:table-cell>
          <table:table-cell office:value-type="float" office:value="1723.04521332995" calcext:value-type="float">
            <text:p>1723.04521333</text:p>
          </table:table-cell>
          <table:table-cell office:value-type="float" office:value="1703.79785221877" calcext:value-type="float">
            <text:p>1703.7978522188</text:p>
          </table:table-cell>
          <table:table-cell office:value-type="float" office:value="1740.64382858506" calcext:value-type="float">
            <text:p>1740.6438285851</text:p>
          </table:table-cell>
          <table:table-cell office:value-type="float" office:value="1716.07498026495" calcext:value-type="float">
            <text:p>1716.074980265</text:p>
          </table:table-cell>
          <table:table-cell office:value-type="float" office:value="1735.69703368947" calcext:value-type="float">
            <text:p>1735.6970336895</text:p>
          </table:table-cell>
          <table:table-cell office:value-type="float" office:value="1722.28324624812" calcext:value-type="float">
            <text:p>1722.2832462481</text:p>
          </table:table-cell>
          <table:table-cell office:value-type="float" office:value="1722.81573722657" calcext:value-type="float">
            <text:p>1722.8157372266</text:p>
          </table:table-cell>
          <table:table-cell office:value-type="float" office:value="1743.10711538126" calcext:value-type="float">
            <text:p>1743.1071153813</text:p>
          </table:table-cell>
          <table:table-cell office:value-type="float" office:value="1725.06491135438" calcext:value-type="float">
            <text:p>1725.0649113544</text:p>
          </table:table-cell>
          <table:table-cell office:value-type="float" office:value="1745.97801222125" calcext:value-type="float">
            <text:p>1745.9780122213</text:p>
          </table:table-cell>
          <table:table-cell office:value-type="float" office:value="1730.38612051214" calcext:value-type="float">
            <text:p>1730.3861205121</text:p>
          </table:table-cell>
        </table:table-row>
        <table:table-row table:style-name="ro1">
          <table:table-cell office:value-type="float" office:value="1738.06241569235" calcext:value-type="float">
            <text:p>1738.0624156924</text:p>
          </table:table-cell>
          <table:table-cell office:value-type="float" office:value="1711.92368270564" calcext:value-type="float">
            <text:p>1711.9236827056</text:p>
          </table:table-cell>
          <table:table-cell office:value-type="float" office:value="1721.55457518978" calcext:value-type="float">
            <text:p>1721.5545751898</text:p>
          </table:table-cell>
          <table:table-cell office:value-type="float" office:value="1725.48398970096" calcext:value-type="float">
            <text:p>1725.483989701</text:p>
          </table:table-cell>
          <table:table-cell office:value-type="float" office:value="1725.54212105087" calcext:value-type="float">
            <text:p>1725.5421210509</text:p>
          </table:table-cell>
          <table:table-cell office:value-type="float" office:value="1718.21702716102" calcext:value-type="float">
            <text:p>1718.217027161</text:p>
          </table:table-cell>
          <table:table-cell office:value-type="float" office:value="1714.18417356003" calcext:value-type="float">
            <text:p>1714.18417356</text:p>
          </table:table-cell>
          <table:table-cell office:value-type="float" office:value="1732.94104289056" calcext:value-type="float">
            <text:p>1732.9410428906</text:p>
          </table:table-cell>
          <table:table-cell office:value-type="float" office:value="1722.43316383949" calcext:value-type="float">
            <text:p>1722.4331638395</text:p>
          </table:table-cell>
          <table:table-cell office:value-type="float" office:value="1737.21894295161" calcext:value-type="float">
            <text:p>1737.2189429516</text:p>
          </table:table-cell>
          <table:table-cell office:value-type="float" office:value="1730.33817363997" calcext:value-type="float">
            <text:p>1730.33817364</text:p>
          </table:table-cell>
          <table:table-cell office:value-type="float" office:value="1740.02197638168" calcext:value-type="float">
            <text:p>1740.0219763817</text:p>
          </table:table-cell>
          <table:table-cell office:value-type="float" office:value="1711.18860311699" calcext:value-type="float">
            <text:p>1711.188603117</text:p>
          </table:table-cell>
          <table:table-cell office:value-type="float" office:value="1717.78336116431" calcext:value-type="float">
            <text:p>1717.7833611643</text:p>
          </table:table-cell>
          <table:table-cell office:value-type="float" office:value="1723.20367612841" calcext:value-type="float">
            <text:p>1723.2036761284</text:p>
          </table:table-cell>
          <table:table-cell office:value-type="float" office:value="1727.85782983668" calcext:value-type="float">
            <text:p>1727.8578298367</text:p>
          </table:table-cell>
          <table:table-cell office:value-type="float" office:value="1712.60651506742" calcext:value-type="float">
            <text:p>1712.6065150674</text:p>
          </table:table-cell>
          <table:table-cell office:value-type="float" office:value="1726.77113663388" calcext:value-type="float">
            <text:p>1726.7711366339</text:p>
          </table:table-cell>
          <table:table-cell office:value-type="float" office:value="1714.2822514409" calcext:value-type="float">
            <text:p>1714.2822514409</text:p>
          </table:table-cell>
          <table:table-cell office:value-type="float" office:value="1724.59442396957" calcext:value-type="float">
            <text:p>1724.5944239696</text:p>
          </table:table-cell>
          <table:table-cell office:value-type="float" office:value="1698.68497125323" calcext:value-type="float">
            <text:p>1698.6849712532</text:p>
          </table:table-cell>
          <table:table-cell office:value-type="float" office:value="1741.00720964546" calcext:value-type="float">
            <text:p>1741.0072096455</text:p>
          </table:table-cell>
          <table:table-cell office:value-type="float" office:value="1715.57717415729" calcext:value-type="float">
            <text:p>1715.5771741573</text:p>
          </table:table-cell>
          <table:table-cell office:value-type="float" office:value="1735.89382276766" calcext:value-type="float">
            <text:p>1735.8938227677</text:p>
          </table:table-cell>
          <table:table-cell office:value-type="float" office:value="0" calcext:value-type="float">
            <text:p>0</text:p>
          </table:table-cell>
          <table:table-cell office:value-type="float" office:value="1722.57186923169" calcext:value-type="float">
            <text:p>1722.5718692317</text:p>
          </table:table-cell>
          <table:table-cell office:value-type="float" office:value="1743.02249532592" calcext:value-type="float">
            <text:p>1743.0224953259</text:p>
          </table:table-cell>
          <table:table-cell office:value-type="float" office:value="1724.63495325518" calcext:value-type="float">
            <text:p>1724.6349532552</text:p>
          </table:table-cell>
          <table:table-cell office:value-type="float" office:value="1738.39384761824" calcext:value-type="float">
            <text:p>1738.3938476182</text:p>
          </table:table-cell>
          <table:table-cell office:value-type="float" office:value="1730.38612051214" calcext:value-type="float">
            <text:p>1730.3861205121</text:p>
          </table:table-cell>
        </table:table-row>
        <table:table-row table:style-name="ro1">
          <table:table-cell office:value-type="float" office:value="1735.92046323544" calcext:value-type="float">
            <text:p>1735.9204632354</text:p>
          </table:table-cell>
          <table:table-cell office:value-type="float" office:value="1713.40437640847" calcext:value-type="float">
            <text:p>1713.4043764085</text:p>
          </table:table-cell>
          <table:table-cell office:value-type="float" office:value="1720.680568337" calcext:value-type="float">
            <text:p>1720.680568337</text:p>
          </table:table-cell>
          <table:table-cell office:value-type="float" office:value="1718.79055621249" calcext:value-type="float">
            <text:p>1718.7905562125</text:p>
          </table:table-cell>
          <table:table-cell office:value-type="float" office:value="1725.26205753094" calcext:value-type="float">
            <text:p>1725.2620575309</text:p>
          </table:table-cell>
          <table:table-cell office:value-type="float" office:value="1718.07380811177" calcext:value-type="float">
            <text:p>1718.0738081118</text:p>
          </table:table-cell>
          <table:table-cell office:value-type="float" office:value="1714.68321720289" calcext:value-type="float">
            <text:p>1714.6832172029</text:p>
          </table:table-cell>
          <table:table-cell office:value-type="float" office:value="1731.50984141098" calcext:value-type="float">
            <text:p>1731.509841411</text:p>
          </table:table-cell>
          <table:table-cell office:value-type="float" office:value="1722.49613629703" calcext:value-type="float">
            <text:p>1722.496136297</text:p>
          </table:table-cell>
          <table:table-cell office:value-type="float" office:value="1737.69661353673" calcext:value-type="float">
            <text:p>1737.6966135367</text:p>
          </table:table-cell>
          <table:table-cell office:value-type="float" office:value="1731.83458570408" calcext:value-type="float">
            <text:p>1731.8345857041</text:p>
          </table:table-cell>
          <table:table-cell office:value-type="float" office:value="1740.02044605783" calcext:value-type="float">
            <text:p>1740.0204460578</text:p>
          </table:table-cell>
          <table:table-cell office:value-type="float" office:value="1713.49294431956" calcext:value-type="float">
            <text:p>1713.4929443196</text:p>
          </table:table-cell>
          <table:table-cell office:value-type="float" office:value="1717.25198791683" calcext:value-type="float">
            <text:p>1717.2519879168</text:p>
          </table:table-cell>
          <table:table-cell office:value-type="float" office:value="1718.14077038118" calcext:value-type="float">
            <text:p>1718.1407703812</text:p>
          </table:table-cell>
          <table:table-cell office:value-type="float" office:value="1727.44032332828" calcext:value-type="float">
            <text:p>1727.4403233283</text:p>
          </table:table-cell>
          <table:table-cell office:value-type="float" office:value="1713.69199789162" calcext:value-type="float">
            <text:p>1713.6919978916</text:p>
          </table:table-cell>
          <table:table-cell office:value-type="float" office:value="1728.20048903298" calcext:value-type="float">
            <text:p>1728.200489033</text:p>
          </table:table-cell>
          <table:table-cell office:value-type="float" office:value="1713.0188704229" calcext:value-type="float">
            <text:p>1713.0188704229</text:p>
          </table:table-cell>
          <table:table-cell office:value-type="float" office:value="1717.26867091218" calcext:value-type="float">
            <text:p>1717.2686709122</text:p>
          </table:table-cell>
          <table:table-cell office:value-type="float" office:value="1698.18921467031" calcext:value-type="float">
            <text:p>1698.1892146703</text:p>
          </table:table-cell>
          <table:table-cell office:value-type="float" office:value="1741.75955117537" calcext:value-type="float">
            <text:p>1741.7595511754</text:p>
          </table:table-cell>
          <table:table-cell office:value-type="float" office:value="1712.17252080975" calcext:value-type="float">
            <text:p>1712.1725208098</text:p>
          </table:table-cell>
          <table:table-cell office:value-type="float" office:value="1736.37149419704" calcext:value-type="float">
            <text:p>1736.371494197</text:p>
          </table:table-cell>
          <table:table-cell office:value-type="float" office:value="0" calcext:value-type="float">
            <text:p>0</text:p>
          </table:table-cell>
          <table:table-cell office:value-type="float" office:value="1723.93094979018" calcext:value-type="float">
            <text:p>1723.9309497902</text:p>
          </table:table-cell>
          <table:table-cell office:value-type="float" office:value="1742.71454934577" calcext:value-type="float">
            <text:p>1742.7145493458</text:p>
          </table:table-cell>
          <table:table-cell office:value-type="float" office:value="1725.59266121965" calcext:value-type="float">
            <text:p>1725.5926612197</text:p>
          </table:table-cell>
          <table:table-cell office:value-type="float" office:value="1737.37604456886" calcext:value-type="float">
            <text:p>1737.3760445689</text:p>
          </table:table-cell>
          <table:table-cell office:value-type="float" office:value="1731.32262611236" calcext:value-type="float">
            <text:p>1731.3226261124</text:p>
          </table:table-cell>
        </table:table-row>
        <table:table-row table:style-name="ro1">
          <table:table-cell office:value-type="float" office:value="1728.38617985282" calcext:value-type="float">
            <text:p>1728.3861798528</text:p>
          </table:table-cell>
          <table:table-cell office:value-type="float" office:value="1712.20787476657" calcext:value-type="float">
            <text:p>1712.2078747666</text:p>
          </table:table-cell>
          <table:table-cell office:value-type="float" office:value="1721.94703286454" calcext:value-type="float">
            <text:p>1721.9470328645</text:p>
          </table:table-cell>
          <table:table-cell office:value-type="float" office:value="1718.03944897794" calcext:value-type="float">
            <text:p>1718.0394489779</text:p>
          </table:table-cell>
          <table:table-cell office:value-type="float" office:value="1724.80780809582" calcext:value-type="float">
            <text:p>1724.8078080958</text:p>
          </table:table-cell>
          <table:table-cell office:value-type="float" office:value="1717.84851414914" calcext:value-type="float">
            <text:p>1717.8485141491</text:p>
          </table:table-cell>
          <table:table-cell office:value-type="float" office:value="1712.86958000795" calcext:value-type="float">
            <text:p>1712.869580008</text:p>
          </table:table-cell>
          <table:table-cell office:value-type="float" office:value="1730.47969498371" calcext:value-type="float">
            <text:p>1730.4796949837</text:p>
          </table:table-cell>
          <table:table-cell office:value-type="float" office:value="1722.31385988099" calcext:value-type="float">
            <text:p>1722.313859881</text:p>
          </table:table-cell>
          <table:table-cell office:value-type="float" office:value="1736.83738365754" calcext:value-type="float">
            <text:p>1736.8373836575</text:p>
          </table:table-cell>
          <table:table-cell office:value-type="float" office:value="1732.64360743732" calcext:value-type="float">
            <text:p>1732.6436074373</text:p>
          </table:table-cell>
          <table:table-cell office:value-type="float" office:value="1740.02028578643" calcext:value-type="float">
            <text:p>1740.0202857864</text:p>
          </table:table-cell>
          <table:table-cell office:value-type="float" office:value="1713.16678520735" calcext:value-type="float">
            <text:p>1713.1667852074</text:p>
          </table:table-cell>
          <table:table-cell office:value-type="float" office:value="1715.88820389978" calcext:value-type="float">
            <text:p>1715.8882038998</text:p>
          </table:table-cell>
          <table:table-cell office:value-type="float" office:value="1718.01452913765" calcext:value-type="float">
            <text:p>1718.0145291377</text:p>
          </table:table-cell>
          <table:table-cell office:value-type="float" office:value="1726.52351636977" calcext:value-type="float">
            <text:p>1726.5235163698</text:p>
          </table:table-cell>
          <table:table-cell office:value-type="float" office:value="1714.37454914416" calcext:value-type="float">
            <text:p>1714.3745491442</text:p>
          </table:table-cell>
          <table:table-cell office:value-type="float" office:value="1728.05546262999" calcext:value-type="float">
            <text:p>1728.05546263</text:p>
          </table:table-cell>
          <table:table-cell office:value-type="float" office:value="1713.10774785833" calcext:value-type="float">
            <text:p>1713.1077478583</text:p>
          </table:table-cell>
          <table:table-cell office:value-type="float" office:value="1716.35871182497" calcext:value-type="float">
            <text:p>1716.358711825</text:p>
          </table:table-cell>
          <table:table-cell office:value-type="float" office:value="1699.29001431867" calcext:value-type="float">
            <text:p>1699.2900143187</text:p>
          </table:table-cell>
          <table:table-cell office:value-type="float" office:value="1740.72855968783" calcext:value-type="float">
            <text:p>1740.7285596878</text:p>
          </table:table-cell>
          <table:table-cell office:value-type="float" office:value="1709.322784484" calcext:value-type="float">
            <text:p>1709.322784484</text:p>
          </table:table-cell>
          <table:table-cell office:value-type="float" office:value="1738.16549469777" calcext:value-type="float">
            <text:p>1738.1654946978</text:p>
          </table:table-cell>
          <table:table-cell office:value-type="float" office:value="0" calcext:value-type="float">
            <text:p>0</text:p>
          </table:table-cell>
          <table:table-cell office:value-type="float" office:value="1724.32727880709" calcext:value-type="float">
            <text:p>1724.3272788071</text:p>
          </table:table-cell>
          <table:table-cell office:value-type="float" office:value="1742.84229167519" calcext:value-type="float">
            <text:p>1742.8422916752</text:p>
          </table:table-cell>
          <table:table-cell office:value-type="float" office:value="1717.48510848395" calcext:value-type="float">
            <text:p>1717.485108484</text:p>
          </table:table-cell>
          <table:table-cell office:value-type="float" office:value="1736.37866320111" calcext:value-type="float">
            <text:p>1736.3786632011</text:p>
          </table:table-cell>
          <table:table-cell office:value-type="float" office:value="1730.98032486965" calcext:value-type="float">
            <text:p>1730.9803248697</text:p>
          </table:table-cell>
        </table:table-row>
        <table:table-row table:style-name="ro1">
          <table:table-cell office:value-type="float" office:value="1728.4555552774" calcext:value-type="float">
            <text:p>1728.4555552774</text:p>
          </table:table-cell>
          <table:table-cell office:value-type="float" office:value="1714.57584395516" calcext:value-type="float">
            <text:p>1714.5758439552</text:p>
          </table:table-cell>
          <table:table-cell office:value-type="float" office:value="1714.84515354125" calcext:value-type="float">
            <text:p>1714.8451535413</text:p>
          </table:table-cell>
          <table:table-cell office:value-type="float" office:value="1714.4925926008" calcext:value-type="float">
            <text:p>1714.4925926008</text:p>
          </table:table-cell>
          <table:table-cell office:value-type="float" office:value="1717.87584819277" calcext:value-type="float">
            <text:p>1717.8758481928</text:p>
          </table:table-cell>
          <table:table-cell office:value-type="float" office:value="1717.26592670619" calcext:value-type="float">
            <text:p>1717.2659267062</text:p>
          </table:table-cell>
          <table:table-cell office:value-type="float" office:value="1711.52077952079" calcext:value-type="float">
            <text:p>1711.5207795208</text:p>
          </table:table-cell>
          <table:table-cell office:value-type="float" office:value="1728.01994858546" calcext:value-type="float">
            <text:p>1728.0199485855</text:p>
          </table:table-cell>
          <table:table-cell office:value-type="float" office:value="1718.78523653971" calcext:value-type="float">
            <text:p>1718.7852365397</text:p>
          </table:table-cell>
          <table:table-cell office:value-type="float" office:value="1735.73613463141" calcext:value-type="float">
            <text:p>1735.7361346314</text:p>
          </table:table-cell>
          <table:table-cell office:value-type="float" office:value="1731.87767011582" calcext:value-type="float">
            <text:p>1731.8776701158</text:p>
          </table:table-cell>
          <table:table-cell office:value-type="float" office:value="1738.91374959171" calcext:value-type="float">
            <text:p>1738.9137495917</text:p>
          </table:table-cell>
          <table:table-cell office:value-type="float" office:value="1711.41382412733" calcext:value-type="float">
            <text:p>1711.4138241273</text:p>
          </table:table-cell>
          <table:table-cell office:value-type="float" office:value="1715.82791294383" calcext:value-type="float">
            <text:p>1715.8279129438</text:p>
          </table:table-cell>
          <table:table-cell office:value-type="float" office:value="1713.72806850935" calcext:value-type="float">
            <text:p>1713.7280685094</text:p>
          </table:table-cell>
          <table:table-cell office:value-type="float" office:value="1726.49852041316" calcext:value-type="float">
            <text:p>1726.4985204132</text:p>
          </table:table-cell>
          <table:table-cell office:value-type="float" office:value="1713.34735033043" calcext:value-type="float">
            <text:p>1713.3473503304</text:p>
          </table:table-cell>
          <table:table-cell office:value-type="float" office:value="1720.98955461633" calcext:value-type="float">
            <text:p>1720.9895546163</text:p>
          </table:table-cell>
          <table:table-cell office:value-type="float" office:value="1710.61636968556" calcext:value-type="float">
            <text:p>1710.6163696856</text:p>
          </table:table-cell>
          <table:table-cell office:value-type="float" office:value="1715.4170363351" calcext:value-type="float">
            <text:p>1715.4170363351</text:p>
          </table:table-cell>
          <table:table-cell office:value-type="float" office:value="1698.65630370988" calcext:value-type="float">
            <text:p>1698.6563037099</text:p>
          </table:table-cell>
          <table:table-cell office:value-type="float" office:value="1741.09151008105" calcext:value-type="float">
            <text:p>1741.0915100811</text:p>
          </table:table-cell>
          <table:table-cell office:value-type="float" office:value="1705.98190437058" calcext:value-type="float">
            <text:p>1705.9819043706</text:p>
          </table:table-cell>
          <table:table-cell office:value-type="float" office:value="1738.64182656186" calcext:value-type="float">
            <text:p>1738.6418265619</text:p>
          </table:table-cell>
          <table:table-cell office:value-type="float" office:value="0" calcext:value-type="float">
            <text:p>0</text:p>
          </table:table-cell>
          <table:table-cell office:value-type="float" office:value="1724.99214615706" calcext:value-type="float">
            <text:p>1724.9921461571</text:p>
          </table:table-cell>
          <table:table-cell office:value-type="float" office:value="1742.50293017094" calcext:value-type="float">
            <text:p>1742.5029301709</text:p>
          </table:table-cell>
          <table:table-cell office:value-type="float" office:value="1711.13047288914" calcext:value-type="float">
            <text:p>1711.1304728891</text:p>
          </table:table-cell>
          <table:table-cell office:value-type="float" office:value="1732.01365569827" calcext:value-type="float">
            <text:p>1732.0136556983</text:p>
          </table:table-cell>
          <table:table-cell office:value-type="float" office:value="1733.92405658259" calcext:value-type="float">
            <text:p>1733.9240565826</text:p>
          </table:table-cell>
        </table:table-row>
        <table:table-row table:style-name="ro1">
          <table:table-cell office:value-type="float" office:value="1728.68087862492" calcext:value-type="float">
            <text:p>1728.6808786249</text:p>
          </table:table-cell>
          <table:table-cell office:value-type="float" office:value="1713.31556597244" calcext:value-type="float">
            <text:p>1713.3155659724</text:p>
          </table:table-cell>
          <table:table-cell office:value-type="float" office:value="1713.77781907493" calcext:value-type="float">
            <text:p>1713.7778190749</text:p>
          </table:table-cell>
          <table:table-cell office:value-type="float" office:value="1711.9298417308" calcext:value-type="float">
            <text:p>1711.9298417308</text:p>
          </table:table-cell>
          <table:table-cell office:value-type="float" office:value="0" calcext:value-type="float">
            <text:p>0</text:p>
          </table:table-cell>
          <table:table-cell office:value-type="float" office:value="1717.23573661191" calcext:value-type="float">
            <text:p>1717.2357366119</text:p>
          </table:table-cell>
          <table:table-cell office:value-type="float" office:value="1712.59097831591" calcext:value-type="float">
            <text:p>1712.5909783159</text:p>
          </table:table-cell>
          <table:table-cell office:value-type="float" office:value="1727.30760988447" calcext:value-type="float">
            <text:p>1727.3076098845</text:p>
          </table:table-cell>
          <table:table-cell office:value-type="float" office:value="1718.77444545166" calcext:value-type="float">
            <text:p>1718.7744454517</text:p>
          </table:table-cell>
          <table:table-cell office:value-type="float" office:value="1735.46711708173" calcext:value-type="float">
            <text:p>1735.4671170817</text:p>
          </table:table-cell>
          <table:table-cell office:value-type="float" office:value="0" calcext:value-type="float">
            <text:p>0</text:p>
          </table:table-cell>
          <table:table-cell office:value-type="float" office:value="1738.91374959171" calcext:value-type="float">
            <text:p>1738.9137495917</text:p>
          </table:table-cell>
          <table:table-cell office:value-type="float" office:value="1712.69491591549" calcext:value-type="float">
            <text:p>1712.6949159155</text:p>
          </table:table-cell>
          <table:table-cell office:value-type="float" office:value="1715.91032260297" calcext:value-type="float">
            <text:p>1715.910322603</text:p>
          </table:table-cell>
          <table:table-cell office:value-type="float" office:value="0" calcext:value-type="float">
            <text:p>0</text:p>
          </table:table-cell>
          <table:table-cell office:value-type="float" office:value="1726.41983943421" calcext:value-type="float">
            <text:p>1726.4198394342</text:p>
          </table:table-cell>
          <table:table-cell office:value-type="float" office:value="1713.12078004032" calcext:value-type="float">
            <text:p>1713.1207800403</text:p>
          </table:table-cell>
          <table:table-cell office:value-type="float" office:value="0" calcext:value-type="float">
            <text:p>0</text:p>
          </table:table-cell>
          <table:table-cell office:value-type="float" office:value="1709.58051384718" calcext:value-type="float">
            <text:p>1709.5805138472</text:p>
          </table:table-cell>
          <table:table-cell office:value-type="float" office:value="1716.56861941059" calcext:value-type="float">
            <text:p>1716.5686194106</text:p>
          </table:table-cell>
          <table:table-cell office:value-type="float" office:value="1697.99791868647" calcext:value-type="float">
            <text:p>1697.9979186865</text:p>
          </table:table-cell>
          <table:table-cell office:value-type="float" office:value="1742.17203668384" calcext:value-type="float">
            <text:p>1742.1720366838</text:p>
          </table:table-cell>
          <table:table-cell office:value-type="float" office:value="1707.51955963428" calcext:value-type="float">
            <text:p>1707.5195596343</text:p>
          </table:table-cell>
          <table:table-cell office:value-type="float" office:value="1737.05115276998" calcext:value-type="float">
            <text:p>1737.05115277</text:p>
          </table:table-cell>
          <table:table-cell office:value-type="float" office:value="0" calcext:value-type="float">
            <text:p>0</text:p>
          </table:table-cell>
          <table:table-cell office:value-type="float" office:value="1724.82490021413" calcext:value-type="float">
            <text:p>1724.8249002141</text:p>
          </table:table-cell>
          <table:table-cell office:value-type="float" office:value="1734.70413513922" calcext:value-type="float">
            <text:p>1734.7041351392</text:p>
          </table:table-cell>
          <table:table-cell office:value-type="float" office:value="0" calcext:value-type="float">
            <text:p>0</text:p>
          </table:table-cell>
          <table:table-cell office:value-type="float" office:value="1729.06240980932" calcext:value-type="float">
            <text:p>1729.062409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.67996679532" calcext:value-type="float">
            <text:p>1728.6799667953</text:p>
          </table:table-cell>
          <table:table-cell office:value-type="float" office:value="1712.96558321072" calcext:value-type="float">
            <text:p>1712.9655832107</text:p>
          </table:table-cell>
          <table:table-cell office:value-type="float" office:value="1707.0849175137" calcext:value-type="float">
            <text:p>1707.0849175137</text:p>
          </table:table-cell>
          <table:table-cell office:value-type="float" office:value="1711.93634685954" calcext:value-type="float">
            <text:p>1711.9363468595</text:p>
          </table:table-cell>
          <table:table-cell office:value-type="float" office:value="0" calcext:value-type="float">
            <text:p>0</text:p>
          </table:table-cell>
          <table:table-cell office:value-type="float" office:value="1717.07647569138" calcext:value-type="float">
            <text:p>1717.0764756914</text:p>
          </table:table-cell>
          <table:table-cell office:value-type="float" office:value="1713.86890387832" calcext:value-type="float">
            <text:p>1713.8689038783</text:p>
          </table:table-cell>
          <table:table-cell office:value-type="float" office:value="1727.01763649079" calcext:value-type="float">
            <text:p>1727.0176364908</text:p>
          </table:table-cell>
          <table:table-cell office:value-type="float" office:value="1718.40745209927" calcext:value-type="float">
            <text:p>1718.4074520993</text:p>
          </table:table-cell>
          <table:table-cell office:value-type="float" office:value="1738.33974835431" calcext:value-type="float">
            <text:p>1738.3397483543</text:p>
          </table:table-cell>
          <table:table-cell office:value-type="float" office:value="0" calcext:value-type="float">
            <text:p>0</text:p>
          </table:table-cell>
          <table:table-cell office:value-type="float" office:value="1738.90889465914" calcext:value-type="float">
            <text:p>1738.9088946591</text:p>
          </table:table-cell>
          <table:table-cell office:value-type="float" office:value="1712.68662040636" calcext:value-type="float">
            <text:p>1712.6866204064</text:p>
          </table:table-cell>
          <table:table-cell office:value-type="float" office:value="1715.66634412114" calcext:value-type="float">
            <text:p>1715.6663441211</text:p>
          </table:table-cell>
          <table:table-cell office:value-type="float" office:value="0" calcext:value-type="float">
            <text:p>0</text:p>
          </table:table-cell>
          <table:table-cell office:value-type="float" office:value="1727.04132663488" calcext:value-type="float">
            <text:p>1727.0413266349</text:p>
          </table:table-cell>
          <table:table-cell office:value-type="float" office:value="1712.11129716453" calcext:value-type="float">
            <text:p>1712.1112971645</text:p>
          </table:table-cell>
          <table:table-cell office:value-type="float" office:value="0" calcext:value-type="float">
            <text:p>0</text:p>
          </table:table-cell>
          <table:table-cell office:value-type="float" office:value="1702.19070706382" calcext:value-type="float">
            <text:p>1702.1907070638</text:p>
          </table:table-cell>
          <table:table-cell office:value-type="float" office:value="1716.1694003438" calcext:value-type="float">
            <text:p>1716.1694003438</text:p>
          </table:table-cell>
          <table:table-cell office:value-type="float" office:value="1696.76345690223" calcext:value-type="float">
            <text:p>1696.7634569022</text:p>
          </table:table-cell>
          <table:table-cell office:value-type="float" office:value="1743.55623024983" calcext:value-type="float">
            <text:p>1743.5562302498</text:p>
          </table:table-cell>
          <table:table-cell office:value-type="float" office:value="1704.81451169072" calcext:value-type="float">
            <text:p>1704.8145116907</text:p>
          </table:table-cell>
          <table:table-cell office:value-type="float" office:value="1738.07548573468" calcext:value-type="float">
            <text:p>1738.0754857347</text:p>
          </table:table-cell>
          <table:table-cell office:value-type="float" office:value="0" calcext:value-type="float">
            <text:p>0</text:p>
          </table:table-cell>
          <table:table-cell office:value-type="float" office:value="1724.01364077308" calcext:value-type="float">
            <text:p>1724.0136407731</text:p>
          </table:table-cell>
          <table:table-cell office:value-type="float" office:value="1736.80120225728" calcext:value-type="float">
            <text:p>1736.8012022573</text:p>
          </table:table-cell>
          <table:table-cell office:value-type="float" office:value="0" calcext:value-type="float">
            <text:p>0</text:p>
          </table:table-cell>
          <table:table-cell office:value-type="float" office:value="1729.91705863621" calcext:value-type="float">
            <text:p>1729.9170586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.30554140204" calcext:value-type="float">
            <text:p>1729.305541402</text:p>
          </table:table-cell>
          <table:table-cell office:value-type="float" office:value="1712.94898982428" calcext:value-type="float">
            <text:p>1712.9489898243</text:p>
          </table:table-cell>
          <table:table-cell office:value-type="float" office:value="1709.13833117949" calcext:value-type="float">
            <text:p>1709.1383311795</text:p>
          </table:table-cell>
          <table:table-cell office:value-type="float" office:value="1712.35029548641" calcext:value-type="float">
            <text:p>1712.3502954864</text:p>
          </table:table-cell>
          <table:table-cell office:value-type="float" office:value="0" calcext:value-type="float">
            <text:p>0</text:p>
          </table:table-cell>
          <table:table-cell office:value-type="float" office:value="1716.41864886334" calcext:value-type="float">
            <text:p>1716.4186488633</text:p>
          </table:table-cell>
          <table:table-cell office:value-type="float" office:value="1713.86890387832" calcext:value-type="float">
            <text:p>1713.8689038783</text:p>
          </table:table-cell>
          <table:table-cell office:value-type="float" office:value="1723.76239091167" calcext:value-type="float">
            <text:p>1723.7623909117</text:p>
          </table:table-cell>
          <table:table-cell office:value-type="float" office:value="1719.08931120292" calcext:value-type="float">
            <text:p>1719.0893112029</text:p>
          </table:table-cell>
          <table:table-cell office:value-type="float" office:value="1738.32893688802" calcext:value-type="float">
            <text:p>1738.328936888</text:p>
          </table:table-cell>
          <table:table-cell office:value-type="float" office:value="0" calcext:value-type="float">
            <text:p>0</text:p>
          </table:table-cell>
          <table:table-cell office:value-type="float" office:value="1735.43176493404" calcext:value-type="float">
            <text:p>1735.431764934</text:p>
          </table:table-cell>
          <table:table-cell office:value-type="float" office:value="1711.84964897557" calcext:value-type="float">
            <text:p>1711.8496489756</text:p>
          </table:table-cell>
          <table:table-cell office:value-type="float" office:value="1715.96317687362" calcext:value-type="float">
            <text:p>1715.9631768736</text:p>
          </table:table-cell>
          <table:table-cell office:value-type="float" office:value="0" calcext:value-type="float">
            <text:p>0</text:p>
          </table:table-cell>
          <table:table-cell office:value-type="float" office:value="1727.03759609914" calcext:value-type="float">
            <text:p>1727.0375960991</text:p>
          </table:table-cell>
          <table:table-cell office:value-type="float" office:value="1711.94155616665" calcext:value-type="float">
            <text:p>1711.9415561667</text:p>
          </table:table-cell>
          <table:table-cell office:value-type="float" office:value="0" calcext:value-type="float">
            <text:p>0</text:p>
          </table:table-cell>
          <table:table-cell office:value-type="float" office:value="1698.47910947866" calcext:value-type="float">
            <text:p>1698.4791094787</text:p>
          </table:table-cell>
          <table:table-cell office:value-type="float" office:value="1716.46418984494" calcext:value-type="float">
            <text:p>1716.4641898449</text:p>
          </table:table-cell>
          <table:table-cell office:value-type="float" office:value="1696.81582411996" calcext:value-type="float">
            <text:p>1696.81582412</text:p>
          </table:table-cell>
          <table:table-cell office:value-type="float" office:value="1744.00170111385" calcext:value-type="float">
            <text:p>1744.0017011139</text:p>
          </table:table-cell>
          <table:table-cell office:value-type="float" office:value="1703.02914989166" calcext:value-type="float">
            <text:p>1703.0291498917</text:p>
          </table:table-cell>
          <table:table-cell office:value-type="float" office:value="1738.12135782459" calcext:value-type="float">
            <text:p>1738.1213578246</text:p>
          </table:table-cell>
          <table:table-cell office:value-type="float" office:value="0" calcext:value-type="float">
            <text:p>0</text:p>
          </table:table-cell>
          <table:table-cell office:value-type="float" office:value="1722.30663676721" calcext:value-type="float">
            <text:p>1722.3066367672</text:p>
          </table:table-cell>
          <table:table-cell office:value-type="float" office:value="1735.32366506217" calcext:value-type="float">
            <text:p>1735.3236650622</text:p>
          </table:table-cell>
          <table:table-cell office:value-type="float" office:value="0" calcext:value-type="float">
            <text:p>0</text:p>
          </table:table-cell>
          <table:table-cell office:value-type="float" office:value="1729.44152732829" calcext:value-type="float">
            <text:p>1729.441527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.42480716314" calcext:value-type="float">
            <text:p>1729.4248071631</text:p>
          </table:table-cell>
          <table:table-cell office:value-type="float" office:value="1715.09547954462" calcext:value-type="float">
            <text:p>1715.0954795446</text:p>
          </table:table-cell>
          <table:table-cell office:value-type="float" office:value="1712.01374581442" calcext:value-type="float">
            <text:p>1712.0137458144</text:p>
          </table:table-cell>
          <table:table-cell office:value-type="float" office:value="1712.34496389316" calcext:value-type="float">
            <text:p>1712.3449638932</text:p>
          </table:table-cell>
          <table:table-cell office:value-type="float" office:value="0" calcext:value-type="float">
            <text:p>0</text:p>
          </table:table-cell>
          <table:table-cell office:value-type="float" office:value="1709.74673292382" calcext:value-type="float">
            <text:p>1709.7467329238</text:p>
          </table:table-cell>
          <table:table-cell office:value-type="float" office:value="1713.30450895936" calcext:value-type="float">
            <text:p>1713.3045089594</text:p>
          </table:table-cell>
          <table:table-cell office:value-type="float" office:value="1725.31886080048" calcext:value-type="float">
            <text:p>1725.3188608005</text:p>
          </table:table-cell>
          <table:table-cell office:value-type="float" office:value="1712.48160180056" calcext:value-type="float">
            <text:p>1712.4816018006</text:p>
          </table:table-cell>
          <table:table-cell office:value-type="float" office:value="1732.56518493188" calcext:value-type="float">
            <text:p>1732.5651849319</text:p>
          </table:table-cell>
          <table:table-cell office:value-type="float" office:value="0" calcext:value-type="float">
            <text:p>0</text:p>
          </table:table-cell>
          <table:table-cell office:value-type="float" office:value="1735.63506617174" calcext:value-type="float">
            <text:p>1735.6350661717</text:p>
          </table:table-cell>
          <table:table-cell office:value-type="float" office:value="1711.84964897557" calcext:value-type="float">
            <text:p>1711.8496489756</text:p>
          </table:table-cell>
          <table:table-cell office:value-type="float" office:value="1713.32626209682" calcext:value-type="float">
            <text:p>1713.3262620968</text:p>
          </table:table-cell>
          <table:table-cell office:value-type="float" office:value="0" calcext:value-type="float">
            <text:p>0</text:p>
          </table:table-cell>
          <table:table-cell office:value-type="float" office:value="1727.95081756218" calcext:value-type="float">
            <text:p>1727.9508175622</text:p>
          </table:table-cell>
          <table:table-cell office:value-type="float" office:value="1711.64382709179" calcext:value-type="float">
            <text:p>1711.6438270918</text:p>
          </table:table-cell>
          <table:table-cell office:value-type="float" office:value="0" calcext:value-type="float">
            <text:p>0</text:p>
          </table:table-cell>
          <table:table-cell office:value-type="float" office:value="1694.05859662034" calcext:value-type="float">
            <text:p>1694.0585966203</text:p>
          </table:table-cell>
          <table:table-cell office:value-type="float" office:value="1716.46382444909" calcext:value-type="float">
            <text:p>1716.4638244491</text:p>
          </table:table-cell>
          <table:table-cell office:value-type="float" office:value="1696.36882494805" calcext:value-type="float">
            <text:p>1696.3688249481</text:p>
          </table:table-cell>
          <table:table-cell office:value-type="float" office:value="1743.43188695824" calcext:value-type="float">
            <text:p>1743.4318869582</text:p>
          </table:table-cell>
          <table:table-cell office:value-type="float" office:value="1701.02719096746" calcext:value-type="float">
            <text:p>1701.0271909675</text:p>
          </table:table-cell>
          <table:table-cell office:value-type="float" office:value="1738.06264455575" calcext:value-type="float">
            <text:p>1738.0626445558</text:p>
          </table:table-cell>
          <table:table-cell office:value-type="float" office:value="0" calcext:value-type="float">
            <text:p>0</text:p>
          </table:table-cell>
          <table:table-cell office:value-type="float" office:value="1721.17596637453" calcext:value-type="float">
            <text:p>1721.1759663745</text:p>
          </table:table-cell>
          <table:table-cell office:value-type="float" office:value="1735.71208599621" calcext:value-type="float">
            <text:p>1735.7120859962</text:p>
          </table:table-cell>
          <table:table-cell office:value-type="float" office:value="0" calcext:value-type="float">
            <text:p>0</text:p>
          </table:table-cell>
          <table:table-cell office:value-type="float" office:value="1721.99325791156" calcext:value-type="float">
            <text:p>1721.9932579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.93480741793" calcext:value-type="float">
            <text:p>1726.9348074179</text:p>
          </table:table-cell>
          <table:table-cell office:value-type="float" office:value="1714.9621322117" calcext:value-type="float">
            <text:p>1714.9621322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5.7417447452" calcext:value-type="float">
            <text:p>1725.7417447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.01752562606" calcext:value-type="float">
            <text:p>1735.0175256261</text:p>
          </table:table-cell>
          <table:table-cell office:value-type="float" office:value="1713.95294530835" calcext:value-type="float">
            <text:p>1713.952945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.01937460914" calcext:value-type="float">
            <text:p>1728.0193746091</text:p>
          </table:table-cell>
          <table:table-cell office:value-type="float" office:value="1711.77354451482" calcext:value-type="float">
            <text:p>1711.7735445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9.17154034793" calcext:value-type="float">
            <text:p>1739.1715403479</text:p>
          </table:table-cell>
          <table:table-cell office:value-type="float" office:value="0" calcext:value-type="float">
            <text:p>0</text:p>
          </table:table-cell>
          <table:table-cell office:value-type="float" office:value="1737.3383311067" calcext:value-type="float">
            <text:p>1737.3383311067</text:p>
          </table:table-cell>
          <table:table-cell office:value-type="float" office:value="0" calcext:value-type="float">
            <text:p>0</text:p>
          </table:table-cell>
          <table:table-cell office:value-type="float" office:value="1721.36955961443" calcext:value-type="float">
            <text:p>1721.3695596144</text:p>
          </table:table-cell>
          <table:table-cell office:value-type="float" office:value="1737.13363021613" calcext:value-type="float">
            <text:p>1737.1336302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.1725208624" calcext:value-type="float">
            <text:p>1726.1725208624</text:p>
          </table:table-cell>
          <table:table-cell office:value-type="float" office:value="1715.07457821021" calcext:value-type="float">
            <text:p>1715.0745782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7.64366800562" calcext:value-type="float">
            <text:p>1727.643668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.91896334856" calcext:value-type="float">
            <text:p>1734.9189633486</text:p>
          </table:table-cell>
          <table:table-cell office:value-type="float" office:value="1713.91846780101" calcext:value-type="float">
            <text:p>1713.91846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43911440849" calcext:value-type="float">
            <text:p>1721.4391144085</text:p>
          </table:table-cell>
          <table:table-cell office:value-type="float" office:value="1711.80273199671" calcext:value-type="float">
            <text:p>1711.8027319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0.7998756725" calcext:value-type="float">
            <text:p>1740.7998756725</text:p>
          </table:table-cell>
          <table:table-cell office:value-type="float" office:value="0" calcext:value-type="float">
            <text:p>0</text:p>
          </table:table-cell>
          <table:table-cell office:value-type="float" office:value="1737.39752812922" calcext:value-type="float">
            <text:p>1737.3975281292</text:p>
          </table:table-cell>
          <table:table-cell office:value-type="float" office:value="0" calcext:value-type="float">
            <text:p>0</text:p>
          </table:table-cell>
          <table:table-cell office:value-type="float" office:value="1721.26615686657" calcext:value-type="float">
            <text:p>1721.2661568666</text:p>
          </table:table-cell>
          <table:table-cell office:value-type="float" office:value="1732.92782980274" calcext:value-type="float">
            <text:p>1732.9278298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.83473321947" calcext:value-type="float">
            <text:p>1724.8347332195</text:p>
          </table:table-cell>
          <table:table-cell office:value-type="float" office:value="1713.24092884999" calcext:value-type="float">
            <text:p>1713.24092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6.87966662734" calcext:value-type="float">
            <text:p>1726.8796666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4.94738565227" calcext:value-type="float">
            <text:p>1734.9473856523</text:p>
          </table:table-cell>
          <table:table-cell office:value-type="float" office:value="1711.21931366585" calcext:value-type="float">
            <text:p>1711.2193136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90407250159" calcext:value-type="float">
            <text:p>1721.9040725016</text:p>
          </table:table-cell>
          <table:table-cell office:value-type="float" office:value="1710.86808214966" calcext:value-type="float">
            <text:p>1710.8680821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3.46284531339" calcext:value-type="float">
            <text:p>1733.4628453134</text:p>
          </table:table-cell>
          <table:table-cell office:value-type="float" office:value="0" calcext:value-type="float">
            <text:p>0</text:p>
          </table:table-cell>
          <table:table-cell office:value-type="float" office:value="1737.53989386717" calcext:value-type="float">
            <text:p>1737.5398938672</text:p>
          </table:table-cell>
          <table:table-cell office:value-type="float" office:value="0" calcext:value-type="float">
            <text:p>0</text:p>
          </table:table-cell>
          <table:table-cell office:value-type="float" office:value="1721.26304263072" calcext:value-type="float">
            <text:p>1721.2630426307</text:p>
          </table:table-cell>
          <table:table-cell office:value-type="float" office:value="1733.16830204639" calcext:value-type="float">
            <text:p>1733.1683020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.00054554033" calcext:value-type="float">
            <text:p>1724.0005455403</text:p>
          </table:table-cell>
          <table:table-cell office:value-type="float" office:value="1706.12795342178" calcext:value-type="float">
            <text:p>1706.1279534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8.9807799055" calcext:value-type="float">
            <text:p>1728.9807799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1.00668698592" calcext:value-type="float">
            <text:p>1731.0066869859</text:p>
          </table:table-cell>
          <table:table-cell office:value-type="float" office:value="1711.25270969438" calcext:value-type="float">
            <text:p>1711.252709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08049822262" calcext:value-type="float">
            <text:p>1721.0804982226</text:p>
          </table:table-cell>
          <table:table-cell office:value-type="float" office:value="1713.66898921397" calcext:value-type="float">
            <text:p>1713.668989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4.16992402034" calcext:value-type="float">
            <text:p>1734.1699240203</text:p>
          </table:table-cell>
          <table:table-cell office:value-type="float" office:value="0" calcext:value-type="float">
            <text:p>0</text:p>
          </table:table-cell>
          <table:table-cell office:value-type="float" office:value="1731.45526860654" calcext:value-type="float">
            <text:p>1731.4552686065</text:p>
          </table:table-cell>
          <table:table-cell office:value-type="float" office:value="0" calcext:value-type="float">
            <text:p>0</text:p>
          </table:table-cell>
          <table:table-cell office:value-type="float" office:value="1718.32872052994" calcext:value-type="float">
            <text:p>1718.3287205299</text:p>
          </table:table-cell>
          <table:table-cell office:value-type="float" office:value="1734.47613677565" calcext:value-type="float">
            <text:p>1734.4761367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710.45238465757" calcext:value-type="float">
            <text:p>1710.452384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08049459539" calcext:value-type="float">
            <text:p>1721.08049459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19.70118071688" calcext:value-type="float">
            <text:p>1719.70118071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708.39425049413" calcext:value-type="float">
            <text:p>1708.394250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08666726154" calcext:value-type="float">
            <text:p>1721.08666726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19.70099239485" calcext:value-type="float">
            <text:p>1719.7009923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707.37906136405" calcext:value-type="float">
            <text:p>1707.3790613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5.26509403204" calcext:value-type="float">
            <text:p>1715.2650940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19.4873460678" calcext:value-type="float">
            <text:p>1719.48734606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708.58104145808" calcext:value-type="float">
            <text:p>1708.5810414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.97473258213" calcext:value-type="float">
            <text:p>1714.97473258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19.31213874083" calcext:value-type="float">
            <text:p>1719.31213874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719.31212826955" calcext:value-type="float">
            <text:p>1719.3121282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720.34655822922" calcext:value-type="float">
            <text:p>1720.34655822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721.61228567268" calcext:value-type="float">
            <text:p>1721.61228567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720.14904994547" calcext:value-type="float">
            <text:p>1720.1490499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table table:name="Sheet9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table table:name="Sheet10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Random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table table:name="Sheet11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float" office:value="1757.14771732894" calcext:value-type="float">
            <text:p>1757.1477173289</text:p>
          </table:table-cell>
          <table:table-cell office:value-type="float" office:value="1757.73277484475" calcext:value-type="float">
            <text:p>1757.7327748448</text:p>
          </table:table-cell>
          <table:table-cell office:value-type="float" office:value="1757.77966186904" calcext:value-type="float">
            <text:p>1757.779661869</text:p>
          </table:table-cell>
          <table:table-cell office:value-type="float" office:value="1757.64848586474" calcext:value-type="float">
            <text:p>1757.6484858647</text:p>
          </table:table-cell>
          <table:table-cell office:value-type="float" office:value="1756.11539106091" calcext:value-type="float">
            <text:p>1756.1153910609</text:p>
          </table:table-cell>
          <table:table-cell office:value-type="float" office:value="1757.41968898388" calcext:value-type="float">
            <text:p>1757.4196889839</text:p>
          </table:table-cell>
          <table:table-cell office:value-type="float" office:value="1757.57281414325" calcext:value-type="float">
            <text:p>1757.5728141433</text:p>
          </table:table-cell>
          <table:table-cell office:value-type="float" office:value="1757.71290314739" calcext:value-type="float">
            <text:p>1757.7129031474</text:p>
          </table:table-cell>
          <table:table-cell office:value-type="float" office:value="1757.41666279641" calcext:value-type="float">
            <text:p>1757.4166627964</text:p>
          </table:table-cell>
          <table:table-cell office:value-type="float" office:value="1757.31886589706" calcext:value-type="float">
            <text:p>1757.3188658971</text:p>
          </table:table-cell>
          <table:table-cell office:value-type="float" office:value="1757.37359560306" calcext:value-type="float">
            <text:p>1757.3735956031</text:p>
          </table:table-cell>
          <table:table-cell office:value-type="float" office:value="1757.25952602382" calcext:value-type="float">
            <text:p>1757.2595260238</text:p>
          </table:table-cell>
          <table:table-cell office:value-type="float" office:value="1755.74854289978" calcext:value-type="float">
            <text:p>1755.7485428998</text:p>
          </table:table-cell>
          <table:table-cell office:value-type="float" office:value="1754.79870459039" calcext:value-type="float">
            <text:p>1754.7987045904</text:p>
          </table:table-cell>
          <table:table-cell office:value-type="float" office:value="1757.56250496877" calcext:value-type="float">
            <text:p>1757.5625049688</text:p>
          </table:table-cell>
          <table:table-cell office:value-type="float" office:value="1757.11964600131" calcext:value-type="float">
            <text:p>1757.1196460013</text:p>
          </table:table-cell>
          <table:table-cell office:value-type="float" office:value="1757.75393581376" calcext:value-type="float">
            <text:p>1757.7539358138</text:p>
          </table:table-cell>
          <table:table-cell office:value-type="float" office:value="1757.5395996817" calcext:value-type="float">
            <text:p>1757.5395996817</text:p>
          </table:table-cell>
          <table:table-cell office:value-type="float" office:value="1755.28107929116" calcext:value-type="float">
            <text:p>1755.2810792912</text:p>
          </table:table-cell>
          <table:table-cell office:value-type="float" office:value="1757.49350980797" calcext:value-type="float">
            <text:p>1757.493509808</text:p>
          </table:table-cell>
          <table:table-cell office:value-type="float" office:value="1757.30743987412" calcext:value-type="float">
            <text:p>1757.3074398741</text:p>
          </table:table-cell>
          <table:table-cell office:value-type="float" office:value="1757.13432695748" calcext:value-type="float">
            <text:p>1757.1343269575</text:p>
          </table:table-cell>
          <table:table-cell office:value-type="float" office:value="1757.69558395028" calcext:value-type="float">
            <text:p>1757.6955839503</text:p>
          </table:table-cell>
          <table:table-cell office:value-type="float" office:value="1757.667490145" calcext:value-type="float">
            <text:p>1757.667490145</text:p>
          </table:table-cell>
          <table:table-cell office:value-type="float" office:value="1757.61467127569" calcext:value-type="float">
            <text:p>1757.6146712757</text:p>
          </table:table-cell>
          <table:table-cell office:value-type="float" office:value="1757.76362794924" calcext:value-type="float">
            <text:p>1757.7636279492</text:p>
          </table:table-cell>
          <table:table-cell office:value-type="float" office:value="1757.74886987914" calcext:value-type="float">
            <text:p>1757.7488698791</text:p>
          </table:table-cell>
          <table:table-cell office:value-type="float" office:value="1757.53874915031" calcext:value-type="float">
            <text:p>1757.5387491503</text:p>
          </table:table-cell>
          <table:table-cell office:value-type="float" office:value="1757.44529154443" calcext:value-type="float">
            <text:p>1757.4452915444</text:p>
          </table:table-cell>
          <table:table-cell office:value-type="float" office:value="1757.3822948942" calcext:value-type="float">
            <text:p>1757.3822948942</text:p>
          </table:table-cell>
        </table:table-row>
        <table:table-row table:style-name="ro1">
          <table:table-cell office:value-type="float" office:value="1757.28477762005" calcext:value-type="float">
            <text:p>1757.2847776201</text:p>
          </table:table-cell>
          <table:table-cell office:value-type="float" office:value="1754.67292835182" calcext:value-type="float">
            <text:p>1754.6729283518</text:p>
          </table:table-cell>
          <table:table-cell office:value-type="float" office:value="1754.6606523991" calcext:value-type="float">
            <text:p>1754.6606523991</text:p>
          </table:table-cell>
          <table:table-cell office:value-type="float" office:value="1756.76005019442" calcext:value-type="float">
            <text:p>1756.7600501944</text:p>
          </table:table-cell>
          <table:table-cell office:value-type="float" office:value="1753.26506627246" calcext:value-type="float">
            <text:p>1753.2650662725</text:p>
          </table:table-cell>
          <table:table-cell office:value-type="float" office:value="1757.41599040894" calcext:value-type="float">
            <text:p>1757.4159904089</text:p>
          </table:table-cell>
          <table:table-cell office:value-type="float" office:value="1754.29666269124" calcext:value-type="float">
            <text:p>1754.2966626912</text:p>
          </table:table-cell>
          <table:table-cell office:value-type="float" office:value="1757.69380218756" calcext:value-type="float">
            <text:p>1757.6938021876</text:p>
          </table:table-cell>
          <table:table-cell office:value-type="float" office:value="1757.42088493248" calcext:value-type="float">
            <text:p>1757.4208849325</text:p>
          </table:table-cell>
          <table:table-cell office:value-type="float" office:value="1755.02578746537" calcext:value-type="float">
            <text:p>1755.0257874654</text:p>
          </table:table-cell>
          <table:table-cell office:value-type="float" office:value="1756.22264282602" calcext:value-type="float">
            <text:p>1756.222642826</text:p>
          </table:table-cell>
          <table:table-cell office:value-type="float" office:value="1752.55734161872" calcext:value-type="float">
            <text:p>1752.5573416187</text:p>
          </table:table-cell>
          <table:table-cell office:value-type="float" office:value="1751.44462742997" calcext:value-type="float">
            <text:p>1751.44462743</text:p>
          </table:table-cell>
          <table:table-cell office:value-type="float" office:value="1756.23218568622" calcext:value-type="float">
            <text:p>1756.2321856862</text:p>
          </table:table-cell>
          <table:table-cell office:value-type="float" office:value="1756.62033859935" calcext:value-type="float">
            <text:p>1756.6203385994</text:p>
          </table:table-cell>
          <table:table-cell office:value-type="float" office:value="1754.78983955369" calcext:value-type="float">
            <text:p>1754.7898395537</text:p>
          </table:table-cell>
          <table:table-cell office:value-type="float" office:value="1757.62811561035" calcext:value-type="float">
            <text:p>1757.6281156104</text:p>
          </table:table-cell>
          <table:table-cell office:value-type="float" office:value="1756.14770467537" calcext:value-type="float">
            <text:p>1756.1477046754</text:p>
          </table:table-cell>
          <table:table-cell office:value-type="float" office:value="1753.48057691549" calcext:value-type="float">
            <text:p>1753.4805769155</text:p>
          </table:table-cell>
          <table:table-cell office:value-type="float" office:value="1757.20015670679" calcext:value-type="float">
            <text:p>1757.2001567068</text:p>
          </table:table-cell>
          <table:table-cell office:value-type="float" office:value="1757.63887288447" calcext:value-type="float">
            <text:p>1757.6388728845</text:p>
          </table:table-cell>
          <table:table-cell office:value-type="float" office:value="1757.30280371331" calcext:value-type="float">
            <text:p>1757.3028037133</text:p>
          </table:table-cell>
          <table:table-cell office:value-type="float" office:value="1754.36251488718" calcext:value-type="float">
            <text:p>1754.3625148872</text:p>
          </table:table-cell>
          <table:table-cell office:value-type="float" office:value="1754.10334483847" calcext:value-type="float">
            <text:p>1754.1033448385</text:p>
          </table:table-cell>
          <table:table-cell office:value-type="float" office:value="1755.72295677786" calcext:value-type="float">
            <text:p>1755.7229567779</text:p>
          </table:table-cell>
          <table:table-cell office:value-type="float" office:value="1757.72921718034" calcext:value-type="float">
            <text:p>1757.7292171803</text:p>
          </table:table-cell>
          <table:table-cell office:value-type="float" office:value="1755.01943942168" calcext:value-type="float">
            <text:p>1755.0194394217</text:p>
          </table:table-cell>
          <table:table-cell office:value-type="float" office:value="1754.48310744031" calcext:value-type="float">
            <text:p>1754.4831074403</text:p>
          </table:table-cell>
          <table:table-cell office:value-type="float" office:value="1754.9212864518" calcext:value-type="float">
            <text:p>1754.9212864518</text:p>
          </table:table-cell>
          <table:table-cell office:value-type="float" office:value="1753.74091917453" calcext:value-type="float">
            <text:p>1753.7409191745</text:p>
          </table:table-cell>
        </table:table-row>
        <table:table-row table:style-name="ro1">
          <table:table-cell office:value-type="float" office:value="1754.18356202439" calcext:value-type="float">
            <text:p>1754.1835620244</text:p>
          </table:table-cell>
          <table:table-cell office:value-type="float" office:value="1748.10690789159" calcext:value-type="float">
            <text:p>1748.1069078916</text:p>
          </table:table-cell>
          <table:table-cell office:value-type="float" office:value="1754.08565468148" calcext:value-type="float">
            <text:p>1754.0856546815</text:p>
          </table:table-cell>
          <table:table-cell office:value-type="float" office:value="1756.27312933891" calcext:value-type="float">
            <text:p>1756.2731293389</text:p>
          </table:table-cell>
          <table:table-cell office:value-type="float" office:value="1747.46428859601" calcext:value-type="float">
            <text:p>1747.464288596</text:p>
          </table:table-cell>
          <table:table-cell office:value-type="float" office:value="1757.53904731773" calcext:value-type="float">
            <text:p>1757.5390473177</text:p>
          </table:table-cell>
          <table:table-cell office:value-type="float" office:value="1753.55692236236" calcext:value-type="float">
            <text:p>1753.5569223624</text:p>
          </table:table-cell>
          <table:table-cell office:value-type="float" office:value="1757.25441004573" calcext:value-type="float">
            <text:p>1757.2544100457</text:p>
          </table:table-cell>
          <table:table-cell office:value-type="float" office:value="1756.55453941255" calcext:value-type="float">
            <text:p>1756.5545394126</text:p>
          </table:table-cell>
          <table:table-cell office:value-type="float" office:value="1754.87895056717" calcext:value-type="float">
            <text:p>1754.8789505672</text:p>
          </table:table-cell>
          <table:table-cell office:value-type="float" office:value="1753.30212165374" calcext:value-type="float">
            <text:p>1753.3021216537</text:p>
          </table:table-cell>
          <table:table-cell office:value-type="float" office:value="1752.71772390487" calcext:value-type="float">
            <text:p>1752.7177239049</text:p>
          </table:table-cell>
          <table:table-cell office:value-type="float" office:value="1751.10913302617" calcext:value-type="float">
            <text:p>1751.1091330262</text:p>
          </table:table-cell>
          <table:table-cell office:value-type="float" office:value="1753.9047919804" calcext:value-type="float">
            <text:p>1753.9047919804</text:p>
          </table:table-cell>
          <table:table-cell office:value-type="float" office:value="1756.39442873639" calcext:value-type="float">
            <text:p>1756.3944287364</text:p>
          </table:table-cell>
          <table:table-cell office:value-type="float" office:value="1748.49734298518" calcext:value-type="float">
            <text:p>1748.4973429852</text:p>
          </table:table-cell>
          <table:table-cell office:value-type="float" office:value="1753.62401693774" calcext:value-type="float">
            <text:p>1753.6240169377</text:p>
          </table:table-cell>
          <table:table-cell office:value-type="float" office:value="1754.60795746645" calcext:value-type="float">
            <text:p>1754.6079574665</text:p>
          </table:table-cell>
          <table:table-cell office:value-type="float" office:value="1753.48057691549" calcext:value-type="float">
            <text:p>1753.4805769155</text:p>
          </table:table-cell>
          <table:table-cell office:value-type="float" office:value="1756.28306539933" calcext:value-type="float">
            <text:p>1756.2830653993</text:p>
          </table:table-cell>
          <table:table-cell office:value-type="float" office:value="1757.63887288447" calcext:value-type="float">
            <text:p>1757.6388728845</text:p>
          </table:table-cell>
          <table:table-cell office:value-type="float" office:value="1757.27926250062" calcext:value-type="float">
            <text:p>1757.2792625006</text:p>
          </table:table-cell>
          <table:table-cell office:value-type="float" office:value="1754.08303450248" calcext:value-type="float">
            <text:p>1754.0830345025</text:p>
          </table:table-cell>
          <table:table-cell office:value-type="float" office:value="1747.26754522544" calcext:value-type="float">
            <text:p>1747.2675452254</text:p>
          </table:table-cell>
          <table:table-cell office:value-type="float" office:value="1749.93682803856" calcext:value-type="float">
            <text:p>1749.9368280386</text:p>
          </table:table-cell>
          <table:table-cell office:value-type="float" office:value="1757.72297433832" calcext:value-type="float">
            <text:p>1757.7229743383</text:p>
          </table:table-cell>
          <table:table-cell office:value-type="float" office:value="1748.48714266509" calcext:value-type="float">
            <text:p>1748.4871426651</text:p>
          </table:table-cell>
          <table:table-cell office:value-type="float" office:value="1754.35376374039" calcext:value-type="float">
            <text:p>1754.3537637404</text:p>
          </table:table-cell>
          <table:table-cell office:value-type="float" office:value="1754.81392139728" calcext:value-type="float">
            <text:p>1754.8139213973</text:p>
          </table:table-cell>
          <table:table-cell office:value-type="float" office:value="1746.73680301967" calcext:value-type="float">
            <text:p>1746.7368030197</text:p>
          </table:table-cell>
        </table:table-row>
        <table:table-row table:style-name="ro1">
          <table:table-cell office:value-type="float" office:value="1747.57874074281" calcext:value-type="float">
            <text:p>1747.5787407428</text:p>
          </table:table-cell>
          <table:table-cell office:value-type="float" office:value="1740.7434161986" calcext:value-type="float">
            <text:p>1740.7434161986</text:p>
          </table:table-cell>
          <table:table-cell office:value-type="float" office:value="1748.59315110469" calcext:value-type="float">
            <text:p>1748.5931511047</text:p>
          </table:table-cell>
          <table:table-cell office:value-type="float" office:value="1752.19977594142" calcext:value-type="float">
            <text:p>1752.1997759414</text:p>
          </table:table-cell>
          <table:table-cell office:value-type="float" office:value="1739.51685873193" calcext:value-type="float">
            <text:p>1739.5168587319</text:p>
          </table:table-cell>
          <table:table-cell office:value-type="float" office:value="1757.45780733956" calcext:value-type="float">
            <text:p>1757.4578073396</text:p>
          </table:table-cell>
          <table:table-cell office:value-type="float" office:value="1753.89203931347" calcext:value-type="float">
            <text:p>1753.8920393135</text:p>
          </table:table-cell>
          <table:table-cell office:value-type="float" office:value="1752.98734070281" calcext:value-type="float">
            <text:p>1752.9873407028</text:p>
          </table:table-cell>
          <table:table-cell office:value-type="float" office:value="1755.44164025468" calcext:value-type="float">
            <text:p>1755.4416402547</text:p>
          </table:table-cell>
          <table:table-cell office:value-type="float" office:value="1749.27387337964" calcext:value-type="float">
            <text:p>1749.2738733796</text:p>
          </table:table-cell>
          <table:table-cell office:value-type="float" office:value="1748.80317599964" calcext:value-type="float">
            <text:p>1748.8031759996</text:p>
          </table:table-cell>
          <table:table-cell office:value-type="float" office:value="1753.03130161535" calcext:value-type="float">
            <text:p>1753.0313016154</text:p>
          </table:table-cell>
          <table:table-cell office:value-type="float" office:value="1749.1177437397" calcext:value-type="float">
            <text:p>1749.1177437397</text:p>
          </table:table-cell>
          <table:table-cell office:value-type="float" office:value="1754.00145633665" calcext:value-type="float">
            <text:p>1754.0014563367</text:p>
          </table:table-cell>
          <table:table-cell office:value-type="float" office:value="1756.24921568039" calcext:value-type="float">
            <text:p>1756.2492156804</text:p>
          </table:table-cell>
          <table:table-cell office:value-type="float" office:value="1741.11686442881" calcext:value-type="float">
            <text:p>1741.1168644288</text:p>
          </table:table-cell>
          <table:table-cell office:value-type="float" office:value="1750.04984089557" calcext:value-type="float">
            <text:p>1750.0498408956</text:p>
          </table:table-cell>
          <table:table-cell office:value-type="float" office:value="1748.94511420692" calcext:value-type="float">
            <text:p>1748.9451142069</text:p>
          </table:table-cell>
          <table:table-cell office:value-type="float" office:value="1753.5592122185" calcext:value-type="float">
            <text:p>1753.5592122185</text:p>
          </table:table-cell>
          <table:table-cell office:value-type="float" office:value="1752.18020935618" calcext:value-type="float">
            <text:p>1752.1802093562</text:p>
          </table:table-cell>
          <table:table-cell office:value-type="float" office:value="1754.39400251241" calcext:value-type="float">
            <text:p>1754.3940025124</text:p>
          </table:table-cell>
          <table:table-cell office:value-type="float" office:value="1757.24698639241" calcext:value-type="float">
            <text:p>1757.2469863924</text:p>
          </table:table-cell>
          <table:table-cell office:value-type="float" office:value="1753.39024698137" calcext:value-type="float">
            <text:p>1753.3902469814</text:p>
          </table:table-cell>
          <table:table-cell office:value-type="float" office:value="1739.54196356306" calcext:value-type="float">
            <text:p>1739.5419635631</text:p>
          </table:table-cell>
          <table:table-cell office:value-type="float" office:value="1749.35744950699" calcext:value-type="float">
            <text:p>1749.357449507</text:p>
          </table:table-cell>
          <table:table-cell office:value-type="float" office:value="1757.6181301987" calcext:value-type="float">
            <text:p>1757.6181301987</text:p>
          </table:table-cell>
          <table:table-cell office:value-type="float" office:value="1749.103236126" calcext:value-type="float">
            <text:p>1749.103236126</text:p>
          </table:table-cell>
          <table:table-cell office:value-type="float" office:value="1754.00352640487" calcext:value-type="float">
            <text:p>1754.0035264049</text:p>
          </table:table-cell>
          <table:table-cell office:value-type="float" office:value="1754.68215470102" calcext:value-type="float">
            <text:p>1754.682154701</text:p>
          </table:table-cell>
          <table:table-cell office:value-type="float" office:value="1739.11179231468" calcext:value-type="float">
            <text:p>1739.1117923147</text:p>
          </table:table-cell>
        </table:table-row>
        <table:table-row table:style-name="ro1">
          <table:table-cell office:value-type="float" office:value="1746.11637428682" calcext:value-type="float">
            <text:p>1746.1163742868</text:p>
          </table:table-cell>
          <table:table-cell office:value-type="float" office:value="1742.47395094017" calcext:value-type="float">
            <text:p>1742.4739509402</text:p>
          </table:table-cell>
          <table:table-cell office:value-type="float" office:value="1748.59315110469" calcext:value-type="float">
            <text:p>1748.5931511047</text:p>
          </table:table-cell>
          <table:table-cell office:value-type="float" office:value="1745.31948806539" calcext:value-type="float">
            <text:p>1745.3194880654</text:p>
          </table:table-cell>
          <table:table-cell office:value-type="float" office:value="1739.34209363778" calcext:value-type="float">
            <text:p>1739.3420936378</text:p>
          </table:table-cell>
          <table:table-cell office:value-type="float" office:value="1757.12308610199" calcext:value-type="float">
            <text:p>1757.123086102</text:p>
          </table:table-cell>
          <table:table-cell office:value-type="float" office:value="1753.20444891911" calcext:value-type="float">
            <text:p>1753.2044489191</text:p>
          </table:table-cell>
          <table:table-cell office:value-type="float" office:value="1752.85624445755" calcext:value-type="float">
            <text:p>1752.8562444576</text:p>
          </table:table-cell>
          <table:table-cell office:value-type="float" office:value="1749.54998736241" calcext:value-type="float">
            <text:p>1749.5499873624</text:p>
          </table:table-cell>
          <table:table-cell office:value-type="float" office:value="1742.75708723267" calcext:value-type="float">
            <text:p>1742.7570872327</text:p>
          </table:table-cell>
          <table:table-cell office:value-type="float" office:value="1741.15156992225" calcext:value-type="float">
            <text:p>1741.1515699223</text:p>
          </table:table-cell>
          <table:table-cell office:value-type="float" office:value="1750.69280381043" calcext:value-type="float">
            <text:p>1750.6928038104</text:p>
          </table:table-cell>
          <table:table-cell office:value-type="float" office:value="1750.19782353155" calcext:value-type="float">
            <text:p>1750.1978235316</text:p>
          </table:table-cell>
          <table:table-cell office:value-type="float" office:value="1747.99431548083" calcext:value-type="float">
            <text:p>1747.9943154808</text:p>
          </table:table-cell>
          <table:table-cell office:value-type="float" office:value="1752.56049828076" calcext:value-type="float">
            <text:p>1752.5604982808</text:p>
          </table:table-cell>
          <table:table-cell office:value-type="float" office:value="1738.8969519827" calcext:value-type="float">
            <text:p>1738.8969519827</text:p>
          </table:table-cell>
          <table:table-cell office:value-type="float" office:value="1750.90141963707" calcext:value-type="float">
            <text:p>1750.9014196371</text:p>
          </table:table-cell>
          <table:table-cell office:value-type="float" office:value="1746.8503477754" calcext:value-type="float">
            <text:p>1746.8503477754</text:p>
          </table:table-cell>
          <table:table-cell office:value-type="float" office:value="1746.69522680627" calcext:value-type="float">
            <text:p>1746.6952268063</text:p>
          </table:table-cell>
          <table:table-cell office:value-type="float" office:value="1751.94330010657" calcext:value-type="float">
            <text:p>1751.9433001066</text:p>
          </table:table-cell>
          <table:table-cell office:value-type="float" office:value="1747.65481638488" calcext:value-type="float">
            <text:p>1747.6548163849</text:p>
          </table:table-cell>
          <table:table-cell office:value-type="float" office:value="1753.9671693474" calcext:value-type="float">
            <text:p>1753.9671693474</text:p>
          </table:table-cell>
          <table:table-cell office:value-type="float" office:value="1746.58857014041" calcext:value-type="float">
            <text:p>1746.5885701404</text:p>
          </table:table-cell>
          <table:table-cell office:value-type="float" office:value="1732.16743184327" calcext:value-type="float">
            <text:p>1732.1674318433</text:p>
          </table:table-cell>
          <table:table-cell office:value-type="float" office:value="1741.78060907279" calcext:value-type="float">
            <text:p>1741.7806090728</text:p>
          </table:table-cell>
          <table:table-cell office:value-type="float" office:value="1754.57132419098" calcext:value-type="float">
            <text:p>1754.571324191</text:p>
          </table:table-cell>
          <table:table-cell office:value-type="float" office:value="1744.07422461855" calcext:value-type="float">
            <text:p>1744.0742246186</text:p>
          </table:table-cell>
          <table:table-cell office:value-type="float" office:value="1752.37065664474" calcext:value-type="float">
            <text:p>1752.3706566447</text:p>
          </table:table-cell>
          <table:table-cell office:value-type="float" office:value="1754.78295233226" calcext:value-type="float">
            <text:p>1754.7829523323</text:p>
          </table:table-cell>
          <table:table-cell office:value-type="float" office:value="1738.11651192363" calcext:value-type="float">
            <text:p>1738.1165119236</text:p>
          </table:table-cell>
        </table:table-row>
        <table:table-row table:style-name="ro1">
          <table:table-cell office:value-type="float" office:value="1746.11637428682" calcext:value-type="float">
            <text:p>1746.1163742868</text:p>
          </table:table-cell>
          <table:table-cell office:value-type="float" office:value="1741.81242914945" calcext:value-type="float">
            <text:p>1741.8124291495</text:p>
          </table:table-cell>
          <table:table-cell office:value-type="float" office:value="1742.95674825123" calcext:value-type="float">
            <text:p>1742.9567482512</text:p>
          </table:table-cell>
          <table:table-cell office:value-type="float" office:value="1746.77126379009" calcext:value-type="float">
            <text:p>1746.7712637901</text:p>
          </table:table-cell>
          <table:table-cell office:value-type="float" office:value="1739.30062451261" calcext:value-type="float">
            <text:p>1739.3006245126</text:p>
          </table:table-cell>
          <table:table-cell office:value-type="float" office:value="1757.23118176436" calcext:value-type="float">
            <text:p>1757.2311817644</text:p>
          </table:table-cell>
          <table:table-cell office:value-type="float" office:value="1753.62918277354" calcext:value-type="float">
            <text:p>1753.6291827735</text:p>
          </table:table-cell>
          <table:table-cell office:value-type="float" office:value="1752.98601901993" calcext:value-type="float">
            <text:p>1752.9860190199</text:p>
          </table:table-cell>
          <table:table-cell office:value-type="float" office:value="1749.90126021506" calcext:value-type="float">
            <text:p>1749.9012602151</text:p>
          </table:table-cell>
          <table:table-cell office:value-type="float" office:value="1741.96415473301" calcext:value-type="float">
            <text:p>1741.964154733</text:p>
          </table:table-cell>
          <table:table-cell office:value-type="float" office:value="1740.55594328492" calcext:value-type="float">
            <text:p>1740.5559432849</text:p>
          </table:table-cell>
          <table:table-cell office:value-type="float" office:value="1747.92472615106" calcext:value-type="float">
            <text:p>1747.9247261511</text:p>
          </table:table-cell>
          <table:table-cell office:value-type="float" office:value="1747.10574756288" calcext:value-type="float">
            <text:p>1747.1057475629</text:p>
          </table:table-cell>
          <table:table-cell office:value-type="float" office:value="1740.39590099102" calcext:value-type="float">
            <text:p>1740.395900991</text:p>
          </table:table-cell>
          <table:table-cell office:value-type="float" office:value="1746.15115314228" calcext:value-type="float">
            <text:p>1746.1511531423</text:p>
          </table:table-cell>
          <table:table-cell office:value-type="float" office:value="1737.14095445906" calcext:value-type="float">
            <text:p>1737.1409544591</text:p>
          </table:table-cell>
          <table:table-cell office:value-type="float" office:value="1748.142890378" calcext:value-type="float">
            <text:p>1748.142890378</text:p>
          </table:table-cell>
          <table:table-cell office:value-type="float" office:value="1738.8689861248" calcext:value-type="float">
            <text:p>1738.8689861248</text:p>
          </table:table-cell>
          <table:table-cell office:value-type="float" office:value="1739.26570287816" calcext:value-type="float">
            <text:p>1739.2657028782</text:p>
          </table:table-cell>
          <table:table-cell office:value-type="float" office:value="1744.92867459052" calcext:value-type="float">
            <text:p>1744.9286745905</text:p>
          </table:table-cell>
          <table:table-cell office:value-type="float" office:value="1747.91113039186" calcext:value-type="float">
            <text:p>1747.9111303919</text:p>
          </table:table-cell>
          <table:table-cell office:value-type="float" office:value="1748.70868646168" calcext:value-type="float">
            <text:p>1748.7086864617</text:p>
          </table:table-cell>
          <table:table-cell office:value-type="float" office:value="1739.75595482392" calcext:value-type="float">
            <text:p>1739.7559548239</text:p>
          </table:table-cell>
          <table:table-cell office:value-type="float" office:value="1726.44256943454" calcext:value-type="float">
            <text:p>1726.4425694345</text:p>
          </table:table-cell>
          <table:table-cell office:value-type="float" office:value="1734.79526022626" calcext:value-type="float">
            <text:p>1734.7952602263</text:p>
          </table:table-cell>
          <table:table-cell office:value-type="float" office:value="1753.33619326235" calcext:value-type="float">
            <text:p>1753.3361932624</text:p>
          </table:table-cell>
          <table:table-cell office:value-type="float" office:value="1744.07422461855" calcext:value-type="float">
            <text:p>1744.0742246186</text:p>
          </table:table-cell>
          <table:table-cell office:value-type="float" office:value="1752.31720972014" calcext:value-type="float">
            <text:p>1752.3172097201</text:p>
          </table:table-cell>
          <table:table-cell office:value-type="float" office:value="1748.90652382724" calcext:value-type="float">
            <text:p>1748.9065238272</text:p>
          </table:table-cell>
          <table:table-cell office:value-type="float" office:value="1730.36993512708" calcext:value-type="float">
            <text:p>1730.3699351271</text:p>
          </table:table-cell>
        </table:table-row>
        <table:table-row table:style-name="ro1">
          <table:table-cell office:value-type="float" office:value="1742.30753314275" calcext:value-type="float">
            <text:p>1742.3075331428</text:p>
          </table:table-cell>
          <table:table-cell office:value-type="float" office:value="1740.76575517718" calcext:value-type="float">
            <text:p>1740.7657551772</text:p>
          </table:table-cell>
          <table:table-cell office:value-type="float" office:value="1734.50109413878" calcext:value-type="float">
            <text:p>1734.5010941388</text:p>
          </table:table-cell>
          <table:table-cell office:value-type="float" office:value="1746.37038088613" calcext:value-type="float">
            <text:p>1746.3703808861</text:p>
          </table:table-cell>
          <table:table-cell office:value-type="float" office:value="1733.04587143548" calcext:value-type="float">
            <text:p>1733.0458714355</text:p>
          </table:table-cell>
          <table:table-cell office:value-type="float" office:value="1756.31025007558" calcext:value-type="float">
            <text:p>1756.3102500756</text:p>
          </table:table-cell>
          <table:table-cell office:value-type="float" office:value="1753.89313507145" calcext:value-type="float">
            <text:p>1753.8931350715</text:p>
          </table:table-cell>
          <table:table-cell office:value-type="float" office:value="1747.44329671804" calcext:value-type="float">
            <text:p>1747.443296718</text:p>
          </table:table-cell>
          <table:table-cell office:value-type="float" office:value="1753.70361168966" calcext:value-type="float">
            <text:p>1753.7036116897</text:p>
          </table:table-cell>
          <table:table-cell office:value-type="float" office:value="1742.00057481657" calcext:value-type="float">
            <text:p>1742.0005748166</text:p>
          </table:table-cell>
          <table:table-cell office:value-type="float" office:value="1740.72868642909" calcext:value-type="float">
            <text:p>1740.7286864291</text:p>
          </table:table-cell>
          <table:table-cell office:value-type="float" office:value="1741.15199940595" calcext:value-type="float">
            <text:p>1741.151999406</text:p>
          </table:table-cell>
          <table:table-cell office:value-type="float" office:value="1741.81064639632" calcext:value-type="float">
            <text:p>1741.8106463963</text:p>
          </table:table-cell>
          <table:table-cell office:value-type="float" office:value="1739.78977625353" calcext:value-type="float">
            <text:p>1739.7897762535</text:p>
          </table:table-cell>
          <table:table-cell office:value-type="float" office:value="1746.45519523679" calcext:value-type="float">
            <text:p>1746.4551952368</text:p>
          </table:table-cell>
          <table:table-cell office:value-type="float" office:value="1737.14095445906" calcext:value-type="float">
            <text:p>1737.1409544591</text:p>
          </table:table-cell>
          <table:table-cell office:value-type="float" office:value="1746.92170060267" calcext:value-type="float">
            <text:p>1746.9217006027</text:p>
          </table:table-cell>
          <table:table-cell office:value-type="float" office:value="1736.25248598457" calcext:value-type="float">
            <text:p>1736.2524859846</text:p>
          </table:table-cell>
          <table:table-cell office:value-type="float" office:value="1732.15498780608" calcext:value-type="float">
            <text:p>1732.1549878061</text:p>
          </table:table-cell>
          <table:table-cell office:value-type="float" office:value="1737.76264729753" calcext:value-type="float">
            <text:p>1737.7626472975</text:p>
          </table:table-cell>
          <table:table-cell office:value-type="float" office:value="1740.414683504" calcext:value-type="float">
            <text:p>1740.414683504</text:p>
          </table:table-cell>
          <table:table-cell office:value-type="float" office:value="1748.68468933822" calcext:value-type="float">
            <text:p>1748.6846893382</text:p>
          </table:table-cell>
          <table:table-cell office:value-type="float" office:value="1732.74667477143" calcext:value-type="float">
            <text:p>1732.7466747714</text:p>
          </table:table-cell>
          <table:table-cell office:value-type="float" office:value="1718.39882451214" calcext:value-type="float">
            <text:p>1718.3988245121</text:p>
          </table:table-cell>
          <table:table-cell office:value-type="float" office:value="1736.24538563092" calcext:value-type="float">
            <text:p>1736.2453856309</text:p>
          </table:table-cell>
          <table:table-cell office:value-type="float" office:value="1754.24783845213" calcext:value-type="float">
            <text:p>1754.2478384521</text:p>
          </table:table-cell>
          <table:table-cell office:value-type="float" office:value="1741.5732860786" calcext:value-type="float">
            <text:p>1741.5732860786</text:p>
          </table:table-cell>
          <table:table-cell office:value-type="float" office:value="1751.84505319038" calcext:value-type="float">
            <text:p>1751.8450531904</text:p>
          </table:table-cell>
          <table:table-cell office:value-type="float" office:value="1741.9997149877" calcext:value-type="float">
            <text:p>1741.9997149877</text:p>
          </table:table-cell>
          <table:table-cell office:value-type="float" office:value="1723.43787112457" calcext:value-type="float">
            <text:p>1723.4378711246</text:p>
          </table:table-cell>
        </table:table-row>
        <table:table-row table:style-name="ro1">
          <table:table-cell office:value-type="float" office:value="1742.30753314275" calcext:value-type="float">
            <text:p>1742.3075331428</text:p>
          </table:table-cell>
          <table:table-cell office:value-type="float" office:value="1741.80467827253" calcext:value-type="float">
            <text:p>1741.8046782725</text:p>
          </table:table-cell>
          <table:table-cell office:value-type="float" office:value="1730.76063143365" calcext:value-type="float">
            <text:p>1730.7606314337</text:p>
          </table:table-cell>
          <table:table-cell office:value-type="float" office:value="1742.93853459692" calcext:value-type="float">
            <text:p>1742.9385345969</text:p>
          </table:table-cell>
          <table:table-cell office:value-type="float" office:value="1731.77840862707" calcext:value-type="float">
            <text:p>1731.7784086271</text:p>
          </table:table-cell>
          <table:table-cell office:value-type="float" office:value="1753.74134577212" calcext:value-type="float">
            <text:p>1753.7413457721</text:p>
          </table:table-cell>
          <table:table-cell office:value-type="float" office:value="1753.83053541032" calcext:value-type="float">
            <text:p>1753.8305354103</text:p>
          </table:table-cell>
          <table:table-cell office:value-type="float" office:value="1740.16676209704" calcext:value-type="float">
            <text:p>1740.166762097</text:p>
          </table:table-cell>
          <table:table-cell office:value-type="float" office:value="1749.68654885131" calcext:value-type="float">
            <text:p>1749.6865488513</text:p>
          </table:table-cell>
          <table:table-cell office:value-type="float" office:value="1741.68179490075" calcext:value-type="float">
            <text:p>1741.6817949008</text:p>
          </table:table-cell>
          <table:table-cell office:value-type="float" office:value="1740.59663489601" calcext:value-type="float">
            <text:p>1740.596634896</text:p>
          </table:table-cell>
          <table:table-cell office:value-type="float" office:value="1738.59910588814" calcext:value-type="float">
            <text:p>1738.5991058881</text:p>
          </table:table-cell>
          <table:table-cell office:value-type="float" office:value="1741.90374299042" calcext:value-type="float">
            <text:p>1741.9037429904</text:p>
          </table:table-cell>
          <table:table-cell office:value-type="float" office:value="1739.43836774169" calcext:value-type="float">
            <text:p>1739.4383677417</text:p>
          </table:table-cell>
          <table:table-cell office:value-type="float" office:value="1746.33035815708" calcext:value-type="float">
            <text:p>1746.3303581571</text:p>
          </table:table-cell>
          <table:table-cell office:value-type="float" office:value="1731.75167044601" calcext:value-type="float">
            <text:p>1731.751670446</text:p>
          </table:table-cell>
          <table:table-cell office:value-type="float" office:value="1747.15459476935" calcext:value-type="float">
            <text:p>1747.1545947694</text:p>
          </table:table-cell>
          <table:table-cell office:value-type="float" office:value="1728.69554290333" calcext:value-type="float">
            <text:p>1728.6955429033</text:p>
          </table:table-cell>
          <table:table-cell office:value-type="float" office:value="1726.84865027968" calcext:value-type="float">
            <text:p>1726.8486502797</text:p>
          </table:table-cell>
          <table:table-cell office:value-type="float" office:value="1737.39797031143" calcext:value-type="float">
            <text:p>1737.3979703114</text:p>
          </table:table-cell>
          <table:table-cell office:value-type="float" office:value="1740.414683504" calcext:value-type="float">
            <text:p>1740.414683504</text:p>
          </table:table-cell>
          <table:table-cell office:value-type="float" office:value="1741.24597859148" calcext:value-type="float">
            <text:p>1741.2459785915</text:p>
          </table:table-cell>
          <table:table-cell office:value-type="float" office:value="1725.02151612788" calcext:value-type="float">
            <text:p>1725.0215161279</text:p>
          </table:table-cell>
          <table:table-cell office:value-type="float" office:value="1711.24644909491" calcext:value-type="float">
            <text:p>1711.2464490949</text:p>
          </table:table-cell>
          <table:table-cell office:value-type="float" office:value="1734.81753931625" calcext:value-type="float">
            <text:p>1734.8175393163</text:p>
          </table:table-cell>
          <table:table-cell office:value-type="float" office:value="1754.05317319958" calcext:value-type="float">
            <text:p>1754.0531731996</text:p>
          </table:table-cell>
          <table:table-cell office:value-type="float" office:value="1743.09267141321" calcext:value-type="float">
            <text:p>1743.0926714132</text:p>
          </table:table-cell>
          <table:table-cell office:value-type="float" office:value="1747.87578044883" calcext:value-type="float">
            <text:p>1747.8757804488</text:p>
          </table:table-cell>
          <table:table-cell office:value-type="float" office:value="1736.77246258687" calcext:value-type="float">
            <text:p>1736.7724625869</text:p>
          </table:table-cell>
          <table:table-cell office:value-type="float" office:value="1717.20350965346" calcext:value-type="float">
            <text:p>1717.2035096535</text:p>
          </table:table-cell>
        </table:table-row>
        <table:table-row table:style-name="ro1">
          <table:table-cell office:value-type="float" office:value="1737.70618681876" calcext:value-type="float">
            <text:p>1737.7061868188</text:p>
          </table:table-cell>
          <table:table-cell office:value-type="float" office:value="1740.40293716912" calcext:value-type="float">
            <text:p>1740.4029371691</text:p>
          </table:table-cell>
          <table:table-cell office:value-type="float" office:value="1727.42666635772" calcext:value-type="float">
            <text:p>1727.4266663577</text:p>
          </table:table-cell>
          <table:table-cell office:value-type="float" office:value="1736.91546436163" calcext:value-type="float">
            <text:p>1736.9154643616</text:p>
          </table:table-cell>
          <table:table-cell office:value-type="float" office:value="1732.00218247103" calcext:value-type="float">
            <text:p>1732.002182471</text:p>
          </table:table-cell>
          <table:table-cell office:value-type="float" office:value="1753.47169166236" calcext:value-type="float">
            <text:p>1753.4716916624</text:p>
          </table:table-cell>
          <table:table-cell office:value-type="float" office:value="1750.98008996986" calcext:value-type="float">
            <text:p>1750.9800899699</text:p>
          </table:table-cell>
          <table:table-cell office:value-type="float" office:value="1733.64660252852" calcext:value-type="float">
            <text:p>1733.6466025285</text:p>
          </table:table-cell>
          <table:table-cell office:value-type="float" office:value="1748.38976657595" calcext:value-type="float">
            <text:p>1748.389766576</text:p>
          </table:table-cell>
          <table:table-cell office:value-type="float" office:value="1734.02966246174" calcext:value-type="float">
            <text:p>1734.0296624617</text:p>
          </table:table-cell>
          <table:table-cell office:value-type="float" office:value="1739.50648444209" calcext:value-type="float">
            <text:p>1739.5064844421</text:p>
          </table:table-cell>
          <table:table-cell office:value-type="float" office:value="1737.41339124249" calcext:value-type="float">
            <text:p>1737.4133912425</text:p>
          </table:table-cell>
          <table:table-cell office:value-type="float" office:value="1742.0537178325" calcext:value-type="float">
            <text:p>1742.0537178325</text:p>
          </table:table-cell>
          <table:table-cell office:value-type="float" office:value="1732.83984773676" calcext:value-type="float">
            <text:p>1732.8398477368</text:p>
          </table:table-cell>
          <table:table-cell office:value-type="float" office:value="1738.73486628613" calcext:value-type="float">
            <text:p>1738.7348662861</text:p>
          </table:table-cell>
          <table:table-cell office:value-type="float" office:value="1723.68423557604" calcext:value-type="float">
            <text:p>1723.684235576</text:p>
          </table:table-cell>
          <table:table-cell office:value-type="float" office:value="1744.48570391218" calcext:value-type="float">
            <text:p>1744.4857039122</text:p>
          </table:table-cell>
          <table:table-cell office:value-type="float" office:value="1730.03085872437" calcext:value-type="float">
            <text:p>1730.0308587244</text:p>
          </table:table-cell>
          <table:table-cell office:value-type="float" office:value="1725.81121268879" calcext:value-type="float">
            <text:p>1725.8112126888</text:p>
          </table:table-cell>
          <table:table-cell office:value-type="float" office:value="1736.75746960502" calcext:value-type="float">
            <text:p>1736.757469605</text:p>
          </table:table-cell>
          <table:table-cell office:value-type="float" office:value="1744.17006370935" calcext:value-type="float">
            <text:p>1744.1700637094</text:p>
          </table:table-cell>
          <table:table-cell office:value-type="float" office:value="1733.3989468173" calcext:value-type="float">
            <text:p>1733.3989468173</text:p>
          </table:table-cell>
          <table:table-cell office:value-type="float" office:value="1722.16364137348" calcext:value-type="float">
            <text:p>1722.1636413735</text:p>
          </table:table-cell>
          <table:table-cell office:value-type="float" office:value="1712.09156819597" calcext:value-type="float">
            <text:p>1712.091568196</text:p>
          </table:table-cell>
          <table:table-cell office:value-type="float" office:value="1735.88485176804" calcext:value-type="float">
            <text:p>1735.884851768</text:p>
          </table:table-cell>
          <table:table-cell office:value-type="float" office:value="1752.0664989403" calcext:value-type="float">
            <text:p>1752.0664989403</text:p>
          </table:table-cell>
          <table:table-cell office:value-type="float" office:value="1740.563964669" calcext:value-type="float">
            <text:p>1740.563964669</text:p>
          </table:table-cell>
          <table:table-cell office:value-type="float" office:value="1746.71867203982" calcext:value-type="float">
            <text:p>1746.7186720398</text:p>
          </table:table-cell>
          <table:table-cell office:value-type="float" office:value="1736.49266829976" calcext:value-type="float">
            <text:p>1736.4926682998</text:p>
          </table:table-cell>
          <table:table-cell office:value-type="float" office:value="1711.46138667713" calcext:value-type="float">
            <text:p>1711.4613866771</text:p>
          </table:table-cell>
        </table:table-row>
        <table:table-row table:style-name="ro1">
          <table:table-cell office:value-type="float" office:value="1737.48427623199" calcext:value-type="float">
            <text:p>1737.484276232</text:p>
          </table:table-cell>
          <table:table-cell office:value-type="float" office:value="1740.40293716912" calcext:value-type="float">
            <text:p>1740.4029371691</text:p>
          </table:table-cell>
          <table:table-cell office:value-type="float" office:value="1727.42666635772" calcext:value-type="float">
            <text:p>1727.4266663577</text:p>
          </table:table-cell>
          <table:table-cell office:value-type="float" office:value="1729.46544291917" calcext:value-type="float">
            <text:p>1729.4654429192</text:p>
          </table:table-cell>
          <table:table-cell office:value-type="float" office:value="1731.54442905166" calcext:value-type="float">
            <text:p>1731.5444290517</text:p>
          </table:table-cell>
          <table:table-cell office:value-type="float" office:value="1748.26222859349" calcext:value-type="float">
            <text:p>1748.2622285935</text:p>
          </table:table-cell>
          <table:table-cell office:value-type="float" office:value="1750.84525061425" calcext:value-type="float">
            <text:p>1750.8452506143</text:p>
          </table:table-cell>
          <table:table-cell office:value-type="float" office:value="1733.09848640165" calcext:value-type="float">
            <text:p>1733.0984864017</text:p>
          </table:table-cell>
          <table:table-cell office:value-type="float" office:value="1742.54204192204" calcext:value-type="float">
            <text:p>1742.542041922</text:p>
          </table:table-cell>
          <table:table-cell office:value-type="float" office:value="1734.1064955313" calcext:value-type="float">
            <text:p>1734.1064955313</text:p>
          </table:table-cell>
          <table:table-cell office:value-type="float" office:value="1732.17136417307" calcext:value-type="float">
            <text:p>1732.1713641731</text:p>
          </table:table-cell>
          <table:table-cell office:value-type="float" office:value="1738.34474297871" calcext:value-type="float">
            <text:p>1738.3447429787</text:p>
          </table:table-cell>
          <table:table-cell office:value-type="float" office:value="1736.73424117269" calcext:value-type="float">
            <text:p>1736.7342411727</text:p>
          </table:table-cell>
          <table:table-cell office:value-type="float" office:value="1733.04795199256" calcext:value-type="float">
            <text:p>1733.0479519926</text:p>
          </table:table-cell>
          <table:table-cell office:value-type="float" office:value="1738.60569896019" calcext:value-type="float">
            <text:p>1738.6056989602</text:p>
          </table:table-cell>
          <table:table-cell office:value-type="float" office:value="1716.29837244393" calcext:value-type="float">
            <text:p>1716.2983724439</text:p>
          </table:table-cell>
          <table:table-cell office:value-type="float" office:value="1741.15242277785" calcext:value-type="float">
            <text:p>1741.1524227779</text:p>
          </table:table-cell>
          <table:table-cell office:value-type="float" office:value="1734.11356682096" calcext:value-type="float">
            <text:p>1734.113566821</text:p>
          </table:table-cell>
          <table:table-cell office:value-type="float" office:value="1720.02208594761" calcext:value-type="float">
            <text:p>1720.0220859476</text:p>
          </table:table-cell>
          <table:table-cell office:value-type="float" office:value="1734.14448512514" calcext:value-type="float">
            <text:p>1734.1444851251</text:p>
          </table:table-cell>
          <table:table-cell office:value-type="float" office:value="1744.60511976064" calcext:value-type="float">
            <text:p>1744.6051197606</text:p>
          </table:table-cell>
          <table:table-cell office:value-type="float" office:value="1725.75694220656" calcext:value-type="float">
            <text:p>1725.7569422066</text:p>
          </table:table-cell>
          <table:table-cell office:value-type="float" office:value="1723.13665429767" calcext:value-type="float">
            <text:p>1723.1366542977</text:p>
          </table:table-cell>
          <table:table-cell office:value-type="float" office:value="1712.67146738658" calcext:value-type="float">
            <text:p>1712.6714673866</text:p>
          </table:table-cell>
          <table:table-cell office:value-type="float" office:value="1735.94412000741" calcext:value-type="float">
            <text:p>1735.9441200074</text:p>
          </table:table-cell>
          <table:table-cell office:value-type="float" office:value="1752.43769520046" calcext:value-type="float">
            <text:p>1752.4376952005</text:p>
          </table:table-cell>
          <table:table-cell office:value-type="float" office:value="1738.82335874041" calcext:value-type="float">
            <text:p>1738.8233587404</text:p>
          </table:table-cell>
          <table:table-cell office:value-type="float" office:value="1740.45728128942" calcext:value-type="float">
            <text:p>1740.4572812894</text:p>
          </table:table-cell>
          <table:table-cell office:value-type="float" office:value="1734.64249557172" calcext:value-type="float">
            <text:p>1734.6424955717</text:p>
          </table:table-cell>
          <table:table-cell office:value-type="float" office:value="1706.30731218263" calcext:value-type="float">
            <text:p>1706.3073121826</text:p>
          </table:table-cell>
        </table:table-row>
        <table:table-row table:style-name="ro1">
          <table:table-cell office:value-type="float" office:value="1737.26207596957" calcext:value-type="float">
            <text:p>1737.2620759696</text:p>
          </table:table-cell>
          <table:table-cell office:value-type="float" office:value="1739.23000842161" calcext:value-type="float">
            <text:p>1739.2300084216</text:p>
          </table:table-cell>
          <table:table-cell office:value-type="float" office:value="1727.75263870635" calcext:value-type="float">
            <text:p>1727.7526387064</text:p>
          </table:table-cell>
          <table:table-cell office:value-type="float" office:value="1728.59942239596" calcext:value-type="float">
            <text:p>1728.599422396</text:p>
          </table:table-cell>
          <table:table-cell office:value-type="float" office:value="1725.46875612333" calcext:value-type="float">
            <text:p>1725.4687561233</text:p>
          </table:table-cell>
          <table:table-cell office:value-type="float" office:value="1747.10929311945" calcext:value-type="float">
            <text:p>1747.1092931195</text:p>
          </table:table-cell>
          <table:table-cell office:value-type="float" office:value="1744.93350026864" calcext:value-type="float">
            <text:p>1744.9335002686</text:p>
          </table:table-cell>
          <table:table-cell office:value-type="float" office:value="1733.79824224773" calcext:value-type="float">
            <text:p>1733.7982422477</text:p>
          </table:table-cell>
          <table:table-cell office:value-type="float" office:value="1743.39206664955" calcext:value-type="float">
            <text:p>1743.3920666496</text:p>
          </table:table-cell>
          <table:table-cell office:value-type="float" office:value="1733.33241021871" calcext:value-type="float">
            <text:p>1733.3324102187</text:p>
          </table:table-cell>
          <table:table-cell office:value-type="float" office:value="1734.96047592052" calcext:value-type="float">
            <text:p>1734.9604759205</text:p>
          </table:table-cell>
          <table:table-cell office:value-type="float" office:value="1737.23212896703" calcext:value-type="float">
            <text:p>1737.232128967</text:p>
          </table:table-cell>
          <table:table-cell office:value-type="float" office:value="1734.62134228765" calcext:value-type="float">
            <text:p>1734.6213422877</text:p>
          </table:table-cell>
          <table:table-cell office:value-type="float" office:value="1725.3397694619" calcext:value-type="float">
            <text:p>1725.3397694619</text:p>
          </table:table-cell>
          <table:table-cell office:value-type="float" office:value="1739.87442826878" calcext:value-type="float">
            <text:p>1739.8744282688</text:p>
          </table:table-cell>
          <table:table-cell office:value-type="float" office:value="1709.21148265204" calcext:value-type="float">
            <text:p>1709.211482652</text:p>
          </table:table-cell>
          <table:table-cell office:value-type="float" office:value="1734.9953169354" calcext:value-type="float">
            <text:p>1734.9953169354</text:p>
          </table:table-cell>
          <table:table-cell office:value-type="float" office:value="1734.96977462128" calcext:value-type="float">
            <text:p>1734.9697746213</text:p>
          </table:table-cell>
          <table:table-cell office:value-type="float" office:value="1713.59755516638" calcext:value-type="float">
            <text:p>1713.5975551664</text:p>
          </table:table-cell>
          <table:table-cell office:value-type="float" office:value="1734.08278033585" calcext:value-type="float">
            <text:p>1734.0827803359</text:p>
          </table:table-cell>
          <table:table-cell office:value-type="float" office:value="1744.41734323156" calcext:value-type="float">
            <text:p>1744.4173432316</text:p>
          </table:table-cell>
          <table:table-cell office:value-type="float" office:value="1725.7567404782" calcext:value-type="float">
            <text:p>1725.7567404782</text:p>
          </table:table-cell>
          <table:table-cell office:value-type="float" office:value="1723.72017426103" calcext:value-type="float">
            <text:p>1723.720174261</text:p>
          </table:table-cell>
          <table:table-cell office:value-type="float" office:value="1711.11781197921" calcext:value-type="float">
            <text:p>1711.1178119792</text:p>
          </table:table-cell>
          <table:table-cell office:value-type="float" office:value="1733.5860787067" calcext:value-type="float">
            <text:p>1733.5860787067</text:p>
          </table:table-cell>
          <table:table-cell office:value-type="float" office:value="1748.1065347653" calcext:value-type="float">
            <text:p>1748.1065347653</text:p>
          </table:table-cell>
          <table:table-cell office:value-type="float" office:value="1739.59130060683" calcext:value-type="float">
            <text:p>1739.5913006068</text:p>
          </table:table-cell>
          <table:table-cell office:value-type="float" office:value="1732.8709235362" calcext:value-type="float">
            <text:p>1732.8709235362</text:p>
          </table:table-cell>
          <table:table-cell office:value-type="float" office:value="1732.48513903433" calcext:value-type="float">
            <text:p>1732.4851390343</text:p>
          </table:table-cell>
          <table:table-cell office:value-type="float" office:value="1702.27000723209" calcext:value-type="float">
            <text:p>1702.2700072321</text:p>
          </table:table-cell>
        </table:table-row>
        <table:table-row table:style-name="ro1">
          <table:table-cell office:value-type="float" office:value="1736.93314700214" calcext:value-type="float">
            <text:p>1736.9331470021</text:p>
          </table:table-cell>
          <table:table-cell office:value-type="float" office:value="1738.1547689155" calcext:value-type="float">
            <text:p>1738.1547689155</text:p>
          </table:table-cell>
          <table:table-cell office:value-type="float" office:value="1725.45792364678" calcext:value-type="float">
            <text:p>1725.4579236468</text:p>
          </table:table-cell>
          <table:table-cell office:value-type="float" office:value="1722.6049680014" calcext:value-type="float">
            <text:p>1722.6049680014</text:p>
          </table:table-cell>
          <table:table-cell office:value-type="float" office:value="1718.57022981682" calcext:value-type="float">
            <text:p>1718.5702298168</text:p>
          </table:table-cell>
          <table:table-cell office:value-type="float" office:value="1745.99788406793" calcext:value-type="float">
            <text:p>1745.9978840679</text:p>
          </table:table-cell>
          <table:table-cell office:value-type="float" office:value="1738.75769048984" calcext:value-type="float">
            <text:p>1738.7576904898</text:p>
          </table:table-cell>
          <table:table-cell office:value-type="float" office:value="1728.27645553462" calcext:value-type="float">
            <text:p>1728.2764555346</text:p>
          </table:table-cell>
          <table:table-cell office:value-type="float" office:value="1737.21327393011" calcext:value-type="float">
            <text:p>1737.2132739301</text:p>
          </table:table-cell>
          <table:table-cell office:value-type="float" office:value="1726.24099318906" calcext:value-type="float">
            <text:p>1726.2409931891</text:p>
          </table:table-cell>
          <table:table-cell office:value-type="float" office:value="1735.76560379654" calcext:value-type="float">
            <text:p>1735.7656037965</text:p>
          </table:table-cell>
          <table:table-cell office:value-type="float" office:value="1738.10389318969" calcext:value-type="float">
            <text:p>1738.1038931897</text:p>
          </table:table-cell>
          <table:table-cell office:value-type="float" office:value="1734.62134228765" calcext:value-type="float">
            <text:p>1734.6213422877</text:p>
          </table:table-cell>
          <table:table-cell office:value-type="float" office:value="1725.24573744133" calcext:value-type="float">
            <text:p>1725.2457374413</text:p>
          </table:table-cell>
          <table:table-cell office:value-type="float" office:value="1739.98345726211" calcext:value-type="float">
            <text:p>1739.9834572621</text:p>
          </table:table-cell>
          <table:table-cell office:value-type="float" office:value="1707.42377948134" calcext:value-type="float">
            <text:p>1707.4237794813</text:p>
          </table:table-cell>
          <table:table-cell office:value-type="float" office:value="1733.18835500935" calcext:value-type="float">
            <text:p>1733.1883550094</text:p>
          </table:table-cell>
          <table:table-cell office:value-type="float" office:value="1736.02690532416" calcext:value-type="float">
            <text:p>1736.0269053242</text:p>
          </table:table-cell>
          <table:table-cell office:value-type="float" office:value="1709.60145750399" calcext:value-type="float">
            <text:p>1709.601457504</text:p>
          </table:table-cell>
          <table:table-cell office:value-type="float" office:value="1734.35638037592" calcext:value-type="float">
            <text:p>1734.3563803759</text:p>
          </table:table-cell>
          <table:table-cell office:value-type="float" office:value="1744.23901212102" calcext:value-type="float">
            <text:p>1744.239012121</text:p>
          </table:table-cell>
          <table:table-cell office:value-type="float" office:value="1723.30169399916" calcext:value-type="float">
            <text:p>1723.3016939992</text:p>
          </table:table-cell>
          <table:table-cell office:value-type="float" office:value="1724.92229604785" calcext:value-type="float">
            <text:p>1724.9222960479</text:p>
          </table:table-cell>
          <table:table-cell office:value-type="float" office:value="1704.7387895952" calcext:value-type="float">
            <text:p>1704.7387895952</text:p>
          </table:table-cell>
          <table:table-cell office:value-type="float" office:value="1732.32481508181" calcext:value-type="float">
            <text:p>1732.3248150818</text:p>
          </table:table-cell>
          <table:table-cell office:value-type="float" office:value="1746.84286326916" calcext:value-type="float">
            <text:p>1746.8428632692</text:p>
          </table:table-cell>
          <table:table-cell office:value-type="float" office:value="1738.3291503735" calcext:value-type="float">
            <text:p>1738.3291503735</text:p>
          </table:table-cell>
          <table:table-cell office:value-type="float" office:value="1729.76326482537" calcext:value-type="float">
            <text:p>1729.7632648254</text:p>
          </table:table-cell>
          <table:table-cell office:value-type="float" office:value="1731.74332110759" calcext:value-type="float">
            <text:p>1731.7433211076</text:p>
          </table:table-cell>
          <table:table-cell office:value-type="float" office:value="1699.9294752807" calcext:value-type="float">
            <text:p>1699.9294752807</text:p>
          </table:table-cell>
        </table:table-row>
        <table:table-row table:style-name="ro1">
          <table:table-cell office:value-type="float" office:value="1736.71755274618" calcext:value-type="float">
            <text:p>1736.7175527462</text:p>
          </table:table-cell>
          <table:table-cell office:value-type="float" office:value="1731.70200560118" calcext:value-type="float">
            <text:p>1731.7020056012</text:p>
          </table:table-cell>
          <table:table-cell office:value-type="float" office:value="1722.24153984783" calcext:value-type="float">
            <text:p>1722.2415398478</text:p>
          </table:table-cell>
          <table:table-cell office:value-type="float" office:value="1722.78577253942" calcext:value-type="float">
            <text:p>1722.7857725394</text:p>
          </table:table-cell>
          <table:table-cell office:value-type="float" office:value="1712.46017438612" calcext:value-type="float">
            <text:p>1712.4601743861</text:p>
          </table:table-cell>
          <table:table-cell office:value-type="float" office:value="1740.06232651722" calcext:value-type="float">
            <text:p>1740.0623265172</text:p>
          </table:table-cell>
          <table:table-cell office:value-type="float" office:value="1736.13499530441" calcext:value-type="float">
            <text:p>1736.1349953044</text:p>
          </table:table-cell>
          <table:table-cell office:value-type="float" office:value="1722.35215791995" calcext:value-type="float">
            <text:p>1722.35215792</text:p>
          </table:table-cell>
          <table:table-cell office:value-type="float" office:value="1738.26642846369" calcext:value-type="float">
            <text:p>1738.2664284637</text:p>
          </table:table-cell>
          <table:table-cell office:value-type="float" office:value="1725.89102033711" calcext:value-type="float">
            <text:p>1725.8910203371</text:p>
          </table:table-cell>
          <table:table-cell office:value-type="float" office:value="1735.86886884998" calcext:value-type="float">
            <text:p>1735.86886885</text:p>
          </table:table-cell>
          <table:table-cell office:value-type="float" office:value="1738.51818704878" calcext:value-type="float">
            <text:p>1738.5181870488</text:p>
          </table:table-cell>
          <table:table-cell office:value-type="float" office:value="1735.15751921436" calcext:value-type="float">
            <text:p>1735.1575192144</text:p>
          </table:table-cell>
          <table:table-cell office:value-type="float" office:value="1718.26375681358" calcext:value-type="float">
            <text:p>1718.2637568136</text:p>
          </table:table-cell>
          <table:table-cell office:value-type="float" office:value="1740.37854746637" calcext:value-type="float">
            <text:p>1740.3785474664</text:p>
          </table:table-cell>
          <table:table-cell office:value-type="float" office:value="1707.42377948134" calcext:value-type="float">
            <text:p>1707.4237794813</text:p>
          </table:table-cell>
          <table:table-cell office:value-type="float" office:value="1726.03238567366" calcext:value-type="float">
            <text:p>1726.0323856737</text:p>
          </table:table-cell>
          <table:table-cell office:value-type="float" office:value="1735.70104450692" calcext:value-type="float">
            <text:p>1735.7010445069</text:p>
          </table:table-cell>
          <table:table-cell office:value-type="float" office:value="1709.78629224535" calcext:value-type="float">
            <text:p>1709.7862922454</text:p>
          </table:table-cell>
          <table:table-cell office:value-type="float" office:value="1726.75378739161" calcext:value-type="float">
            <text:p>1726.7537873916</text:p>
          </table:table-cell>
          <table:table-cell office:value-type="float" office:value="1745.65679555739" calcext:value-type="float">
            <text:p>1745.6567955574</text:p>
          </table:table-cell>
          <table:table-cell office:value-type="float" office:value="1715.22122580485" calcext:value-type="float">
            <text:p>1715.2212258049</text:p>
          </table:table-cell>
          <table:table-cell office:value-type="float" office:value="1718.28019668739" calcext:value-type="float">
            <text:p>1718.2801966874</text:p>
          </table:table-cell>
          <table:table-cell office:value-type="float" office:value="1705.40767353355" calcext:value-type="float">
            <text:p>1705.4076735336</text:p>
          </table:table-cell>
          <table:table-cell office:value-type="float" office:value="1733.18448884" calcext:value-type="float">
            <text:p>1733.18448884</text:p>
          </table:table-cell>
          <table:table-cell office:value-type="float" office:value="1746.01707575158" calcext:value-type="float">
            <text:p>1746.0170757516</text:p>
          </table:table-cell>
          <table:table-cell office:value-type="float" office:value="1733.02861428809" calcext:value-type="float">
            <text:p>1733.0286142881</text:p>
          </table:table-cell>
          <table:table-cell office:value-type="float" office:value="1727.93766062964" calcext:value-type="float">
            <text:p>1727.9376606296</text:p>
          </table:table-cell>
          <table:table-cell office:value-type="float" office:value="1731.60263435484" calcext:value-type="float">
            <text:p>1731.6026343548</text:p>
          </table:table-cell>
          <table:table-cell office:value-type="float" office:value="1700.17567120359" calcext:value-type="float">
            <text:p>1700.1756712036</text:p>
          </table:table-cell>
        </table:table-row>
        <table:table-row table:style-name="ro1">
          <table:table-cell office:value-type="float" office:value="1736.66317009458" calcext:value-type="float">
            <text:p>1736.6631700946</text:p>
          </table:table-cell>
          <table:table-cell office:value-type="float" office:value="1725.66915512472" calcext:value-type="float">
            <text:p>1725.6691551247</text:p>
          </table:table-cell>
          <table:table-cell office:value-type="float" office:value="1717.84697427389" calcext:value-type="float">
            <text:p>1717.8469742739</text:p>
          </table:table-cell>
          <table:table-cell office:value-type="float" office:value="1722.68010512547" calcext:value-type="float">
            <text:p>1722.6801051255</text:p>
          </table:table-cell>
          <table:table-cell office:value-type="float" office:value="1714.97124469715" calcext:value-type="float">
            <text:p>1714.9712446972</text:p>
          </table:table-cell>
          <table:table-cell office:value-type="float" office:value="1739.80362265378" calcext:value-type="float">
            <text:p>1739.8036226538</text:p>
          </table:table-cell>
          <table:table-cell office:value-type="float" office:value="1733.5181574955" calcext:value-type="float">
            <text:p>1733.5181574955</text:p>
          </table:table-cell>
          <table:table-cell office:value-type="float" office:value="1717.89085439376" calcext:value-type="float">
            <text:p>1717.8908543938</text:p>
          </table:table-cell>
          <table:table-cell office:value-type="float" office:value="1737.74593695815" calcext:value-type="float">
            <text:p>1737.7459369582</text:p>
          </table:table-cell>
          <table:table-cell office:value-type="float" office:value="1725.73924136644" calcext:value-type="float">
            <text:p>1725.7392413664</text:p>
          </table:table-cell>
          <table:table-cell office:value-type="float" office:value="1735.81957496221" calcext:value-type="float">
            <text:p>1735.8195749622</text:p>
          </table:table-cell>
          <table:table-cell office:value-type="float" office:value="1735.55863117544" calcext:value-type="float">
            <text:p>1735.5586311754</text:p>
          </table:table-cell>
          <table:table-cell office:value-type="float" office:value="1730.28874699587" calcext:value-type="float">
            <text:p>1730.2887469959</text:p>
          </table:table-cell>
          <table:table-cell office:value-type="float" office:value="1720.29673032975" calcext:value-type="float">
            <text:p>1720.2967303298</text:p>
          </table:table-cell>
          <table:table-cell office:value-type="float" office:value="1739.13148208554" calcext:value-type="float">
            <text:p>1739.1314820855</text:p>
          </table:table-cell>
          <table:table-cell office:value-type="float" office:value="1707.85178526036" calcext:value-type="float">
            <text:p>1707.8517852604</text:p>
          </table:table-cell>
          <table:table-cell office:value-type="float" office:value="1722.54274310101" calcext:value-type="float">
            <text:p>1722.542743101</text:p>
          </table:table-cell>
          <table:table-cell office:value-type="float" office:value="1735.32431040697" calcext:value-type="float">
            <text:p>1735.324310407</text:p>
          </table:table-cell>
          <table:table-cell office:value-type="float" office:value="1710.57346780807" calcext:value-type="float">
            <text:p>1710.5734678081</text:p>
          </table:table-cell>
          <table:table-cell office:value-type="float" office:value="1726.35149960911" calcext:value-type="float">
            <text:p>1726.3514996091</text:p>
          </table:table-cell>
          <table:table-cell office:value-type="float" office:value="1745.45926296386" calcext:value-type="float">
            <text:p>1745.4592629639</text:p>
          </table:table-cell>
          <table:table-cell office:value-type="float" office:value="1715.28052078902" calcext:value-type="float">
            <text:p>1715.280520789</text:p>
          </table:table-cell>
          <table:table-cell office:value-type="float" office:value="1718.45834902627" calcext:value-type="float">
            <text:p>1718.4583490263</text:p>
          </table:table-cell>
          <table:table-cell office:value-type="float" office:value="1703.66032303237" calcext:value-type="float">
            <text:p>1703.6603230324</text:p>
          </table:table-cell>
          <table:table-cell office:value-type="float" office:value="1726.43284532474" calcext:value-type="float">
            <text:p>1726.4328453247</text:p>
          </table:table-cell>
          <table:table-cell office:value-type="float" office:value="1742.28222462262" calcext:value-type="float">
            <text:p>1742.2822246226</text:p>
          </table:table-cell>
          <table:table-cell office:value-type="float" office:value="1731.83386349938" calcext:value-type="float">
            <text:p>1731.8338634994</text:p>
          </table:table-cell>
          <table:table-cell office:value-type="float" office:value="1727.14188743205" calcext:value-type="float">
            <text:p>1727.1418874321</text:p>
          </table:table-cell>
          <table:table-cell office:value-type="float" office:value="1731.17132601791" calcext:value-type="float">
            <text:p>1731.1713260179</text:p>
          </table:table-cell>
          <table:table-cell office:value-type="float" office:value="1701.66212266362" calcext:value-type="float">
            <text:p>1701.6621226636</text:p>
          </table:table-cell>
        </table:table-row>
        <table:table-row table:style-name="ro1">
          <table:table-cell office:value-type="float" office:value="1736.5583294379" calcext:value-type="float">
            <text:p>1736.5583294379</text:p>
          </table:table-cell>
          <table:table-cell office:value-type="float" office:value="1722.04719194059" calcext:value-type="float">
            <text:p>1722.0471919406</text:p>
          </table:table-cell>
          <table:table-cell office:value-type="float" office:value="1713.08956512244" calcext:value-type="float">
            <text:p>1713.0895651224</text:p>
          </table:table-cell>
          <table:table-cell office:value-type="float" office:value="1717.8642322689" calcext:value-type="float">
            <text:p>1717.8642322689</text:p>
          </table:table-cell>
          <table:table-cell office:value-type="float" office:value="1714.9962971063" calcext:value-type="float">
            <text:p>1714.9962971063</text:p>
          </table:table-cell>
          <table:table-cell office:value-type="float" office:value="1744.13930188298" calcext:value-type="float">
            <text:p>1744.139301883</text:p>
          </table:table-cell>
          <table:table-cell office:value-type="float" office:value="1733.77412469225" calcext:value-type="float">
            <text:p>1733.7741246923</text:p>
          </table:table-cell>
          <table:table-cell office:value-type="float" office:value="1717.81414033347" calcext:value-type="float">
            <text:p>1717.8141403335</text:p>
          </table:table-cell>
          <table:table-cell office:value-type="float" office:value="1738.04406074212" calcext:value-type="float">
            <text:p>1738.0440607421</text:p>
          </table:table-cell>
          <table:table-cell office:value-type="float" office:value="1719.06208706044" calcext:value-type="float">
            <text:p>1719.0620870604</text:p>
          </table:table-cell>
          <table:table-cell office:value-type="float" office:value="1736.09374638795" calcext:value-type="float">
            <text:p>1736.093746388</text:p>
          </table:table-cell>
          <table:table-cell office:value-type="float" office:value="1733.41368822914" calcext:value-type="float">
            <text:p>1733.4136882291</text:p>
          </table:table-cell>
          <table:table-cell office:value-type="float" office:value="1730.28874699587" calcext:value-type="float">
            <text:p>1730.2887469959</text:p>
          </table:table-cell>
          <table:table-cell office:value-type="float" office:value="1719.21188464826" calcext:value-type="float">
            <text:p>1719.2118846483</text:p>
          </table:table-cell>
          <table:table-cell office:value-type="float" office:value="1735.80264030424" calcext:value-type="float">
            <text:p>1735.8026403042</text:p>
          </table:table-cell>
          <table:table-cell office:value-type="float" office:value="1702.5663209266" calcext:value-type="float">
            <text:p>1702.5663209266</text:p>
          </table:table-cell>
          <table:table-cell office:value-type="float" office:value="1722.5513896491" calcext:value-type="float">
            <text:p>1722.5513896491</text:p>
          </table:table-cell>
          <table:table-cell office:value-type="float" office:value="1728.79855519009" calcext:value-type="float">
            <text:p>1728.7985551901</text:p>
          </table:table-cell>
          <table:table-cell office:value-type="float" office:value="1711.12998259416" calcext:value-type="float">
            <text:p>1711.1299825942</text:p>
          </table:table-cell>
          <table:table-cell office:value-type="float" office:value="1719.45856413922" calcext:value-type="float">
            <text:p>1719.4585641392</text:p>
          </table:table-cell>
          <table:table-cell office:value-type="float" office:value="1738.95547887027" calcext:value-type="float">
            <text:p>1738.9554788703</text:p>
          </table:table-cell>
          <table:table-cell office:value-type="float" office:value="1716.65499208452" calcext:value-type="float">
            <text:p>1716.6549920845</text:p>
          </table:table-cell>
          <table:table-cell office:value-type="float" office:value="1712.50479543576" calcext:value-type="float">
            <text:p>1712.5047954358</text:p>
          </table:table-cell>
          <table:table-cell office:value-type="float" office:value="1700.60756974374" calcext:value-type="float">
            <text:p>1700.6075697437</text:p>
          </table:table-cell>
          <table:table-cell office:value-type="float" office:value="1718.1007707223" calcext:value-type="float">
            <text:p>1718.1007707223</text:p>
          </table:table-cell>
          <table:table-cell office:value-type="float" office:value="1741.58104851659" calcext:value-type="float">
            <text:p>1741.5810485166</text:p>
          </table:table-cell>
          <table:table-cell office:value-type="float" office:value="1729.90743495748" calcext:value-type="float">
            <text:p>1729.9074349575</text:p>
          </table:table-cell>
          <table:table-cell office:value-type="float" office:value="1727.18443765783" calcext:value-type="float">
            <text:p>1727.1844376578</text:p>
          </table:table-cell>
          <table:table-cell office:value-type="float" office:value="1724.51506721532" calcext:value-type="float">
            <text:p>1724.5150672153</text:p>
          </table:table-cell>
          <table:table-cell office:value-type="float" office:value="1700.93611051656" calcext:value-type="float">
            <text:p>1700.9361105166</text:p>
          </table:table-cell>
        </table:table-row>
        <table:table-row table:style-name="ro1">
          <table:table-cell office:value-type="float" office:value="1736.02507144533" calcext:value-type="float">
            <text:p>1736.0250714453</text:p>
          </table:table-cell>
          <table:table-cell office:value-type="float" office:value="1716.12090189572" calcext:value-type="float">
            <text:p>1716.1209018957</text:p>
          </table:table-cell>
          <table:table-cell office:value-type="float" office:value="0" calcext:value-type="float">
            <text:p>0</text:p>
          </table:table-cell>
          <table:table-cell office:value-type="float" office:value="1717.4544782679" calcext:value-type="float">
            <text:p>1717.4544782679</text:p>
          </table:table-cell>
          <table:table-cell office:value-type="float" office:value="1714.86242600916" calcext:value-type="float">
            <text:p>1714.8624260092</text:p>
          </table:table-cell>
          <table:table-cell office:value-type="float" office:value="1736.77612781491" calcext:value-type="float">
            <text:p>1736.7761278149</text:p>
          </table:table-cell>
          <table:table-cell office:value-type="float" office:value="1733.94142898928" calcext:value-type="float">
            <text:p>1733.9414289893</text:p>
          </table:table-cell>
          <table:table-cell office:value-type="float" office:value="0" calcext:value-type="float">
            <text:p>0</text:p>
          </table:table-cell>
          <table:table-cell office:value-type="float" office:value="1731.75977401954" calcext:value-type="float">
            <text:p>1731.7597740195</text:p>
          </table:table-cell>
          <table:table-cell office:value-type="float" office:value="1720.23775215594" calcext:value-type="float">
            <text:p>1720.2377521559</text:p>
          </table:table-cell>
          <table:table-cell office:value-type="float" office:value="1729.84851267019" calcext:value-type="float">
            <text:p>1729.8485126702</text:p>
          </table:table-cell>
          <table:table-cell office:value-type="float" office:value="1729.93705405268" calcext:value-type="float">
            <text:p>1729.9370540527</text:p>
          </table:table-cell>
          <table:table-cell office:value-type="float" office:value="0" calcext:value-type="float">
            <text:p>0</text:p>
          </table:table-cell>
          <table:table-cell office:value-type="float" office:value="1719.77033577792" calcext:value-type="float">
            <text:p>1719.7703357779</text:p>
          </table:table-cell>
          <table:table-cell office:value-type="float" office:value="1731.69913863026" calcext:value-type="float">
            <text:p>1731.6991386303</text:p>
          </table:table-cell>
          <table:table-cell office:value-type="float" office:value="1702.11681423196" calcext:value-type="float">
            <text:p>1702.116814232</text:p>
          </table:table-cell>
          <table:table-cell office:value-type="float" office:value="1722.32531324253" calcext:value-type="float">
            <text:p>1722.3253132425</text:p>
          </table:table-cell>
          <table:table-cell office:value-type="float" office:value="1728.60553308042" calcext:value-type="float">
            <text:p>1728.6055330804</text:p>
          </table:table-cell>
          <table:table-cell office:value-type="float" office:value="0" calcext:value-type="float">
            <text:p>0</text:p>
          </table:table-cell>
          <table:table-cell office:value-type="float" office:value="1721.29013607285" calcext:value-type="float">
            <text:p>1721.2901360729</text:p>
          </table:table-cell>
          <table:table-cell office:value-type="float" office:value="1738.13914670789" calcext:value-type="float">
            <text:p>1738.1391467079</text:p>
          </table:table-cell>
          <table:table-cell office:value-type="float" office:value="1717.17469276379" calcext:value-type="float">
            <text:p>1717.1746927638</text:p>
          </table:table-cell>
          <table:table-cell office:value-type="float" office:value="1711.68523769502" calcext:value-type="float">
            <text:p>1711.685237695</text:p>
          </table:table-cell>
          <table:table-cell office:value-type="float" office:value="0" calcext:value-type="float">
            <text:p>0</text:p>
          </table:table-cell>
          <table:table-cell office:value-type="float" office:value="1718.50550673851" calcext:value-type="float">
            <text:p>1718.5055067385</text:p>
          </table:table-cell>
          <table:table-cell office:value-type="float" office:value="1741.95199993206" calcext:value-type="float">
            <text:p>1741.9519999321</text:p>
          </table:table-cell>
          <table:table-cell office:value-type="float" office:value="0" calcext:value-type="float">
            <text:p>0</text:p>
          </table:table-cell>
          <table:table-cell office:value-type="float" office:value="1722.00179558628" calcext:value-type="float">
            <text:p>1722.0017955863</text:p>
          </table:table-cell>
          <table:table-cell office:value-type="float" office:value="1723.89764905756" calcext:value-type="float">
            <text:p>1723.897649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.66618370891" calcext:value-type="float">
            <text:p>1729.6661837089</text:p>
          </table:table-cell>
          <table:table-cell office:value-type="float" office:value="1715.7525062544" calcext:value-type="float">
            <text:p>1715.7525062544</text:p>
          </table:table-cell>
          <table:table-cell office:value-type="float" office:value="0" calcext:value-type="float">
            <text:p>0</text:p>
          </table:table-cell>
          <table:table-cell office:value-type="float" office:value="1717.34097925832" calcext:value-type="float">
            <text:p>1717.3409792583</text:p>
          </table:table-cell>
          <table:table-cell office:value-type="float" office:value="1714.80205550888" calcext:value-type="float">
            <text:p>1714.8020555089</text:p>
          </table:table-cell>
          <table:table-cell office:value-type="float" office:value="1735.78960025493" calcext:value-type="float">
            <text:p>1735.7896002549</text:p>
          </table:table-cell>
          <table:table-cell office:value-type="float" office:value="1727.50995326542" calcext:value-type="float">
            <text:p>1727.5099532654</text:p>
          </table:table-cell>
          <table:table-cell office:value-type="float" office:value="0" calcext:value-type="float">
            <text:p>0</text:p>
          </table:table-cell>
          <table:table-cell office:value-type="float" office:value="1725.30049823599" calcext:value-type="float">
            <text:p>1725.300498236</text:p>
          </table:table-cell>
          <table:table-cell office:value-type="float" office:value="1720.8075957493" calcext:value-type="float">
            <text:p>1720.8075957493</text:p>
          </table:table-cell>
          <table:table-cell office:value-type="float" office:value="1733.70710616721" calcext:value-type="float">
            <text:p>1733.7071061672</text:p>
          </table:table-cell>
          <table:table-cell office:value-type="float" office:value="1729.93705405268" calcext:value-type="float">
            <text:p>1729.9370540527</text:p>
          </table:table-cell>
          <table:table-cell office:value-type="float" office:value="0" calcext:value-type="float">
            <text:p>0</text:p>
          </table:table-cell>
          <table:table-cell office:value-type="float" office:value="1717.83009975616" calcext:value-type="float">
            <text:p>1717.8300997562</text:p>
          </table:table-cell>
          <table:table-cell office:value-type="float" office:value="1731.67084316512" calcext:value-type="float">
            <text:p>1731.6708431651</text:p>
          </table:table-cell>
          <table:table-cell office:value-type="float" office:value="1702.65593578548" calcext:value-type="float">
            <text:p>1702.6559357855</text:p>
          </table:table-cell>
          <table:table-cell office:value-type="float" office:value="1722.06618452527" calcext:value-type="float">
            <text:p>1722.0661845253</text:p>
          </table:table-cell>
          <table:table-cell office:value-type="float" office:value="1728.49230432613" calcext:value-type="float">
            <text:p>1728.4923043261</text:p>
          </table:table-cell>
          <table:table-cell office:value-type="float" office:value="0" calcext:value-type="float">
            <text:p>0</text:p>
          </table:table-cell>
          <table:table-cell office:value-type="float" office:value="1721.287476484" calcext:value-type="float">
            <text:p>1721.287476484</text:p>
          </table:table-cell>
          <table:table-cell office:value-type="float" office:value="1731.76129552902" calcext:value-type="float">
            <text:p>1731.761295529</text:p>
          </table:table-cell>
          <table:table-cell office:value-type="float" office:value="1717.17344723434" calcext:value-type="float">
            <text:p>1717.1734472343</text:p>
          </table:table-cell>
          <table:table-cell office:value-type="float" office:value="1710.77690182782" calcext:value-type="float">
            <text:p>1710.7769018278</text:p>
          </table:table-cell>
          <table:table-cell office:value-type="float" office:value="0" calcext:value-type="float">
            <text:p>0</text:p>
          </table:table-cell>
          <table:table-cell office:value-type="float" office:value="1722.12874396346" calcext:value-type="float">
            <text:p>1722.1287439635</text:p>
          </table:table-cell>
          <table:table-cell office:value-type="float" office:value="1741.94635421639" calcext:value-type="float">
            <text:p>1741.9463542164</text:p>
          </table:table-cell>
          <table:table-cell office:value-type="float" office:value="0" calcext:value-type="float">
            <text:p>0</text:p>
          </table:table-cell>
          <table:table-cell office:value-type="float" office:value="1720.83051551809" calcext:value-type="float">
            <text:p>1720.8305155181</text:p>
          </table:table-cell>
          <table:table-cell office:value-type="float" office:value="1721.71807361175" calcext:value-type="float">
            <text:p>1721.7180736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.4943038388" calcext:value-type="float">
            <text:p>1722.4943038388</text:p>
          </table:table-cell>
          <table:table-cell office:value-type="float" office:value="1709.85517431492" calcext:value-type="float">
            <text:p>1709.8551743149</text:p>
          </table:table-cell>
          <table:table-cell office:value-type="float" office:value="0" calcext:value-type="float">
            <text:p>0</text:p>
          </table:table-cell>
          <table:table-cell office:value-type="float" office:value="1717.55725277264" calcext:value-type="float">
            <text:p>1717.5572527726</text:p>
          </table:table-cell>
          <table:table-cell office:value-type="float" office:value="1714.55973831457" calcext:value-type="float">
            <text:p>1714.5597383146</text:p>
          </table:table-cell>
          <table:table-cell office:value-type="float" office:value="1733.50383667454" calcext:value-type="float">
            <text:p>1733.5038366745</text:p>
          </table:table-cell>
          <table:table-cell office:value-type="float" office:value="1727.51778324303" calcext:value-type="float">
            <text:p>1727.517783243</text:p>
          </table:table-cell>
          <table:table-cell office:value-type="float" office:value="0" calcext:value-type="float">
            <text:p>0</text:p>
          </table:table-cell>
          <table:table-cell office:value-type="float" office:value="1718.79188549341" calcext:value-type="float">
            <text:p>1718.7918854934</text:p>
          </table:table-cell>
          <table:table-cell office:value-type="float" office:value="1714.22636483894" calcext:value-type="float">
            <text:p>1714.2263648389</text:p>
          </table:table-cell>
          <table:table-cell office:value-type="float" office:value="1726.94848915507" calcext:value-type="float">
            <text:p>1726.9484891551</text:p>
          </table:table-cell>
          <table:table-cell office:value-type="float" office:value="1728.220416291" calcext:value-type="float">
            <text:p>1728.220416291</text:p>
          </table:table-cell>
          <table:table-cell office:value-type="float" office:value="0" calcext:value-type="float">
            <text:p>0</text:p>
          </table:table-cell>
          <table:table-cell office:value-type="float" office:value="1717.45624220144" calcext:value-type="float">
            <text:p>1717.4562422014</text:p>
          </table:table-cell>
          <table:table-cell office:value-type="float" office:value="1731.71534407199" calcext:value-type="float">
            <text:p>1731.715344072</text:p>
          </table:table-cell>
          <table:table-cell office:value-type="float" office:value="1699.81683395411" calcext:value-type="float">
            <text:p>1699.8168339541</text:p>
          </table:table-cell>
          <table:table-cell office:value-type="float" office:value="1721.93249303202" calcext:value-type="float">
            <text:p>1721.932493032</text:p>
          </table:table-cell>
          <table:table-cell office:value-type="float" office:value="1722.18676878826" calcext:value-type="float">
            <text:p>1722.1867687883</text:p>
          </table:table-cell>
          <table:table-cell office:value-type="float" office:value="0" calcext:value-type="float">
            <text:p>0</text:p>
          </table:table-cell>
          <table:table-cell office:value-type="float" office:value="1721.03752639378" calcext:value-type="float">
            <text:p>1721.0375263938</text:p>
          </table:table-cell>
          <table:table-cell office:value-type="float" office:value="1726.49121212715" calcext:value-type="float">
            <text:p>1726.4912121272</text:p>
          </table:table-cell>
          <table:table-cell office:value-type="float" office:value="1710.71686396887" calcext:value-type="float">
            <text:p>1710.7168639689</text:p>
          </table:table-cell>
          <table:table-cell office:value-type="float" office:value="1709.66752534089" calcext:value-type="float">
            <text:p>1709.6675253409</text:p>
          </table:table-cell>
          <table:table-cell office:value-type="float" office:value="0" calcext:value-type="float">
            <text:p>0</text:p>
          </table:table-cell>
          <table:table-cell office:value-type="float" office:value="1722.13310713612" calcext:value-type="float">
            <text:p>1722.1331071361</text:p>
          </table:table-cell>
          <table:table-cell office:value-type="float" office:value="1734.8720067304" calcext:value-type="float">
            <text:p>1734.8720067304</text:p>
          </table:table-cell>
          <table:table-cell office:value-type="float" office:value="0" calcext:value-type="float">
            <text:p>0</text:p>
          </table:table-cell>
          <table:table-cell office:value-type="float" office:value="1713.27750851241" calcext:value-type="float">
            <text:p>1713.2775085124</text:p>
          </table:table-cell>
          <table:table-cell office:value-type="float" office:value="1714.88399356591" calcext:value-type="float">
            <text:p>1714.883993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.50684726853" calcext:value-type="float">
            <text:p>1715.5068472685</text:p>
          </table:table-cell>
          <table:table-cell office:value-type="float" office:value="1709.99056915447" calcext:value-type="float">
            <text:p>1709.9905691545</text:p>
          </table:table-cell>
          <table:table-cell office:value-type="float" office:value="0" calcext:value-type="float">
            <text:p>0</text:p>
          </table:table-cell>
          <table:table-cell office:value-type="float" office:value="1717.33727160902" calcext:value-type="float">
            <text:p>1717.337271609</text:p>
          </table:table-cell>
          <table:table-cell office:value-type="float" office:value="1714.57300887324" calcext:value-type="float">
            <text:p>1714.5730088732</text:p>
          </table:table-cell>
          <table:table-cell office:value-type="float" office:value="1728.11213614635" calcext:value-type="float">
            <text:p>1728.1121361464</text:p>
          </table:table-cell>
          <table:table-cell office:value-type="float" office:value="1726.94576046321" calcext:value-type="float">
            <text:p>1726.9457604632</text:p>
          </table:table-cell>
          <table:table-cell office:value-type="float" office:value="0" calcext:value-type="float">
            <text:p>0</text:p>
          </table:table-cell>
          <table:table-cell office:value-type="float" office:value="1718.31966140506" calcext:value-type="float">
            <text:p>1718.3196614051</text:p>
          </table:table-cell>
          <table:table-cell office:value-type="float" office:value="1708.56561340525" calcext:value-type="float">
            <text:p>1708.5656134053</text:p>
          </table:table-cell>
          <table:table-cell office:value-type="float" office:value="1726.94848915507" calcext:value-type="float">
            <text:p>1726.9484891551</text:p>
          </table:table-cell>
          <table:table-cell office:value-type="float" office:value="1728.07828536126" calcext:value-type="float">
            <text:p>1728.0782853613</text:p>
          </table:table-cell>
          <table:table-cell office:value-type="float" office:value="0" calcext:value-type="float">
            <text:p>0</text:p>
          </table:table-cell>
          <table:table-cell office:value-type="float" office:value="1713.61320630278" calcext:value-type="float">
            <text:p>1713.6132063028</text:p>
          </table:table-cell>
          <table:table-cell office:value-type="float" office:value="1730.9591363736" calcext:value-type="float">
            <text:p>1730.9591363736</text:p>
          </table:table-cell>
          <table:table-cell office:value-type="float" office:value="1695.27114774241" calcext:value-type="float">
            <text:p>1695.2711477424</text:p>
          </table:table-cell>
          <table:table-cell office:value-type="float" office:value="1721.47256233479" calcext:value-type="float">
            <text:p>1721.4725623348</text:p>
          </table:table-cell>
          <table:table-cell office:value-type="float" office:value="1722.35479505453" calcext:value-type="float">
            <text:p>1722.3547950545</text:p>
          </table:table-cell>
          <table:table-cell office:value-type="float" office:value="0" calcext:value-type="float">
            <text:p>0</text:p>
          </table:table-cell>
          <table:table-cell office:value-type="float" office:value="1719.54192979578" calcext:value-type="float">
            <text:p>1719.5419297958</text:p>
          </table:table-cell>
          <table:table-cell office:value-type="float" office:value="1726.48631336037" calcext:value-type="float">
            <text:p>1726.4863133604</text:p>
          </table:table-cell>
          <table:table-cell office:value-type="float" office:value="1710.72010842574" calcext:value-type="float">
            <text:p>1710.7201084257</text:p>
          </table:table-cell>
          <table:table-cell office:value-type="float" office:value="1709.25797548374" calcext:value-type="float">
            <text:p>1709.2579754837</text:p>
          </table:table-cell>
          <table:table-cell office:value-type="float" office:value="0" calcext:value-type="float">
            <text:p>0</text:p>
          </table:table-cell>
          <table:table-cell office:value-type="float" office:value="1721.7202250187" calcext:value-type="float">
            <text:p>1721.7202250187</text:p>
          </table:table-cell>
          <table:table-cell office:value-type="float" office:value="1727.63130138119" calcext:value-type="float">
            <text:p>1727.6313013812</text:p>
          </table:table-cell>
          <table:table-cell office:value-type="float" office:value="0" calcext:value-type="float">
            <text:p>0</text:p>
          </table:table-cell>
          <table:table-cell office:value-type="float" office:value="1715.92710988714" calcext:value-type="float">
            <text:p>1715.9271098871</text:p>
          </table:table-cell>
          <table:table-cell office:value-type="float" office:value="1709.46088111677" calcext:value-type="float">
            <text:p>1709.460881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1.57629210518" calcext:value-type="float">
            <text:p>1711.5762921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8.62654315661" calcext:value-type="float">
            <text:p>1728.6265431566</text:p>
          </table:table-cell>
          <table:table-cell office:value-type="float" office:value="1726.7355419668" calcext:value-type="float">
            <text:p>1726.73554196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8.86046943089" calcext:value-type="float">
            <text:p>1728.860469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2.11297256178" calcext:value-type="float">
            <text:p>1722.1129725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0.72003955205" calcext:value-type="float">
            <text:p>1710.7200395521</text:p>
          </table:table-cell>
          <table:table-cell office:value-type="float" office:value="1707.52154913919" calcext:value-type="float">
            <text:p>1707.5215491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5.58273355337" calcext:value-type="float">
            <text:p>1715.5827335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1.64069894114" calcext:value-type="float">
            <text:p>1711.6406989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2.564068954" calcext:value-type="float">
            <text:p>1722.564068954</text:p>
          </table:table-cell>
          <table:table-cell office:value-type="float" office:value="1726.75500423554" calcext:value-type="float">
            <text:p>1726.75500423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8.86046943089" calcext:value-type="float">
            <text:p>1728.860469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95393820862" calcext:value-type="float">
            <text:p>1721.9539382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0.7202200057" calcext:value-type="float">
            <text:p>1710.7202200057</text:p>
          </table:table-cell>
          <table:table-cell office:value-type="float" office:value="1707.68627141794" calcext:value-type="float">
            <text:p>1707.68627141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2.6613817543" calcext:value-type="float">
            <text:p>1712.6613817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9.68504627183" calcext:value-type="float">
            <text:p>1709.6850462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1.3751667888" calcext:value-type="float">
            <text:p>1721.3751667888</text:p>
          </table:table-cell>
          <table:table-cell office:value-type="float" office:value="1726.77127714482" calcext:value-type="float">
            <text:p>1726.77127714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8.80575394977" calcext:value-type="float">
            <text:p>1728.805753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95393820862" calcext:value-type="float">
            <text:p>1721.9539382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0.72021616854" calcext:value-type="float">
            <text:p>1710.7202161685</text:p>
          </table:table-cell>
          <table:table-cell office:value-type="float" office:value="1706.51777163535" calcext:value-type="float">
            <text:p>1706.5177716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2.59938707039" calcext:value-type="float">
            <text:p>1712.5993870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8.45337850249" calcext:value-type="float">
            <text:p>1708.4533785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1.43499498555" calcext:value-type="float">
            <text:p>1721.4349949856</text:p>
          </table:table-cell>
          <table:table-cell office:value-type="float" office:value="1725.82944212996" calcext:value-type="float">
            <text:p>1725.829442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8.80575394977" calcext:value-type="float">
            <text:p>1728.805753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8894790088" calcext:value-type="float">
            <text:p>1721.8894790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0.28232181406" calcext:value-type="float">
            <text:p>1710.2823218141</text:p>
          </table:table-cell>
          <table:table-cell office:value-type="float" office:value="1707.53507487401" calcext:value-type="float">
            <text:p>1707.5350748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1.45031964583" calcext:value-type="float">
            <text:p>1711.4503196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</table:table-row>
      </table:table>
      <table:table table:name="Sheet12" table:style-name="ta1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float" office:value="534.961371221156" calcext:value-type="float">
            <text:p>534.9613712212</text:p>
          </table:table-cell>
          <table:table-cell office:value-type="float" office:value="533.379675719272" calcext:value-type="float">
            <text:p>533.3796757193</text:p>
          </table:table-cell>
          <table:table-cell office:value-type="float" office:value="533.333333333324" calcext:value-type="float">
            <text:p>533.3333333333</text:p>
          </table:table-cell>
          <table:table-cell office:value-type="float" office:value="533.878291036725" calcext:value-type="float">
            <text:p>533.8782910367</text:p>
          </table:table-cell>
          <table:table-cell office:value-type="float" office:value="532.064472913129" calcext:value-type="float">
            <text:p>532.0644729131</text:p>
          </table:table-cell>
          <table:table-cell office:value-type="float" office:value="531.80279189732" calcext:value-type="float">
            <text:p>531.8027918973</text:p>
          </table:table-cell>
          <table:table-cell office:value-type="float" office:value="533.3999205626" calcext:value-type="float">
            <text:p>533.3999205626</text:p>
          </table:table-cell>
          <table:table-cell office:value-type="float" office:value="533.092595034752" calcext:value-type="float">
            <text:p>533.0925950348</text:p>
          </table:table-cell>
          <table:table-cell office:value-type="float" office:value="535.331439054644" calcext:value-type="float">
            <text:p>535.3314390546</text:p>
          </table:table-cell>
          <table:table-cell office:value-type="float" office:value="532.105101205083" calcext:value-type="float">
            <text:p>532.1051012051</text:p>
          </table:table-cell>
          <table:table-cell office:value-type="float" office:value="533.310889491303" calcext:value-type="float">
            <text:p>533.3108894913</text:p>
          </table:table-cell>
          <table:table-cell office:value-type="float" office:value="535.917432384043" calcext:value-type="float">
            <text:p>535.917432384</text:p>
          </table:table-cell>
          <table:table-cell office:value-type="float" office:value="531.262853595466" calcext:value-type="float">
            <text:p>531.2628535955</text:p>
          </table:table-cell>
          <table:table-cell office:value-type="float" office:value="532.111356739168" calcext:value-type="float">
            <text:p>532.1113567392</text:p>
          </table:table-cell>
          <table:table-cell office:value-type="float" office:value="534.560592673654" calcext:value-type="float">
            <text:p>534.5605926737</text:p>
          </table:table-cell>
          <table:table-cell office:value-type="float" office:value="534.446377143276" calcext:value-type="float">
            <text:p>534.4463771433</text:p>
          </table:table-cell>
          <table:table-cell office:value-type="float" office:value="533.124709160925" calcext:value-type="float">
            <text:p>533.1247091609</text:p>
          </table:table-cell>
          <table:table-cell office:value-type="float" office:value="534.959306106726" calcext:value-type="float">
            <text:p>534.9593061067</text:p>
          </table:table-cell>
          <table:table-cell office:value-type="float" office:value="535.081816254783" calcext:value-type="float">
            <text:p>535.0818162548</text:p>
          </table:table-cell>
          <table:table-cell office:value-type="float" office:value="533.508703628628" calcext:value-type="float">
            <text:p>533.5087036286</text:p>
          </table:table-cell>
          <table:table-cell office:value-type="float" office:value="530.656295599162" calcext:value-type="float">
            <text:p>530.6562955992</text:p>
          </table:table-cell>
          <table:table-cell office:value-type="float" office:value="536.36952559582" calcext:value-type="float">
            <text:p>536.3695255958</text:p>
          </table:table-cell>
          <table:table-cell office:value-type="float" office:value="533.622502551757" calcext:value-type="float">
            <text:p>533.6225025518</text:p>
          </table:table-cell>
          <table:table-cell office:value-type="float" office:value="534.529239216549" calcext:value-type="float">
            <text:p>534.5292392165</text:p>
          </table:table-cell>
          <table:table-cell office:value-type="float" office:value="531.963643393881" calcext:value-type="float">
            <text:p>531.9636433939</text:p>
          </table:table-cell>
          <table:table-cell office:value-type="float" office:value="533.651358000657" calcext:value-type="float">
            <text:p>533.6513580007</text:p>
          </table:table-cell>
          <table:table-cell office:value-type="float" office:value="532.775354505429" calcext:value-type="float">
            <text:p>532.7753545054</text:p>
          </table:table-cell>
          <table:table-cell office:value-type="float" office:value="533.700116474934" calcext:value-type="float">
            <text:p>533.7001164749</text:p>
          </table:table-cell>
          <table:table-cell office:value-type="float" office:value="533.30526848563" calcext:value-type="float">
            <text:p>533.3052684856</text:p>
          </table:table-cell>
          <table:table-cell office:value-type="float" office:value="534.961371221156" calcext:value-type="float">
            <text:p>534.9613712212</text:p>
          </table:table-cell>
          <table:table-cell table:number-columns-repeated="2"/>
        </table:table-row>
        <table:table-row table:style-name="ro1">
          <table:table-cell office:value-type="float" office:value="537.926195955701" calcext:value-type="float">
            <text:p>537.9261959557</text:p>
          </table:table-cell>
          <table:table-cell office:value-type="float" office:value="534.027296735005" calcext:value-type="float">
            <text:p>534.027296735</text:p>
          </table:table-cell>
          <table:table-cell office:value-type="float" office:value="537.825640468397" calcext:value-type="float">
            <text:p>537.8256404684</text:p>
          </table:table-cell>
          <table:table-cell office:value-type="float" office:value="536.641971286904" calcext:value-type="float">
            <text:p>536.6419712869</text:p>
          </table:table-cell>
          <table:table-cell office:value-type="float" office:value="539.578706338786" calcext:value-type="float">
            <text:p>539.5787063388</text:p>
          </table:table-cell>
          <table:table-cell office:value-type="float" office:value="532.072845644795" calcext:value-type="float">
            <text:p>532.0728456448</text:p>
          </table:table-cell>
          <table:table-cell office:value-type="float" office:value="540.34012100492" calcext:value-type="float">
            <text:p>540.3401210049</text:p>
          </table:table-cell>
          <table:table-cell office:value-type="float" office:value="532.723897741539" calcext:value-type="float">
            <text:p>532.7238977415</text:p>
          </table:table-cell>
          <table:table-cell office:value-type="float" office:value="533.803232608589" calcext:value-type="float">
            <text:p>533.8032326086</text:p>
          </table:table-cell>
          <table:table-cell office:value-type="float" office:value="538.348933432287" calcext:value-type="float">
            <text:p>538.3489334323</text:p>
          </table:table-cell>
          <table:table-cell office:value-type="float" office:value="533.281403408519" calcext:value-type="float">
            <text:p>533.2814034085</text:p>
          </table:table-cell>
          <table:table-cell office:value-type="float" office:value="540.990218827493" calcext:value-type="float">
            <text:p>540.9902188275</text:p>
          </table:table-cell>
          <table:table-cell office:value-type="float" office:value="527.191901054767" calcext:value-type="float">
            <text:p>527.1919010548</text:p>
          </table:table-cell>
          <table:table-cell office:value-type="float" office:value="532.953963746679" calcext:value-type="float">
            <text:p>532.9539637467</text:p>
          </table:table-cell>
          <table:table-cell office:value-type="float" office:value="536.643683685026" calcext:value-type="float">
            <text:p>536.643683685</text:p>
          </table:table-cell>
          <table:table-cell office:value-type="float" office:value="541.396452551206" calcext:value-type="float">
            <text:p>541.3964525512</text:p>
          </table:table-cell>
          <table:table-cell office:value-type="float" office:value="533.599220660462" calcext:value-type="float">
            <text:p>533.5992206605</text:p>
          </table:table-cell>
          <table:table-cell office:value-type="float" office:value="538.725292418004" calcext:value-type="float">
            <text:p>538.725292418</text:p>
          </table:table-cell>
          <table:table-cell office:value-type="float" office:value="535.669364575922" calcext:value-type="float">
            <text:p>535.6693645759</text:p>
          </table:table-cell>
          <table:table-cell office:value-type="float" office:value="534.568877419552" calcext:value-type="float">
            <text:p>534.5688774196</text:p>
          </table:table-cell>
          <table:table-cell office:value-type="float" office:value="533.041126868925" calcext:value-type="float">
            <text:p>533.0411268689</text:p>
          </table:table-cell>
          <table:table-cell office:value-type="float" office:value="535.132704820067" calcext:value-type="float">
            <text:p>535.1327048201</text:p>
          </table:table-cell>
          <table:table-cell office:value-type="float" office:value="539.95525079088" calcext:value-type="float">
            <text:p>539.9552507909</text:p>
          </table:table-cell>
          <table:table-cell office:value-type="float" office:value="542.129423475363" calcext:value-type="float">
            <text:p>542.1294234754</text:p>
          </table:table-cell>
          <table:table-cell office:value-type="float" office:value="539.386145784374" calcext:value-type="float">
            <text:p>539.3861457844</text:p>
          </table:table-cell>
          <table:table-cell office:value-type="float" office:value="533.273988430949" calcext:value-type="float">
            <text:p>533.2739884309</text:p>
          </table:table-cell>
          <table:table-cell office:value-type="float" office:value="536.262995844032" calcext:value-type="float">
            <text:p>536.262995844</text:p>
          </table:table-cell>
          <table:table-cell office:value-type="float" office:value="538.822106510195" calcext:value-type="float">
            <text:p>538.8221065102</text:p>
          </table:table-cell>
          <table:table-cell office:value-type="float" office:value="531.958805149855" calcext:value-type="float">
            <text:p>531.9588051499</text:p>
          </table:table-cell>
          <table:table-cell office:value-type="float" office:value="537.926195955701" calcext:value-type="float">
            <text:p>537.9261959557</text:p>
          </table:table-cell>
          <table:table-cell table:number-columns-repeated="2"/>
        </table:table-row>
        <table:table-row table:style-name="ro1">
          <table:table-cell office:value-type="float" office:value="542.191444430622" calcext:value-type="float">
            <text:p>542.1914444306</text:p>
          </table:table-cell>
          <table:table-cell office:value-type="float" office:value="537.036127168711" calcext:value-type="float">
            <text:p>537.0361271687</text:p>
          </table:table-cell>
          <table:table-cell office:value-type="float" office:value="541.47286022833" calcext:value-type="float">
            <text:p>541.4728602283</text:p>
          </table:table-cell>
          <table:table-cell office:value-type="float" office:value="537.593358004594" calcext:value-type="float">
            <text:p>537.5933580046</text:p>
          </table:table-cell>
          <table:table-cell office:value-type="float" office:value="543.933024207375" calcext:value-type="float">
            <text:p>543.9330242074</text:p>
          </table:table-cell>
          <table:table-cell office:value-type="float" office:value="533.24394121807" calcext:value-type="float">
            <text:p>533.2439412181</text:p>
          </table:table-cell>
          <table:table-cell office:value-type="float" office:value="540.548550072081" calcext:value-type="float">
            <text:p>540.5485500721</text:p>
          </table:table-cell>
          <table:table-cell office:value-type="float" office:value="535.065793210857" calcext:value-type="float">
            <text:p>535.0657932109</text:p>
          </table:table-cell>
          <table:table-cell office:value-type="float" office:value="532.986974690481" calcext:value-type="float">
            <text:p>532.9869746905</text:p>
          </table:table-cell>
          <table:table-cell office:value-type="float" office:value="538.072053172497" calcext:value-type="float">
            <text:p>538.0720531725</text:p>
          </table:table-cell>
          <table:table-cell office:value-type="float" office:value="536.095775974094" calcext:value-type="float">
            <text:p>536.0957759741</text:p>
          </table:table-cell>
          <table:table-cell office:value-type="float" office:value="540.563560068198" calcext:value-type="float">
            <text:p>540.5635600682</text:p>
          </table:table-cell>
          <table:table-cell office:value-type="float" office:value="526.926926482215" calcext:value-type="float">
            <text:p>526.9269264822</text:p>
          </table:table-cell>
          <table:table-cell office:value-type="float" office:value="539.735142618562" calcext:value-type="float">
            <text:p>539.7351426186</text:p>
          </table:table-cell>
          <table:table-cell office:value-type="float" office:value="536.491268053173" calcext:value-type="float">
            <text:p>536.4912680532</text:p>
          </table:table-cell>
          <table:table-cell office:value-type="float" office:value="548.243978501314" calcext:value-type="float">
            <text:p>548.2439785013</text:p>
          </table:table-cell>
          <table:table-cell office:value-type="float" office:value="529.32996050654" calcext:value-type="float">
            <text:p>529.3299605065</text:p>
          </table:table-cell>
          <table:table-cell office:value-type="float" office:value="540.946788776417" calcext:value-type="float">
            <text:p>540.9467887764</text:p>
          </table:table-cell>
          <table:table-cell office:value-type="float" office:value="535.669364575922" calcext:value-type="float">
            <text:p>535.6693645759</text:p>
          </table:table-cell>
          <table:table-cell office:value-type="float" office:value="535.812140386803" calcext:value-type="float">
            <text:p>535.8121403868</text:p>
          </table:table-cell>
          <table:table-cell office:value-type="float" office:value="533.041126868925" calcext:value-type="float">
            <text:p>533.0411268689</text:p>
          </table:table-cell>
          <table:table-cell office:value-type="float" office:value="534.837062211799" calcext:value-type="float">
            <text:p>534.8370622118</text:p>
          </table:table-cell>
          <table:table-cell office:value-type="float" office:value="540.246264367458" calcext:value-type="float">
            <text:p>540.2462643675</text:p>
          </table:table-cell>
          <table:table-cell office:value-type="float" office:value="548.506179094574" calcext:value-type="float">
            <text:p>548.5061790946</text:p>
          </table:table-cell>
          <table:table-cell office:value-type="float" office:value="546.937889142835" calcext:value-type="float">
            <text:p>546.9378891428</text:p>
          </table:table-cell>
          <table:table-cell office:value-type="float" office:value="533.493525874414" calcext:value-type="float">
            <text:p>533.4935258744</text:p>
          </table:table-cell>
          <table:table-cell office:value-type="float" office:value="540.106103774321" calcext:value-type="float">
            <text:p>540.1061037743</text:p>
          </table:table-cell>
          <table:table-cell office:value-type="float" office:value="538.864643983492" calcext:value-type="float">
            <text:p>538.8646439835</text:p>
          </table:table-cell>
          <table:table-cell office:value-type="float" office:value="532.87812256079" calcext:value-type="float">
            <text:p>532.8781225608</text:p>
          </table:table-cell>
          <table:table-cell office:value-type="float" office:value="542.191444430622" calcext:value-type="float">
            <text:p>542.1914444306</text:p>
          </table:table-cell>
          <table:table-cell table:number-columns-repeated="2"/>
        </table:table-row>
        <table:table-row table:style-name="ro1">
          <table:table-cell office:value-type="float" office:value="548.064547454836" calcext:value-type="float">
            <text:p>548.0645474548</text:p>
          </table:table-cell>
          <table:table-cell office:value-type="float" office:value="540.569158478958" calcext:value-type="float">
            <text:p>540.569158479</text:p>
          </table:table-cell>
          <table:table-cell office:value-type="float" office:value="547.484192780667" calcext:value-type="float">
            <text:p>547.4841927807</text:p>
          </table:table-cell>
          <table:table-cell office:value-type="float" office:value="543.111366909754" calcext:value-type="float">
            <text:p>543.1113669098</text:p>
          </table:table-cell>
          <table:table-cell office:value-type="float" office:value="547.941508540862" calcext:value-type="float">
            <text:p>547.9415085409</text:p>
          </table:table-cell>
          <table:table-cell office:value-type="float" office:value="533.941786394313" calcext:value-type="float">
            <text:p>533.9417863943</text:p>
          </table:table-cell>
          <table:table-cell office:value-type="float" office:value="540.410823964404" calcext:value-type="float">
            <text:p>540.4108239644</text:p>
          </table:table-cell>
          <table:table-cell office:value-type="float" office:value="536.972952372604" calcext:value-type="float">
            <text:p>536.9729523726</text:p>
          </table:table-cell>
          <table:table-cell office:value-type="float" office:value="534.343349178703" calcext:value-type="float">
            <text:p>534.3433491787</text:p>
          </table:table-cell>
          <table:table-cell office:value-type="float" office:value="545.231821834504" calcext:value-type="float">
            <text:p>545.2318218345</text:p>
          </table:table-cell>
          <table:table-cell office:value-type="float" office:value="540.059418791201" calcext:value-type="float">
            <text:p>540.0594187912</text:p>
          </table:table-cell>
          <table:table-cell office:value-type="float" office:value="541.164961285725" calcext:value-type="float">
            <text:p>541.1649612857</text:p>
          </table:table-cell>
          <table:table-cell office:value-type="float" office:value="526.078161161675" calcext:value-type="float">
            <text:p>526.0781611617</text:p>
          </table:table-cell>
          <table:table-cell office:value-type="float" office:value="540.586878231351" calcext:value-type="float">
            <text:p>540.5868782314</text:p>
          </table:table-cell>
          <table:table-cell office:value-type="float" office:value="537.502397516871" calcext:value-type="float">
            <text:p>537.5023975169</text:p>
          </table:table-cell>
          <table:table-cell office:value-type="float" office:value="554.371934052672" calcext:value-type="float">
            <text:p>554.3719340527</text:p>
          </table:table-cell>
          <table:table-cell office:value-type="float" office:value="528.373127237876" calcext:value-type="float">
            <text:p>528.3731272379</text:p>
          </table:table-cell>
          <table:table-cell office:value-type="float" office:value="548.405545782231" calcext:value-type="float">
            <text:p>548.4055457822</text:p>
          </table:table-cell>
          <table:table-cell office:value-type="float" office:value="535.570472957796" calcext:value-type="float">
            <text:p>535.5704729578</text:p>
          </table:table-cell>
          <table:table-cell office:value-type="float" office:value="541.133337175936" calcext:value-type="float">
            <text:p>541.1333371759</text:p>
          </table:table-cell>
          <table:table-cell office:value-type="float" office:value="535.664413588766" calcext:value-type="float">
            <text:p>535.6644135888</text:p>
          </table:table-cell>
          <table:table-cell office:value-type="float" office:value="535.0806036383" calcext:value-type="float">
            <text:p>535.0806036383</text:p>
          </table:table-cell>
          <table:table-cell office:value-type="float" office:value="540.824292776368" calcext:value-type="float">
            <text:p>540.8242927764</text:p>
          </table:table-cell>
          <table:table-cell office:value-type="float" office:value="553.662582227195" calcext:value-type="float">
            <text:p>553.6625822272</text:p>
          </table:table-cell>
          <table:table-cell office:value-type="float" office:value="547.251276464342" calcext:value-type="float">
            <text:p>547.2512764643</text:p>
          </table:table-cell>
          <table:table-cell office:value-type="float" office:value="534.494974163213" calcext:value-type="float">
            <text:p>534.4949741632</text:p>
          </table:table-cell>
          <table:table-cell office:value-type="float" office:value="539.67627381486" calcext:value-type="float">
            <text:p>539.6762738149</text:p>
          </table:table-cell>
          <table:table-cell office:value-type="float" office:value="539.141545137072" calcext:value-type="float">
            <text:p>539.1415451371</text:p>
          </table:table-cell>
          <table:table-cell office:value-type="float" office:value="533.865648682781" calcext:value-type="float">
            <text:p>533.8656486828</text:p>
          </table:table-cell>
          <table:table-cell office:value-type="float" office:value="548.064547454836" calcext:value-type="float">
            <text:p>548.0645474548</text:p>
          </table:table-cell>
          <table:table-cell table:number-columns-repeated="2"/>
        </table:table-row>
        <table:table-row table:style-name="ro1">
          <table:table-cell office:value-type="float" office:value="549.414897923154" calcext:value-type="float">
            <text:p>549.4148979232</text:p>
          </table:table-cell>
          <table:table-cell office:value-type="float" office:value="540.835207620989" calcext:value-type="float">
            <text:p>540.835207621</text:p>
          </table:table-cell>
          <table:table-cell office:value-type="float" office:value="547.484192780667" calcext:value-type="float">
            <text:p>547.4841927807</text:p>
          </table:table-cell>
          <table:table-cell office:value-type="float" office:value="545.85343002534" calcext:value-type="float">
            <text:p>545.8534300253</text:p>
          </table:table-cell>
          <table:table-cell office:value-type="float" office:value="546.430239197217" calcext:value-type="float">
            <text:p>546.4302391972</text:p>
          </table:table-cell>
          <table:table-cell office:value-type="float" office:value="535.903852665338" calcext:value-type="float">
            <text:p>535.9038526653</text:p>
          </table:table-cell>
          <table:table-cell office:value-type="float" office:value="539.049800651526" calcext:value-type="float">
            <text:p>539.0498006515</text:p>
          </table:table-cell>
          <table:table-cell office:value-type="float" office:value="537.36723435148" calcext:value-type="float">
            <text:p>537.3672343515</text:p>
          </table:table-cell>
          <table:table-cell office:value-type="float" office:value="537.259155302129" calcext:value-type="float">
            <text:p>537.2591553021</text:p>
          </table:table-cell>
          <table:table-cell office:value-type="float" office:value="546.47274542725" calcext:value-type="float">
            <text:p>546.4727454273</text:p>
          </table:table-cell>
          <table:table-cell office:value-type="float" office:value="542.029427803696" calcext:value-type="float">
            <text:p>542.0294278037</text:p>
          </table:table-cell>
          <table:table-cell office:value-type="float" office:value="547.412323429246" calcext:value-type="float">
            <text:p>547.4123234292</text:p>
          </table:table-cell>
          <table:table-cell office:value-type="float" office:value="530.137656421386" calcext:value-type="float">
            <text:p>530.1376564214</text:p>
          </table:table-cell>
          <table:table-cell office:value-type="float" office:value="545.839367031895" calcext:value-type="float">
            <text:p>545.8393670319</text:p>
          </table:table-cell>
          <table:table-cell office:value-type="float" office:value="539.03733393161" calcext:value-type="float">
            <text:p>539.0373339316</text:p>
          </table:table-cell>
          <table:table-cell office:value-type="float" office:value="556.33093158406" calcext:value-type="float">
            <text:p>556.3309315841</text:p>
          </table:table-cell>
          <table:table-cell office:value-type="float" office:value="529.138964854022" calcext:value-type="float">
            <text:p>529.138964854</text:p>
          </table:table-cell>
          <table:table-cell office:value-type="float" office:value="549.978887111298" calcext:value-type="float">
            <text:p>549.9788871113</text:p>
          </table:table-cell>
          <table:table-cell office:value-type="float" office:value="535.489497570187" calcext:value-type="float">
            <text:p>535.4894975702</text:p>
          </table:table-cell>
          <table:table-cell office:value-type="float" office:value="541.821649878842" calcext:value-type="float">
            <text:p>541.8216498788</text:p>
          </table:table-cell>
          <table:table-cell office:value-type="float" office:value="538.188272207398" calcext:value-type="float">
            <text:p>538.1882722074</text:p>
          </table:table-cell>
          <table:table-cell office:value-type="float" office:value="542.642178523642" calcext:value-type="float">
            <text:p>542.6421785236</text:p>
          </table:table-cell>
          <table:table-cell office:value-type="float" office:value="544.966302759605" calcext:value-type="float">
            <text:p>544.9663027596</text:p>
          </table:table-cell>
          <table:table-cell office:value-type="float" office:value="557.992250832868" calcext:value-type="float">
            <text:p>557.9922508329</text:p>
          </table:table-cell>
          <table:table-cell office:value-type="float" office:value="553.233117659983" calcext:value-type="float">
            <text:p>553.23311766</text:p>
          </table:table-cell>
          <table:table-cell office:value-type="float" office:value="537.951461252243" calcext:value-type="float">
            <text:p>537.9514612522</text:p>
          </table:table-cell>
          <table:table-cell office:value-type="float" office:value="545.680247593804" calcext:value-type="float">
            <text:p>545.6802475938</text:p>
          </table:table-cell>
          <table:table-cell office:value-type="float" office:value="541.550310060753" calcext:value-type="float">
            <text:p>541.5503100608</text:p>
          </table:table-cell>
          <table:table-cell office:value-type="float" office:value="533.298061205165" calcext:value-type="float">
            <text:p>533.2980612052</text:p>
          </table:table-cell>
          <table:table-cell office:value-type="float" office:value="549.414897923154" calcext:value-type="float">
            <text:p>549.4148979232</text:p>
          </table:table-cell>
          <table:table-cell table:number-columns-repeated="2"/>
        </table:table-row>
        <table:table-row table:style-name="ro1">
          <table:table-cell office:value-type="float" office:value="553.692574881126" calcext:value-type="float">
            <text:p>553.6925748811</text:p>
          </table:table-cell>
          <table:table-cell office:value-type="float" office:value="542.288511114377" calcext:value-type="float">
            <text:p>542.2885111144</text:p>
          </table:table-cell>
          <table:table-cell office:value-type="float" office:value="552.271681149759" calcext:value-type="float">
            <text:p>552.2716811498</text:p>
          </table:table-cell>
          <table:table-cell office:value-type="float" office:value="548.635902081828" calcext:value-type="float">
            <text:p>548.6359020818</text:p>
          </table:table-cell>
          <table:table-cell office:value-type="float" office:value="545.904067409864" calcext:value-type="float">
            <text:p>545.9040674099</text:p>
          </table:table-cell>
          <table:table-cell office:value-type="float" office:value="535.127891223304" calcext:value-type="float">
            <text:p>535.1278912233</text:p>
          </table:table-cell>
          <table:table-cell office:value-type="float" office:value="539.178073024494" calcext:value-type="float">
            <text:p>539.1780730245</text:p>
          </table:table-cell>
          <table:table-cell office:value-type="float" office:value="540.940950966493" calcext:value-type="float">
            <text:p>540.9409509665</text:p>
          </table:table-cell>
          <table:table-cell office:value-type="float" office:value="537.108544160707" calcext:value-type="float">
            <text:p>537.1085441607</text:p>
          </table:table-cell>
          <table:table-cell office:value-type="float" office:value="546.964614059444" calcext:value-type="float">
            <text:p>546.9646140594</text:p>
          </table:table-cell>
          <table:table-cell office:value-type="float" office:value="541.727642926073" calcext:value-type="float">
            <text:p>541.7276429261</text:p>
          </table:table-cell>
          <table:table-cell office:value-type="float" office:value="550.497882330365" calcext:value-type="float">
            <text:p>550.4978823304</text:p>
          </table:table-cell>
          <table:table-cell office:value-type="float" office:value="534.139845795509" calcext:value-type="float">
            <text:p>534.1398457955</text:p>
          </table:table-cell>
          <table:table-cell office:value-type="float" office:value="549.928548846236" calcext:value-type="float">
            <text:p>549.9285488462</text:p>
          </table:table-cell>
          <table:table-cell office:value-type="float" office:value="543.505762157643" calcext:value-type="float">
            <text:p>543.5057621576</text:p>
          </table:table-cell>
          <table:table-cell office:value-type="float" office:value="557.915061295368" calcext:value-type="float">
            <text:p>557.9150612954</text:p>
          </table:table-cell>
          <table:table-cell office:value-type="float" office:value="536.112254662597" calcext:value-type="float">
            <text:p>536.1122546626</text:p>
          </table:table-cell>
          <table:table-cell office:value-type="float" office:value="556.042862132867" calcext:value-type="float">
            <text:p>556.0428621329</text:p>
          </table:table-cell>
          <table:table-cell office:value-type="float" office:value="537.546906625429" calcext:value-type="float">
            <text:p>537.5469066254</text:p>
          </table:table-cell>
          <table:table-cell office:value-type="float" office:value="549.844397170385" calcext:value-type="float">
            <text:p>549.8443971704</text:p>
          </table:table-cell>
          <table:table-cell office:value-type="float" office:value="537.979692847748" calcext:value-type="float">
            <text:p>537.9796928477</text:p>
          </table:table-cell>
          <table:table-cell office:value-type="float" office:value="550.230788001202" calcext:value-type="float">
            <text:p>550.2307880012</text:p>
          </table:table-cell>
          <table:table-cell office:value-type="float" office:value="549.153430351811" calcext:value-type="float">
            <text:p>549.1534303518</text:p>
          </table:table-cell>
          <table:table-cell office:value-type="float" office:value="565.463600449046" calcext:value-type="float">
            <text:p>565.463600449</text:p>
          </table:table-cell>
          <table:table-cell office:value-type="float" office:value="557.819856451636" calcext:value-type="float">
            <text:p>557.8198564516</text:p>
          </table:table-cell>
          <table:table-cell office:value-type="float" office:value="538.897740853068" calcext:value-type="float">
            <text:p>538.8977408531</text:p>
          </table:table-cell>
          <table:table-cell office:value-type="float" office:value="545.680247593804" calcext:value-type="float">
            <text:p>545.6802475938</text:p>
          </table:table-cell>
          <table:table-cell office:value-type="float" office:value="541.688888597698" calcext:value-type="float">
            <text:p>541.6888885977</text:p>
          </table:table-cell>
          <table:table-cell office:value-type="float" office:value="533.836849566625" calcext:value-type="float">
            <text:p>533.8368495666</text:p>
          </table:table-cell>
          <table:table-cell office:value-type="float" office:value="553.692574881126" calcext:value-type="float">
            <text:p>553.6925748811</text:p>
          </table:table-cell>
          <table:table-cell table:number-columns-repeated="2"/>
        </table:table-row>
        <table:table-row table:style-name="ro1">
          <table:table-cell office:value-type="float" office:value="554.022170248287" calcext:value-type="float">
            <text:p>554.0221702483</text:p>
          </table:table-cell>
          <table:table-cell office:value-type="float" office:value="540.349330326002" calcext:value-type="float">
            <text:p>540.349330326</text:p>
          </table:table-cell>
          <table:table-cell office:value-type="float" office:value="557.548015841288" calcext:value-type="float">
            <text:p>557.5480158413</text:p>
          </table:table-cell>
          <table:table-cell office:value-type="float" office:value="548.639441513349" calcext:value-type="float">
            <text:p>548.6394415133</text:p>
          </table:table-cell>
          <table:table-cell office:value-type="float" office:value="550.667479202139" calcext:value-type="float">
            <text:p>550.6674792021</text:p>
          </table:table-cell>
          <table:table-cell office:value-type="float" office:value="535.425100216597" calcext:value-type="float">
            <text:p>535.4251002166</text:p>
          </table:table-cell>
          <table:table-cell office:value-type="float" office:value="540.755469077025" calcext:value-type="float">
            <text:p>540.755469077</text:p>
          </table:table-cell>
          <table:table-cell office:value-type="float" office:value="542.112846596038" calcext:value-type="float">
            <text:p>542.112846596</text:p>
          </table:table-cell>
          <table:table-cell office:value-type="float" office:value="538.618401721189" calcext:value-type="float">
            <text:p>538.6184017212</text:p>
          </table:table-cell>
          <table:table-cell office:value-type="float" office:value="546.970755950857" calcext:value-type="float">
            <text:p>546.9707559509</text:p>
          </table:table-cell>
          <table:table-cell office:value-type="float" office:value="541.719198395737" calcext:value-type="float">
            <text:p>541.7191983957</text:p>
          </table:table-cell>
          <table:table-cell office:value-type="float" office:value="552.924003147076" calcext:value-type="float">
            <text:p>552.9240031471</text:p>
          </table:table-cell>
          <table:table-cell office:value-type="float" office:value="537.465868050717" calcext:value-type="float">
            <text:p>537.4658680507</text:p>
          </table:table-cell>
          <table:table-cell office:value-type="float" office:value="549.769565529454" calcext:value-type="float">
            <text:p>549.7695655295</text:p>
          </table:table-cell>
          <table:table-cell office:value-type="float" office:value="543.72898361609" calcext:value-type="float">
            <text:p>543.7289836161</text:p>
          </table:table-cell>
          <table:table-cell office:value-type="float" office:value="557.915061295368" calcext:value-type="float">
            <text:p>557.9150612954</text:p>
          </table:table-cell>
          <table:table-cell office:value-type="float" office:value="533.065528435947" calcext:value-type="float">
            <text:p>533.0655284359</text:p>
          </table:table-cell>
          <table:table-cell office:value-type="float" office:value="557.501617223634" calcext:value-type="float">
            <text:p>557.5016172236</text:p>
          </table:table-cell>
          <table:table-cell office:value-type="float" office:value="541.244665152472" calcext:value-type="float">
            <text:p>541.2446651525</text:p>
          </table:table-cell>
          <table:table-cell office:value-type="float" office:value="556.905720399703" calcext:value-type="float">
            <text:p>556.9057203997</text:p>
          </table:table-cell>
          <table:table-cell office:value-type="float" office:value="539.79431541716" calcext:value-type="float">
            <text:p>539.7943154172</text:p>
          </table:table-cell>
          <table:table-cell office:value-type="float" office:value="550.257765868368" calcext:value-type="float">
            <text:p>550.2577658684</text:p>
          </table:table-cell>
          <table:table-cell office:value-type="float" office:value="553.192902996913" calcext:value-type="float">
            <text:p>553.1929029969</text:p>
          </table:table-cell>
          <table:table-cell office:value-type="float" office:value="570.293238138659" calcext:value-type="float">
            <text:p>570.2932381387</text:p>
          </table:table-cell>
          <table:table-cell office:value-type="float" office:value="554.651845980247" calcext:value-type="float">
            <text:p>554.6518459802</text:p>
          </table:table-cell>
          <table:table-cell office:value-type="float" office:value="541.504474014465" calcext:value-type="float">
            <text:p>541.5044740145</text:p>
          </table:table-cell>
          <table:table-cell office:value-type="float" office:value="548.424925659607" calcext:value-type="float">
            <text:p>548.4249256596</text:p>
          </table:table-cell>
          <table:table-cell office:value-type="float" office:value="542.508775845036" calcext:value-type="float">
            <text:p>542.508775845</text:p>
          </table:table-cell>
          <table:table-cell office:value-type="float" office:value="536.913503628994" calcext:value-type="float">
            <text:p>536.913503629</text:p>
          </table:table-cell>
          <table:table-cell office:value-type="float" office:value="554.022170248287" calcext:value-type="float">
            <text:p>554.0221702483</text:p>
          </table:table-cell>
          <table:table-cell table:number-columns-repeated="2"/>
        </table:table-row>
        <table:table-row table:style-name="ro1">
          <table:table-cell office:value-type="float" office:value="556.95798413072" calcext:value-type="float">
            <text:p>556.9579841307</text:p>
          </table:table-cell>
          <table:table-cell office:value-type="float" office:value="541.266634149114" calcext:value-type="float">
            <text:p>541.2666341491</text:p>
          </table:table-cell>
          <table:table-cell office:value-type="float" office:value="559.210837711632" calcext:value-type="float">
            <text:p>559.2108377116</text:p>
          </table:table-cell>
          <table:table-cell office:value-type="float" office:value="555.881627251175" calcext:value-type="float">
            <text:p>555.8816272512</text:p>
          </table:table-cell>
          <table:table-cell office:value-type="float" office:value="550.42950884469" calcext:value-type="float">
            <text:p>550.4295088447</text:p>
          </table:table-cell>
          <table:table-cell office:value-type="float" office:value="542.081860850323" calcext:value-type="float">
            <text:p>542.0818608503</text:p>
          </table:table-cell>
          <table:table-cell office:value-type="float" office:value="539.992090095796" calcext:value-type="float">
            <text:p>539.9920900958</text:p>
          </table:table-cell>
          <table:table-cell office:value-type="float" office:value="546.324141736227" calcext:value-type="float">
            <text:p>546.3241417362</text:p>
          </table:table-cell>
          <table:table-cell office:value-type="float" office:value="543.624831498211" calcext:value-type="float">
            <text:p>543.6248314982</text:p>
          </table:table-cell>
          <table:table-cell office:value-type="float" office:value="547.184331883697" calcext:value-type="float">
            <text:p>547.1843318837</text:p>
          </table:table-cell>
          <table:table-cell office:value-type="float" office:value="540.806645902695" calcext:value-type="float">
            <text:p>540.8066459027</text:p>
          </table:table-cell>
          <table:table-cell office:value-type="float" office:value="553.463668924148" calcext:value-type="float">
            <text:p>553.4636689241</text:p>
          </table:table-cell>
          <table:table-cell office:value-type="float" office:value="539.805186266492" calcext:value-type="float">
            <text:p>539.8051862665</text:p>
          </table:table-cell>
          <table:table-cell office:value-type="float" office:value="549.143999843344" calcext:value-type="float">
            <text:p>549.1439998433</text:p>
          </table:table-cell>
          <table:table-cell office:value-type="float" office:value="543.889683850576" calcext:value-type="float">
            <text:p>543.8896838506</text:p>
          </table:table-cell>
          <table:table-cell office:value-type="float" office:value="564.343777293595" calcext:value-type="float">
            <text:p>564.3437772936</text:p>
          </table:table-cell>
          <table:table-cell office:value-type="float" office:value="532.932313420236" calcext:value-type="float">
            <text:p>532.9323134202</text:p>
          </table:table-cell>
          <table:table-cell office:value-type="float" office:value="562.213274534121" calcext:value-type="float">
            <text:p>562.2132745341</text:p>
          </table:table-cell>
          <table:table-cell office:value-type="float" office:value="546.157642648823" calcext:value-type="float">
            <text:p>546.1576426488</text:p>
          </table:table-cell>
          <table:table-cell office:value-type="float" office:value="557.19227532268" calcext:value-type="float">
            <text:p>557.1922753227</text:p>
          </table:table-cell>
          <table:table-cell office:value-type="float" office:value="539.79431541716" calcext:value-type="float">
            <text:p>539.7943154172</text:p>
          </table:table-cell>
          <table:table-cell office:value-type="float" office:value="556.350838488243" calcext:value-type="float">
            <text:p>556.3508384882</text:p>
          </table:table-cell>
          <table:table-cell office:value-type="float" office:value="554.987361631661" calcext:value-type="float">
            <text:p>554.9873616317</text:p>
          </table:table-cell>
          <table:table-cell office:value-type="float" office:value="575.421736663065" calcext:value-type="float">
            <text:p>575.4217366631</text:p>
          </table:table-cell>
          <table:table-cell office:value-type="float" office:value="556.44847370793" calcext:value-type="float">
            <text:p>556.4484737079</text:p>
          </table:table-cell>
          <table:table-cell office:value-type="float" office:value="540.910506087103" calcext:value-type="float">
            <text:p>540.9105060871</text:p>
          </table:table-cell>
          <table:table-cell office:value-type="float" office:value="546.032932908348" calcext:value-type="float">
            <text:p>546.0329329083</text:p>
          </table:table-cell>
          <table:table-cell office:value-type="float" office:value="548.76774626593" calcext:value-type="float">
            <text:p>548.7677462659</text:p>
          </table:table-cell>
          <table:table-cell office:value-type="float" office:value="539.37793878412" calcext:value-type="float">
            <text:p>539.3779387841</text:p>
          </table:table-cell>
          <table:table-cell office:value-type="float" office:value="556.95798413072" calcext:value-type="float">
            <text:p>556.9579841307</text:p>
          </table:table-cell>
          <table:table-cell table:number-columns-repeated="2"/>
        </table:table-row>
        <table:table-row table:style-name="ro1">
          <table:table-cell office:value-type="float" office:value="560.068883928408" calcext:value-type="float">
            <text:p>560.0688839284</text:p>
          </table:table-cell>
          <table:table-cell office:value-type="float" office:value="540.759880248655" calcext:value-type="float">
            <text:p>540.7598802487</text:p>
          </table:table-cell>
          <table:table-cell office:value-type="float" office:value="560.589312375407" calcext:value-type="float">
            <text:p>560.5893123754</text:p>
          </table:table-cell>
          <table:table-cell office:value-type="float" office:value="561.631727735351" calcext:value-type="float">
            <text:p>561.6317277354</text:p>
          </table:table-cell>
          <table:table-cell office:value-type="float" office:value="550.098652028289" calcext:value-type="float">
            <text:p>550.0986520283</text:p>
          </table:table-cell>
          <table:table-cell office:value-type="float" office:value="541.927323248557" calcext:value-type="float">
            <text:p>541.9273232486</text:p>
          </table:table-cell>
          <table:table-cell office:value-type="float" office:value="547.030408708385" calcext:value-type="float">
            <text:p>547.0304087084</text:p>
          </table:table-cell>
          <table:table-cell office:value-type="float" office:value="549.728678253631" calcext:value-type="float">
            <text:p>549.7286782536</text:p>
          </table:table-cell>
          <table:table-cell office:value-type="float" office:value="546.773168386275" calcext:value-type="float">
            <text:p>546.7731683863</text:p>
          </table:table-cell>
          <table:table-cell office:value-type="float" office:value="551.828849452141" calcext:value-type="float">
            <text:p>551.8288494521</text:p>
          </table:table-cell>
          <table:table-cell office:value-type="float" office:value="543.382474470579" calcext:value-type="float">
            <text:p>543.3824744706</text:p>
          </table:table-cell>
          <table:table-cell office:value-type="float" office:value="550.64294510134" calcext:value-type="float">
            <text:p>550.6429451013</text:p>
          </table:table-cell>
          <table:table-cell office:value-type="float" office:value="542.583511313617" calcext:value-type="float">
            <text:p>542.5835113136</text:p>
          </table:table-cell>
          <table:table-cell office:value-type="float" office:value="555.321191915905" calcext:value-type="float">
            <text:p>555.3211919159</text:p>
          </table:table-cell>
          <table:table-cell office:value-type="float" office:value="548.617006450189" calcext:value-type="float">
            <text:p>548.6170064502</text:p>
          </table:table-cell>
          <table:table-cell office:value-type="float" office:value="567.760291945842" calcext:value-type="float">
            <text:p>567.7602919458</text:p>
          </table:table-cell>
          <table:table-cell office:value-type="float" office:value="538.608994984576" calcext:value-type="float">
            <text:p>538.6089949846</text:p>
          </table:table-cell>
          <table:table-cell office:value-type="float" office:value="561.330237403578" calcext:value-type="float">
            <text:p>561.3302374036</text:p>
          </table:table-cell>
          <table:table-cell office:value-type="float" office:value="546.143163647922" calcext:value-type="float">
            <text:p>546.1431636479</text:p>
          </table:table-cell>
          <table:table-cell office:value-type="float" office:value="558.115939130505" calcext:value-type="float">
            <text:p>558.1159391305</text:p>
          </table:table-cell>
          <table:table-cell office:value-type="float" office:value="542.668592787736" calcext:value-type="float">
            <text:p>542.6685927877</text:p>
          </table:table-cell>
          <table:table-cell office:value-type="float" office:value="559.984864213145" calcext:value-type="float">
            <text:p>559.9848642131</text:p>
          </table:table-cell>
          <table:table-cell office:value-type="float" office:value="555.063696347429" calcext:value-type="float">
            <text:p>555.0636963474</text:p>
          </table:table-cell>
          <table:table-cell office:value-type="float" office:value="571.489398110285" calcext:value-type="float">
            <text:p>571.4893981103</text:p>
          </table:table-cell>
          <table:table-cell office:value-type="float" office:value="554.292282235641" calcext:value-type="float">
            <text:p>554.2922822356</text:p>
          </table:table-cell>
          <table:table-cell office:value-type="float" office:value="546.044738574494" calcext:value-type="float">
            <text:p>546.0447385745</text:p>
          </table:table-cell>
          <table:table-cell office:value-type="float" office:value="547.764940863375" calcext:value-type="float">
            <text:p>547.7649408634</text:p>
          </table:table-cell>
          <table:table-cell office:value-type="float" office:value="549.69179447736" calcext:value-type="float">
            <text:p>549.6917944774</text:p>
          </table:table-cell>
          <table:table-cell office:value-type="float" office:value="539.798393641081" calcext:value-type="float">
            <text:p>539.7983936411</text:p>
          </table:table-cell>
          <table:table-cell office:value-type="float" office:value="560.068883928408" calcext:value-type="float">
            <text:p>560.0688839284</text:p>
          </table:table-cell>
          <table:table-cell table:number-columns-repeated="2"/>
        </table:table-row>
        <table:table-row table:style-name="ro1">
          <table:table-cell office:value-type="float" office:value="559.804304971037" calcext:value-type="float">
            <text:p>559.804304971</text:p>
          </table:table-cell>
          <table:table-cell office:value-type="float" office:value="540.759880248655" calcext:value-type="float">
            <text:p>540.7598802487</text:p>
          </table:table-cell>
          <table:table-cell office:value-type="float" office:value="560.589312375407" calcext:value-type="float">
            <text:p>560.5893123754</text:p>
          </table:table-cell>
          <table:table-cell office:value-type="float" office:value="567.570891555841" calcext:value-type="float">
            <text:p>567.5708915558</text:p>
          </table:table-cell>
          <table:table-cell office:value-type="float" office:value="550.279325483343" calcext:value-type="float">
            <text:p>550.2793254833</text:p>
          </table:table-cell>
          <table:table-cell office:value-type="float" office:value="548.542913074317" calcext:value-type="float">
            <text:p>548.5429130743</text:p>
          </table:table-cell>
          <table:table-cell office:value-type="float" office:value="547.312948912358" calcext:value-type="float">
            <text:p>547.3129489124</text:p>
          </table:table-cell>
          <table:table-cell office:value-type="float" office:value="553.276148141619" calcext:value-type="float">
            <text:p>553.2761481416</text:p>
          </table:table-cell>
          <table:table-cell office:value-type="float" office:value="551.032745972316" calcext:value-type="float">
            <text:p>551.0327459723</text:p>
          </table:table-cell>
          <table:table-cell office:value-type="float" office:value="551.580762223379" calcext:value-type="float">
            <text:p>551.5807622234</text:p>
          </table:table-cell>
          <table:table-cell office:value-type="float" office:value="546.859242461376" calcext:value-type="float">
            <text:p>546.8592424614</text:p>
          </table:table-cell>
          <table:table-cell office:value-type="float" office:value="550.26994055223" calcext:value-type="float">
            <text:p>550.2699405522</text:p>
          </table:table-cell>
          <table:table-cell office:value-type="float" office:value="544.740125708654" calcext:value-type="float">
            <text:p>544.7401257087</text:p>
          </table:table-cell>
          <table:table-cell office:value-type="float" office:value="555.110167800859" calcext:value-type="float">
            <text:p>555.1101678009</text:p>
          </table:table-cell>
          <table:table-cell office:value-type="float" office:value="548.492222757885" calcext:value-type="float">
            <text:p>548.4922227579</text:p>
          </table:table-cell>
          <table:table-cell office:value-type="float" office:value="573.777279531671" calcext:value-type="float">
            <text:p>573.7772795317</text:p>
          </table:table-cell>
          <table:table-cell office:value-type="float" office:value="546.340880039078" calcext:value-type="float">
            <text:p>546.3408800391</text:p>
          </table:table-cell>
          <table:table-cell office:value-type="float" office:value="557.588469353166" calcext:value-type="float">
            <text:p>557.5884693532</text:p>
          </table:table-cell>
          <table:table-cell office:value-type="float" office:value="547.436876922933" calcext:value-type="float">
            <text:p>547.4368769229</text:p>
          </table:table-cell>
          <table:table-cell office:value-type="float" office:value="561.268590030898" calcext:value-type="float">
            <text:p>561.2685900309</text:p>
          </table:table-cell>
          <table:table-cell office:value-type="float" office:value="541.668087695612" calcext:value-type="float">
            <text:p>541.6680876956</text:p>
          </table:table-cell>
          <table:table-cell office:value-type="float" office:value="564.013298515477" calcext:value-type="float">
            <text:p>564.0132985155</text:p>
          </table:table-cell>
          <table:table-cell office:value-type="float" office:value="554.815985920766" calcext:value-type="float">
            <text:p>554.8159859208</text:p>
          </table:table-cell>
          <table:table-cell office:value-type="float" office:value="570.546033324424" calcext:value-type="float">
            <text:p>570.5460333244</text:p>
          </table:table-cell>
          <table:table-cell office:value-type="float" office:value="553.627385691362" calcext:value-type="float">
            <text:p>553.6273856914</text:p>
          </table:table-cell>
          <table:table-cell office:value-type="float" office:value="545.249603701135" calcext:value-type="float">
            <text:p>545.2496037011</text:p>
          </table:table-cell>
          <table:table-cell office:value-type="float" office:value="549.943025291809" calcext:value-type="float">
            <text:p>549.9430252918</text:p>
          </table:table-cell>
          <table:table-cell office:value-type="float" office:value="551.314142169179" calcext:value-type="float">
            <text:p>551.3141421692</text:p>
          </table:table-cell>
          <table:table-cell office:value-type="float" office:value="545.337703391983" calcext:value-type="float">
            <text:p>545.337703392</text:p>
          </table:table-cell>
          <table:table-cell office:value-type="float" office:value="559.804304971037" calcext:value-type="float">
            <text:p>559.804304971</text:p>
          </table:table-cell>
          <table:table-cell table:number-columns-repeated="2"/>
        </table:table-row>
        <table:table-row table:style-name="ro1">
          <table:table-cell office:value-type="float" office:value="560.353672194294" calcext:value-type="float">
            <text:p>560.3536721943</text:p>
          </table:table-cell>
          <table:table-cell office:value-type="float" office:value="540.632312768409" calcext:value-type="float">
            <text:p>540.6323127684</text:p>
          </table:table-cell>
          <table:table-cell office:value-type="float" office:value="560.423280311901" calcext:value-type="float">
            <text:p>560.4232803119</text:p>
          </table:table-cell>
          <table:table-cell office:value-type="float" office:value="568.018277052079" calcext:value-type="float">
            <text:p>568.0182770521</text:p>
          </table:table-cell>
          <table:table-cell office:value-type="float" office:value="555.935064830373" calcext:value-type="float">
            <text:p>555.9350648304</text:p>
          </table:table-cell>
          <table:table-cell office:value-type="float" office:value="550.622015705198" calcext:value-type="float">
            <text:p>550.6220157052</text:p>
          </table:table-cell>
          <table:table-cell office:value-type="float" office:value="552.685432317945" calcext:value-type="float">
            <text:p>552.6854323179</text:p>
          </table:table-cell>
          <table:table-cell office:value-type="float" office:value="552.766882106163" calcext:value-type="float">
            <text:p>552.7668821062</text:p>
          </table:table-cell>
          <table:table-cell office:value-type="float" office:value="548.500028015955" calcext:value-type="float">
            <text:p>548.500028016</text:p>
          </table:table-cell>
          <table:table-cell office:value-type="float" office:value="551.989424030214" calcext:value-type="float">
            <text:p>551.9894240302</text:p>
          </table:table-cell>
          <table:table-cell office:value-type="float" office:value="549.321081799851" calcext:value-type="float">
            <text:p>549.3210817999</text:p>
          </table:table-cell>
          <table:table-cell office:value-type="float" office:value="550.562527395074" calcext:value-type="float">
            <text:p>550.5625273951</text:p>
          </table:table-cell>
          <table:table-cell office:value-type="float" office:value="547.086465939101" calcext:value-type="float">
            <text:p>547.0864659391</text:p>
          </table:table-cell>
          <table:table-cell office:value-type="float" office:value="559.212687779709" calcext:value-type="float">
            <text:p>559.2126877797</text:p>
          </table:table-cell>
          <table:table-cell office:value-type="float" office:value="548.918821981274" calcext:value-type="float">
            <text:p>548.9188219813</text:p>
          </table:table-cell>
          <table:table-cell office:value-type="float" office:value="576.8549100283" calcext:value-type="float">
            <text:p>576.8549100283</text:p>
          </table:table-cell>
          <table:table-cell office:value-type="float" office:value="553.422003845059" calcext:value-type="float">
            <text:p>553.4220038451</text:p>
          </table:table-cell>
          <table:table-cell office:value-type="float" office:value="556.954578003047" calcext:value-type="float">
            <text:p>556.954578003</text:p>
          </table:table-cell>
          <table:table-cell office:value-type="float" office:value="550.073976264895" calcext:value-type="float">
            <text:p>550.0739762649</text:p>
          </table:table-cell>
          <table:table-cell office:value-type="float" office:value="559.53859916464" calcext:value-type="float">
            <text:p>559.5385991646</text:p>
          </table:table-cell>
          <table:table-cell office:value-type="float" office:value="543.112077543431" calcext:value-type="float">
            <text:p>543.1120775434</text:p>
          </table:table-cell>
          <table:table-cell office:value-type="float" office:value="564.013447708878" calcext:value-type="float">
            <text:p>564.0134477089</text:p>
          </table:table-cell>
          <table:table-cell office:value-type="float" office:value="554.244501081331" calcext:value-type="float">
            <text:p>554.2445010813</text:p>
          </table:table-cell>
          <table:table-cell office:value-type="float" office:value="571.507989126235" calcext:value-type="float">
            <text:p>571.5079891262</text:p>
          </table:table-cell>
          <table:table-cell office:value-type="float" office:value="561.044863069506" calcext:value-type="float">
            <text:p>561.0448630695</text:p>
          </table:table-cell>
          <table:table-cell office:value-type="float" office:value="548.357044336991" calcext:value-type="float">
            <text:p>548.357044337</text:p>
          </table:table-cell>
          <table:table-cell office:value-type="float" office:value="548.881647354486" calcext:value-type="float">
            <text:p>548.8816473545</text:p>
          </table:table-cell>
          <table:table-cell office:value-type="float" office:value="553.100242813876" calcext:value-type="float">
            <text:p>553.1002428139</text:p>
          </table:table-cell>
          <table:table-cell office:value-type="float" office:value="552.757595181313" calcext:value-type="float">
            <text:p>552.7575951813</text:p>
          </table:table-cell>
          <table:table-cell office:value-type="float" office:value="560.353672194294" calcext:value-type="float">
            <text:p>560.3536721943</text:p>
          </table:table-cell>
          <table:table-cell table:number-columns-repeated="2"/>
        </table:table-row>
        <table:table-row table:style-name="ro1">
          <table:table-cell office:value-type="float" office:value="561.278309895388" calcext:value-type="float">
            <text:p>561.2783098954</text:p>
          </table:table-cell>
          <table:table-cell office:value-type="float" office:value="540.83156222204" calcext:value-type="float">
            <text:p>540.831562222</text:p>
          </table:table-cell>
          <table:table-cell office:value-type="float" office:value="563.720499370232" calcext:value-type="float">
            <text:p>563.7204993702</text:p>
          </table:table-cell>
          <table:table-cell office:value-type="float" office:value="572.203767192454" calcext:value-type="float">
            <text:p>572.2037671925</text:p>
          </table:table-cell>
          <table:table-cell office:value-type="float" office:value="558.007690606179" calcext:value-type="float">
            <text:p>558.0076906062</text:p>
          </table:table-cell>
          <table:table-cell office:value-type="float" office:value="551.608997765168" calcext:value-type="float">
            <text:p>551.6089977652</text:p>
          </table:table-cell>
          <table:table-cell office:value-type="float" office:value="554.855390676758" calcext:value-type="float">
            <text:p>554.8553906768</text:p>
          </table:table-cell>
          <table:table-cell office:value-type="float" office:value="555.061717765793" calcext:value-type="float">
            <text:p>555.0617177658</text:p>
          </table:table-cell>
          <table:table-cell office:value-type="float" office:value="551.491520252279" calcext:value-type="float">
            <text:p>551.4915202523</text:p>
          </table:table-cell>
          <table:table-cell office:value-type="float" office:value="555.884738677619" calcext:value-type="float">
            <text:p>555.8847386776</text:p>
          </table:table-cell>
          <table:table-cell office:value-type="float" office:value="549.531605721613" calcext:value-type="float">
            <text:p>549.5316057216</text:p>
          </table:table-cell>
          <table:table-cell office:value-type="float" office:value="550.858644478392" calcext:value-type="float">
            <text:p>550.8586444784</text:p>
          </table:table-cell>
          <table:table-cell office:value-type="float" office:value="547.086465939101" calcext:value-type="float">
            <text:p>547.0864659391</text:p>
          </table:table-cell>
          <table:table-cell office:value-type="float" office:value="559.34167245671" calcext:value-type="float">
            <text:p>559.3416724567</text:p>
          </table:table-cell>
          <table:table-cell office:value-type="float" office:value="548.956111697224" calcext:value-type="float">
            <text:p>548.9561116972</text:p>
          </table:table-cell>
          <table:table-cell office:value-type="float" office:value="577.09030322637" calcext:value-type="float">
            <text:p>577.0903032264</text:p>
          </table:table-cell>
          <table:table-cell office:value-type="float" office:value="552.639098544991" calcext:value-type="float">
            <text:p>552.639098545</text:p>
          </table:table-cell>
          <table:table-cell office:value-type="float" office:value="555.863037411139" calcext:value-type="float">
            <text:p>555.8630374111</text:p>
          </table:table-cell>
          <table:table-cell office:value-type="float" office:value="550.752538177101" calcext:value-type="float">
            <text:p>550.7525381771</text:p>
          </table:table-cell>
          <table:table-cell office:value-type="float" office:value="560.871068473934" calcext:value-type="float">
            <text:p>560.8710684739</text:p>
          </table:table-cell>
          <table:table-cell office:value-type="float" office:value="541.972742835909" calcext:value-type="float">
            <text:p>541.9727428359</text:p>
          </table:table-cell>
          <table:table-cell office:value-type="float" office:value="565.536952293928" calcext:value-type="float">
            <text:p>565.5369522939</text:p>
          </table:table-cell>
          <table:table-cell office:value-type="float" office:value="552.534764861537" calcext:value-type="float">
            <text:p>552.5347648615</text:p>
          </table:table-cell>
          <table:table-cell office:value-type="float" office:value="576.249304682468" calcext:value-type="float">
            <text:p>576.2493046825</text:p>
          </table:table-cell>
          <table:table-cell office:value-type="float" office:value="562.345241924699" calcext:value-type="float">
            <text:p>562.3452419247</text:p>
          </table:table-cell>
          <table:table-cell office:value-type="float" office:value="549.926102567289" calcext:value-type="float">
            <text:p>549.9261025673</text:p>
          </table:table-cell>
          <table:table-cell office:value-type="float" office:value="550.188039726404" calcext:value-type="float">
            <text:p>550.1880397264</text:p>
          </table:table-cell>
          <table:table-cell office:value-type="float" office:value="554.085491101168" calcext:value-type="float">
            <text:p>554.0854911012</text:p>
          </table:table-cell>
          <table:table-cell office:value-type="float" office:value="552.964727176387" calcext:value-type="float">
            <text:p>552.9647271764</text:p>
          </table:table-cell>
          <table:table-cell office:value-type="float" office:value="561.278309895388" calcext:value-type="float">
            <text:p>561.2783098954</text:p>
          </table:table-cell>
          <table:table-cell table:number-columns-repeated="2"/>
        </table:table-row>
        <table:table-row table:style-name="ro1">
          <table:table-cell office:value-type="float" office:value="561.110524626027" calcext:value-type="float">
            <text:p>561.110524626</text:p>
          </table:table-cell>
          <table:table-cell office:value-type="float" office:value="543.251971084624" calcext:value-type="float">
            <text:p>543.2519710846</text:p>
          </table:table-cell>
          <table:table-cell office:value-type="float" office:value="566.18030578736" calcext:value-type="float">
            <text:p>566.1803057874</text:p>
          </table:table-cell>
          <table:table-cell office:value-type="float" office:value="571.744951828586" calcext:value-type="float">
            <text:p>571.7449518286</text:p>
          </table:table-cell>
          <table:table-cell office:value-type="float" office:value="559.609148828305" calcext:value-type="float">
            <text:p>559.6091488283</text:p>
          </table:table-cell>
          <table:table-cell office:value-type="float" office:value="553.563924253037" calcext:value-type="float">
            <text:p>553.563924253</text:p>
          </table:table-cell>
          <table:table-cell office:value-type="float" office:value="559.792314921885" calcext:value-type="float">
            <text:p>559.7923149219</text:p>
          </table:table-cell>
          <table:table-cell office:value-type="float" office:value="557.302184589467" calcext:value-type="float">
            <text:p>557.3021845895</text:p>
          </table:table-cell>
          <table:table-cell office:value-type="float" office:value="550.256613565363" calcext:value-type="float">
            <text:p>550.2566135654</text:p>
          </table:table-cell>
          <table:table-cell office:value-type="float" office:value="556.1110437794" calcext:value-type="float">
            <text:p>556.1110437794</text:p>
          </table:table-cell>
          <table:table-cell office:value-type="float" office:value="549.280580256451" calcext:value-type="float">
            <text:p>549.2805802565</text:p>
          </table:table-cell>
          <table:table-cell office:value-type="float" office:value="557.652935191717" calcext:value-type="float">
            <text:p>557.6529351917</text:p>
          </table:table-cell>
          <table:table-cell office:value-type="float" office:value="552.732717724862" calcext:value-type="float">
            <text:p>552.7327177249</text:p>
          </table:table-cell>
          <table:table-cell office:value-type="float" office:value="563.031164638069" calcext:value-type="float">
            <text:p>563.0311646381</text:p>
          </table:table-cell>
          <table:table-cell office:value-type="float" office:value="548.324490722713" calcext:value-type="float">
            <text:p>548.3244907227</text:p>
          </table:table-cell>
          <table:table-cell office:value-type="float" office:value="577.09030322637" calcext:value-type="float">
            <text:p>577.0903032264</text:p>
          </table:table-cell>
          <table:table-cell office:value-type="float" office:value="558.360273511791" calcext:value-type="float">
            <text:p>558.3602735118</text:p>
          </table:table-cell>
          <table:table-cell office:value-type="float" office:value="552.490919164936" calcext:value-type="float">
            <text:p>552.4909191649</text:p>
          </table:table-cell>
          <table:table-cell office:value-type="float" office:value="550.801347551661" calcext:value-type="float">
            <text:p>550.8013475517</text:p>
          </table:table-cell>
          <table:table-cell office:value-type="float" office:value="564.498096420568" calcext:value-type="float">
            <text:p>564.4980964206</text:p>
          </table:table-cell>
          <table:table-cell office:value-type="float" office:value="545.609832156914" calcext:value-type="float">
            <text:p>545.6098321569</text:p>
          </table:table-cell>
          <table:table-cell office:value-type="float" office:value="570.242018529577" calcext:value-type="float">
            <text:p>570.2420185296</text:p>
          </table:table-cell>
          <table:table-cell office:value-type="float" office:value="554.786530256359" calcext:value-type="float">
            <text:p>554.7865302564</text:p>
          </table:table-cell>
          <table:table-cell office:value-type="float" office:value="576.056400505981" calcext:value-type="float">
            <text:p>576.056400506</text:p>
          </table:table-cell>
          <table:table-cell office:value-type="float" office:value="561.314242752832" calcext:value-type="float">
            <text:p>561.3142427528</text:p>
          </table:table-cell>
          <table:table-cell office:value-type="float" office:value="551.37881364664" calcext:value-type="float">
            <text:p>551.3788136466</text:p>
          </table:table-cell>
          <table:table-cell office:value-type="float" office:value="551.556940123652" calcext:value-type="float">
            <text:p>551.5569401237</text:p>
          </table:table-cell>
          <table:table-cell office:value-type="float" office:value="554.73771794979" calcext:value-type="float">
            <text:p>554.7377179498</text:p>
          </table:table-cell>
          <table:table-cell office:value-type="float" office:value="552.412515582184" calcext:value-type="float">
            <text:p>552.4125155822</text:p>
          </table:table-cell>
          <table:table-cell office:value-type="float" office:value="561.110524626027" calcext:value-type="float">
            <text:p>561.110524626</text:p>
          </table:table-cell>
          <table:table-cell table:number-columns-repeated="2"/>
        </table:table-row>
        <table:table-row table:style-name="ro1">
          <table:table-cell office:value-type="float" office:value="559.599678325864" calcext:value-type="float">
            <text:p>559.5996783259</text:p>
          </table:table-cell>
          <table:table-cell office:value-type="float" office:value="547.388518981733" calcext:value-type="float">
            <text:p>547.3885189817</text:p>
          </table:table-cell>
          <table:table-cell office:value-type="float" office:value="566.949372175783" calcext:value-type="float">
            <text:p>566.9493721758</text:p>
          </table:table-cell>
          <table:table-cell office:value-type="float" office:value="571.776249365237" calcext:value-type="float">
            <text:p>571.7762493652</text:p>
          </table:table-cell>
          <table:table-cell office:value-type="float" office:value="560.340852671524" calcext:value-type="float">
            <text:p>560.3408526715</text:p>
          </table:table-cell>
          <table:table-cell office:value-type="float" office:value="553.919014670355" calcext:value-type="float">
            <text:p>553.9190146704</text:p>
          </table:table-cell>
          <table:table-cell office:value-type="float" office:value="562.422125250472" calcext:value-type="float">
            <text:p>562.4221252505</text:p>
          </table:table-cell>
          <table:table-cell office:value-type="float" office:value="556.699189268601" calcext:value-type="float">
            <text:p>556.6991892686</text:p>
          </table:table-cell>
          <table:table-cell office:value-type="float" office:value="551.995426588497" calcext:value-type="float">
            <text:p>551.9954265885</text:p>
          </table:table-cell>
          <table:table-cell office:value-type="float" office:value="556.525906365515" calcext:value-type="float">
            <text:p>556.5259063655</text:p>
          </table:table-cell>
          <table:table-cell office:value-type="float" office:value="549.016374236137" calcext:value-type="float">
            <text:p>549.0163742361</text:p>
          </table:table-cell>
          <table:table-cell office:value-type="float" office:value="562.979804464613" calcext:value-type="float">
            <text:p>562.9798044646</text:p>
          </table:table-cell>
          <table:table-cell office:value-type="float" office:value="552.4859538624" calcext:value-type="float">
            <text:p>552.4859538624</text:p>
          </table:table-cell>
          <table:table-cell office:value-type="float" office:value="560.65777836309" calcext:value-type="float">
            <text:p>560.6577783631</text:p>
          </table:table-cell>
          <table:table-cell office:value-type="float" office:value="552.98289870054" calcext:value-type="float">
            <text:p>552.9828987005</text:p>
          </table:table-cell>
          <table:table-cell office:value-type="float" office:value="576.749510907141" calcext:value-type="float">
            <text:p>576.7495109071</text:p>
          </table:table-cell>
          <table:table-cell office:value-type="float" office:value="564.875620596242" calcext:value-type="float">
            <text:p>564.8756205962</text:p>
          </table:table-cell>
          <table:table-cell office:value-type="float" office:value="553.636556880655" calcext:value-type="float">
            <text:p>553.6365568807</text:p>
          </table:table-cell>
          <table:table-cell office:value-type="float" office:value="551.271466934807" calcext:value-type="float">
            <text:p>551.2714669348</text:p>
          </table:table-cell>
          <table:table-cell office:value-type="float" office:value="564.700772421176" calcext:value-type="float">
            <text:p>564.7007724212</text:p>
          </table:table-cell>
          <table:table-cell office:value-type="float" office:value="545.793213661073" calcext:value-type="float">
            <text:p>545.7932136611</text:p>
          </table:table-cell>
          <table:table-cell office:value-type="float" office:value="570.204386150456" calcext:value-type="float">
            <text:p>570.2043861505</text:p>
          </table:table-cell>
          <table:table-cell office:value-type="float" office:value="554.760674796606" calcext:value-type="float">
            <text:p>554.7606747966</text:p>
          </table:table-cell>
          <table:table-cell office:value-type="float" office:value="576.896734745337" calcext:value-type="float">
            <text:p>576.8967347453</text:p>
          </table:table-cell>
          <table:table-cell office:value-type="float" office:value="568.451192825433" calcext:value-type="float">
            <text:p>568.4511928254</text:p>
          </table:table-cell>
          <table:table-cell office:value-type="float" office:value="553.129915221249" calcext:value-type="float">
            <text:p>553.1299152212</text:p>
          </table:table-cell>
          <table:table-cell office:value-type="float" office:value="548.163918505514" calcext:value-type="float">
            <text:p>548.1639185055</text:p>
          </table:table-cell>
          <table:table-cell office:value-type="float" office:value="554.477009892852" calcext:value-type="float">
            <text:p>554.4770098929</text:p>
          </table:table-cell>
          <table:table-cell office:value-type="float" office:value="551.607127243579" calcext:value-type="float">
            <text:p>551.6071272436</text:p>
          </table:table-cell>
          <table:table-cell office:value-type="float" office:value="559.599678325864" calcext:value-type="float">
            <text:p>559.5996783259</text:p>
          </table:table-cell>
          <table:table-cell table:number-columns-repeated="2"/>
        </table:table-row>
        <table:table-row table:style-name="ro1">
          <table:table-cell office:value-type="float" office:value="560.465646105427" calcext:value-type="float">
            <text:p>560.4656461054</text:p>
          </table:table-cell>
          <table:table-cell office:value-type="float" office:value="548.321305880834" calcext:value-type="float">
            <text:p>548.3213058808</text:p>
          </table:table-cell>
          <table:table-cell office:value-type="float" office:value="565.991942730711" calcext:value-type="float">
            <text:p>565.9919427307</text:p>
          </table:table-cell>
          <table:table-cell office:value-type="float" office:value="576.440634806417" calcext:value-type="float">
            <text:p>576.4406348064</text:p>
          </table:table-cell>
          <table:table-cell office:value-type="float" office:value="560.81300694718" calcext:value-type="float">
            <text:p>560.8130069472</text:p>
          </table:table-cell>
          <table:table-cell office:value-type="float" office:value="551.661674726842" calcext:value-type="float">
            <text:p>551.6616747268</text:p>
          </table:table-cell>
          <table:table-cell office:value-type="float" office:value="562.284016284549" calcext:value-type="float">
            <text:p>562.2840162845</text:p>
          </table:table-cell>
          <table:table-cell office:value-type="float" office:value="556.998660783003" calcext:value-type="float">
            <text:p>556.998660783</text:p>
          </table:table-cell>
          <table:table-cell office:value-type="float" office:value="551.481073430979" calcext:value-type="float">
            <text:p>551.481073431</text:p>
          </table:table-cell>
          <table:table-cell office:value-type="float" office:value="555.572645004809" calcext:value-type="float">
            <text:p>555.5726450048</text:p>
          </table:table-cell>
          <table:table-cell office:value-type="float" office:value="548.906651168111" calcext:value-type="float">
            <text:p>548.9066511681</text:p>
          </table:table-cell>
          <table:table-cell office:value-type="float" office:value="564.507915020333" calcext:value-type="float">
            <text:p>564.5079150203</text:p>
          </table:table-cell>
          <table:table-cell office:value-type="float" office:value="552.4859538624" calcext:value-type="float">
            <text:p>552.4859538624</text:p>
          </table:table-cell>
          <table:table-cell office:value-type="float" office:value="562.216947148873" calcext:value-type="float">
            <text:p>562.2169471489</text:p>
          </table:table-cell>
          <table:table-cell office:value-type="float" office:value="557.506668444841" calcext:value-type="float">
            <text:p>557.5066684448</text:p>
          </table:table-cell>
          <table:table-cell office:value-type="float" office:value="578.518497298329" calcext:value-type="float">
            <text:p>578.5184972983</text:p>
          </table:table-cell>
          <table:table-cell office:value-type="float" office:value="564.639498934155" calcext:value-type="float">
            <text:p>564.6394989342</text:p>
          </table:table-cell>
          <table:table-cell office:value-type="float" office:value="558.643134993235" calcext:value-type="float">
            <text:p>558.6431349932</text:p>
          </table:table-cell>
          <table:table-cell office:value-type="float" office:value="551.222428187905" calcext:value-type="float">
            <text:p>551.2224281879</text:p>
          </table:table-cell>
          <table:table-cell office:value-type="float" office:value="569.296952446263" calcext:value-type="float">
            <text:p>569.2969524463</text:p>
          </table:table-cell>
          <table:table-cell office:value-type="float" office:value="549.14543159025" calcext:value-type="float">
            <text:p>549.1454315903</text:p>
          </table:table-cell>
          <table:table-cell office:value-type="float" office:value="569.39859505795" calcext:value-type="float">
            <text:p>569.398595058</text:p>
          </table:table-cell>
          <table:table-cell office:value-type="float" office:value="557.163329860654" calcext:value-type="float">
            <text:p>557.1633298607</text:p>
          </table:table-cell>
          <table:table-cell office:value-type="float" office:value="578.786991633427" calcext:value-type="float">
            <text:p>578.7869916334</text:p>
          </table:table-cell>
          <table:table-cell office:value-type="float" office:value="572.646607305721" calcext:value-type="float">
            <text:p>572.6466073057</text:p>
          </table:table-cell>
          <table:table-cell office:value-type="float" office:value="553.572867074231" calcext:value-type="float">
            <text:p>553.5728670742</text:p>
          </table:table-cell>
          <table:table-cell office:value-type="float" office:value="553.55972733566" calcext:value-type="float">
            <text:p>553.5597273357</text:p>
          </table:table-cell>
          <table:table-cell office:value-type="float" office:value="554.427639672402" calcext:value-type="float">
            <text:p>554.4276396724</text:p>
          </table:table-cell>
          <table:table-cell office:value-type="float" office:value="552.574029036668" calcext:value-type="float">
            <text:p>552.5740290367</text:p>
          </table:table-cell>
          <table:table-cell office:value-type="float" office:value="560.465646105427" calcext:value-type="float">
            <text:p>560.4656461054</text:p>
          </table:table-cell>
          <table:table-cell table:number-columns-repeated="2"/>
        </table:table-row>
        <table:table-row table:style-name="ro1">
          <table:table-cell office:value-type="float" office:value="552.444098584071" calcext:value-type="float">
            <text:p>552.4440985841</text:p>
          </table:table-cell>
          <table:table-cell office:value-type="float" office:value="549.154388331475" calcext:value-type="float">
            <text:p>549.1543883315</text:p>
          </table:table-cell>
          <table:table-cell office:value-type="float" office:value="0" calcext:value-type="float">
            <text:p>0</text:p>
          </table:table-cell>
          <table:table-cell office:value-type="float" office:value="576.487392257513" calcext:value-type="float">
            <text:p>576.4873922575</text:p>
          </table:table-cell>
          <table:table-cell office:value-type="float" office:value="561.065294011547" calcext:value-type="float">
            <text:p>561.0652940115</text:p>
          </table:table-cell>
          <table:table-cell office:value-type="float" office:value="555.160735799094" calcext:value-type="float">
            <text:p>555.1607357991</text:p>
          </table:table-cell>
          <table:table-cell office:value-type="float" office:value="562.17496268002" calcext:value-type="float">
            <text:p>562.17496268</text:p>
          </table:table-cell>
          <table:table-cell office:value-type="float" office:value="0" calcext:value-type="float">
            <text:p>0</text:p>
          </table:table-cell>
          <table:table-cell office:value-type="float" office:value="556.586759311429" calcext:value-type="float">
            <text:p>556.5867593114</text:p>
          </table:table-cell>
          <table:table-cell office:value-type="float" office:value="555.353313793966" calcext:value-type="float">
            <text:p>555.353313794</text:p>
          </table:table-cell>
          <table:table-cell office:value-type="float" office:value="551.64114505054" calcext:value-type="float">
            <text:p>551.6411450505</text:p>
          </table:table-cell>
          <table:table-cell office:value-type="float" office:value="565.571228498984" calcext:value-type="float">
            <text:p>565.571228499</text:p>
          </table:table-cell>
          <table:table-cell office:value-type="float" office:value="0" calcext:value-type="float">
            <text:p>0</text:p>
          </table:table-cell>
          <table:table-cell office:value-type="float" office:value="562.273713719329" calcext:value-type="float">
            <text:p>562.2737137193</text:p>
          </table:table-cell>
          <table:table-cell office:value-type="float" office:value="560.649445596411" calcext:value-type="float">
            <text:p>560.6494455964</text:p>
          </table:table-cell>
          <table:table-cell office:value-type="float" office:value="578.758630032045" calcext:value-type="float">
            <text:p>578.758630032</text:p>
          </table:table-cell>
          <table:table-cell office:value-type="float" office:value="564.587508732196" calcext:value-type="float">
            <text:p>564.5875087322</text:p>
          </table:table-cell>
          <table:table-cell office:value-type="float" office:value="558.528406050236" calcext:value-type="float">
            <text:p>558.5284060502</text:p>
          </table:table-cell>
          <table:table-cell office:value-type="float" office:value="0" calcext:value-type="float">
            <text:p>0</text:p>
          </table:table-cell>
          <table:table-cell office:value-type="float" office:value="565.218995562777" calcext:value-type="float">
            <text:p>565.2189955628</text:p>
          </table:table-cell>
          <table:table-cell office:value-type="float" office:value="549.702259294526" calcext:value-type="float">
            <text:p>549.7022592945</text:p>
          </table:table-cell>
          <table:table-cell office:value-type="float" office:value="569.339869244144" calcext:value-type="float">
            <text:p>569.3398692441</text:p>
          </table:table-cell>
          <table:table-cell office:value-type="float" office:value="557.460719843328" calcext:value-type="float">
            <text:p>557.4607198433</text:p>
          </table:table-cell>
          <table:table-cell office:value-type="float" office:value="0" calcext:value-type="float">
            <text:p>0</text:p>
          </table:table-cell>
          <table:table-cell office:value-type="float" office:value="572.464034783966" calcext:value-type="float">
            <text:p>572.464034784</text:p>
          </table:table-cell>
          <table:table-cell office:value-type="float" office:value="553.518169504486" calcext:value-type="float">
            <text:p>553.5181695045</text:p>
          </table:table-cell>
          <table:table-cell office:value-type="float" office:value="0" calcext:value-type="float">
            <text:p>0</text:p>
          </table:table-cell>
          <table:table-cell office:value-type="float" office:value="558.647224982238" calcext:value-type="float">
            <text:p>558.6472249822</text:p>
          </table:table-cell>
          <table:table-cell office:value-type="float" office:value="552.444098584071" calcext:value-type="float">
            <text:p>552.44409858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.022963965951" calcext:value-type="float">
            <text:p>555.022963966</text:p>
          </table:table-cell>
          <table:table-cell office:value-type="float" office:value="549.03930673856" calcext:value-type="float">
            <text:p>549.0393067386</text:p>
          </table:table-cell>
          <table:table-cell office:value-type="float" office:value="0" calcext:value-type="float">
            <text:p>0</text:p>
          </table:table-cell>
          <table:table-cell office:value-type="float" office:value="576.451378712062" calcext:value-type="float">
            <text:p>576.4513787121</text:p>
          </table:table-cell>
          <table:table-cell office:value-type="float" office:value="561.743089225775" calcext:value-type="float">
            <text:p>561.7430892258</text:p>
          </table:table-cell>
          <table:table-cell office:value-type="float" office:value="555.911084228258" calcext:value-type="float">
            <text:p>555.9110842283</text:p>
          </table:table-cell>
          <table:table-cell office:value-type="float" office:value="566.572983339194" calcext:value-type="float">
            <text:p>566.5729833392</text:p>
          </table:table-cell>
          <table:table-cell office:value-type="float" office:value="0" calcext:value-type="float">
            <text:p>0</text:p>
          </table:table-cell>
          <table:table-cell office:value-type="float" office:value="561.811545431097" calcext:value-type="float">
            <text:p>561.8115454311</text:p>
          </table:table-cell>
          <table:table-cell office:value-type="float" office:value="555.694754088849" calcext:value-type="float">
            <text:p>555.6947540888</text:p>
          </table:table-cell>
          <table:table-cell office:value-type="float" office:value="552.399394060983" calcext:value-type="float">
            <text:p>552.399394061</text:p>
          </table:table-cell>
          <table:table-cell office:value-type="float" office:value="565.571228498984" calcext:value-type="float">
            <text:p>565.571228499</text:p>
          </table:table-cell>
          <table:table-cell office:value-type="float" office:value="0" calcext:value-type="float">
            <text:p>0</text:p>
          </table:table-cell>
          <table:table-cell office:value-type="float" office:value="562.024401799181" calcext:value-type="float">
            <text:p>562.0244017992</text:p>
          </table:table-cell>
          <table:table-cell office:value-type="float" office:value="560.652372349857" calcext:value-type="float">
            <text:p>560.6523723499</text:p>
          </table:table-cell>
          <table:table-cell office:value-type="float" office:value="578.356091190325" calcext:value-type="float">
            <text:p>578.3560911903</text:p>
          </table:table-cell>
          <table:table-cell office:value-type="float" office:value="565.260721583877" calcext:value-type="float">
            <text:p>565.2607215839</text:p>
          </table:table-cell>
          <table:table-cell office:value-type="float" office:value="558.593224812204" calcext:value-type="float">
            <text:p>558.5932248122</text:p>
          </table:table-cell>
          <table:table-cell office:value-type="float" office:value="0" calcext:value-type="float">
            <text:p>0</text:p>
          </table:table-cell>
          <table:table-cell office:value-type="float" office:value="565.219497611484" calcext:value-type="float">
            <text:p>565.2194976115</text:p>
          </table:table-cell>
          <table:table-cell office:value-type="float" office:value="551.871558373627" calcext:value-type="float">
            <text:p>551.8715583736</text:p>
          </table:table-cell>
          <table:table-cell office:value-type="float" office:value="569.341056870211" calcext:value-type="float">
            <text:p>569.3410568702</text:p>
          </table:table-cell>
          <table:table-cell office:value-type="float" office:value="557.228846248008" calcext:value-type="float">
            <text:p>557.228846248</text:p>
          </table:table-cell>
          <table:table-cell office:value-type="float" office:value="0" calcext:value-type="float">
            <text:p>0</text:p>
          </table:table-cell>
          <table:table-cell office:value-type="float" office:value="569.852472494159" calcext:value-type="float">
            <text:p>569.8524724942</text:p>
          </table:table-cell>
          <table:table-cell office:value-type="float" office:value="553.522516162926" calcext:value-type="float">
            <text:p>553.5225161629</text:p>
          </table:table-cell>
          <table:table-cell office:value-type="float" office:value="0" calcext:value-type="float">
            <text:p>0</text:p>
          </table:table-cell>
          <table:table-cell office:value-type="float" office:value="558.694044765099" calcext:value-type="float">
            <text:p>558.6940447651</text:p>
          </table:table-cell>
          <table:table-cell office:value-type="float" office:value="555.022963965951" calcext:value-type="float">
            <text:p>555.0229639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.796442873301" calcext:value-type="float">
            <text:p>561.7964428733</text:p>
          </table:table-cell>
          <table:table-cell office:value-type="float" office:value="550.629680310455" calcext:value-type="float">
            <text:p>550.6296803105</text:p>
          </table:table-cell>
          <table:table-cell office:value-type="float" office:value="0" calcext:value-type="float">
            <text:p>0</text:p>
          </table:table-cell>
          <table:table-cell office:value-type="float" office:value="576.649950470343" calcext:value-type="float">
            <text:p>576.6499504703</text:p>
          </table:table-cell>
          <table:table-cell office:value-type="float" office:value="562.019507213789" calcext:value-type="float">
            <text:p>562.0195072138</text:p>
          </table:table-cell>
          <table:table-cell office:value-type="float" office:value="558.698360633781" calcext:value-type="float">
            <text:p>558.6983606338</text:p>
          </table:table-cell>
          <table:table-cell office:value-type="float" office:value="566.542754915194" calcext:value-type="float">
            <text:p>566.5427549152</text:p>
          </table:table-cell>
          <table:table-cell office:value-type="float" office:value="0" calcext:value-type="float">
            <text:p>0</text:p>
          </table:table-cell>
          <table:table-cell office:value-type="float" office:value="566.848149865606" calcext:value-type="float">
            <text:p>566.8481498656</text:p>
          </table:table-cell>
          <table:table-cell office:value-type="float" office:value="555.37984830963" calcext:value-type="float">
            <text:p>555.3798483096</text:p>
          </table:table-cell>
          <table:table-cell office:value-type="float" office:value="554.115143139839" calcext:value-type="float">
            <text:p>554.1151431398</text:p>
          </table:table-cell>
          <table:table-cell office:value-type="float" office:value="565.958239866407" calcext:value-type="float">
            <text:p>565.9582398664</text:p>
          </table:table-cell>
          <table:table-cell office:value-type="float" office:value="0" calcext:value-type="float">
            <text:p>0</text:p>
          </table:table-cell>
          <table:table-cell office:value-type="float" office:value="562.527755239455" calcext:value-type="float">
            <text:p>562.5277552395</text:p>
          </table:table-cell>
          <table:table-cell office:value-type="float" office:value="560.697174781108" calcext:value-type="float">
            <text:p>560.6971747811</text:p>
          </table:table-cell>
          <table:table-cell office:value-type="float" office:value="580.700176676475" calcext:value-type="float">
            <text:p>580.7001766765</text:p>
          </table:table-cell>
          <table:table-cell office:value-type="float" office:value="564.946040380938" calcext:value-type="float">
            <text:p>564.9460403809</text:p>
          </table:table-cell>
          <table:table-cell office:value-type="float" office:value="562.871420586378" calcext:value-type="float">
            <text:p>562.8714205864</text:p>
          </table:table-cell>
          <table:table-cell office:value-type="float" office:value="0" calcext:value-type="float">
            <text:p>0</text:p>
          </table:table-cell>
          <table:table-cell office:value-type="float" office:value="565.319100478776" calcext:value-type="float">
            <text:p>565.3191004788</text:p>
          </table:table-cell>
          <table:table-cell office:value-type="float" office:value="550.039937633508" calcext:value-type="float">
            <text:p>550.0399376335</text:p>
          </table:table-cell>
          <table:table-cell office:value-type="float" office:value="572.664503399835" calcext:value-type="float">
            <text:p>572.6645033998</text:p>
          </table:table-cell>
          <table:table-cell office:value-type="float" office:value="557.123467917803" calcext:value-type="float">
            <text:p>557.1234679178</text:p>
          </table:table-cell>
          <table:table-cell office:value-type="float" office:value="0" calcext:value-type="float">
            <text:p>0</text:p>
          </table:table-cell>
          <table:table-cell office:value-type="float" office:value="569.847432480345" calcext:value-type="float">
            <text:p>569.8474324803</text:p>
          </table:table-cell>
          <table:table-cell office:value-type="float" office:value="557.099734450038" calcext:value-type="float">
            <text:p>557.09973445</text:p>
          </table:table-cell>
          <table:table-cell office:value-type="float" office:value="0" calcext:value-type="float">
            <text:p>0</text:p>
          </table:table-cell>
          <table:table-cell office:value-type="float" office:value="559.729798062494" calcext:value-type="float">
            <text:p>559.7297980625</text:p>
          </table:table-cell>
          <table:table-cell office:value-type="float" office:value="561.796442873301" calcext:value-type="float">
            <text:p>561.79644287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.270012863913" calcext:value-type="float">
            <text:p>568.2700128639</text:p>
          </table:table-cell>
          <table:table-cell office:value-type="float" office:value="551.028966787581" calcext:value-type="float">
            <text:p>551.0289667876</text:p>
          </table:table-cell>
          <table:table-cell office:value-type="float" office:value="0" calcext:value-type="float">
            <text:p>0</text:p>
          </table:table-cell>
          <table:table-cell office:value-type="float" office:value="576.889094251318" calcext:value-type="float">
            <text:p>576.8890942513</text:p>
          </table:table-cell>
          <table:table-cell office:value-type="float" office:value="562.245875094329" calcext:value-type="float">
            <text:p>562.2458750943</text:p>
          </table:table-cell>
          <table:table-cell office:value-type="float" office:value="564.872949543715" calcext:value-type="float">
            <text:p>564.8729495437</text:p>
          </table:table-cell>
          <table:table-cell office:value-type="float" office:value="566.399117004207" calcext:value-type="float">
            <text:p>566.3991170042</text:p>
          </table:table-cell>
          <table:table-cell office:value-type="float" office:value="0" calcext:value-type="float">
            <text:p>0</text:p>
          </table:table-cell>
          <table:table-cell office:value-type="float" office:value="567.402413872403" calcext:value-type="float">
            <text:p>567.4024138724</text:p>
          </table:table-cell>
          <table:table-cell office:value-type="float" office:value="555.037321077606" calcext:value-type="float">
            <text:p>555.0373210776</text:p>
          </table:table-cell>
          <table:table-cell office:value-type="float" office:value="554.115143139839" calcext:value-type="float">
            <text:p>554.1151431398</text:p>
          </table:table-cell>
          <table:table-cell office:value-type="float" office:value="565.935186268115" calcext:value-type="float">
            <text:p>565.9351862681</text:p>
          </table:table-cell>
          <table:table-cell office:value-type="float" office:value="0" calcext:value-type="float">
            <text:p>0</text:p>
          </table:table-cell>
          <table:table-cell office:value-type="float" office:value="566.815250282547" calcext:value-type="float">
            <text:p>566.8152502825</text:p>
          </table:table-cell>
          <table:table-cell office:value-type="float" office:value="561.082718616461" calcext:value-type="float">
            <text:p>561.0827186165</text:p>
          </table:table-cell>
          <table:table-cell office:value-type="float" office:value="584.343035134232" calcext:value-type="float">
            <text:p>584.3430351342</text:p>
          </table:table-cell>
          <table:table-cell office:value-type="float" office:value="564.812027202866" calcext:value-type="float">
            <text:p>564.8120272029</text:p>
          </table:table-cell>
          <table:table-cell office:value-type="float" office:value="562.782140257679" calcext:value-type="float">
            <text:p>562.7821402577</text:p>
          </table:table-cell>
          <table:table-cell office:value-type="float" office:value="0" calcext:value-type="float">
            <text:p>0</text:p>
          </table:table-cell>
          <table:table-cell office:value-type="float" office:value="560.826631381644" calcext:value-type="float">
            <text:p>560.8266313816</text:p>
          </table:table-cell>
          <table:table-cell office:value-type="float" office:value="550.070327367518" calcext:value-type="float">
            <text:p>550.0703273675</text:p>
          </table:table-cell>
          <table:table-cell office:value-type="float" office:value="572.662475197602" calcext:value-type="float">
            <text:p>572.6624751976</text:p>
          </table:table-cell>
          <table:table-cell office:value-type="float" office:value="557.177572725565" calcext:value-type="float">
            <text:p>557.1775727256</text:p>
          </table:table-cell>
          <table:table-cell office:value-type="float" office:value="0" calcext:value-type="float">
            <text:p>0</text:p>
          </table:table-cell>
          <table:table-cell office:value-type="float" office:value="570.281193859906" calcext:value-type="float">
            <text:p>570.2811938599</text:p>
          </table:table-cell>
          <table:table-cell office:value-type="float" office:value="561.497255289526" calcext:value-type="float">
            <text:p>561.4972552895</text:p>
          </table:table-cell>
          <table:table-cell office:value-type="float" office:value="0" calcext:value-type="float">
            <text:p>0</text:p>
          </table:table-cell>
          <table:table-cell office:value-type="float" office:value="562.401503068318" calcext:value-type="float">
            <text:p>562.4015030683</text:p>
          </table:table-cell>
          <table:table-cell office:value-type="float" office:value="568.270012863913" calcext:value-type="float">
            <text:p>568.2700128639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A24];[.B24];[.C16];[.D20];[.E20];[.F24];[.G24];[.H16];[.I20];[.J20];[.K20];[.L20];[.M16];[.N20];[.O24];[.P20];[.Q20];[.R24];[.S16];[.T20];[.U20];[.V24];[.W24];[.X16];[.Y20];[.Z20];[.AA16];[.AB24];[.AC20];[.AD16])" office:value-type="float" office:value="563.327082947091" calcext:value-type="float">
            <text:p>563.3270829471</text:p>
          </table:table-cell>
        </table:table-row>
        <table:table-row table:style-name="ro1">
          <table:table-cell office:value-type="float" office:value="562.170100502895" calcext:value-type="float">
            <text:p>562.1701005029</text:p>
          </table:table-cell>
          <table:table-cell office:value-type="float" office:value="552.918960336315" calcext:value-type="float">
            <text:p>552.91896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.345470898427" calcext:value-type="float">
            <text:p>564.3454708984</text:p>
          </table:table-cell>
          <table:table-cell office:value-type="float" office:value="566.342046460058" calcext:value-type="float">
            <text:p>566.34204646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3.191539525366" calcext:value-type="float">
            <text:p>563.191539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.907531726982" calcext:value-type="float">
            <text:p>562.907531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.662536813967" calcext:value-type="float">
            <text:p>572.662536814</text:p>
          </table:table-cell>
          <table:table-cell office:value-type="float" office:value="557.744581438473" calcext:value-type="float">
            <text:p>557.74458143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2.170100502895" calcext:value-type="float">
            <text:p>562.1701005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STDEV([.A24];[.B24];[.C16];[.D20];[.E20];[.F24];[.G24];[.H16];[.I20];[.J20];[.K20];[.L20];[.M16];[.N20];[.O24];[.P20];[.Q20];[.R24];[.S16];[.T20];[.U20];[.V24];[.W24];[.X16];[.Y20];[.Z20];[.AA16];[.AB24];[.AC20];[.AD16])" office:value-type="float" office:value="8.2079337183522" calcext:value-type="float">
            <text:p>8.2079337184</text:p>
          </table:table-cell>
        </table:table-row>
        <table:table-row table:style-name="ro1">
          <table:table-cell office:value-type="float" office:value="562.574310582759" calcext:value-type="float">
            <text:p>562.5743105828</text:p>
          </table:table-cell>
          <table:table-cell office:value-type="float" office:value="553.634151326309" calcext:value-type="float">
            <text:p>553.6341513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.589957946412" calcext:value-type="float">
            <text:p>565.5899579464</text:p>
          </table:table-cell>
          <table:table-cell office:value-type="float" office:value="566.289690411634" calcext:value-type="float">
            <text:p>566.28969041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3.191539525366" calcext:value-type="float">
            <text:p>563.191539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.991571712942" calcext:value-type="float">
            <text:p>562.9915717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.662423997622" calcext:value-type="float">
            <text:p>572.6624239976</text:p>
          </table:table-cell>
          <table:table-cell office:value-type="float" office:value="557.709995568488" calcext:value-type="float">
            <text:p>557.70999556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2.574310582759" calcext:value-type="float">
            <text:p>562.57431058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.628793045763" calcext:value-type="float">
            <text:p>562.6287930458</text:p>
          </table:table-cell>
          <table:table-cell office:value-type="float" office:value="553.976090632935" calcext:value-type="float">
            <text:p>553.9760906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.87242933003" calcext:value-type="float">
            <text:p>566.87242933</text:p>
          </table:table-cell>
          <table:table-cell office:value-type="float" office:value="566.289780369316" calcext:value-type="float">
            <text:p>566.28978036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3.222886083404" calcext:value-type="float">
            <text:p>563.222886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.991571712942" calcext:value-type="float">
            <text:p>562.9915717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.662427427587" calcext:value-type="float">
            <text:p>572.6624274276</text:p>
          </table:table-cell>
          <table:table-cell office:value-type="float" office:value="557.767668603996" calcext:value-type="float">
            <text:p>557.767668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2.628793045763" calcext:value-type="float">
            <text:p>562.6287930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.713497703326" calcext:value-type="float">
            <text:p>562.7134977033</text:p>
          </table:table-cell>
          <table:table-cell office:value-type="float" office:value="554.386370575662" calcext:value-type="float">
            <text:p>554.3863705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.757970639194" calcext:value-type="float">
            <text:p>566.7579706392</text:p>
          </table:table-cell>
          <table:table-cell office:value-type="float" office:value="567.028394439172" calcext:value-type="float">
            <text:p>567.02839443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3.222886083404" calcext:value-type="float">
            <text:p>563.222886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.6873203863" calcext:value-type="float">
            <text:p>563.6873203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.932953705021" calcext:value-type="float">
            <text:p>572.932953705</text:p>
          </table:table-cell>
          <table:table-cell office:value-type="float" office:value="558.317479453028" calcext:value-type="float">
            <text:p>558.3174794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2.713497703326" calcext:value-type="float">
            <text:p>562.71349770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0:46:44.226053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1:21:12.528331595</meta:creation-date>
    <dc:date>2016-11-23T10:47:19.283149710</dc:date>
    <meta:editing-duration>P3DT48M18S</meta:editing-duration>
    <meta:editing-cycles>4</meta:editing-cycles>
    <meta:generator>LibreOffice/4.2.8.2$Linux_X86_64 LibreOffice_project/420m0$Build-2</meta:generator>
    <meta:document-statistic meta:table-count="12" meta:cell-count="18015" meta:object-count="0"/>
  </office:meta>
</office:document-meta>
</file>